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2" style:family="table">
      <style:table-properties style:width="17.648cm" fo:margin-left="0cm" table:align="left"/>
    </style:style>
    <style:style style:name="Tableau2.A" style:family="table-column">
      <style:table-column-properties style:column-width="0.871cm"/>
    </style:style>
    <style:style style:name="Tableau2.B" style:family="table-column">
      <style:table-column-properties style:column-width="5.188cm"/>
    </style:style>
    <style:style style:name="Tableau2.C" style:family="table-column">
      <style:table-column-properties style:column-width="11.589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C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C2" style:family="table-cell">
      <style:table-cell-properties style:vertical-align="middle" fo:padding="0.049cm" fo:border-left="0.05pt solid #000000" fo:border-right="0.05pt solid #000000" fo:border-top="none" fo:border-bottom="0.05pt solid #000000"/>
    </style:style>
    <style:style style:name="Tableau29" style:family="table">
      <style:table-properties style:width="7.909cm" table:align="left"/>
    </style:style>
    <style:style style:name="Tableau29.A" style:family="table-column">
      <style:table-column-properties style:column-width="4.09cm"/>
    </style:style>
    <style:style style:name="Tableau29.B" style:family="table-column">
      <style:table-column-properties style:column-width="3.819cm"/>
    </style:style>
    <style:style style:name="Tableau29.A1" style:family="table-cell">
      <style:table-cell-properties style:vertical-align="middle" fo:padding="0.049cm" fo:border-left="0.05pt solid #000000" fo:border-right="none" fo:border-top="0.05pt solid #000000" fo:border-bottom="0.05pt solid #000000"/>
    </style:style>
    <style:style style:name="Tableau29.B1" style:family="table-cell">
      <style:table-cell-properties style:vertical-align="middle" fo:padding="0.049cm" fo:border="0.05pt solid #000000"/>
    </style:style>
    <style:style style:name="Tableau29.A2" style:family="table-cell">
      <style:table-cell-properties style:vertical-align="middle" fo:padding="0.049cm" fo:border-left="0.05pt solid #000000" fo:border-right="none" fo:border-top="none" fo:border-bottom="0.05pt solid #000000"/>
    </style:style>
    <style:style style:name="Tableau29.B2" style:family="table-cell">
      <style:table-cell-properties style:vertical-align="middle" fo:padding="0.049cm" fo:border-left="0.05pt solid #000000" fo:border-right="0.05pt solid #000000" fo:border-top="none" fo:border-bottom="0.05pt solid #000000"/>
    </style:style>
    <style:style style:name="Tableau9" style:family="table">
      <style:table-properties style:width="17cm" table:align="left"/>
    </style:style>
    <style:style style:name="Tableau9.A" style:family="table-column">
      <style:table-column-properties style:column-width="2.235cm"/>
    </style:style>
    <style:style style:name="Tableau9.B" style:family="table-column">
      <style:table-column-properties style:column-width="7.348cm"/>
    </style:style>
    <style:style style:name="Tableau9.C" style:family="table-column">
      <style:table-column-properties style:column-width="4.045cm"/>
    </style:style>
    <style:style style:name="Tableau9.D" style:family="table-column">
      <style:table-column-properties style:column-width="3.373cm"/>
    </style:style>
    <style:style style:name="Tableau9.A1" style:family="table-cell">
      <style:table-cell-properties style:vertical-align="middle" fo:padding="0.049cm" fo:border="none"/>
    </style:style>
    <style:style style:name="Tableau10" style:family="table">
      <style:table-properties style:width="6.777cm" table:align="left"/>
    </style:style>
    <style:style style:name="Tableau10.A" style:family="table-column">
      <style:table-column-properties style:column-width="1.946cm"/>
    </style:style>
    <style:style style:name="Tableau10.B" style:family="table-column">
      <style:table-column-properties style:column-width="3.704cm"/>
    </style:style>
    <style:style style:name="Tableau10.C" style:family="table-column">
      <style:table-column-properties style:column-width="1.127cm"/>
    </style:style>
    <style:style style:name="Tableau10.A1" style:family="table-cell">
      <style:table-cell-properties style:vertical-align="middle" fo:padding="0.049cm" fo:border="none"/>
    </style:style>
    <style:style style:name="Tableau11" style:family="table">
      <style:table-properties style:width="27.942cm" table:align="left"/>
    </style:style>
    <style:style style:name="Tableau11.A" style:family="table-column">
      <style:table-column-properties style:column-width="0.847cm"/>
    </style:style>
    <style:style style:name="Tableau11.B" style:family="table-column">
      <style:table-column-properties style:column-width="0.9cm"/>
    </style:style>
    <style:style style:name="Tableau11.C" style:family="table-column">
      <style:table-column-properties style:column-width="0.714cm"/>
    </style:style>
    <style:style style:name="Tableau11.D" style:family="table-column">
      <style:table-column-properties style:column-width="0.291cm"/>
    </style:style>
    <style:style style:name="Tableau11.E" style:family="table-column">
      <style:table-column-properties style:column-width="1.693cm"/>
    </style:style>
    <style:style style:name="Tableau11.F" style:family="table-column">
      <style:table-column-properties style:column-width="0.82cm"/>
    </style:style>
    <style:style style:name="Tableau11.G" style:family="table-column">
      <style:table-column-properties style:column-width="1.376cm"/>
    </style:style>
    <style:style style:name="Tableau11.H" style:family="table-column">
      <style:table-column-properties style:column-width="1.111cm"/>
    </style:style>
    <style:style style:name="Tableau11.J" style:family="table-column">
      <style:table-column-properties style:column-width="1.296cm"/>
    </style:style>
    <style:style style:name="Tableau11.K" style:family="table-column">
      <style:table-column-properties style:column-width="1.402cm"/>
    </style:style>
    <style:style style:name="Tableau11.L" style:family="table-column">
      <style:table-column-properties style:column-width="9.058cm"/>
    </style:style>
    <style:style style:name="Tableau11.M" style:family="table-column">
      <style:table-column-properties style:column-width="3.754cm"/>
    </style:style>
    <style:style style:name="Tableau11.N" style:family="table-column">
      <style:table-column-properties style:column-width="3.568cm"/>
    </style:style>
    <style:style style:name="Tableau11.A1" style:family="table-cell">
      <style:table-cell-properties style:vertical-align="middle" fo:padding="0.049cm" fo:border-left="0.05pt solid #000000" fo:border-right="none" fo:border-top="0.05pt solid #000000" fo:border-bottom="0.05pt solid #000000"/>
    </style:style>
    <style:style style:name="Tableau11.N1" style:family="table-cell">
      <style:table-cell-properties style:vertical-align="middle" fo:padding="0.049cm" fo:border="0.05pt solid #000000"/>
    </style:style>
    <style:style style:name="Tableau11.A2" style:family="table-cell">
      <style:table-cell-properties style:vertical-align="middle" fo:padding="0.049cm" fo:border-left="0.05pt solid #000000" fo:border-right="none" fo:border-top="none" fo:border-bottom="0.05pt solid #000000"/>
    </style:style>
    <style:style style:name="Tableau11.N2"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26.808cm" table:align="left"/>
    </style:style>
    <style:style style:name="Tableau12.A" style:family="table-column">
      <style:table-column-properties style:column-width="1.522cm"/>
    </style:style>
    <style:style style:name="Tableau12.B" style:family="table-column">
      <style:table-column-properties style:column-width="1.057cm"/>
    </style:style>
    <style:style style:name="Tableau12.D" style:family="table-column">
      <style:table-column-properties style:column-width="1.667cm"/>
    </style:style>
    <style:style style:name="Tableau12.E" style:family="table-column">
      <style:table-column-properties style:column-width="1.048cm"/>
    </style:style>
    <style:style style:name="Tableau12.F" style:family="table-column">
      <style:table-column-properties style:column-width="1.326cm"/>
    </style:style>
    <style:style style:name="Tableau12.G" style:family="table-column">
      <style:table-column-properties style:column-width="1.316cm"/>
    </style:style>
    <style:style style:name="Tableau12.H" style:family="table-column">
      <style:table-column-properties style:column-width="3.674cm"/>
    </style:style>
    <style:style style:name="Tableau12.I" style:family="table-column">
      <style:table-column-properties style:column-width="1.175cm"/>
    </style:style>
    <style:style style:name="Tableau12.J" style:family="table-column">
      <style:table-column-properties style:column-width="1.339cm"/>
    </style:style>
    <style:style style:name="Tableau12.K" style:family="table-column">
      <style:table-column-properties style:column-width="1.104cm"/>
    </style:style>
    <style:style style:name="Tableau12.L" style:family="table-column">
      <style:table-column-properties style:column-width="2.173cm"/>
    </style:style>
    <style:style style:name="Tableau12.M" style:family="table-column">
      <style:table-column-properties style:column-width="2.044cm"/>
    </style:style>
    <style:style style:name="Tableau12.N" style:family="table-column">
      <style:table-column-properties style:column-width="3.754cm"/>
    </style:style>
    <style:style style:name="Tableau12.O" style:family="table-column">
      <style:table-column-properties style:column-width="2.552cm"/>
    </style:style>
    <style:style style:name="Tableau12.A1" style:family="table-cell">
      <style:table-cell-properties style:vertical-align="middle" fo:padding="0.049cm" fo:border="none"/>
    </style:style>
    <style:style style:name="Tableau13" style:family="table">
      <style:table-properties style:width="24.532cm" table:align="left"/>
    </style:style>
    <style:style style:name="Tableau13.A" style:family="table-column">
      <style:table-column-properties style:column-width="1.522cm"/>
    </style:style>
    <style:style style:name="Tableau13.B" style:family="table-column">
      <style:table-column-properties style:column-width="1.009cm"/>
    </style:style>
    <style:style style:name="Tableau13.C" style:family="table-column">
      <style:table-column-properties style:column-width="1.05cm"/>
    </style:style>
    <style:style style:name="Tableau13.D" style:family="table-column">
      <style:table-column-properties style:column-width="1.339cm"/>
    </style:style>
    <style:style style:name="Tableau13.E" style:family="table-column">
      <style:table-column-properties style:column-width="1.048cm"/>
    </style:style>
    <style:style style:name="Tableau13.F" style:family="table-column">
      <style:table-column-properties style:column-width="1.326cm"/>
    </style:style>
    <style:style style:name="Tableau13.G" style:family="table-column">
      <style:table-column-properties style:column-width="1.316cm"/>
    </style:style>
    <style:style style:name="Tableau13.H" style:family="table-column">
      <style:table-column-properties style:column-width="3.674cm"/>
    </style:style>
    <style:style style:name="Tableau13.I" style:family="table-column">
      <style:table-column-properties style:column-width="1.175cm"/>
    </style:style>
    <style:style style:name="Tableau13.K" style:family="table-column">
      <style:table-column-properties style:column-width="1.104cm"/>
    </style:style>
    <style:style style:name="Tableau13.L" style:family="table-column">
      <style:table-column-properties style:column-width="1.817cm"/>
    </style:style>
    <style:style style:name="Tableau13.M" style:family="table-column">
      <style:table-column-properties style:column-width="3.754cm"/>
    </style:style>
    <style:style style:name="Tableau13.N" style:family="table-column">
      <style:table-column-properties style:column-width="3.06cm"/>
    </style:style>
    <style:style style:name="Tableau13.A1" style:family="table-cell">
      <style:table-cell-properties style:vertical-align="middle" fo:padding="0.049cm" fo:border="none"/>
    </style:style>
    <style:style style:name="Tableau14" style:family="table">
      <style:table-properties style:width="23.313cm" table:align="left"/>
    </style:style>
    <style:style style:name="Tableau14.A" style:family="table-column">
      <style:table-column-properties style:column-width="1.522cm"/>
    </style:style>
    <style:style style:name="Tableau14.B" style:family="table-column">
      <style:table-column-properties style:column-width="1.009cm"/>
    </style:style>
    <style:style style:name="Tableau14.C" style:family="table-column">
      <style:table-column-properties style:column-width="1.05cm"/>
    </style:style>
    <style:style style:name="Tableau14.D" style:family="table-column">
      <style:table-column-properties style:column-width="1.339cm"/>
    </style:style>
    <style:style style:name="Tableau14.E" style:family="table-column">
      <style:table-column-properties style:column-width="1.048cm"/>
    </style:style>
    <style:style style:name="Tableau14.F" style:family="table-column">
      <style:table-column-properties style:column-width="1.326cm"/>
    </style:style>
    <style:style style:name="Tableau14.G" style:family="table-column">
      <style:table-column-properties style:column-width="1.316cm"/>
    </style:style>
    <style:style style:name="Tableau14.H" style:family="table-column">
      <style:table-column-properties style:column-width="3.674cm"/>
    </style:style>
    <style:style style:name="Tableau14.I" style:family="table-column">
      <style:table-column-properties style:column-width="1.175cm"/>
    </style:style>
    <style:style style:name="Tableau14.K" style:family="table-column">
      <style:table-column-properties style:column-width="1.104cm"/>
    </style:style>
    <style:style style:name="Tableau14.L" style:family="table-column">
      <style:table-column-properties style:column-width="1.817cm"/>
    </style:style>
    <style:style style:name="Tableau14.M" style:family="table-column">
      <style:table-column-properties style:column-width="3.754cm"/>
    </style:style>
    <style:style style:name="Tableau14.N" style:family="table-column">
      <style:table-column-properties style:column-width="1.842cm"/>
    </style:style>
    <style:style style:name="Tableau14.A1" style:family="table-cell">
      <style:table-cell-properties style:vertical-align="middle" fo:padding="0.049cm" fo:border="none"/>
    </style:style>
    <style:style style:name="Tableau15" style:family="table">
      <style:table-properties style:width="23.77cm" table:align="left"/>
    </style:style>
    <style:style style:name="Tableau15.A" style:family="table-column">
      <style:table-column-properties style:column-width="1.522cm"/>
    </style:style>
    <style:style style:name="Tableau15.B" style:family="table-column">
      <style:table-column-properties style:column-width="1.009cm"/>
    </style:style>
    <style:style style:name="Tableau15.C" style:family="table-column">
      <style:table-column-properties style:column-width="1.05cm"/>
    </style:style>
    <style:style style:name="Tableau15.D" style:family="table-column">
      <style:table-column-properties style:column-width="1.339cm"/>
    </style:style>
    <style:style style:name="Tableau15.E" style:family="table-column">
      <style:table-column-properties style:column-width="1.048cm"/>
    </style:style>
    <style:style style:name="Tableau15.F" style:family="table-column">
      <style:table-column-properties style:column-width="1.326cm"/>
    </style:style>
    <style:style style:name="Tableau15.G" style:family="table-column">
      <style:table-column-properties style:column-width="1.316cm"/>
    </style:style>
    <style:style style:name="Tableau15.H" style:family="table-column">
      <style:table-column-properties style:column-width="3.674cm"/>
    </style:style>
    <style:style style:name="Tableau15.I" style:family="table-column">
      <style:table-column-properties style:column-width="1.175cm"/>
    </style:style>
    <style:style style:name="Tableau15.K" style:family="table-column">
      <style:table-column-properties style:column-width="1.104cm"/>
    </style:style>
    <style:style style:name="Tableau15.L" style:family="table-column">
      <style:table-column-properties style:column-width="1.817cm"/>
    </style:style>
    <style:style style:name="Tableau15.M" style:family="table-column">
      <style:table-column-properties style:column-width="3.754cm"/>
    </style:style>
    <style:style style:name="Tableau15.N" style:family="table-column">
      <style:table-column-properties style:column-width="2.298cm"/>
    </style:style>
    <style:style style:name="Tableau15.A1" style:family="table-cell">
      <style:table-cell-properties style:vertical-align="middle" fo:padding="0.049cm" fo:border="none"/>
    </style:style>
    <style:style style:name="Tableau16" style:family="table">
      <style:table-properties style:width="17cm" table:align="left"/>
    </style:style>
    <style:style style:name="Tableau16.A" style:family="table-column">
      <style:table-column-properties style:column-width="4.531cm"/>
    </style:style>
    <style:style style:name="Tableau16.B" style:family="table-column">
      <style:table-column-properties style:column-width="12.469cm"/>
    </style:style>
    <style:style style:name="Tableau16.A1" style:family="table-cell">
      <style:table-cell-properties style:vertical-align="middle" fo:padding="0.049cm" fo:border="none"/>
    </style:style>
    <style:style style:name="Tableau5" style:family="table">
      <style:table-properties style:width="15.875cm" table:align="left"/>
    </style:style>
    <style:style style:name="Tableau5.A" style:family="table-column">
      <style:table-column-properties style:column-width="5.039cm"/>
    </style:style>
    <style:style style:name="Tableau5.B" style:family="table-column">
      <style:table-column-properties style:column-width="2.831cm"/>
    </style:style>
    <style:style style:name="Tableau5.C" style:family="table-column">
      <style:table-column-properties style:column-width="8.005cm"/>
    </style:style>
    <style:style style:name="Tableau5.A1" style:family="table-cell">
      <style:table-cell-properties style:vertical-align="middle" fo:padding="0.049cm" fo:border="none"/>
    </style:style>
    <style:style style:name="Tableau6" style:family="table">
      <style:table-properties style:width="10.636cm" table:align="left"/>
    </style:style>
    <style:style style:name="Tableau6.A" style:family="table-column">
      <style:table-column-properties style:column-width="4.65cm"/>
    </style:style>
    <style:style style:name="Tableau6.B" style:family="table-column">
      <style:table-column-properties style:column-width="2.138cm"/>
    </style:style>
    <style:style style:name="Tableau6.C" style:family="table-column">
      <style:table-column-properties style:column-width="3.849cm"/>
    </style:style>
    <style:style style:name="Tableau6.A1" style:family="table-cell">
      <style:table-cell-properties style:vertical-align="middle" fo:padding="0.049cm" fo:border="none"/>
    </style:style>
    <style:style style:name="Tableau7" style:family="table">
      <style:table-properties style:width="8.311cm" table:align="left"/>
    </style:style>
    <style:style style:name="Tableau7.A" style:family="table-column">
      <style:table-column-properties style:column-width="5.59cm"/>
    </style:style>
    <style:style style:name="Tableau7.B" style:family="table-column">
      <style:table-column-properties style:column-width="2.722cm"/>
    </style:style>
    <style:style style:name="Tableau7.A1" style:family="table-cell">
      <style:table-cell-properties style:vertical-align="middle" fo:padding="0.049cm" fo:border="none"/>
    </style:style>
    <style:style style:name="Tableau8" style:family="table">
      <style:table-properties style:width="7.92cm" table:align="left"/>
    </style:style>
    <style:style style:name="Tableau8.A" style:family="table-column">
      <style:table-column-properties style:column-width="2.566cm"/>
    </style:style>
    <style:style style:name="Tableau8.B" style:family="table-column">
      <style:table-column-properties style:column-width="3.701cm"/>
    </style:style>
    <style:style style:name="Tableau8.C" style:family="table-column">
      <style:table-column-properties style:column-width="1.653cm"/>
    </style:style>
    <style:style style:name="Tableau8.A1" style:family="table-cell">
      <style:table-cell-properties style:vertical-align="middle" fo:padding="0.049cm" fo:border="none"/>
    </style:style>
    <style:style style:name="Tableau1" style:family="table">
      <style:table-properties style:width="9.774cm" table:align="left"/>
    </style:style>
    <style:style style:name="Tableau1.A" style:family="table-column">
      <style:table-column-properties style:column-width="1.154cm"/>
    </style:style>
    <style:style style:name="Tableau1.B" style:family="table-column">
      <style:table-column-properties style:column-width="8.62cm"/>
    </style:style>
    <style:style style:name="Tableau1.A1" style:family="table-cell">
      <style:table-cell-properties style:vertical-align="middle" fo:padding="0.049cm" fo:border="none"/>
    </style:style>
    <style:style style:name="Tableau3" style:family="table">
      <style:table-properties style:width="11.407cm" table:align="left"/>
    </style:style>
    <style:style style:name="Tableau3.A" style:family="table-column">
      <style:table-column-properties style:column-width="3.007cm"/>
    </style:style>
    <style:style style:name="Tableau3.B" style:family="table-column">
      <style:table-column-properties style:column-width="8.4cm"/>
    </style:style>
    <style:style style:name="Tableau3.A1" style:family="table-cell">
      <style:table-cell-properties style:vertical-align="middle" fo:padding="0.049cm" fo:border="none"/>
    </style:style>
    <style:style style:name="Tableau4" style:family="table">
      <style:table-properties style:width="8.908cm" table:align="left"/>
    </style:style>
    <style:style style:name="Tableau4.A" style:family="table-column">
      <style:table-column-properties style:column-width="1.229cm"/>
    </style:style>
    <style:style style:name="Tableau4.B" style:family="table-column">
      <style:table-column-properties style:column-width="7.678cm"/>
    </style:style>
    <style:style style:name="Tableau4.A1" style:family="table-cell">
      <style:table-cell-properties style:vertical-align="middle" fo:padding="0.049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Standard">
      <style:text-properties officeooo:rsid="000d50f4" officeooo:paragraph-rsid="000ddd38"/>
    </style:style>
    <style:style style:name="P5" style:family="paragraph" style:parent-style-name="Table_20_Heading">
      <style:text-properties officeooo:paragraph-rsid="002c87b8"/>
    </style:style>
    <style:style style:name="P6" style:family="paragraph" style:parent-style-name="Table_20_Heading">
      <style:text-properties officeooo:paragraph-rsid="000ddd38"/>
    </style:style>
    <style:style style:name="P7" style:family="paragraph" style:parent-style-name="Table_20_Contents">
      <style:text-properties officeooo:paragraph-rsid="000ddd38"/>
    </style:style>
    <style:style style:name="P8" style:family="paragraph" style:parent-style-name="Table_20_Contents">
      <style:text-properties style:text-line-through-style="none" style:text-line-through-type="none" officeooo:rsid="002db773" officeooo:paragraph-rsid="000ddd38"/>
    </style:style>
    <style:style style:name="P9" style:family="paragraph" style:parent-style-name="Table_20_Contents">
      <style:text-properties officeooo:rsid="000ddd38" officeooo:paragraph-rsid="000ddd38"/>
    </style:style>
    <style:style style:name="P10" style:family="paragraph" style:parent-style-name="Heading_20_2">
      <style:paragraph-properties fo:margin-top="0cm" fo:margin-bottom="0cm" style:contextual-spacing="false"/>
      <style:text-properties fo:font-size="10pt" officeooo:paragraph-rsid="00113a5f" style:font-size-asian="10pt" style:font-size-complex="10pt"/>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size="10pt" style:font-size-asian="10pt" style:font-size-complex="10pt"/>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text-properties officeooo:paragraph-rsid="00113a5f"/>
    </style:style>
    <style:style style:name="P17" style:family="paragraph" style:parent-style-name="Heading_20_3">
      <style:text-properties officeooo:paragraph-rsid="00113a5f"/>
    </style:style>
    <style:style style:name="P18" style:family="paragraph" style:parent-style-name="Table_20_Heading">
      <style:text-properties officeooo:paragraph-rsid="00113a5f"/>
    </style:style>
    <style:style style:name="P19" style:family="paragraph" style:parent-style-name="Table_20_Contents">
      <style:text-properties officeooo:paragraph-rsid="00113a5f"/>
    </style:style>
    <style:style style:name="P20" style:family="paragraph" style:parent-style-name="Text_20_body">
      <style:text-properties officeooo:rsid="0023d8ae" officeooo:paragraph-rsid="00113a5f"/>
    </style:style>
    <style:style style:name="P21" style:family="paragraph" style:parent-style-name="Text_20_body">
      <style:text-properties officeooo:rsid="00300f2a" officeooo:paragraph-rsid="00113a5f"/>
    </style:style>
    <style:style style:name="P22" style:family="paragraph" style:parent-style-name="Text_20_body" style:list-style-name="L4">
      <style:paragraph-properties fo:margin-top="0cm" fo:margin-bottom="0cm" style:contextual-spacing="false"/>
      <style:text-properties officeooo:paragraph-rsid="00113a5f"/>
    </style:style>
    <style:style style:name="P23" style:family="paragraph" style:parent-style-name="Text_20_body" style:list-style-name="L4">
      <style:paragraph-properties fo:margin-top="0cm" fo:margin-bottom="0cm" style:contextual-spacing="false"/>
      <style:text-properties officeooo:rsid="000f8fa5" officeooo:paragraph-rsid="00113a5f"/>
    </style:style>
    <style:style style:name="P24" style:family="paragraph" style:parent-style-name="Quotations">
      <style:paragraph-properties fo:margin-top="0cm" fo:margin-bottom="0.247cm" style:contextual-spacing="false" fo:line-height="115%"/>
      <style:text-properties officeooo:rsid="000f8fa5" officeooo:paragraph-rsid="00113a5f"/>
    </style:style>
    <style:style style:name="P25" style:family="paragraph" style:parent-style-name="Heading_20_3">
      <style:text-properties fo:font-size="10pt" fo:font-weight="normal" officeooo:rsid="00113a5f" officeooo:paragraph-rsid="00113a5f" style:font-size-asian="10pt" style:font-weight-asian="normal" style:font-size-complex="10pt" style:font-weight-complex="normal"/>
    </style:style>
    <style:style style:name="P26" style:family="paragraph" style:parent-style-name="Text_20_body">
      <style:paragraph-properties fo:margin-top="0cm" fo:margin-bottom="0.046cm" style:contextual-spacing="false" fo:break-before="page"/>
      <style:text-properties officeooo:paragraph-rsid="00113a5f"/>
    </style:style>
    <style:style style:name="P27" style:family="paragraph" style:parent-style-name="Standard">
      <style:paragraph-properties fo:break-before="page"/>
      <style:text-properties officeooo:paragraph-rsid="003a89eb"/>
    </style:style>
    <style:style style:name="P28" style:family="paragraph" style:parent-style-name="Heading_20_2">
      <style:text-properties officeooo:paragraph-rsid="00113a5f"/>
    </style:style>
    <style:style style:name="P29" style:family="paragraph" style:parent-style-name="Text_20_body" style:list-style-name="L5">
      <style:text-properties officeooo:paragraph-rsid="00113a5f"/>
    </style:style>
    <style:style style:name="P30" style:family="paragraph" style:parent-style-name="Standard" style:list-style-name="L5">
      <style:text-properties officeooo:paragraph-rsid="0013a8e3"/>
    </style:style>
    <style:style style:name="P31" style:family="paragraph" style:parent-style-name="Text_20_body" style:list-style-name="L6" style:master-page-name="">
      <loext:graphic-properties draw:fill="none"/>
      <style:paragraph-properties fo:margin-top="0cm" fo:margin-bottom="0cm" style:contextual-spacing="false" fo:line-height="115%" style:page-number="auto" fo:background-color="transparent"/>
      <style:text-properties officeooo:rsid="001fdc05" officeooo:paragraph-rsid="001fdc05"/>
    </style:style>
    <style:style style:name="P32" style:family="paragraph" style:parent-style-name="Text_20_body" style:list-style-name="L6">
      <loext:graphic-properties draw:fill="none"/>
      <style:paragraph-properties fo:margin-top="0cm" fo:margin-bottom="0cm" style:contextual-spacing="false" fo:line-height="115%" fo:background-color="transparent"/>
    </style:style>
    <style:style style:name="P33" style:family="paragraph" style:parent-style-name="Text_20_body" style:list-style-name="L6">
      <loext:graphic-properties draw:fill="none"/>
      <style:paragraph-properties fo:margin-top="0cm" fo:margin-bottom="0cm" style:contextual-spacing="false" fo:line-height="115%" fo:background-color="transparent"/>
      <style:text-properties officeooo:paragraph-rsid="001fdc05"/>
    </style:style>
    <style:style style:name="P34" style:family="paragraph" style:parent-style-name="Text_20_body" style:list-style-name="L6">
      <loext:graphic-properties draw:fill="none"/>
      <style:paragraph-properties fo:margin-top="0cm" fo:margin-bottom="0cm" style:contextual-spacing="false" fo:line-height="115%" fo:background-color="transparent"/>
      <style:text-properties style:font-name="Liberation Sans" officeooo:rsid="001727e3" officeooo:paragraph-rsid="001fdc05"/>
    </style:style>
    <style:style style:name="P35" style:family="paragraph" style:parent-style-name="Text_20_body">
      <style:text-properties fo:color="#000000" loext:opacity="100%" fo:background-color="#eeeeee"/>
    </style:style>
    <style:style style:name="P36" style:family="paragraph" style:parent-style-name="Text_20_body">
      <style:text-properties fo:color="#000000" loext:opacity="100%" style:font-name="Liberation Serif" fo:font-size="12pt" fo:font-style="normal" fo:font-weight="bold" fo:background-color="#eeeeee" style:font-size-asian="12pt" style:font-style-asian="normal" style:font-weight-asian="bold"/>
    </style:style>
    <style:style style:name="P37" style:family="paragraph" style:parent-style-name="Standard">
      <style:text-properties officeooo:paragraph-rsid="00113a5f"/>
    </style:style>
    <style:style style:name="P38" style:family="paragraph" style:parent-style-name="Heading_20_3">
      <style:paragraph-properties fo:margin-top="0cm" fo:margin-bottom="0.247cm" style:contextual-spacing="false" fo:line-height="115%"/>
      <style:text-properties officeooo:rsid="000f8fa5" officeooo:paragraph-rsid="00113a5f"/>
    </style:style>
    <style:style style:name="P39"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0f8fa5" officeooo:paragraph-rsid="00113a5f"/>
    </style:style>
    <style:style style:name="P40" style:family="paragraph" style:parent-style-name="Preformatted_20_Text">
      <style:paragraph-properties fo:margin-top="0cm" fo:margin-bottom="0.247cm" style:contextual-spacing="false" fo:line-height="115%" style:writing-mode="lr-tb"/>
      <style:text-properties officeooo:rsid="000f8fa5" officeooo:paragraph-rsid="00113a5f"/>
    </style:style>
    <style:style style:name="P41" style:family="paragraph" style:parent-style-name="Text_20_body" style:list-style-name="L7">
      <style:paragraph-properties fo:margin-top="0cm" fo:margin-bottom="0cm" style:contextual-spacing="false"/>
      <style:text-properties officeooo:rsid="000f8fa5" officeooo:paragraph-rsid="00113a5f"/>
    </style:style>
    <style:style style:name="P42" style:family="paragraph" style:parent-style-name="Text_20_body" style:list-style-name="L7">
      <style:paragraph-properties fo:margin-top="0cm" fo:margin-bottom="0cm" style:contextual-spacing="false"/>
      <style:text-properties officeooo:rsid="00403cca" officeooo:paragraph-rsid="00113a5f"/>
    </style:style>
    <style:style style:name="P43" style:family="paragraph" style:parent-style-name="Heading_20_1">
      <style:paragraph-properties fo:break-before="page"/>
      <style:text-properties officeooo:paragraph-rsid="0022c203"/>
    </style:style>
    <style:style style:name="P44" style:family="paragraph" style:parent-style-name="Heading_20_1">
      <style:text-properties officeooo:rsid="000f8fa5" officeooo:paragraph-rsid="00113a5f"/>
    </style:style>
    <style:style style:name="P45" style:family="paragraph" style:parent-style-name="Heading_20_2">
      <style:text-properties officeooo:rsid="000f8fa5"/>
    </style:style>
    <style:style style:name="P46" style:family="paragraph" style:parent-style-name="Text_20_body">
      <style:text-properties officeooo:rsid="000f8fa5"/>
    </style:style>
    <style:style style:name="P47" style:family="paragraph" style:parent-style-name="Text_20_body" style:list-style-name="L8">
      <style:text-properties officeooo:rsid="000f8fa5"/>
    </style:style>
    <style:style style:name="P48" style:family="paragraph" style:parent-style-name="Text_20_body" style:list-style-name="L9">
      <style:text-properties officeooo:rsid="000f8fa5"/>
    </style:style>
    <style:style style:name="P49" style:family="paragraph" style:parent-style-name="Horizontal_20_Line">
      <style:paragraph-properties fo:margin-top="0cm" fo:margin-bottom="0.247cm" style:contextual-spacing="false" fo:line-height="115%"/>
      <style:text-properties officeooo:rsid="000f8fa5"/>
    </style:style>
    <style:style style:name="P50" style:family="paragraph" style:parent-style-name="Heading_20_3">
      <style:paragraph-properties fo:margin-top="0cm" fo:margin-bottom="0.247cm" style:contextual-spacing="false" fo:line-height="115%"/>
      <style:text-properties officeooo:rsid="000f8fa5"/>
    </style:style>
    <style:style style:name="P51" style:family="paragraph" style:parent-style-name="Text_20_body" style:list-style-name="L10">
      <style:text-properties officeooo:rsid="000f8fa5"/>
    </style:style>
    <style:style style:name="P52" style:family="paragraph" style:parent-style-name="Text_20_body" style:list-style-name="L11">
      <style:text-properties officeooo:rsid="000f8fa5"/>
    </style:style>
    <style:style style:name="P53" style:family="paragraph" style:parent-style-name="Preformatted_20_Text">
      <style:paragraph-properties fo:margin-top="0cm" fo:margin-bottom="0.247cm" style:contextual-spacing="false" fo:line-height="115%"/>
      <style:text-properties officeooo:rsid="000f8fa5"/>
    </style:style>
    <style:style style:name="P54" style:family="paragraph" style:parent-style-name="Text_20_body" style:list-style-name="L12">
      <style:text-properties officeooo:rsid="000f8fa5"/>
    </style:style>
    <style:style style:name="P55" style:family="paragraph" style:parent-style-name="Quotations">
      <style:paragraph-properties fo:margin-top="0cm" fo:margin-bottom="0.247cm" style:contextual-spacing="false" fo:line-height="115%"/>
      <style:text-properties officeooo:rsid="000f8fa5"/>
    </style:style>
    <style:style style:name="P56" style:family="paragraph" style:parent-style-name="Text_20_body" style:list-style-name="L13">
      <style:text-properties officeooo:rsid="000f8fa5"/>
    </style:style>
    <style:style style:name="P57" style:family="paragraph" style:parent-style-name="Text_20_body" style:list-style-name="L14">
      <style:text-properties officeooo:rsid="000f8fa5"/>
    </style:style>
    <style:style style:name="P58" style:family="paragraph" style:parent-style-name="Text_20_body" style:list-style-name="L15">
      <style:text-properties officeooo:rsid="000f8fa5"/>
    </style:style>
    <style:style style:name="P59" style:family="paragraph" style:parent-style-name="Text_20_body" style:list-style-name="L16">
      <style:text-properties officeooo:rsid="000f8fa5"/>
    </style:style>
    <style:style style:name="P60" style:family="paragraph" style:parent-style-name="Text_20_body" style:list-style-name="L17">
      <style:text-properties officeooo:rsid="000f8fa5"/>
    </style:style>
    <style:style style:name="P61" style:family="paragraph" style:parent-style-name="Text_20_body" style:list-style-name="L18">
      <style:text-properties officeooo:rsid="000f8fa5"/>
    </style:style>
    <style:style style:name="P62" style:family="paragraph" style:parent-style-name="Heading_20_4">
      <style:paragraph-properties fo:margin-top="0cm" fo:margin-bottom="0.247cm" style:contextual-spacing="false" fo:line-height="115%"/>
      <style:text-properties officeooo:rsid="000f8fa5"/>
    </style:style>
    <style:style style:name="P63" style:family="paragraph" style:parent-style-name="Text_20_body" style:list-style-name="L19">
      <style:text-properties officeooo:rsid="000f8fa5"/>
    </style:style>
    <style:style style:name="P64" style:family="paragraph" style:parent-style-name="Text_20_body" style:list-style-name="L20">
      <style:text-properties officeooo:rsid="000f8fa5"/>
    </style:style>
    <style:style style:name="P65" style:family="paragraph" style:parent-style-name="Text_20_body" style:list-style-name="L21">
      <style:text-properties officeooo:rsid="000f8fa5"/>
    </style:style>
    <style:style style:name="P66" style:family="paragraph" style:parent-style-name="Text_20_body" style:list-style-name="L22">
      <style:text-properties officeooo:rsid="000f8fa5"/>
    </style:style>
    <style:style style:name="P67" style:family="paragraph" style:parent-style-name="Text_20_body" style:list-style-name="L23">
      <style:text-properties officeooo:rsid="000f8fa5"/>
    </style:style>
    <style:style style:name="P68" style:family="paragraph" style:parent-style-name="Text_20_body" style:list-style-name="L24">
      <style:text-properties officeooo:rsid="000f8fa5"/>
    </style:style>
    <style:style style:name="P69" style:family="paragraph" style:parent-style-name="Text_20_body">
      <style:text-properties officeooo:rsid="000f8fa5" officeooo:paragraph-rsid="00113a5f"/>
    </style:style>
    <style:style style:name="P70" style:family="paragraph" style:parent-style-name="Quotations">
      <style:text-properties officeooo:rsid="000f8fa5"/>
    </style:style>
    <style:style style:name="P71" style:family="paragraph" style:parent-style-name="Horizontal_20_Line">
      <style:text-properties officeooo:rsid="000f8fa5"/>
    </style:style>
    <style:style style:name="P72" style:family="paragraph" style:parent-style-name="Text_20_body" style:list-style-name="L25">
      <style:text-properties officeooo:rsid="000f8fa5"/>
    </style:style>
    <style:style style:name="P73" style:family="paragraph" style:parent-style-name="Table_20_Heading">
      <loext:graphic-properties draw:fill="none"/>
      <style:paragraph-properties fo:margin-left="-0.9cm" fo:margin-right="0cm" fo:orphans="0" fo:widows="0" fo:text-indent="0cm" style:auto-text-indent="false" fo:background-color="transparent" text:number-lines="false" text:line-number="0"/>
      <style:text-properties fo:font-size="6pt" style:font-size-asian="6pt" style:font-size-complex="6pt"/>
    </style:style>
    <style:style style:name="P74" style:family="paragraph" style:parent-style-name="Table_20_Contents">
      <loext:graphic-properties draw:fill="none"/>
      <style:paragraph-properties fo:margin-left="-0.9cm" fo:margin-right="0cm" fo:orphans="0" fo:widows="0" fo:text-indent="0cm" style:auto-text-indent="false" fo:background-color="transparent" text:number-lines="false" text:line-number="0"/>
      <style:text-properties fo:font-size="6pt" style:font-size-asian="6pt" style:font-size-complex="6pt"/>
    </style:style>
    <style:style style:name="P75" style:family="paragraph" style:parent-style-name="Table_20_Contents">
      <loext:graphic-properties draw:fill="none"/>
      <style:paragraph-properties fo:margin-left="-0.9cm" fo:margin-right="0cm" fo:orphans="0" fo:widows="0" fo:text-indent="0cm" style:auto-text-indent="false" fo:background-color="transparent" text:number-lines="false" text:line-number="0"/>
    </style:style>
    <style:style style:name="P76" style:family="paragraph" style:parent-style-name="Heading_20_3">
      <style:text-properties officeooo:rsid="000f8fa5"/>
    </style:style>
    <style:style style:name="P77" style:family="paragraph" style:parent-style-name="Text_20_body" style:list-style-name="L26">
      <style:text-properties officeooo:rsid="000f8fa5"/>
    </style:style>
    <style:style style:name="P78" style:family="paragraph" style:parent-style-name="Standard">
      <style:text-properties officeooo:rsid="000f8fa5" officeooo:paragraph-rsid="00113a5f"/>
    </style:style>
    <style:style style:name="P79" style:family="paragraph" style:parent-style-name="Heading_20_1">
      <style:paragraph-properties fo:break-before="page"/>
    </style:style>
    <style:style style:name="P80" style:family="paragraph" style:parent-style-name="Text_20_body">
      <style:text-properties officeooo:rsid="000f8fa5" officeooo:paragraph-rsid="0021ab69"/>
    </style:style>
    <style:style style:name="P81" style:family="paragraph" style:parent-style-name="Title">
      <style:paragraph-properties fo:break-before="page"/>
    </style:style>
    <style:style style:name="P82" style:family="paragraph" style:parent-style-name="Heading_20_1">
      <style:text-properties officeooo:rsid="000f8fa5" officeooo:paragraph-rsid="0034e7f1"/>
    </style:style>
    <style:style style:name="P83" style:family="paragraph" style:parent-style-name="Text_20_body" style:list-style-name="L27">
      <style:text-properties officeooo:rsid="000f8fa5"/>
    </style:style>
    <style:style style:name="P84" style:family="paragraph" style:parent-style-name="Text_20_body" style:list-style-name="L28">
      <style:text-properties officeooo:rsid="000f8fa5"/>
    </style:style>
    <style:style style:name="P85" style:family="paragraph" style:parent-style-name="Text_20_body" style:list-style-name="L29">
      <style:text-properties officeooo:rsid="000f8fa5"/>
    </style:style>
    <style:style style:name="P86" style:family="paragraph" style:parent-style-name="Table_20_Contents">
      <style:paragraph-properties fo:margin-left="0cm" fo:margin-right="0cm" fo:text-indent="0cm" style:auto-text-indent="false"/>
    </style:style>
    <style:style style:name="P87" style:family="paragraph" style:parent-style-name="Text_20_body">
      <style:text-properties officeooo:rsid="000f8fa5" officeooo:paragraph-rsid="0034e7f1"/>
    </style:style>
    <style:style style:name="P88" style:family="paragraph" style:parent-style-name="Standard">
      <style:text-properties officeooo:rsid="00137c3e" officeooo:paragraph-rsid="0017df06"/>
    </style:style>
    <style:style style:name="P89" style:family="paragraph" style:parent-style-name="Standard">
      <style:text-properties officeooo:rsid="0018b0af" officeooo:paragraph-rsid="0017df06"/>
    </style:style>
    <style:style style:name="P90" style:family="paragraph" style:parent-style-name="Standard">
      <style:text-properties officeooo:paragraph-rsid="0017df06"/>
    </style:style>
    <style:style style:name="P91" style:family="paragraph" style:parent-style-name="Text_20_body">
      <style:text-properties officeooo:paragraph-rsid="0017df06"/>
    </style:style>
    <style:style style:name="P92"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17df06"/>
    </style:style>
    <style:style style:name="P93" style:family="paragraph" style:parent-style-name="Preformatted_20_Text">
      <style:paragraph-properties fo:margin-top="0cm" fo:margin-bottom="0.247cm" style:contextual-spacing="false" fo:line-height="115%" style:writing-mode="lr-tb"/>
      <style:text-properties officeooo:paragraph-rsid="0017df06"/>
    </style:style>
    <style:style style:name="P94" style:family="paragraph" style:parent-style-name="Quotations">
      <style:paragraph-properties fo:margin-top="0cm" fo:margin-bottom="0.247cm" style:contextual-spacing="false" fo:line-height="115%"/>
      <style:text-properties officeooo:paragraph-rsid="0017df06"/>
    </style:style>
    <style:style style:name="P95" style:family="paragraph" style:parent-style-name="Quotations">
      <style:paragraph-properties fo:margin-top="0cm" fo:margin-bottom="0.247cm" style:contextual-spacing="false" fo:line-height="115%"/>
      <style:text-properties fo:font-weight="bold" officeooo:rsid="001fdc05" officeooo:paragraph-rsid="001fdc05" style:font-weight-asian="bold" style:font-weight-complex="bold"/>
    </style:style>
    <style:style style:name="P96" style:family="paragraph" style:parent-style-name="Horizontal_20_Line">
      <style:paragraph-properties fo:margin-top="0cm" fo:margin-bottom="0.247cm" style:contextual-spacing="false" fo:line-height="115%"/>
      <style:text-properties officeooo:paragraph-rsid="0017df06"/>
    </style:style>
    <style:style style:name="P97" style:family="paragraph" style:parent-style-name="Heading_20_1">
      <style:paragraph-properties fo:margin-top="0cm" fo:margin-bottom="0.247cm" style:contextual-spacing="false" fo:line-height="115%"/>
      <style:text-properties officeooo:paragraph-rsid="0017df06"/>
    </style:style>
    <style:style style:name="P98" style:family="paragraph" style:parent-style-name="Heading_20_3">
      <style:paragraph-properties fo:margin-top="0cm" fo:margin-bottom="0.247cm" style:contextual-spacing="false" fo:line-height="115%"/>
      <style:text-properties officeooo:paragraph-rsid="0017df06"/>
    </style:style>
    <style:style style:name="P99" style:family="paragraph" style:parent-style-name="Text_20_body" style:list-style-name="L30">
      <style:text-properties officeooo:paragraph-rsid="0017df06"/>
    </style:style>
    <style:style style:name="P100" style:family="paragraph" style:parent-style-name="Text_20_body" style:list-style-name="L31">
      <style:text-properties officeooo:paragraph-rsid="0017df06"/>
    </style:style>
    <style:style style:name="P101" style:family="paragraph" style:parent-style-name="Text_20_body" style:list-style-name="L32">
      <style:text-properties officeooo:paragraph-rsid="0017df06"/>
    </style:style>
    <style:style style:name="P102" style:family="paragraph" style:parent-style-name="Text_20_body" style:list-style-name="L33">
      <style:text-properties officeooo:paragraph-rsid="0017df06"/>
    </style:style>
    <style:style style:name="P103" style:family="paragraph" style:parent-style-name="Heading_20_4">
      <style:paragraph-properties fo:margin-top="0cm" fo:margin-bottom="0.247cm" style:contextual-spacing="false" fo:line-height="115%"/>
      <style:text-properties officeooo:paragraph-rsid="0017df06"/>
    </style:style>
    <style:style style:name="P104" style:family="paragraph" style:parent-style-name="Text_20_body" style:list-style-name="L34">
      <style:text-properties officeooo:paragraph-rsid="0017df06"/>
    </style:style>
    <style:style style:name="P105" style:family="paragraph" style:parent-style-name="Text_20_body" style:list-style-name="L35">
      <style:text-properties officeooo:paragraph-rsid="0017df06"/>
    </style:style>
    <style:style style:name="P106" style:family="paragraph" style:parent-style-name="Text_20_body" style:list-style-name="L36">
      <style:text-properties officeooo:paragraph-rsid="0017df06"/>
    </style:style>
    <style:style style:name="P107" style:family="paragraph" style:parent-style-name="Text_20_body" style:list-style-name="L37">
      <style:text-properties officeooo:paragraph-rsid="0017df06"/>
    </style:style>
    <style:style style:name="P108" style:family="paragraph" style:parent-style-name="Text_20_body">
      <style:text-properties officeooo:rsid="001a04a4" officeooo:paragraph-rsid="0017df06"/>
    </style:style>
    <style:style style:name="P109" style:family="paragraph" style:parent-style-name="Standard">
      <style:text-properties officeooo:rsid="001a04a4" officeooo:paragraph-rsid="0017df06"/>
    </style:style>
    <style:style style:name="P110" style:family="paragraph" style:parent-style-name="Heading_20_1">
      <style:paragraph-properties fo:break-before="page"/>
      <style:text-properties officeooo:paragraph-rsid="0017df06"/>
    </style:style>
    <style:style style:name="P111" style:family="paragraph" style:parent-style-name="Text_20_body">
      <style:text-properties officeooo:rsid="001f72a6" officeooo:paragraph-rsid="0017df06"/>
    </style:style>
    <style:style style:name="P112" style:family="paragraph" style:parent-style-name="Heading_20_3">
      <style:text-properties officeooo:paragraph-rsid="0017df06"/>
    </style:style>
    <style:style style:name="P113" style:family="paragraph" style:parent-style-name="Text_20_body">
      <style:paragraph-properties fo:margin-top="0cm" fo:margin-bottom="0.046cm" style:contextual-spacing="false"/>
      <style:text-properties officeooo:rsid="001f72a6" officeooo:paragraph-rsid="0017df06"/>
    </style:style>
    <style:style style:name="P114" style:family="paragraph" style:parent-style-name="Text_20_body">
      <style:paragraph-properties fo:margin-top="0cm" fo:margin-bottom="0.046cm" style:contextual-spacing="false"/>
      <style:text-properties style:font-name="Arial" officeooo:rsid="001f72a6" officeooo:paragraph-rsid="0017df06"/>
    </style:style>
    <style:style style:name="P115" style:family="paragraph" style:parent-style-name="Text_20_body" style:list-style-name="L38">
      <style:paragraph-properties fo:margin-top="0cm" fo:margin-bottom="0.046cm" style:contextual-spacing="false"/>
      <style:text-properties style:font-name="Arial" officeooo:rsid="001f72a6" officeooo:paragraph-rsid="0017df06"/>
    </style:style>
    <style:style style:name="P116" style:family="paragraph" style:parent-style-name="Text_20_body" style:list-style-name="L38">
      <style:paragraph-properties fo:margin-top="0cm" fo:margin-bottom="0.046cm" style:contextual-spacing="false"/>
      <style:text-properties officeooo:rsid="001f72a6" officeooo:paragraph-rsid="0017df06"/>
    </style:style>
    <style:style style:name="P117" style:family="paragraph" style:parent-style-name="Text_20_body" style:list-style-name="L39">
      <style:paragraph-properties fo:margin-top="0cm" fo:margin-bottom="0.046cm" style:contextual-spacing="false"/>
      <style:text-properties officeooo:rsid="001f72a6" officeooo:paragraph-rsid="0017df06"/>
    </style:style>
    <style:style style:name="P118" style:family="paragraph" style:parent-style-name="Text_20_body" style:list-style-name="L40">
      <style:paragraph-properties fo:margin-top="0cm" fo:margin-bottom="0.046cm" style:contextual-spacing="false"/>
      <style:text-properties style:font-name="Arial" officeooo:rsid="001f72a6" officeooo:paragraph-rsid="0017df06"/>
    </style:style>
    <style:style style:name="P119" style:family="paragraph" style:parent-style-name="Heading_20_3">
      <style:paragraph-properties fo:margin-top="0cm" fo:margin-bottom="0.046cm" style:contextual-spacing="false" fo:line-height="115%"/>
      <style:text-properties style:font-name="Arial" officeooo:rsid="001f72a6" officeooo:paragraph-rsid="0017df06"/>
    </style:style>
    <style:style style:name="P120" style:family="paragraph" style:parent-style-name="Text_20_body" style:list-style-name="L41">
      <style:paragraph-properties fo:margin-top="0cm" fo:margin-bottom="0.046cm" style:contextual-spacing="false"/>
      <style:text-properties officeooo:rsid="001f72a6" officeooo:paragraph-rsid="0017df06"/>
    </style:style>
    <style:style style:name="P121" style:family="paragraph" style:parent-style-name="Text_20_body" style:list-style-name="L41">
      <style:paragraph-properties fo:margin-top="0cm" fo:margin-bottom="0.046cm" style:contextual-spacing="false"/>
      <style:text-properties style:font-name="Arial" officeooo:rsid="001f72a6" officeooo:paragraph-rsid="0017df06"/>
    </style:style>
    <style:style style:name="P122" style:family="paragraph" style:parent-style-name="Text_20_body" style:list-style-name="L42">
      <style:paragraph-properties fo:margin-top="0cm" fo:margin-bottom="0.046cm" style:contextual-spacing="false"/>
      <style:text-properties officeooo:rsid="001f72a6" officeooo:paragraph-rsid="0017df06"/>
    </style:style>
    <style:style style:name="P123" style:family="paragraph" style:parent-style-name="Text_20_body" style:list-style-name="L43">
      <style:paragraph-properties fo:margin-top="0cm" fo:margin-bottom="0.046cm" style:contextual-spacing="false"/>
      <style:text-properties style:font-name="Arial" officeooo:rsid="001f72a6" officeooo:paragraph-rsid="0017df06"/>
    </style:style>
    <style:style style:name="P124" style:family="paragraph" style:parent-style-name="Horizontal_20_Line">
      <style:paragraph-properties fo:margin-top="0cm" fo:margin-bottom="0.046cm" style:contextual-spacing="false" fo:line-height="115%"/>
      <style:text-properties style:font-name="Arial" officeooo:rsid="001f72a6" officeooo:paragraph-rsid="0017df06"/>
    </style:style>
    <style:style style:name="P125" style:family="paragraph" style:parent-style-name="Text_20_body" style:list-style-name="L44">
      <style:paragraph-properties fo:margin-top="0cm" fo:margin-bottom="0.046cm" style:contextual-spacing="false"/>
      <style:text-properties style:font-name="Arial" officeooo:rsid="001f72a6" officeooo:paragraph-rsid="0017df06"/>
    </style:style>
    <style:style style:name="P126" style:family="paragraph" style:parent-style-name="Text_20_body" style:list-style-name="L45">
      <style:paragraph-properties fo:margin-top="0cm" fo:margin-bottom="0.046cm" style:contextual-spacing="false"/>
      <style:text-properties style:font-name="Arial" officeooo:rsid="001f72a6" officeooo:paragraph-rsid="0017df06"/>
    </style:style>
    <style:style style:name="P127" style:family="paragraph" style:parent-style-name="Text_20_body" style:list-style-name="L46">
      <style:paragraph-properties fo:margin-top="0cm" fo:margin-bottom="0.046cm" style:contextual-spacing="false"/>
      <style:text-properties style:font-name="Arial" officeooo:rsid="001f72a6" officeooo:paragraph-rsid="0017df06"/>
    </style:style>
    <style:style style:name="P128" style:family="paragraph" style:parent-style-name="Appendix">
      <style:text-properties officeooo:rsid="001e248b"/>
    </style:style>
    <style:style style:name="P129" style:family="paragraph" style:parent-style-name="Heading_20_1">
      <style:text-properties officeooo:paragraph-rsid="0017df06"/>
    </style:style>
    <style:style style:name="P130" style:family="paragraph" style:parent-style-name="Heading_20_1">
      <style:text-properties officeooo:rsid="00203827" officeooo:paragraph-rsid="0017df06"/>
    </style:style>
    <style:style style:name="P131" style:family="paragraph" style:parent-style-name="Text_20_body">
      <style:text-properties officeooo:rsid="00203827" officeooo:paragraph-rsid="0017df06"/>
    </style:style>
    <style:style style:name="P132" style:family="paragraph" style:parent-style-name="Text_20_body" style:list-style-name="L47">
      <style:text-properties officeooo:rsid="00203827" officeooo:paragraph-rsid="0017df06"/>
    </style:style>
    <style:style style:name="P133" style:family="paragraph" style:parent-style-name="Quotations">
      <style:text-properties officeooo:rsid="00203827" officeooo:paragraph-rsid="0017df06"/>
    </style:style>
    <style:style style:name="P134" style:family="paragraph" style:parent-style-name="Heading_20_2">
      <style:text-properties officeooo:rsid="00203827" officeooo:paragraph-rsid="0017df06"/>
    </style:style>
    <style:style style:name="P135" style:family="paragraph" style:parent-style-name="Heading_20_3">
      <style:text-properties officeooo:rsid="00203827" officeooo:paragraph-rsid="0017df06"/>
    </style:style>
    <style:style style:name="P136" style:family="paragraph" style:parent-style-name="Text_20_body" style:list-style-name="L48">
      <style:text-properties officeooo:rsid="00203827" officeooo:paragraph-rsid="0017df06"/>
    </style:style>
    <style:style style:name="P137" style:family="paragraph" style:parent-style-name="Text_20_body" style:list-style-name="L49">
      <style:text-properties officeooo:rsid="00203827" officeooo:paragraph-rsid="0017df06"/>
    </style:style>
    <style:style style:name="P138" style:family="paragraph" style:parent-style-name="Text_20_body" style:list-style-name="L50">
      <style:text-properties officeooo:rsid="00203827" officeooo:paragraph-rsid="0017df06"/>
    </style:style>
    <style:style style:name="P139" style:family="paragraph" style:parent-style-name="Text_20_body" style:list-style-name="L51">
      <style:text-properties officeooo:rsid="00203827" officeooo:paragraph-rsid="0017df06"/>
    </style:style>
    <style:style style:name="P140" style:family="paragraph" style:parent-style-name="Text_20_body" style:list-style-name="L52">
      <style:text-properties officeooo:rsid="00203827" officeooo:paragraph-rsid="0017df06"/>
    </style:style>
    <style:style style:name="P141" style:family="paragraph" style:parent-style-name="Preformatted_20_Text">
      <style:text-properties officeooo:rsid="00203827" officeooo:paragraph-rsid="0017df06"/>
    </style:style>
    <style:style style:name="P142" style:family="paragraph" style:parent-style-name="Preformatted_20_Text">
      <style:paragraph-properties fo:margin-top="0cm" fo:margin-bottom="0.499cm" style:contextual-spacing="false"/>
      <style:text-properties officeooo:rsid="00203827" officeooo:paragraph-rsid="0017df06"/>
    </style:style>
    <style:style style:name="P143" style:family="paragraph" style:parent-style-name="Text_20_body" style:list-style-name="L53">
      <style:text-properties officeooo:rsid="00203827" officeooo:paragraph-rsid="0017df06"/>
    </style:style>
    <style:style style:name="P144" style:family="paragraph" style:parent-style-name="Text_20_body" style:list-style-name="L54">
      <style:text-properties officeooo:rsid="00203827" officeooo:paragraph-rsid="0017df06"/>
    </style:style>
    <style:style style:name="P145" style:family="paragraph" style:parent-style-name="Text_20_body" style:list-style-name="L55">
      <style:text-properties officeooo:rsid="00203827" officeooo:paragraph-rsid="0017df06"/>
    </style:style>
    <style:style style:name="P146" style:family="paragraph" style:parent-style-name="Horizontal_20_Line">
      <style:text-properties officeooo:rsid="00203827" officeooo:paragraph-rsid="0017df06"/>
    </style:style>
    <style:style style:name="P147" style:family="paragraph" style:parent-style-name="Heading_20_3">
      <style:paragraph-properties fo:margin-top="0cm" fo:margin-bottom="0.247cm" style:contextual-spacing="false"/>
      <style:text-properties officeooo:rsid="00203827" officeooo:paragraph-rsid="0017df06"/>
    </style:style>
    <style:style style:name="P148" style:family="paragraph" style:parent-style-name="Text_20_body" style:list-style-name="L56">
      <style:text-properties officeooo:rsid="00203827" officeooo:paragraph-rsid="0017df06"/>
    </style:style>
    <style:style style:name="P149" style:family="paragraph" style:parent-style-name="Horizontal_20_Line">
      <style:paragraph-properties fo:margin-top="0cm" fo:margin-bottom="0.247cm" style:contextual-spacing="false" fo:line-height="115%"/>
      <style:text-properties officeooo:rsid="00203827" officeooo:paragraph-rsid="0017df06"/>
    </style:style>
    <style:style style:name="P150" style:family="paragraph" style:parent-style-name="Text_20_body" style:list-style-name="L57">
      <style:text-properties officeooo:rsid="00203827" officeooo:paragraph-rsid="0017df06"/>
    </style:style>
    <style:style style:name="P151" style:family="paragraph" style:parent-style-name="Heading_20_3">
      <style:paragraph-properties fo:margin-top="0cm" fo:margin-bottom="0.247cm" style:contextual-spacing="false"/>
      <style:text-properties officeooo:rsid="00203827" officeooo:paragraph-rsid="002b0c52"/>
    </style:style>
    <style:style style:name="P152" style:family="paragraph" style:parent-style-name="Text_20_body" style:list-style-name="L58">
      <style:text-properties officeooo:rsid="00203827" officeooo:paragraph-rsid="0017df06"/>
    </style:style>
    <style:style style:name="P153" style:family="paragraph" style:parent-style-name="Text_20_body" style:list-style-name="L59">
      <style:text-properties officeooo:rsid="00203827" officeooo:paragraph-rsid="0017df06"/>
    </style:style>
    <style:style style:name="P154" style:family="paragraph" style:parent-style-name="Text_20_body" style:list-style-name="L60">
      <style:text-properties officeooo:rsid="00203827" officeooo:paragraph-rsid="0017df06"/>
    </style:style>
    <style:style style:name="P155" style:family="paragraph" style:parent-style-name="Text_20_body" style:list-style-name="L61">
      <style:text-properties officeooo:rsid="00203827" officeooo:paragraph-rsid="0017df06"/>
    </style:style>
    <style:style style:name="P156" style:family="paragraph" style:parent-style-name="Heading_20_2">
      <style:paragraph-properties fo:margin-top="0cm" fo:margin-bottom="0.247cm" style:contextual-spacing="false" fo:line-height="115%"/>
      <style:text-properties officeooo:rsid="00203827" officeooo:paragraph-rsid="0017df06"/>
    </style:style>
    <style:style style:name="P157" style:family="paragraph" style:parent-style-name="Text_20_body" style:list-style-name="L62">
      <style:text-properties officeooo:rsid="00203827" officeooo:paragraph-rsid="0017df06"/>
    </style:style>
    <style:style style:name="P158" style:family="paragraph" style:parent-style-name="Heading">
      <style:paragraph-properties fo:break-before="page"/>
      <style:text-properties officeooo:paragraph-rsid="0017df06"/>
    </style:style>
    <style:style style:name="P159" style:family="paragraph" style:parent-style-name="Text_20_body">
      <style:text-properties officeooo:rsid="0024680f" officeooo:paragraph-rsid="0017df06"/>
    </style:style>
    <style:style style:name="P160" style:family="paragraph" style:parent-style-name="Heading_20_2">
      <style:text-properties officeooo:paragraph-rsid="0017df06"/>
    </style:style>
    <style:style style:name="P161" style:family="paragraph" style:parent-style-name="Text_20_body" style:list-style-name="L63">
      <style:text-properties officeooo:paragraph-rsid="0017df06"/>
    </style:style>
    <style:style style:name="P162" style:family="paragraph" style:parent-style-name="Text_20_body" style:list-style-name="L64">
      <style:text-properties officeooo:paragraph-rsid="0017df06"/>
    </style:style>
    <style:style style:name="P163" style:family="paragraph" style:parent-style-name="Heading_20_2">
      <style:paragraph-properties fo:margin-top="0cm" fo:margin-bottom="0.247cm" style:contextual-spacing="false" fo:line-height="115%"/>
      <style:text-properties officeooo:paragraph-rsid="0017df06"/>
    </style:style>
    <style:style style:name="P164" style:family="paragraph" style:parent-style-name="Text_20_body" style:list-style-name="L65">
      <style:text-properties officeooo:paragraph-rsid="0017df06"/>
    </style:style>
    <style:style style:name="P165" style:family="paragraph" style:parent-style-name="Text_20_body" style:list-style-name="L66">
      <style:text-properties officeooo:paragraph-rsid="0017df06"/>
    </style:style>
    <style:style style:name="P166" style:family="paragraph" style:parent-style-name="Text_20_body" style:list-style-name="L67">
      <style:text-properties officeooo:paragraph-rsid="0017df06"/>
    </style:style>
    <style:style style:name="P167" style:family="paragraph" style:parent-style-name="Heading_20_3">
      <style:paragraph-properties fo:margin-top="0cm" fo:margin-bottom="0.247cm" style:contextual-spacing="false"/>
      <style:text-properties officeooo:paragraph-rsid="0017df06"/>
    </style:style>
    <style:style style:name="P168" style:family="paragraph" style:parent-style-name="Text_20_body" style:list-style-name="L68">
      <style:text-properties officeooo:paragraph-rsid="0017df06"/>
    </style:style>
    <style:style style:name="P169" style:family="paragraph" style:parent-style-name="Text_20_body" style:list-style-name="L69">
      <style:text-properties officeooo:paragraph-rsid="0017df06"/>
    </style:style>
    <style:style style:name="P170" style:family="paragraph" style:parent-style-name="Text_20_body" style:list-style-name="L70">
      <style:text-properties officeooo:paragraph-rsid="0017df06"/>
    </style:style>
    <style:style style:name="P171" style:family="paragraph" style:parent-style-name="Text_20_body" style:list-style-name="L71">
      <style:text-properties officeooo:paragraph-rsid="0017df06"/>
    </style:style>
    <style:style style:name="P172" style:family="paragraph" style:parent-style-name="Text_20_body" style:list-style-name="L72">
      <style:text-properties officeooo:paragraph-rsid="0017df06"/>
    </style:style>
    <style:style style:name="P173" style:family="paragraph" style:parent-style-name="Text_20_body" style:list-style-name="L73">
      <style:text-properties officeooo:paragraph-rsid="0017df06"/>
    </style:style>
    <style:style style:name="P174" style:family="paragraph" style:parent-style-name="Text_20_body" style:list-style-name="L74">
      <style:text-properties officeooo:paragraph-rsid="0017df06"/>
    </style:style>
    <style:style style:name="P175" style:family="paragraph" style:parent-style-name="Heading_20_2">
      <style:text-properties officeooo:paragraph-rsid="001a3232"/>
    </style:style>
    <style:style style:name="P176" style:family="paragraph" style:parent-style-name="Heading_20_4">
      <style:paragraph-properties fo:line-height="100%"/>
      <style:text-properties officeooo:paragraph-rsid="001a3232"/>
    </style:style>
    <style:style style:name="P177" style:family="paragraph" style:parent-style-name="Text_20_body">
      <style:paragraph-properties fo:line-height="100%"/>
    </style:style>
    <style:style style:name="P178" style:family="paragraph" style:parent-style-name="Text_20_body" style:list-style-name="L75">
      <style:paragraph-properties fo:line-height="100%"/>
      <style:text-properties fo:font-size="9pt" style:font-size-asian="9pt" style:font-size-complex="9pt"/>
    </style:style>
    <style:style style:name="P179" style:family="paragraph" style:parent-style-name="Heading_20_4">
      <style:paragraph-properties fo:margin-top="0cm" fo:margin-bottom="0.247cm" style:contextual-spacing="false" fo:line-height="100%"/>
      <style:text-properties fo:font-size="9pt" style:font-size-asian="9pt" style:font-size-complex="9pt"/>
    </style:style>
    <style:style style:name="P180" style:family="paragraph" style:parent-style-name="Text_20_body" style:list-style-name="L76">
      <style:paragraph-properties fo:line-height="100%"/>
      <style:text-properties fo:font-size="9pt" style:font-size-asian="9pt" style:font-size-complex="9pt"/>
    </style:style>
    <style:style style:name="P181" style:family="paragraph" style:parent-style-name="Text_20_body" style:list-style-name="L77">
      <style:paragraph-properties fo:line-height="100%"/>
      <style:text-properties fo:font-size="9pt" style:font-size-asian="9pt" style:font-size-complex="9pt"/>
    </style:style>
    <style:style style:name="P182" style:family="paragraph" style:parent-style-name="Heading_20_2">
      <style:text-properties officeooo:rsid="000f8fa5" officeooo:paragraph-rsid="001a3232"/>
    </style:style>
    <style:style style:name="P183" style:family="paragraph" style:parent-style-name="Text_20_body">
      <style:text-properties officeooo:rsid="001a3232"/>
    </style:style>
    <style:style style:name="P184" style:family="paragraph" style:parent-style-name="Horizontal_20_Line">
      <style:paragraph-properties fo:margin-top="0cm" fo:margin-bottom="0.247cm" style:contextual-spacing="false" fo:line-height="115%"/>
      <style:text-properties officeooo:rsid="001a3232"/>
    </style:style>
    <style:style style:name="P185" style:family="paragraph" style:parent-style-name="Heading_20_3">
      <style:paragraph-properties fo:margin-top="0cm" fo:margin-bottom="0.247cm" style:contextual-spacing="false" fo:line-height="115%"/>
      <style:text-properties fo:font-weight="normal" officeooo:rsid="001a3232" style:font-weight-asian="normal" style:font-weight-complex="normal"/>
    </style:style>
    <style:style style:name="P186" style:family="paragraph" style:parent-style-name="Quotations">
      <style:paragraph-properties fo:margin-top="0cm" fo:margin-bottom="0.247cm" style:contextual-spacing="false" fo:line-height="115%"/>
      <style:text-properties officeooo:rsid="001a3232"/>
    </style:style>
    <style:style style:name="P187" style:family="paragraph" style:parent-style-name="Text_20_body">
      <style:text-properties officeooo:rsid="000f8fa5" officeooo:paragraph-rsid="001a3232"/>
    </style:style>
    <style:style style:name="P188" style:family="paragraph" style:parent-style-name="Horizontal_20_Line">
      <style:text-properties officeooo:rsid="000f8fa5" officeooo:paragraph-rsid="001bafe4"/>
    </style:style>
    <style:style style:name="P189" style:family="paragraph" style:parent-style-name="Heading_20_2">
      <style:text-properties fo:font-weight="normal" officeooo:rsid="001bafe4" style:font-weight-asian="normal" style:font-weight-complex="normal"/>
    </style:style>
    <style:style style:name="P190" style:family="paragraph" style:parent-style-name="Quotations">
      <style:paragraph-properties fo:margin-top="0cm" fo:margin-bottom="0.247cm" style:contextual-spacing="false" fo:line-height="115%"/>
      <style:text-properties officeooo:rsid="001bafe4"/>
    </style:style>
    <style:style style:name="P191" style:family="paragraph" style:parent-style-name="Text_20_body">
      <style:text-properties officeooo:rsid="001bafe4"/>
    </style:style>
    <style:style style:name="P192" style:family="paragraph" style:parent-style-name="Text_20_body" style:list-style-name="L78">
      <style:text-properties officeooo:rsid="001bafe4"/>
    </style:style>
    <style:style style:name="P193" style:family="paragraph" style:parent-style-name="Horizontal_20_Line">
      <style:paragraph-properties fo:margin-top="0cm" fo:margin-bottom="0.247cm" style:contextual-spacing="false" fo:line-height="115%"/>
      <style:text-properties officeooo:rsid="001bafe4"/>
    </style:style>
    <style:style style:name="P194" style:family="paragraph" style:parent-style-name="Heading_20_3">
      <style:paragraph-properties fo:margin-top="0cm" fo:margin-bottom="0.247cm" style:contextual-spacing="false" fo:line-height="115%"/>
      <style:text-properties fo:font-weight="normal" officeooo:rsid="001bafe4" style:font-weight-asian="normal" style:font-weight-complex="normal"/>
    </style:style>
    <style:style style:name="P195" style:family="paragraph" style:parent-style-name="Text_20_body" style:list-style-name="L79">
      <style:text-properties officeooo:rsid="001bafe4"/>
    </style:style>
    <style:style style:name="P196"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1bafe4"/>
    </style:style>
    <style:style style:name="P197" style:family="paragraph" style:parent-style-name="Text_20_body" style:list-style-name="L80">
      <style:text-properties officeooo:rsid="001bafe4"/>
    </style:style>
    <style:style style:name="P198" style:family="paragraph" style:parent-style-name="Preformatted_20_Text">
      <style:paragraph-properties fo:margin-top="0cm" fo:margin-bottom="0.247cm" style:contextual-spacing="false" fo:line-height="115%" style:writing-mode="lr-tb"/>
      <style:text-properties officeooo:rsid="001bafe4"/>
    </style:style>
    <style:style style:name="P199" style:family="paragraph" style:parent-style-name="Text_20_body" style:list-style-name="L81">
      <style:text-properties officeooo:rsid="001bafe4"/>
    </style:style>
    <style:style style:name="P200" style:family="paragraph" style:parent-style-name="Text_20_body" style:list-style-name="L82">
      <style:text-properties officeooo:rsid="001bafe4"/>
    </style:style>
    <style:style style:name="P201" style:family="paragraph" style:parent-style-name="Text_20_body" style:list-style-name="L83">
      <style:text-properties officeooo:rsid="001bafe4"/>
    </style:style>
    <style:style style:name="P202" style:family="paragraph" style:parent-style-name="Text_20_body">
      <style:text-properties officeooo:rsid="000f8fa5" officeooo:paragraph-rsid="001bafe4"/>
    </style:style>
    <style:style style:name="P203" style:family="paragraph" style:parent-style-name="Heading_20_2">
      <style:paragraph-properties fo:break-before="page"/>
      <style:text-properties officeooo:rsid="000f8fa5" officeooo:paragraph-rsid="001bafe4"/>
    </style:style>
    <style:style style:name="P204" style:family="paragraph" style:parent-style-name="Appendix">
      <style:paragraph-properties fo:break-before="page"/>
      <style:text-properties officeooo:paragraph-rsid="0021ab69"/>
    </style:style>
    <style:style style:name="P205" style:family="paragraph" style:parent-style-name="Heading_20_1">
      <style:text-properties officeooo:rsid="001e248b" officeooo:paragraph-rsid="0021ab69"/>
    </style:style>
    <style:style style:name="P206" style:family="paragraph" style:parent-style-name="Text_20_body">
      <style:text-properties officeooo:rsid="001e248b" officeooo:paragraph-rsid="0021ab69"/>
    </style:style>
    <style:style style:name="P207" style:family="paragraph" style:parent-style-name="Text_20_body" style:list-style-name="L84">
      <style:text-properties officeooo:rsid="001e248b" officeooo:paragraph-rsid="0021ab69"/>
    </style:style>
    <style:style style:name="P208" style:family="paragraph" style:parent-style-name="Text_20_body" style:list-style-name="L85">
      <style:text-properties officeooo:rsid="001e248b" officeooo:paragraph-rsid="0021ab69"/>
    </style:style>
    <style:style style:name="P209" style:family="paragraph" style:parent-style-name="Horizontal_20_Line">
      <style:text-properties officeooo:rsid="001e248b" officeooo:paragraph-rsid="0021ab69"/>
    </style:style>
    <style:style style:name="P210" style:family="paragraph" style:parent-style-name="Heading_20_2">
      <style:text-properties officeooo:rsid="001e248b" officeooo:paragraph-rsid="0021ab69"/>
    </style:style>
    <style:style style:name="P211" style:family="paragraph" style:parent-style-name="Text_20_body" style:list-style-name="L86">
      <style:text-properties officeooo:rsid="001e248b" officeooo:paragraph-rsid="0021ab69"/>
    </style:style>
    <style:style style:name="P212" style:family="paragraph" style:parent-style-name="Text_20_body" style:list-style-name="L87">
      <style:text-properties officeooo:rsid="001e248b" officeooo:paragraph-rsid="0021ab69"/>
    </style:style>
    <style:style style:name="P213" style:family="paragraph" style:parent-style-name="Text_20_body" style:list-style-name="L88">
      <style:text-properties officeooo:rsid="001e248b" officeooo:paragraph-rsid="0021ab69"/>
    </style:style>
    <style:style style:name="P214" style:family="paragraph" style:parent-style-name="Text_20_body" style:list-style-name="L89">
      <style:text-properties officeooo:rsid="001e248b" officeooo:paragraph-rsid="0021ab69"/>
    </style:style>
    <style:style style:name="P215" style:family="paragraph" style:parent-style-name="Table_20_Heading">
      <style:text-properties officeooo:paragraph-rsid="0021ab69"/>
    </style:style>
    <style:style style:name="P216" style:family="paragraph" style:parent-style-name="Table_20_Contents">
      <style:text-properties officeooo:paragraph-rsid="0021ab69"/>
    </style:style>
    <style:style style:name="P217" style:family="paragraph" style:parent-style-name="Text_20_body" style:list-style-name="L90">
      <style:text-properties officeooo:rsid="001e248b" officeooo:paragraph-rsid="0021ab69"/>
    </style:style>
    <style:style style:name="P218" style:family="paragraph" style:parent-style-name="Text_20_body" style:list-style-name="L91">
      <style:text-properties officeooo:rsid="001e248b" officeooo:paragraph-rsid="0021ab69"/>
    </style:style>
    <style:style style:name="P219" style:family="paragraph" style:parent-style-name="Text_20_body" style:list-style-name="L92">
      <style:text-properties officeooo:rsid="001e248b" officeooo:paragraph-rsid="0021ab69"/>
    </style:style>
    <style:style style:name="P220" style:family="paragraph" style:parent-style-name="Text_20_body" style:list-style-name="L93">
      <style:text-properties officeooo:rsid="001e248b" officeooo:paragraph-rsid="0021ab69"/>
    </style:style>
    <style:style style:name="P221" style:family="paragraph" style:parent-style-name="Text_20_body" style:list-style-name="L94">
      <style:text-properties officeooo:rsid="001e248b" officeooo:paragraph-rsid="0021ab69"/>
    </style:style>
    <style:style style:name="P222" style:family="paragraph" style:parent-style-name="Text_20_body" style:list-style-name="L95">
      <style:text-properties officeooo:rsid="001e248b" officeooo:paragraph-rsid="0021ab69"/>
    </style:style>
    <style:style style:name="P223" style:family="paragraph" style:parent-style-name="Text_20_body" style:list-style-name="L96">
      <style:text-properties officeooo:rsid="001e248b" officeooo:paragraph-rsid="0021ab69"/>
    </style:style>
    <style:style style:name="P224" style:family="paragraph" style:parent-style-name="Preformatted_20_Text">
      <style:paragraph-properties fo:margin-left="0cm" fo:margin-right="0cm" fo:margin-top="0cm" fo:margin-bottom="0.499cm" style:contextual-spacing="false" fo:text-indent="0cm" style:auto-text-indent="false" style:writing-mode="lr-tb"/>
      <style:text-properties officeooo:rsid="001e248b" officeooo:paragraph-rsid="0021ab69"/>
    </style:style>
    <style:style style:name="P225" style:family="paragraph" style:parent-style-name="Text_20_body" style:list-style-name="L97">
      <style:text-properties officeooo:rsid="001e248b" officeooo:paragraph-rsid="0021ab69"/>
    </style:style>
    <style:style style:name="P226" style:family="paragraph" style:parent-style-name="Text_20_body" style:list-style-name="L98">
      <style:text-properties officeooo:rsid="001e248b" officeooo:paragraph-rsid="0021ab69"/>
    </style:style>
    <style:style style:name="P227" style:family="paragraph" style:parent-style-name="Text_20_body" style:list-style-name="L99">
      <style:text-properties officeooo:rsid="001e248b" officeooo:paragraph-rsid="0021ab69"/>
    </style:style>
    <style:style style:name="P228" style:family="paragraph" style:parent-style-name="Text_20_body" style:list-style-name="L100">
      <style:text-properties officeooo:rsid="001e248b" officeooo:paragraph-rsid="0021ab69"/>
    </style:style>
    <style:style style:name="P229" style:family="paragraph" style:parent-style-name="Text_20_body" style:list-style-name="L101">
      <style:text-properties officeooo:rsid="001e248b" officeooo:paragraph-rsid="0021ab69"/>
    </style:style>
    <style:style style:name="P230" style:family="paragraph" style:parent-style-name="Text_20_body" style:list-style-name="L102">
      <style:text-properties officeooo:rsid="001e248b" officeooo:paragraph-rsid="0021ab69"/>
    </style:style>
    <style:style style:name="P231" style:family="paragraph" style:parent-style-name="Text_20_body" style:list-style-name="L103">
      <style:text-properties officeooo:rsid="001e248b" officeooo:paragraph-rsid="0021ab69"/>
    </style:style>
    <style:style style:name="P232" style:family="paragraph" style:parent-style-name="Heading_20_3">
      <style:text-properties officeooo:rsid="001e248b" officeooo:paragraph-rsid="0021ab69"/>
    </style:style>
    <style:style style:name="P233" style:family="paragraph" style:parent-style-name="Text_20_body" style:list-style-name="L104">
      <style:text-properties officeooo:rsid="001e248b" officeooo:paragraph-rsid="0021ab69"/>
    </style:style>
    <style:style style:name="P234" style:family="paragraph" style:parent-style-name="Text_20_body">
      <style:text-properties officeooo:rsid="001e248b"/>
    </style:style>
    <style:style style:name="T1" style:family="text">
      <style:text-properties fo:font-style="normal" style:font-style-asian="normal" style:font-style-complex="normal"/>
    </style:style>
    <style:style style:name="T2" style:family="text">
      <style:text-properties officeooo:rsid="000ddd38"/>
    </style:style>
    <style:style style:name="T3" style:family="text">
      <style:text-properties officeooo:rsid="002fd932"/>
    </style:style>
    <style:style style:name="T4" style:family="text">
      <style:text-properties officeooo:rsid="000f8042"/>
    </style:style>
    <style:style style:name="T5" style:family="text">
      <style:text-properties fo:font-size="10pt" style:font-size-asian="10pt" style:font-size-complex="10pt"/>
    </style:style>
    <style:style style:name="T6" style:family="text">
      <style:text-properties officeooo:rsid="000f8fa5"/>
    </style:style>
    <style:style style:name="T7" style:family="text">
      <style:text-properties officeooo:rsid="00300f2a"/>
    </style:style>
    <style:style style:name="T8" style:family="text">
      <style:text-properties officeooo:rsid="00113a5f"/>
    </style:style>
    <style:style style:name="T9" style:family="text">
      <style:text-properties fo:font-weight="normal" officeooo:rsid="00449980" style:font-weight-asian="normal" style:font-weight-complex="normal"/>
    </style:style>
    <style:style style:name="T10" style:family="text">
      <style:text-properties officeooo:rsid="003b38a0"/>
    </style:style>
    <style:style style:name="T11" style:family="text">
      <style:text-properties officeooo:rsid="00218685"/>
    </style:style>
    <style:style style:name="T12" style:family="text">
      <style:text-properties officeooo:rsid="003a89eb"/>
    </style:style>
    <style:style style:name="T13" style:family="text">
      <style:text-properties officeooo:rsid="00373198"/>
    </style:style>
    <style:style style:name="T14" style:family="text">
      <style:text-properties officeooo:rsid="00387f83"/>
    </style:style>
    <style:style style:name="T15" style:family="text">
      <style:text-properties officeooo:rsid="0038b862"/>
    </style:style>
    <style:style style:name="T16" style:family="text">
      <style:text-properties officeooo:rsid="003a382f"/>
    </style:style>
    <style:style style:name="T17" style:family="text">
      <style:text-properties officeooo:rsid="00317b36"/>
    </style:style>
    <style:style style:name="T18" style:family="text">
      <style:text-properties officeooo:rsid="003b08d4"/>
    </style:style>
    <style:style style:name="T19" style:family="text">
      <style:text-properties officeooo:rsid="003c6ebc"/>
    </style:style>
    <style:style style:name="T20" style:family="text">
      <style:text-properties officeooo:rsid="0013a8e3"/>
    </style:style>
    <style:style style:name="T21" style:family="text">
      <style:text-properties officeooo:rsid="0013bdbc"/>
    </style:style>
    <style:style style:name="T22" style:family="text">
      <style:text-properties officeooo:rsid="0017df06"/>
    </style:style>
    <style:style style:name="T23" style:family="text">
      <style:text-properties officeooo:rsid="0013d994"/>
    </style:style>
    <style:style style:name="T24" style:family="text">
      <style:text-properties officeooo:rsid="0015b61e"/>
    </style:style>
    <style:style style:name="T25" style:family="text">
      <style:text-properties officeooo:rsid="001727e3"/>
    </style:style>
    <style:style style:name="T26" style:family="text">
      <style:text-properties style:font-name="Liberation Sans"/>
    </style:style>
    <style:style style:name="T27" style:family="text">
      <style:text-properties style:font-name="Liberation Sans" officeooo:rsid="001727e3"/>
    </style:style>
    <style:style style:name="T28" style:family="text">
      <style:text-properties fo:color="#000000" loext:opacity="100%" style:font-name="Liberation Serif" fo:font-size="12pt" fo:font-style="normal" fo:font-weight="bold" fo:background-color="#eeeeee" loext:char-shading-value="0" style:font-size-asian="12pt" style:font-style-asian="normal" style:font-weight-asian="bold"/>
    </style:style>
    <style:style style:name="T29" style:family="text">
      <style:text-properties fo:font-style="normal" fo:font-weight="bold" style:font-style-asian="normal" style:font-weight-asian="bold"/>
    </style:style>
    <style:style style:name="T30" style:family="text">
      <style:text-properties style:font-name="Liberation Serif" fo:font-size="12pt" fo:font-style="normal" fo:font-weight="bold" style:font-size-asian="12pt" style:font-style-asian="normal" style:font-weight-asian="bold"/>
    </style:style>
    <style:style style:name="T31" style:family="text">
      <style:text-properties fo:font-family="'Liberation Mono', 'Courier New', 'DejaVu Sans Mono', 'Lucida Sans Typewriter'" style:font-family-generic="roman" style:font-pitch="variable" fo:font-style="normal" fo:font-weight="bold" style:font-style-asian="normal" style:font-weight-asian="bold"/>
    </style:style>
    <style:style style:name="T32" style:family="text">
      <style:text-properties officeooo:rsid="003e3db8"/>
    </style:style>
    <style:style style:name="T33" style:family="text">
      <style:text-properties officeooo:rsid="0030d5db"/>
    </style:style>
    <style:style style:name="T34" style:family="text">
      <style:text-properties officeooo:rsid="00403cca"/>
    </style:style>
    <style:style style:name="T35" style:family="text">
      <style:text-properties officeooo:rsid="0022c203"/>
    </style:style>
    <style:style style:name="T36" style:family="text">
      <style:text-properties fo:font-size="6pt" style:font-size-asian="6pt" style:font-size-complex="6pt"/>
    </style:style>
    <style:style style:name="T37" style:family="text">
      <style:text-properties fo:font-weight="bold"/>
    </style:style>
    <style:style style:name="T38" style:family="text">
      <style:text-properties officeooo:rsid="0014ffa1"/>
    </style:style>
    <style:style style:name="T39" style:family="text">
      <style:text-properties officeooo:rsid="0019757c"/>
    </style:style>
    <style:style style:name="T40" style:family="text">
      <style:text-properties officeooo:rsid="0019b7d3"/>
    </style:style>
    <style:style style:name="T41" style:family="text">
      <style:text-properties officeooo:rsid="001a04a4"/>
    </style:style>
    <style:style style:name="T42" style:family="text">
      <style:text-properties officeooo:rsid="00203827"/>
    </style:style>
    <style:style style:name="T43" style:family="text">
      <style:text-properties style:font-name="Arial"/>
    </style:style>
    <style:style style:name="T44" style:family="text">
      <style:text-properties officeooo:rsid="00222cff"/>
    </style:style>
    <style:style style:name="T45" style:family="text">
      <style:text-properties officeooo:rsid="0029a318"/>
    </style:style>
    <style:style style:name="T46" style:family="text">
      <style:text-properties officeooo:rsid="002377a9"/>
    </style:style>
    <style:style style:name="T47" style:family="text">
      <style:text-properties officeooo:rsid="002b0c52"/>
    </style:style>
    <style:style style:name="T48" style:family="text">
      <style:text-properties fo:font-style="normal" officeooo:rsid="001a3232" style:font-style-asian="normal" style:font-style-complex="normal"/>
    </style:style>
    <style:style style:name="T49" style:family="text">
      <style:text-properties fo:font-size="9pt" style:font-size-asian="9pt" style:font-size-complex="9pt"/>
    </style:style>
    <style:style style:name="T50" style:family="text">
      <style:text-properties style:text-line-through-style="solid" style:text-line-through-type="single" fo:font-size="9pt" style:font-size-asian="9pt" style:font-size-complex="9pt"/>
    </style:style>
    <style:style style:name="T51" style:family="text">
      <style:text-properties fo:font-weight="normal" officeooo:rsid="001a3232" style:font-weight-asian="normal" style:font-weight-complex="normal"/>
    </style:style>
    <style:style style:name="T52" style:family="text">
      <style:text-properties fo:font-weight="normal" officeooo:rsid="001bafe4" style:font-weight-asian="normal" style:font-weight-complex="normal"/>
    </style:style>
    <style:style style:name="T53" style:family="text">
      <style:text-properties officeooo:rsid="001f72a6"/>
    </style:style>
    <style:style style:name="T54" style:family="text">
      <style:text-properties officeooo:rsid="0021ab69"/>
    </style:style>
    <style:style style:name="T5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8161_3036915566"/>Synthèse projet RZ <text:s/>28/02/2026<text:bookmark-end text:name="__RefHeading___Toc28161_3036915566"/></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28161_3036915566" office:name="Synthèse projet RZ 28/02/2026" text:style-name="Index_20_Link" text:visited-style-name="Index_20_Link">Synthèse projet RZ 28/02/2026<text:tab/>1</text:a></text:p>
          <text:p text:style-name="P1"><text:a xlink:type="simple" xlink:href="#__RefHeading___Toc28163_3036915566" office:name="Rappels structurants (figés)" text:style-name="Index_20_Link" text:visited-style-name="Index_20_Link">Rappels structurants (figés)<text:tab/>4</text:a></text:p>
          <text:p text:style-name="P2"><text:a xlink:type="simple" xlink:href="#__RefHeading___Toc38410_492035557" office:name="Position de SE par rapport à Arduino" text:style-name="Index_20_Link" text:visited-style-name="Index_20_Link">Position de SE par rapport à Arduino<text:tab/>4</text:a></text:p>
          <text:p text:style-name="P2"><text:a xlink:type="simple" xlink:href="#__RefHeading___Toc38412_492035557" office:name="Permet un mode de pilotage vocal du robot" text:style-name="Index_20_Link" text:visited-style-name="Index_20_Link">Permet un mode de pilotage vocal du robot<text:tab/>4</text:a></text:p>
          <text:p text:style-name="P2"><text:a xlink:type="simple" xlink:href="#__RefHeading___Toc38414_492035557" office:name="Le couple CAT I et la variable COM : intérêt permet d’orienté le traitement  → propriété info → « texte libre » - debug → « pb buffer » - erreur → « STT timeout" text:style-name="Index_20_Link" text:visited-style-name="Index_20_Link">Le couple CAT I et la variable COM : intérêt permet d’orienté le traitement  → propriété info → « texte libre » - debug → « pb buffer » - erreur → « STT timeout<text:tab/>5</text:a></text:p>
          <text:p text:style-name="P1"><text:a xlink:type="simple" xlink:href="#__RefHeading___Toc28165_3036915566" office:name=" Arborescence" text:style-name="Index_20_Link" text:visited-style-name="Index_20_Link"><text:s/>Arborescence<text:tab/>5</text:a></text:p>
          <text:p text:style-name="P1"><text:a xlink:type="simple" xlink:href="#__RefHeading___Toc38462_492035557" office:name="11.1 Logique globale de l’application" text:style-name="Index_20_Link" text:visited-style-name="Index_20_Link">11.1 Logique globale de l’application<text:tab/>8</text:a></text:p>
          <text:p text:style-name="P1"><text:a xlink:type="simple" xlink:href="#__RefHeading___Toc38464_492035557" office:name="11.2 Les champs de la Table A (Table mère)  - dernière version :" text:style-name="Index_20_Link" text:visited-style-name="Index_20_Link">11.2 Les champs de la Table A (Table mère)  - dernière version :<text:tab/>9</text:a></text:p>
          <text:p text:style-name="P1"><text:a xlink:type="simple" xlink:href="#__RefHeading___Toc28167_3036915566" office:name="Règles" text:style-name="Index_20_Link" text:visited-style-name="Index_20_Link">Règles<text:tab/>9</text:a></text:p>
          <text:p text:style-name="P1"><text:a xlink:type="simple" xlink:href="#__RefHeading___Toc38561_492035557" office:name="11.3 le futur catalogue STT La table C" text:style-name="Index_20_Link" text:visited-style-name="Index_20_Link">11.3 le futur catalogue STT La table C<text:tab/>13</text:a></text:p>
          <text:p text:style-name="P2"><text:a xlink:type="simple" xlink:href="#__RefHeading___Toc50261_222303930%20Copie%201" office:name="A Exemple canonique" text:style-name="Index_20_Link" text:visited-style-name="Index_20_Link">A Exemple canonique<text:tab/>13</text:a></text:p>
          <text:p text:style-name="P1"><text:a xlink:type="simple" xlink:href="#__RefHeading___Toc28169_3036915566" office:name="Erreur – urgence,… Gestion - VF" text:style-name="Index_20_Link" text:visited-style-name="Index_20_Link">Erreur – urgence,… Gestion - VF<text:tab/>14</text:a></text:p>
          <text:p text:style-name="P1"><text:a xlink:type="simple" xlink:href="#__RefHeading___Toc28171_3036915566" office:name="Gestion des urgences et des erreurs – Spécification VPIV" text:style-name="Index_20_Link" text:visited-style-name="Index_20_Link">Gestion des urgences et des erreurs – Spécification VPIV<text:tab/>14</text:a></text:p>
          <text:p text:style-name="P1"><text:a xlink:type="simple" xlink:href="#__RefHeading___Toc28173_3036915566" office:name="1. Objectif du document" text:style-name="Index_20_Link" text:visited-style-name="Index_20_Link">1. Objectif du document<text:tab/>14</text:a></text:p>
          <text:p text:style-name="P1"><text:a xlink:type="simple" xlink:href="#__RefHeading___Toc28175_3036915566" office:name="2. Principes fondamentaux" text:style-name="Index_20_Link" text:visited-style-name="Index_20_Link">2. Principes fondamentaux<text:tab/>14</text:a></text:p>
          <text:p text:style-name="P2"><text:a xlink:type="simple" xlink:href="#__RefHeading___Toc28177_3036915566" office:name="2.1 Séparation stricte des notions" text:style-name="Index_20_Link" text:visited-style-name="Index_20_Link">2.1 Séparation stricte des notions<text:tab/>14</text:a></text:p>
          <text:p text:style-name="P1"><text:a xlink:type="simple" xlink:href="#__RefHeading___Toc28179_3036915566" office:name="3. Catégories VPIV (CAT)" text:style-name="Index_20_Link" text:visited-style-name="Index_20_Link">3. Catégories VPIV (CAT)<text:tab/>14</text:a></text:p>
          <text:p text:style-name="P2"><text:a xlink:type="simple" xlink:href="#__RefHeading___Toc28181_3036915566" office:name="3.1 CAT V – Variable" text:style-name="Index_20_Link" text:visited-style-name="Index_20_Link">3.1 CAT V – Variable<text:tab/>14</text:a></text:p>
          <text:p text:style-name="P2"><text:a xlink:type="simple" xlink:href="#__RefHeading___Toc28183_3036915566" office:name="3.2 CAT I – Information" text:style-name="Index_20_Link" text:visited-style-name="Index_20_Link">3.2 CAT I – Information<text:tab/>15</text:a></text:p>
          <text:p text:style-name="P2"><text:a xlink:type="simple" xlink:href="#__RefHeading___Toc28185_3036915566" office:name="3.3 CAT E – Événement critique (Urgence)" text:style-name="Index_20_Link" text:visited-style-name="Index_20_Link">3.3 CAT E – Événement critique (Urgence)<text:tab/>15</text:a></text:p>
          <text:p text:style-name="P2"><text:a xlink:type="simple" xlink:href="#__RefHeading___Toc28187_3036915566" office:name="3.4 CAT F – Flux / Commande" text:style-name="Index_20_Link" text:visited-style-name="Index_20_Link">3.4 CAT F – Flux / Commande<text:tab/>15</text:a></text:p>
          <text:p text:style-name="P2"><text:a xlink:type="simple" xlink:href="#__RefHeading___Toc28189_3036915566" office:name="3.5 CAT A – Application" text:style-name="Index_20_Link" text:visited-style-name="Index_20_Link">3.5 CAT A – Application<text:tab/>15</text:a></text:p>
          <text:p text:style-name="P1"><text:a xlink:type="simple" xlink:href="#__RefHeading___Toc28191_3036915566" office:name="4. Règles de mise en forme Table A" text:style-name="Index_20_Link" text:visited-style-name="Index_20_Link">4. Règles de mise en forme Table A<text:tab/>15</text:a></text:p>
          <text:p text:style-name="P2"><text:a xlink:type="simple" xlink:href="#__RefHeading___Toc28193_3036915566" office:name="4.1 Parenthèses" text:style-name="Index_20_Link" text:visited-style-name="Index_20_Link">4.1 Parenthèses<text:tab/>15</text:a></text:p>
          <text:p text:style-name="P2"><text:a xlink:type="simple" xlink:href="#__RefHeading___Toc28195_3036915566" office:name="4.2 ENUM et indices" text:style-name="Index_20_Link" text:visited-style-name="Index_20_Link">4.2 ENUM et indices<text:tab/>16</text:a></text:p>
          <text:p text:style-name="P1"><text:a xlink:type="simple" xlink:href="#__RefHeading___Toc28197_3036915566" office:name="5. Variable URG – Modèle retenu" text:style-name="Index_20_Link" text:visited-style-name="Index_20_Link">5. Variable URG – Modèle retenu<text:tab/>16</text:a></text:p>
          <text:p text:style-name="P2"><text:a xlink:type="simple" xlink:href="#__RefHeading___Toc28199_3036915566" office:name="5.1 Propriétés" text:style-name="Index_20_Link" text:visited-style-name="Index_20_Link">5.1 Propriétés<text:tab/>16</text:a></text:p>
          <text:p text:style-name="P2"><text:a xlink:type="simple" xlink:href="#__RefHeading___Toc28201_3036915566" office:name="5.2 Séquence type" text:style-name="Index_20_Link" text:visited-style-name="Index_20_Link">5.2 Séquence type<text:tab/>16</text:a></text:p>
          <text:p text:style-name="P3"><text:a xlink:type="simple" xlink:href="#__RefHeading___Toc28203_3036915566" office:name="Détection (SE ou A)" text:style-name="Index_20_Link" text:visited-style-name="Index_20_Link">Détection (SE ou A)<text:tab/>16</text:a></text:p>
          <text:p text:style-name="P3"><text:a xlink:type="simple" xlink:href="#__RefHeading___Toc28205_3036915566" office:name="Traitement SP" text:style-name="Index_20_Link" text:visited-style-name="Index_20_Link">Traitement SP<text:tab/>16</text:a></text:p>
          <text:p text:style-name="P3"><text:a xlink:type="simple" xlink:href="#__RefHeading___Toc28207_3036915566" office:name="Levée d’urgence" text:style-name="Index_20_Link" text:visited-style-name="Index_20_Link">Levée d’urgence<text:tab/>17</text:a></text:p>
          <text:p text:style-name="P1"><text:a xlink:type="simple" xlink:href="#__RefHeading___Toc28209_3036915566" office:name="6. Erreurs non critiques" text:style-name="Index_20_Link" text:visited-style-name="Index_20_Link">6. Erreurs non critiques<text:tab/>17</text:a></text:p>
          <text:p text:style-name="P1"><text:a xlink:type="simple" xlink:href="#__RefHeading___Toc28211_3036915566" office:name="7. Rôle de CfgS dans la sécurité" text:style-name="Index_20_Link" text:visited-style-name="Index_20_Link">7. Rôle de CfgS dans la sécurité<text:tab/>17</text:a></text:p>
          <text:p text:style-name="P1"><text:a xlink:type="simple" xlink:href="#__RefHeading___Toc28213_3036915566" office:name="8. Synthèse finale" text:style-name="Index_20_Link" text:visited-style-name="Index_20_Link">8. Synthèse finale<text:tab/>17</text:a></text:p>
          <text:p text:style-name="P1"><text:a xlink:type="simple" xlink:href="#__RefHeading___Toc28215_3036915566" office:name="Table A – Urg, CfgS et Com (définitive)" text:style-name="Index_20_Link" text:visited-style-name="Index_20_Link">Table A – Urg, CfgS et Com (définitive)<text:tab/>18</text:a></text:p>
          <text:p text:style-name="P1"><text:a xlink:type="simple" xlink:href="#__RefHeading___Toc28217_3036915566" office:name="Rappels de règles appliquées" text:style-name="Index_20_Link" text:visited-style-name="Index_20_Link">Rappels de règles appliquées<text:tab/>18</text:a></text:p>
          <text:p text:style-name="P1"><text:a xlink:type="simple" xlink:href="#__RefHeading___Toc28219_3036915566" office:name="Variable : Urg (Urgences critiques)" text:style-name="Index_20_Link" text:visited-style-name="Index_20_Link">Variable : Urg (Urgences critiques)<text:tab/>18</text:a></text:p>
          <text:p text:style-name="P1"><text:a xlink:type="simple" xlink:href="#__RefHeading___Toc28221_3036915566" office:name="Variable : CfgS (Configuration système &amp; sécurité)" text:style-name="Index_20_Link" text:visited-style-name="Index_20_Link">Variable : CfgS (Configuration système &amp; sécurité)<text:tab/>18</text:a></text:p>
          <text:p text:style-name="P1"><text:a xlink:type="simple" xlink:href="#__RefHeading___Toc28223_3036915566" office:name="Variable : Com (Communication humaine / debug / erreur non critique)" text:style-name="Index_20_Link" text:visited-style-name="Index_20_Link">Variable : Com (Communication humaine / debug / erreur non critique)<text:tab/>19</text:a></text:p>
          <text:p text:style-name="P2"><text:a xlink:type="simple" xlink:href="#__RefHeading___Toc28225_3036915566" office:name="Com / info" text:style-name="Index_20_Link" text:visited-style-name="Index_20_Link">Com / info<text:tab/>19</text:a></text:p>
          <text:p text:style-name="P2"><text:a xlink:type="simple" xlink:href="#__RefHeading___Toc28227_3036915566" office:name="Com / debug" text:style-name="Index_20_Link" text:visited-style-name="Index_20_Link">Com / debug<text:tab/>19</text:a></text:p>
          <text:p text:style-name="P2"><text:a xlink:type="simple" xlink:href="#__RefHeading___Toc28229_3036915566" office:name="Com / erreur (non critique)" text:style-name="Index_20_Link" text:visited-style-name="Index_20_Link">Com / erreur (non critique)<text:tab/>19</text:a></text:p>
          <text:p text:style-name="P1"><text:a xlink:type="simple" xlink:href="#__RefHeading___Toc28231_3036915566" office:name="Notes finales" text:style-name="Index_20_Link" text:visited-style-name="Index_20_Link">Notes finales<text:tab/>19</text:a></text:p>
          <text:p text:style-name="P1"><text:a xlink:type="simple" xlink:href="#__RefHeading___Toc28233_3036915566" office:name="3 variables centrales - CfgS : config Système – Urgence et Erreur Variable Com" text:style-name="Index_20_Link" text:visited-style-name="Index_20_Link">3 variables centrales - CfgS : config Système – Urgence et Erreur Variable Com<text:tab/>21</text:a></text:p>
          <text:p text:style-name="P1"><text:a xlink:type="simple" xlink:href="#__RefHeading___Toc24155_3299874631" office:name="🤖 Dossier de Synthèse : Système Embarqué (SE) - RobotZ" text:style-name="Index_20_Link" text:visited-style-name="Index_20_Link">🤖 Dossier de Synthèse : Système Embarqué (SE) - RobotZ<text:tab/>22</text:a></text:p>
          <text:p text:style-name="P1"><text:a xlink:type="simple" xlink:href="#__RefHeading___Toc24157_3299874631" office:name="1. Philosophie et Rôle du SE" text:style-name="Index_20_Link" text:visited-style-name="Index_20_Link">1. Philosophie et Rôle du SE<text:tab/>22</text:a></text:p>
          <text:p text:style-name="P1"><text:a xlink:type="simple" xlink:href="#__RefHeading___Toc24159_3299874631" office:name="2. Chaîne de Circulation des Data" text:style-name="Index_20_Link" text:visited-style-name="Index_20_Link"><text:soft-page-break/>2. Chaîne de Circulation des Data<text:tab/>22</text:a></text:p>
          <text:p text:style-name="P2"><text:a xlink:type="simple" xlink:href="#__RefHeading___Toc24161_3299874631" office:name="Schéma de commande (Flux descendant) :" text:style-name="Index_20_Link" text:visited-style-name="Index_20_Link">Schéma de commande (Flux descendant) :<text:tab/>22</text:a></text:p>
          <text:p text:style-name="P2"><text:a xlink:type="simple" xlink:href="#__RefHeading___Toc24163_3299874631" office:name="Schéma de retour (Flux montant / ACK) :" text:style-name="Index_20_Link" text:visited-style-name="Index_20_Link">Schéma de retour (Flux montant / ACK) :<text:tab/>22</text:a></text:p>
          <text:p text:style-name="P1"><text:a xlink:type="simple" xlink:href="#__RefHeading___Toc24165_3299874631" office:name="3. Architecture des Fichiers Clés" text:style-name="Index_20_Link" text:visited-style-name="Index_20_Link">3. Architecture des Fichiers Clés<text:tab/>22</text:a></text:p>
          <text:p text:style-name="P1"><text:a xlink:type="simple" xlink:href="#__RefHeading___Toc28235_3036915566" office:name="2️⃣ Ce que ton code Arduino autorise (et ce qu’il n’autorisera JAMAIS)" text:style-name="Index_20_Link" text:visited-style-name="Index_20_Link">2️⃣ Ce que ton code Arduino autorise (et ce qu’il n’autorisera JAMAIS)<text:tab/>24</text:a></text:p>
          <text:p text:style-name="P2"><text:a xlink:type="simple" xlink:href="#__RefHeading___Toc28237_3036915566" office:name="✅ Autorisé côté VALUE" text:style-name="Index_20_Link" text:visited-style-name="Index_20_Link">✅ Autorisé côté VALUE<text:tab/>24</text:a></text:p>
          <text:p text:style-name="P2"><text:a xlink:type="simple" xlink:href="#__RefHeading___Toc28239_3036915566" office:name="❌ Interdit côté Arduino" text:style-name="Index_20_Link" text:visited-style-name="Index_20_Link">❌ Interdit côté Arduino<text:tab/>25</text:a></text:p>
          <text:p text:style-name="P1"><text:a xlink:type="simple" xlink:href="#__RefHeading___Toc28241_3036915566" office:name="3️⃣ Règle FONDAMENTALE à poser (et qui va te sauver)" text:style-name="Index_20_Link" text:visited-style-name="Index_20_Link">3️⃣ Règle FONDAMENTALE à poser (et qui va te sauver)<text:tab/>25</text:a></text:p>
          <text:p text:style-name="P1"><text:a xlink:type="simple" xlink:href="#__RefHeading___Toc28243_3036915566" office:name="4️⃣ Comment gérer tes objets complexes (LRUB, variables imbriquées)" text:style-name="Index_20_Link" text:visited-style-name="Index_20_Link">4️⃣ Comment gérer tes objets complexes (LRUB, variables imbriquées)<text:tab/>25</text:a></text:p>
          <text:p text:style-name="P2"><text:a xlink:type="simple" xlink:href="#__RefHeading___Toc28245_3036915566" office:name="✅ Règle propre" text:style-name="Index_20_Link" text:visited-style-name="Index_20_Link">✅ Règle propre<text:tab/>25</text:a></text:p>
          <text:p text:style-name="P3"><text:a xlink:type="simple" xlink:href="#__RefHeading___Toc28247_3036915566" office:name="Changer une couleur" text:style-name="Index_20_Link" text:visited-style-name="Index_20_Link">Changer une couleur<text:tab/>26</text:a></text:p>
          <text:p text:style-name="P3"><text:a xlink:type="simple" xlink:href="#__RefHeading___Toc28249_3036915566" office:name="Changer l’intensité" text:style-name="Index_20_Link" text:visited-style-name="Index_20_Link">Changer l’intensité<text:tab/>26</text:a></text:p>
          <text:p text:style-name="P3"><text:a xlink:type="simple" xlink:href="#__RefHeading___Toc28251_3036915566" office:name="Activer" text:style-name="Index_20_Link" text:visited-style-name="Index_20_Link">Activer<text:tab/>26</text:a></text:p>
          <text:p text:style-name="P1"><text:a xlink:type="simple" xlink:href="#__RefHeading___Toc28253_3036915566" office:name="5️⃣ Même logique pour ton objet fictif imbriqué" text:style-name="Index_20_Link" text:visited-style-name="Index_20_Link">5️⃣ Même logique pour ton objet fictif imbriqué<text:tab/>26</text:a></text:p>
          <text:p text:style-name="P1"><text:a xlink:type="simple" xlink:href="#__RefHeading___Toc28255_3036915566" office:name="6️⃣ Pourquoi ton système est en réalité BIEN conçu" text:style-name="Index_20_Link" text:visited-style-name="Index_20_Link">6️⃣ Pourquoi ton système est en réalité BIEN conçu<text:tab/>27</text:a></text:p>
          <text:p text:style-name="P1"><text:a xlink:type="simple" xlink:href="#__RefHeading___Toc28257_3036915566" office:name="Bien comprendre les différentes tables (V-1" text:style-name="Index_20_Link" text:visited-style-name="Index_20_Link">Bien comprendre les différentes tables (V-1<text:tab/>28</text:a></text:p>
          <text:p text:style-name="P2"><text:a xlink:type="simple" xlink:href="#__RefHeading___Toc28259_3036915566" office:name="🟦 A — Variable SYSTÈME (VPIV / Intent / Flux)" text:style-name="Index_20_Link" text:visited-style-name="Index_20_Link">🟦 A — Variable SYSTÈME (VPIV / Intent / Flux)<text:tab/>28</text:a></text:p>
          <text:p text:style-name="P2"><text:a xlink:type="simple" xlink:href="#__RefHeading___Toc28261_3036915566" office:name="🟨 B — Variable d’ÉTAT Node-RED (stockage)" text:style-name="Index_20_Link" text:visited-style-name="Index_20_Link">🟨 B — Variable d’ÉTAT Node-RED (stockage)<text:tab/>28</text:a></text:p>
          <text:p text:style-name="P2"><text:a xlink:type="simple" xlink:href="#__RefHeading___Toc28263_3036915566" office:name="🟥 C — Paramètres de configuration Node-RED" text:style-name="Index_20_Link" text:visited-style-name="Index_20_Link">🟥 C — Paramètres de configuration Node-RED<text:tab/>29</text:a></text:p>
          <text:p text:style-name="P1"><text:a xlink:type="simple" xlink:href="#__RefHeading___Toc28265_3036915566" office:name="TABLES ARTICULATION V1’  (ok):" text:style-name="Index_20_Link" text:visited-style-name="Index_20_Link">TABLES ARTICULATION V1’  (ok):<text:tab/>29</text:a></text:p>
          <text:p text:style-name="P1"><text:a xlink:type="simple" xlink:href="#__RefHeading___Toc28267_3036915566" office:name="Table A — variables système" text:style-name="Index_20_Link" text:visited-style-name="Index_20_Link">Table A — variables système<text:tab/>29</text:a></text:p>
          <text:p text:style-name="P1"><text:a xlink:type="simple" xlink:href="#__RefHeading___Toc28269_3036915566" office:name="Table C = fichier JSON Modèle de persistance &amp; d’initialisation" text:style-name="Index_20_Link" text:visited-style-name="Index_20_Link">Table C = fichier JSON Modèle de persistance &amp; d’initialisation<text:tab/>30</text:a></text:p>
          <text:p text:style-name="P2"><text:a xlink:type="simple" xlink:href="#__RefHeading___Toc28271_3036915566" office:name="Rôles cumulés (très importants) :" text:style-name="Index_20_Link" text:visited-style-name="Index_20_Link">Rôles cumulés (très importants) :<text:tab/>30</text:a></text:p>
          <text:p text:style-name="P2"><text:a xlink:type="simple" xlink:href="#__RefHeading___Toc28273_3036915566" office:name="Contenu :" text:style-name="Index_20_Link" text:visited-style-name="Index_20_Link">Contenu :<text:tab/>30</text:a></text:p>
          <text:p text:style-name="P1"><text:a xlink:type="simple" xlink:href="#__RefHeading___Toc28275_3036915566" office:name="Table B = image de travail volatile - Node-RED runtime" text:style-name="Index_20_Link" text:visited-style-name="Index_20_Link">Table B = image de travail volatile - Node-RED runtime<text:tab/>30</text:a></text:p>
          <text:p text:style-name="P2"><text:a xlink:type="simple" xlink:href="#__RefHeading___Toc28277_3036915566" office:name="Propriétés clés :" text:style-name="Index_20_Link" text:visited-style-name="Index_20_Link">Propriétés clés :<text:tab/>30</text:a></text:p>
          <text:p text:style-name="P1"><text:a xlink:type="simple" xlink:href="#__RefHeading___Toc28279_3036915566" office:name="Table D — Catalogue STT" text:style-name="Index_20_Link" text:visited-style-name="Index_20_Link">Table D — Catalogue STT<text:tab/>31</text:a></text:p>
          <text:p text:style-name="P2"><text:a xlink:type="simple" xlink:href="#__RefHeading___Toc28281_3036915566" office:name="Points clés validés :" text:style-name="Index_20_Link" text:visited-style-name="Index_20_Link">Points clés validés :<text:tab/>31</text:a></text:p>
          <text:p text:style-name="P1"><text:a xlink:type="simple" xlink:href="#__RefHeading___Toc28283_3036915566" office:name="Pipeline vocal" text:style-name="Index_20_Link" text:visited-style-name="Index_20_Link">Pipeline vocal<text:tab/>31</text:a></text:p>
          <text:p text:style-name="P2"><text:a xlink:type="simple" xlink:href="#__RefHeading___Toc28285_3036915566" office:name="🎤 STT / SE" text:style-name="Index_20_Link" text:visited-style-name="Index_20_Link">🎤 STT / SE<text:tab/>31</text:a></text:p>
          <text:p text:style-name="P2"><text:a xlink:type="simple" xlink:href="#__RefHeading___Toc28287_3036915566" office:name="🧠 SP" text:style-name="Index_20_Link" text:visited-style-name="Index_20_Link">🧠 SP<text:tab/>31</text:a></text:p>
          <text:p text:style-name="P2"><text:a xlink:type="simple" xlink:href="#__RefHeading___Toc28289_3036915566" office:name="Synonymes &amp; paramètres" text:style-name="Index_20_Link" text:visited-style-name="Index_20_Link">Synonymes &amp; paramètres<text:tab/>32</text:a></text:p>
          <text:p text:style-name="P2"><text:a xlink:type="simple" xlink:href="#__RefHeading___Toc28291_3036915566" office:name="Structure validée :" text:style-name="Index_20_Link" text:visited-style-name="Index_20_Link">Structure validée :<text:tab/>32</text:a></text:p>
          <text:p text:style-name="P2"><text:a xlink:type="simple" xlink:href="#__RefHeading___Toc28293_3036915566" office:name="Paramètres normés :" text:style-name="Index_20_Link" text:visited-style-name="Index_20_Link">Paramètres normés :<text:tab/>32</text:a></text:p>
          <text:p text:style-name="P1"><text:a xlink:type="simple" xlink:href="#__RefHeading___Toc28295_3036915566" office:name="Synthèse :" text:style-name="Index_20_Link" text:visited-style-name="Index_20_Link">Synthèse :<text:tab/>32</text:a></text:p>
          <text:p text:style-name="P1"><text:a xlink:type="simple" xlink:href="#__RefHeading___Toc28297_3036915566" office:name="Règles simples pour la table A (ce que l’on met, …)" text:style-name="Index_20_Link" text:visited-style-name="Index_20_Link">Règles simples pour la table A (ce que l’on met, …)<text:tab/>32</text:a></text:p>
          <text:p text:style-name="P2"><text:a xlink:type="simple" xlink:href="#__RefHeading___Toc28299_3036915566" office:name="🧱 Règle 1 — Table A = variables fonctionnelles seulement" text:style-name="Index_20_Link" text:visited-style-name="Index_20_Link">🧱 Règle 1 — Table A = variables fonctionnelles seulement<text:tab/>32</text:a></text:p>
          <text:p text:style-name="P2"><text:a xlink:type="simple" xlink:href="#__RefHeading___Toc28301_3036915566" office:name="🧱 Règle 2 — Un module = une responsabilité" text:style-name="Index_20_Link" text:visited-style-name="Index_20_Link">🧱 Règle 2 — Un module = une responsabilité<text:tab/>33</text:a></text:p>
          <text:p text:style-name="P2"><text:a xlink:type="simple" xlink:href="#__RefHeading___Toc28303_3036915566" office:name="🧱 Règle 3 — Flux ≠ Commande et ≠ Info" text:style-name="Index_20_Link" text:visited-style-name="Index_20_Link">🧱 Règle 3 — Flux ≠ Commande et ≠ Info<text:tab/>33</text:a></text:p>
          <text:p text:style-name="P2"><text:a xlink:type="simple" xlink:href="#__RefHeading___Toc28305_3036915566" office:name="🧱 Règle 4 — SE ne décide jamais" text:style-name="Index_20_Link" text:visited-style-name="Index_20_Link">🧱 Règle 4 — SE ne décide jamais<text:tab/>33</text:a></text:p>
          <text:p text:style-name="P2"><text:a xlink:type="simple" xlink:href="#__RefHeading___Toc28307_3036915566" office:name="🧱 Règle 5 — Si tu hésites, documente" text:style-name="Index_20_Link" text:visited-style-name="Index_20_Link">🧱 Règle 5 — Si tu hésites, documente<text:tab/>33</text:a></text:p>
          <text:p text:style-name="P1"><text:a xlink:type="simple" xlink:href="#__RefHeading___Toc28309_3036915566" office:name="4️⃣ Conclusion claire" text:style-name="Index_20_Link" text:visited-style-name="Index_20_Link">4️⃣ Conclusion claire<text:tab/>34</text:a></text:p>
          <text:p text:style-name="P1"><text:a xlink:type="simple" xlink:href="#__RefHeading___Toc28311_3036915566" office:name="1️⃣ Tu décris déjà un système orienté protocole déclaré" text:style-name="Index_20_Link" text:visited-style-name="Index_20_Link">1️⃣ Tu décris déjà un système orienté protocole déclaré<text:tab/>35</text:a></text:p>
          <text:p text:style-name="P1"><text:a xlink:type="simple" xlink:href="#__RefHeading___Toc28313_3036915566" office:name="2️⃣ Pourquoi on parle souvent d’“intent abstrait” (et pourquoi ce n’est pas ton cas)" text:style-name="Index_20_Link" text:visited-style-name="Index_20_Link">2️⃣ Pourquoi on parle souvent d’“intent abstrait” (et pourquoi ce n’est pas ton cas)<text:tab/>35</text:a></text:p>
          <text:p text:style-name="P1"><text:a xlink:type="simple" xlink:href="#__RefHeading___Toc28315_3036915566" office:name="3️⃣ Où se situe la vraie maintenabilité dans TON architecture" text:style-name="Index_20_Link" text:visited-style-name="Index_20_Link">3️⃣ Où se situe la vraie maintenabilité dans TON architecture<text:tab/>36</text:a></text:p>
          <text:p text:style-name="P2"><text:a xlink:type="simple" xlink:href="#__RefHeading___Toc28317_3036915566" office:name="🔹 La maintenabilité n’est PAS :" text:style-name="Index_20_Link" text:visited-style-name="Index_20_Link">🔹 La maintenabilité n’est PAS :<text:tab/>36</text:a></text:p>
          <text:p text:style-name="P2"><text:a xlink:type="simple" xlink:href="#__RefHeading___Toc28319_3036915566" office:name="🔹 Elle est dans :" text:style-name="Index_20_Link" text:visited-style-name="Index_20_Link">🔹 Elle est dans :<text:tab/>36</text:a></text:p>
          <text:p text:style-name="P1"><text:a xlink:type="simple" xlink:href="#__RefHeading___Toc28321_3036915566" office:name="4️⃣ Alors où est la différence de maintenance avec ou sans abstraction ?" text:style-name="Index_20_Link" text:visited-style-name="Index_20_Link">4️⃣ Alors où est la différence de maintenance avec ou sans abstraction ?<text:tab/>36</text:a></text:p>
          <text:p text:style-name="P2"><text:a xlink:type="simple" xlink:href="#__RefHeading___Toc28323_3036915566" office:name="Sans abstraction (ton choix actuel assumé)" text:style-name="Index_20_Link" text:visited-style-name="Index_20_Link">Sans abstraction (ton choix actuel assumé)<text:tab/>36</text:a></text:p>
          <text:p text:style-name="P2"><text:a xlink:type="simple" xlink:href="#__RefHeading___Toc28325_3036915566" office:name="Avec abstraction “intent → action”" text:style-name="Index_20_Link" text:visited-style-name="Index_20_Link">Avec abstraction “intent → action”<text:tab/>37</text:a></text:p>
          <text:p text:style-name="P1"><text:a xlink:type="simple" xlink:href="#__RefHeading___Toc28327_3036915566" office:name="5️⃣ Le rôle réel de la colonne que tu acceptes d’ajouter" text:style-name="Index_20_Link" text:visited-style-name="Index_20_Link">5️⃣ Le rôle réel de la colonne que tu acceptes d’ajouter<text:tab/>37</text:a></text:p>
          <text:p text:style-name="P1"><text:a xlink:type="simple" xlink:href="#__RefHeading___Toc28329_3036915566" office:name="6️⃣ Reformulation finale de TON architecture (validée)" text:style-name="Index_20_Link" text:visited-style-name="Index_20_Link">6️⃣ Reformulation finale de TON architecture (validée)<text:tab/>37</text:a></text:p>
          <text:p text:style-name="P1"><text:a xlink:type="simple" xlink:href="#__RefHeading___Toc28331_3036915566" office:name="URGENCES -ERREURS" text:style-name="Index_20_Link" text:visited-style-name="Index_20_Link"><text:soft-page-break/><text:span text:style-name="T1">URGENCES -ERREURS</text:span><text:tab/>39</text:a></text:p>
          <text:p text:style-name="P1"><text:a xlink:type="simple" xlink:href="#__RefHeading___Toc28333_3036915566" office:name="Problème identifiées : trop de mélange, manque de clarté utilisation des indices inadaptés" text:style-name="Index_20_Link" text:visited-style-name="Index_20_Link"><text:span text:style-name="T1">Problème identifiées : trop de mélange, manque de clarté utilisation des indices inadaptés</text:span><text:tab/>39</text:a></text:p>
          <text:p text:style-name="P3"><text:a xlink:type="simple" xlink:href="#__RefHeading___Toc28335_3036915566" office:name="URGENCE (sécurité / intégrité)" text:style-name="Index_20_Link" text:visited-style-name="Index_20_Link">URGENCE (sécurité / intégrité)<text:tab/>39</text:a></text:p>
          <text:p text:style-name="P3"><text:a xlink:type="simple" xlink:href="#__RefHeading___Toc28337_3036915566" office:name="ERREUR (logicielle, non bloquante)" text:style-name="Index_20_Link" text:visited-style-name="Index_20_Link">ERREUR (logicielle, non bloquante)<text:tab/>39</text:a></text:p>
          <text:p text:style-name="P3"><text:a xlink:type="simple" xlink:href="#__RefHeading___Toc28339_3036915566" office:name=" INFO / DEBUG" text:style-name="Index_20_Link" text:visited-style-name="Index_20_Link"><text:s/>INFO / DEBUG<text:tab/>39</text:a></text:p>
          <text:p text:style-name="P1"><text:a xlink:type="simple" xlink:href="#__RefHeading___Toc28341_3036915566" office:name="Nouvelle forme" text:style-name="Index_20_Link" text:visited-style-name="Index_20_Link">Nouvelle forme<text:tab/>39</text:a></text:p>
          <text:p text:style-name="P1"><text:a xlink:type="simple" xlink:href="#__RefHeading___Toc28343_3036915566" office:name="2️⃣ Catégories d’urgences et décision d’arrêt moteur" text:style-name="Index_20_Link" text:visited-style-name="Index_20_Link">2️⃣ Catégories d’urgences et décision d’arrêt moteur<text:tab/>39</text:a></text:p>
          <text:p text:style-name="P2"><text:a xlink:type="simple" xlink:href="#__RefHeading___Toc28345_3036915566" office:name="🟥 A. URGENCES QUI DOIVENT TOUJOURS ARRÊTER LES MOTEURS" text:style-name="Index_20_Link" text:visited-style-name="Index_20_Link">🟥 A. URGENCES QUI DOIVENT TOUJOURS ARRÊTER LES MOTEURS<text:tab/>39</text:a></text:p>
          <text:p text:style-name="P2"><text:a xlink:type="simple" xlink:href="#__RefHeading___Toc28347_3036915566" office:name="🟧 B. URGENCES QUI ARRÊTENT LES MOTEURS MAIS SONT POTENTIELLEMENT RÉVERSIBLES" text:style-name="Index_20_Link" text:visited-style-name="Index_20_Link">🟧 B. URGENCES QUI ARRÊTENT LES MOTEURS MAIS SONT POTENTIELLEMENT RÉVERSIBLES<text:tab/>40</text:a></text:p>
          <text:p text:style-name="P2"><text:a xlink:type="simple" xlink:href="#__RefHeading___Toc28349_3036915566" office:name="🟨 C. ÉVÉNEMENTS QUI NE DOIVENT PAS DÉCLENCHER UN ARRÊT D’URGENCE" text:style-name="Index_20_Link" text:visited-style-name="Index_20_Link">🟨 C. ÉVÉNEMENTS QUI NE DOIVENT PAS DÉCLENCHER UN ARRÊT D’URGENCE<text:tab/>40</text:a></text:p>
          <text:p text:style-name="P1"><text:a xlink:type="simple" xlink:href="#__RefHeading___Toc28351_3036915566" office:name="EVENEMENT – Différent de variable noté (evenement)" text:style-name="Index_20_Link" text:visited-style-name="Index_20_Link">EVENEMENT – Différent de variable noté (evenement)<text:tab/>41</text:a></text:p>
          <text:p text:style-name="P1"><text:a xlink:type="simple" xlink:href="#__RefHeading___Toc28353_3036915566" office:name="✅ Règle de mise en forme proposée (validée)" text:style-name="Index_20_Link" text:visited-style-name="Index_20_Link">✅ Règle de mise en forme proposée (validée)<text:tab/>41</text:a></text:p>
          <text:p text:style-name="P1"><text:a xlink:type="simple" xlink:href="#__RefHeading___Toc28355_3036915566" office:name="🧠 Ce que cette convention apporte" text:style-name="Index_20_Link" text:visited-style-name="Index_20_Link">🧠 Ce que cette convention apporte<text:tab/>41</text:a></text:p>
          <text:p text:style-name="P2"><text:a xlink:type="simple" xlink:href="#__RefHeading___Toc28357_3036915566" office:name="1️⃣ Différenciation visuelle immédiate" text:style-name="Index_20_Link" text:visited-style-name="Index_20_Link">1️⃣ Différenciation visuelle immédiate<text:tab/>41</text:a></text:p>
          <text:p text:style-name="P2"><text:a xlink:type="simple" xlink:href="#__RefHeading___Toc28359_3036915566" office:name="2️⃣ Alignement parfait avec VPIV" text:style-name="Index_20_Link" text:visited-style-name="Index_20_Link">2️⃣ Alignement parfait avec VPIV<text:tab/>41</text:a></text:p>
          <text:p text:style-name="P2"><text:a xlink:type="simple" xlink:href="#__RefHeading___Toc28361_3036915566" office:name="3️⃣ Cohérence avec le code Arduino" text:style-name="Index_20_Link" text:visited-style-name="Index_20_Link">3️⃣ Cohérence avec le code Arduino<text:tab/>41</text:a></text:p>
          <text:p text:style-name="P2"><text:a xlink:type="simple" xlink:href="#__RefHeading___Toc28363_3036915566" office:name="4️⃣ Effet positif sur la génération / validation" text:style-name="Index_20_Link" text:visited-style-name="Index_20_Link">4️⃣ Effet positif sur la génération / validation<text:tab/>42</text:a></text:p>
          <text:p text:style-name="P1"><text:a xlink:type="simple" xlink:href="#__RefHeading___Toc28365_3036915566" office:name="📌 Règle complémentaire (je te la recommande)" text:style-name="Index_20_Link" text:visited-style-name="Index_20_Link">📌 Règle complémentaire (je te la recommande)<text:tab/>42</text:a></text:p>
          <text:p text:style-name="P2"><text:a xlink:type="simple" xlink:href="#__RefHeading___Toc28367_3036915566" office:name="🔹 Règle A.1 — Propriété événementielle" text:style-name="Index_20_Link" text:visited-style-name="Index_20_Link">🔹 Règle A.1 — Propriété événementielle<text:tab/>42</text:a></text:p>
          <text:p text:style-name="P1"><text:a xlink:type="simple" xlink:href="#__RefHeading___Toc28369_3036915566" office:name="2.3 — Pourquoi reset doit rester dans CfgS (et pas Urg)" text:style-name="Index_20_Link" text:visited-style-name="Index_20_Link">2.3 — Pourquoi reset doit rester dans CfgS (et pas Urg)<text:tab/>43</text:a></text:p>
          <text:p text:style-name="P2"><text:a xlink:type="simple" xlink:href="#__RefHeading___Toc28371_3036915566" office:name="Raisons architecturales :" text:style-name="Index_20_Link" text:visited-style-name="Index_20_Link">Raisons architecturales :<text:tab/>43</text:a></text:p>
          <text:p text:style-name="P1"><text:a xlink:type="simple" xlink:href="#__RefHeading___Toc28373_3036915566" office:name="LÉGENDE – TABLE (A) DES VARIABLES (VPIV / Node-RED / SE / Arduino)" text:style-name="Index_20_Link" text:visited-style-name="Index_20_Link">LÉGENDE – TABLE (A) DES VARIABLES (VPIV / Node-RED / SE / Arduino)<text:tab/>44</text:a></text:p>
          <text:p text:style-name="P1"><text:a xlink:type="simple" xlink:href="#__RefHeading___Toc28375_3036915566" office:name="VAR" text:style-name="Index_20_Link" text:visited-style-name="Index_20_Link">VAR<text:tab/>44</text:a></text:p>
          <text:p text:style-name="P1"><text:a xlink:type="simple" xlink:href="#__RefHeading___Toc28377_3036915566" office:name="PROP" text:style-name="Index_20_Link" text:visited-style-name="Index_20_Link">PROP<text:tab/>44</text:a></text:p>
          <text:p text:style-name="P1"><text:a xlink:type="simple" xlink:href="#__RefHeading___Toc28379_3036915566" office:name="CAT" text:style-name="Index_20_Link" text:visited-style-name="Index_20_Link">CAT<text:tab/>45</text:a></text:p>
          <text:p text:style-name="P1"><text:a xlink:type="simple" xlink:href="#__RefHeading___Toc28381_3036915566" office:name="SENS" text:style-name="Index_20_Link" text:visited-style-name="Index_20_Link">SENS<text:tab/>45</text:a></text:p>
          <text:p text:style-name="P1"><text:a xlink:type="simple" xlink:href="#__RefHeading___Toc28383_3036915566" office:name="TYPE" text:style-name="Index_20_Link" text:visited-style-name="Index_20_Link">TYPE<text:tab/>46</text:a></text:p>
          <text:p text:style-name="P1"><text:a xlink:type="simple" xlink:href="#__RefHeading___Toc28385_3036915566" office:name="FORMAT_VALUE" text:style-name="Index_20_Link" text:visited-style-name="Index_20_Link">FORMAT_VALUE<text:tab/>46</text:a></text:p>
          <text:p text:style-name="P1"><text:a xlink:type="simple" xlink:href="#__RefHeading___Toc28387_3036915566" office:name="COMMENTAIRES" text:style-name="Index_20_Link" text:visited-style-name="Index_20_Link">COMMENTAIRES<text:tab/>46</text:a></text:p>
          <text:p text:style-name="P1"><text:a xlink:type="simple" xlink:href="#__RefHeading___Toc28389_3036915566" office:name="INSTANCE" text:style-name="Index_20_Link" text:visited-style-name="Index_20_Link">INSTANCE<text:tab/>47</text:a></text:p>
          <text:p text:style-name="P1"><text:a xlink:type="simple" xlink:href="#__RefHeading___Toc28391_3036915566" office:name="COMPLEXE" text:style-name="Index_20_Link" text:visited-style-name="Index_20_Link">COMPLEXE<text:tab/>47</text:a></text:p>
          <text:p text:style-name="P1"><text:a xlink:type="simple" xlink:href="#__RefHeading___Toc28393_3036915566" office:name="INITIALE" text:style-name="Index_20_Link" text:visited-style-name="Index_20_Link">INITIALE<text:tab/>47</text:a></text:p>
          <text:p text:style-name="P1"><text:a xlink:type="simple" xlink:href="#__RefHeading___Toc28395_3036915566" office:name="ABREVIATIONS / INDICES" text:style-name="Index_20_Link" text:visited-style-name="Index_20_Link">ABREVIATIONS / INDICES<text:tab/>48</text:a></text:p>
          <text:p text:style-name="P1"><text:a xlink:type="simple" xlink:href="#__RefHeading___Toc28397_3036915566" office:name="STATUT" text:style-name="Index_20_Link" text:visited-style-name="Index_20_Link">STATUT<text:tab/>48</text:a></text:p>
          <text:p text:style-name="P2"><text:a xlink:type="simple" xlink:href="#__RefHeading___Toc28399_3036915566" office:name="✔️ Conclusion" text:style-name="Index_20_Link" text:visited-style-name="Index_20_Link">✔️ Conclusion<text:tab/>48</text:a></text:p>
        </text:index-body>
      </text:table-of-content>
      <text:p text:style-name="Text_20_body"/>
      <text:p text:style-name="P4">Objectif : développer un robot mobile de compagnie avec du code libre, à faible coût .<text:line-break/>Structure  physique : <text:s/>robot à 3 roues dont deux motrices. Plateforme de 3 kg avec tronc pouvant être abaissé avec un servomoteur BASE (facilite le déplacement) et une tête orientable sur deux axes TGD et THB . La tête porte un Smartphone SE et dans le corps deux arduinos : un MEGA chargé de la gestion des capteurs et actionneurs embarqués (hors ceux du smartphone), un Uno esclave du MEGA. Serial3 du MEGA relié au serial du UNO qui porte un bouclier pour la gestion des moteurs (le serial sert selon les besoins pour l’actualisation du code de l’uno et les échanges sur la gestion des moteurs avec MEGA.<text:line-break/>SE gère via termux la gestion locale du robot par sa relation avec la MEGA. Un brifge python permet de récupérer les données de l’arduino et de les transférer vers SP (le système pilote). Termux gère les relation avec l’application tasker chargé de la gestion des applications tierce android, et des expressions sur l’écran de SE via les scènes, ainsi que la transcription TTS. Termux gère en interne les actionneurs et capteurs spécifique du smartphone.<text:line-break/>SP le système pilote, <text:s/>utilise Node-red pour <text:span text:style-name="T2">piloter via : </text:span>écran, joystick, vocale, <text:span text:style-name="T2">laisse (gérer par un </text:span><text:soft-page-break/><text:span text:style-name="T2">capteur de force </text:span>). <text:span text:style-name="T2">SE dispose de plusieurs mode de fonctionnement qui interviennent dans le contrôle de commandes (tous qui viens de SE ou A (arduino mega) n’est qu’une instance qui est validé par node-red.<text:line-break/>La communication entre les appareils SE ↔ SP ↔ <text:s/>A se fait via un protocole de communication unique vpiv : $&lt;CAT&gt;:&lt;VAR&gt;:&lt;PROP&gt;:&lt;INST&gt;:&lt;VALUE&gt;#<text:line-break/></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C</text:p>
            <text:p text:style-name="P5">at</text:p>
          </table:table-cell>
          <table:table-cell table:style-name="Tableau2.A1" office:value-type="string">
            <text:p text:style-name="P6">Signification</text:p>
          </table:table-cell>
          <table:table-cell table:style-name="Tableau2.C1" office:value-type="string">
            <text:p text:style-name="P6">Origine / Destination</text:p>
          </table:table-cell>
        </table:table-row>
        <table:table-row>
          <table:table-cell table:style-name="Tableau2.A2" office:value-type="string">
            <text:p text:style-name="P7">V</text:p>
          </table:table-cell>
          <table:table-cell table:style-name="Tableau2.A2" office:value-type="string">
            <text:p text:style-name="P7">Variable</text:p>
          </table:table-cell>
          <table:table-cell table:style-name="Tableau2.C2" office:value-type="string">
            <text:p text:style-name="P7">Arduino ↔ SP <text:span text:style-name="T3">ou SE ↔ SP</text:span></text:p>
          </table:table-cell>
        </table:table-row>
        <table:table-row>
          <table:table-cell table:style-name="Tableau2.A2" office:value-type="string">
            <text:p text:style-name="P7">I</text:p>
          </table:table-cell>
          <table:table-cell table:style-name="Tableau2.A2" office:value-type="string">
            <text:p text:style-name="P8">Flux</text:p>
          </table:table-cell>
          <table:table-cell table:style-name="Tableau2.C2" office:value-type="string">
            <text:p text:style-name="P7">Arduino → SP <text:s/>, <text:span text:style-name="T3">SE → SP , SE→ SP → A (commande vocale sur moteurs) </text:span></text:p>
            <text:p text:style-name="P9">un flux est défini par sa fréquence, des seuils (éliminer les parasites<text:span text:style-name="T4">), une pondération analyse sur plusieurs valeurs</text:span></text:p>
          </table:table-cell>
        </table:table-row>
        <table:table-row>
          <table:table-cell table:style-name="Tableau2.A2" office:value-type="string">
            <text:p text:style-name="P7">F</text:p>
          </table:table-cell>
          <table:table-cell table:style-name="Tableau2.A2" office:value-type="string">
            <text:p text:style-name="P7"/>
          </table:table-cell>
          <table:table-cell table:style-name="Tableau2.C2" office:value-type="string">
            <text:p text:style-name="P7"/>
          </table:table-cell>
        </table:table-row>
        <table:table-row>
          <table:table-cell table:style-name="Tableau2.A2" office:value-type="string">
            <text:p text:style-name="P7">E</text:p>
          </table:table-cell>
          <table:table-cell table:style-name="Tableau2.A2" office:value-type="string">
            <text:p text:style-name="P7"/>
          </table:table-cell>
          <table:table-cell table:style-name="Tableau2.C2" office:value-type="string">
            <text:p text:style-name="P7"/>
          </table:table-cell>
        </table:table-row>
        <table:table-row>
          <table:table-cell table:style-name="Tableau2.A2" office:value-type="string">
            <text:p text:style-name="P7">A</text:p>
          </table:table-cell>
          <table:table-cell table:style-name="Tableau2.A2" office:value-type="string">
            <text:p text:style-name="P7"/>
          </table:table-cell>
          <table:table-cell table:style-name="Tableau2.C2" office:value-type="string">
            <text:p text:style-name="P7"/>
          </table:table-cell>
        </table:table-row>
      </table:table>
      <text:h text:style-name="P10" text:outline-level="1"><text:bookmark-start text:name="__RefHeading___Toc28163_3036915566"/>Rappels structurants (figés)<text:bookmark-end text:name="__RefHeading___Toc28163_3036915566"/></text:h>
      <text:list text:style-name="L1">
        <text:list-item>
          <text:p text:style-name="P11"><text:span text:style-name="Strong_20_Emphasis"><text:span text:style-name="T5">CAT V</text:span></text:span><text:span text:style-name="T5"> : Variable persistante (état)</text:span></text:p>
        </text:list-item>
        <text:list-item>
          <text:p text:style-name="P11"><text:span text:style-name="Strong_20_Emphasis"><text:span text:style-name="T5">CAT I</text:span></text:span><text:span text:style-name="T5"> : Information ponctuelle (ACK, info utilisateur, debug, erreur non bloquante)</text:span></text:p>
        </text:list-item>
        <text:list-item>
          <text:p text:style-name="P11"><text:span text:style-name="Strong_20_Emphasis"><text:span text:style-name="T5">CAT E</text:span></text:span><text:span text:style-name="T5"> : Événement déclencheur (signal structurant, traitement automatique)</text:span></text:p>
        </text:list-item>
        <text:list-item>
          <text:p text:style-name="P11"><text:span text:style-name="Strong_20_Emphasis"><text:span text:style-name="T5">CAT F</text:span></text:span><text:span text:style-name="T5"> : Flux (audio, vidéo, télémétrie)</text:span></text:p>
        </text:list-item>
        <text:list-item>
          <text:p text:style-name="P11"><text:span text:style-name="Strong_20_Emphasis"><text:span text:style-name="T5">CAT A</text:span></text:span><text:span text:style-name="T5"> : Application / service</text:span></text:p>
        </text:list-item>
      </text:list>
      <text:p text:style-name="P12"><text:span text:style-name="Strong_20_Emphasis"><text:span text:style-name="T5">Parenthèses dans PROP</text:span></text:span><text:span text:style-name="T5"> :</text:span></text:p>
      <text:list text:style-name="L2">
        <text:list-item>
          <text:p text:style-name="P13"><text:span text:style-name="T5">Indiquent une </text:span><text:span text:style-name="Strong_20_Emphasis"><text:span text:style-name="T5">commande</text:span></text:span><text:span text:style-name="T5"> (pas une propriété persistante)</text:span></text:p>
        </text:list-item>
        <text:list-item>
          <text:p text:style-name="P14">Généralement CAT E ou V-commandée</text:p>
        </text:list-item>
      </text:list>
      <text:p text:style-name="P12"><text:span text:style-name="Strong_20_Emphasis"><text:span text:style-name="T5">Enums / indices</text:span></text:span><text:span text:style-name="T5"> :</text:span></text:p>
      <text:list text:style-name="L3">
        <text:list-item>
          <text:p text:style-name="P15"><text:span text:style-name="T5">Les indices enum sont </text:span><text:span text:style-name="Strong_20_Emphasis"><text:span text:style-name="T5">locaux à chaque appareil</text:span></text:span></text:p>
        </text:list-item>
        <text:list-item>
          <text:p text:style-name="P15"><text:span text:style-name="T5">Ce qui circule en VPIV est </text:span><text:span text:style-name="Strong_20_Emphasis"><text:span text:style-name="T5">la valeur symbolique normalisée</text:span></text:span><text:span text:style-name="T5"> (string)</text:span></text:p>
        </text:list-item>
      </text:list>
      <text:p text:style-name="P16"/>
      <text:h text:style-name="P17" text:outline-level="3"><text:bookmark-start text:name="__RefHeading___Toc38410_492035557"/>Position de SE par rapport à Arduino<text:bookmark-end text:name="__RefHeading___Toc38410_492035557"/></text:h>
      <table:table table:name="Tableau29" table:style-name="Tableau29">
        <table:table-column table:style-name="Tableau29.A"/>
        <table:table-column table:style-name="Tableau29.B"/>
        <table:table-header-rows>
          <table:table-row>
            <table:table-cell table:style-name="Tableau29.A1" office:value-type="string">
              <text:p text:style-name="P18">Arduino</text:p>
            </table:table-cell>
            <table:table-cell table:style-name="Tableau29.B1" office:value-type="string">
              <text:p text:style-name="P18">SE</text:p>
            </table:table-cell>
          </table:table-row>
        </table:table-header-rows>
        <table:table-row>
          <table:table-cell table:style-name="Tableau29.A2" office:value-type="string">
            <text:p text:style-name="P19">Temps réel</text:p>
          </table:table-cell>
          <table:table-cell table:style-name="Tableau29.B2" office:value-type="string">
            <text:p text:style-name="P19">Applicatif</text:p>
          </table:table-cell>
        </table:table-row>
        <table:table-row>
          <table:table-cell table:style-name="Tableau29.A2" office:value-type="string">
            <text:p text:style-name="P19">Sécurité physique</text:p>
          </table:table-cell>
          <table:table-cell table:style-name="Tableau29.B2" office:value-type="string">
            <text:p text:style-name="P19">Sécurité logique</text:p>
          </table:table-cell>
        </table:table-row>
        <table:table-row>
          <table:table-cell table:style-name="Tableau29.A2" office:value-type="string">
            <text:p text:style-name="P19">Action directe moteurs</text:p>
          </table:table-cell>
          <table:table-cell table:style-name="Tableau29.B2" office:value-type="string">
            <text:p text:style-name="P19">Aucune</text:p>
          </table:table-cell>
        </table:table-row>
        <table:table-row>
          <table:table-cell table:style-name="Tableau29.A2" office:value-type="string">
            <text:p text:style-name="P19">Capteurs bas niveau</text:p>
          </table:table-cell>
          <table:table-cell table:style-name="Tableau29.B2" office:value-type="string">
            <text:p text:style-name="P19">Capteurs riches</text:p>
          </table:table-cell>
        </table:table-row>
        <table:table-row>
          <table:table-cell table:style-name="Tableau29.A2" office:value-type="string">
            <text:p text:style-name="P19">Blocage urgence</text:p>
          </table:table-cell>
          <table:table-cell table:style-name="Tableau29.B2" office:value-type="string">
            <text:p text:style-name="P19">Signalement urgence</text:p>
          </table:table-cell>
        </table:table-row>
      </table:table>
      <text:p text:style-name="P20">👉 <text:span text:style-name="Strong_20_Emphasis">SE ne court-circuite jamais Arduino</text:span></text:p>
      <text:h text:style-name="P17" text:outline-level="3"><text:bookmark-start text:name="__RefHeading___Toc38412_492035557"/>Permet un mode de pilotage vocal du robot <text:bookmark-end text:name="__RefHeading___Toc38412_492035557"/></text:h>
      <text:p text:style-name="P21">Avec les applis de STT (speack to text ) SP permet le pilotage vocal, mais reste contrôlé :</text:p>
      <text:list text:style-name="L4">
        <text:list-item>
          <text:p text:style-name="P22"><text:span text:style-name="T6">STT = </text:span><text:span text:style-name="Strong_20_Emphasis"><text:span text:style-name="T6">capteur intelligent</text:span></text:span></text:p>
        </text:list-item>
        <text:list-item>
          <text:p text:style-name="P23">SP = <text:span text:style-name="Strong_20_Emphasis">cerveau</text:span></text:p>
        </text:list-item>
        <text:list-item>
          <text:p text:style-name="P23">SE = <text:span text:style-name="Strong_20_Emphasis">exécutant contrôlé</text:span></text:p>
        </text:list-item>
        <text:list-item>
          <text:p text:style-name="P23">La voix <text:span text:style-name="Strong_20_Emphasis">n’a jamais le dernier mot</text:span></text:p>
        </text:list-item>
      </text:list>
      <text:p text:style-name="P24"><text:soft-page-break/>✅ <text:span text:style-name="Strong_20_Emphasis">SE ne change jamais directement un mode</text:span><text:line-break/>✅ <text:span text:style-name="Strong_20_Emphasis">SE soumet une intention explicite</text:span><text:line-break/>✅ <text:span text:style-name="Strong_20_Emphasis">Gtion_EtatGlobal (</text:span><text:span text:style-name="Strong_20_Emphasis"><text:span text:style-name="T7">flux node-red de SP central) </text:span></text:span><text:span text:style-name="Strong_20_Emphasis">reste l’unique arbitre</text:span></text:p>
      <text:h text:style-name="P25" text:outline-level="3"><text:bookmark-start text:name="__RefHeading___Toc38414_492035557"/>Le couple CAT I et la variable COM : intérêt permet d’orienté le traitement  → propriété info <text:s/>→ <text:s/>« texte libre » <text:s/>- debug → « pb buffer » - erreur → « STT timeout<text:bookmark-end text:name="__RefHeading___Toc38414_492035557"/></text:h>
      <text:h text:style-name="Heading_20_1" text:outline-level="1"><text:bookmark-start text:name="__RefHeading___Toc28165_3036915566"/><text:line-break/><text:span text:style-name="T8">Arborescence </text:span><text:bookmark-end text:name="__RefHeading___Toc28165_3036915566"/></text:h>
      <text:p text:style-name="P26"><text:span text:style-name="Strong_20_Emphasis"><text:span text:style-name="T9">ProjetRZ/<text:line-break/>├── arduino/ <text:s text:c="17"/># ← Partie Arduino existante (PlatformIO)<text:line-break/>│ <text:s text:c="2"/>├── mega/ <text:s text:c="17"/># Communication Série avec Termux<text:line-break/>│ <text:s text:c="2"/>│ <text:s text:c="2"/>├── motor_control.ino <text:s/># Gestion des moteurs<text:line-break/>│ <text:s text:c="2"/>│ <text:s text:c="2"/>└── config/<text:line-break/>│ <text:s text:c="2"/>│ <text:s text:c="6"/>└── config_serial.h <text:s/># Baud rates (115200), ports série<text:line-break/>│ <text:s text:c="2"/>├── uno/ <text:s text:c="18"/># Communication Série avec Mega (si utilisé)<text:line-break/>│ <text:s text:c="2"/>└── config/ <text:s text:c="15"/># Configurations communes Arduino<text:line-break/>│<text:line-break/>├── termux/ <text:s text:c="18"/># ← Partie Termux (nouvelle structure)<text:line-break/>│ <text:s text:c="2"/>├── scripts/ <text:s text:c="14"/># Scripts exécutables (Bash/Python)<text:line-break/>│ <text:s text:c="2"/>│ <text:s text:c="2"/>├── core/ <text:s text:c="13"/># Cœur du système (MQTT, VPIV, gestion d'état)<text:line-break/>│ <text:s text:c="2"/>│ <text:s text:c="2"/>│ <text:s text:c="2"/>├── mqtt_bridge.py <text:s text:c="2"/># Pont Série↔MQTT (Python recommandé, voir §2)<text:line-break/>│ <text:s text:c="2"/>│ <text:s text:c="2"/>│ <text:s text:c="2"/>├── rz_vpiv_parser.sh # Parsing des messages VPIV<text:line-break/>│ <text:s text:c="2"/>│ <text:s text:c="2"/>│ <text:s text:c="2"/>└── rz_state_manager.sh # Gestion des états (VEILLE, SURVEILLANCE, etc.)<text:line-break/>│ <text:s text:c="2"/>│ <text:s text:c="2"/>│<text:line-break/>│ <text:s text:c="2"/>│ <text:s text:c="2"/>├── sensors/ <text:s text:c="10"/># Scripts dédiés aux capteurs<text:line-break/>│ <text:s text:c="2"/>│ <text:s text:c="2"/>│ <text:s text:c="2"/>├── gyro/ <text:s text:c="9"/># Gyroscope<text:line-break/>│ <text:s text:c="2"/>│ <text:s text:c="2"/>│ <text:s text:c="2"/>│ <text:s text:c="2"/>├── rz_gyro_reader.sh<text:line-break/>│ <text:s text:c="2"/>│ <text:s text:c="2"/>│ <text:s text:c="2"/>│ <text:s text:c="2"/>└── gyro_config.json<text:line-break/>│ <text:s text:c="2"/>│ <text:s text:c="2"/>│ <text:s text:c="2"/>├── light/ <text:s text:c="8"/># Capteur de lumière<text:line-break/>│ <text:s text:c="2"/>│ <text:s text:c="2"/>│ <text:s text:c="2"/>│ <text:s text:c="2"/>└── rz_light_reader.sh<text:line-break/>│ <text:s text:c="2"/>│ <text:s text:c="2"/>│ <text:s text:c="2"/>└── mic/ <text:s text:c="10"/># Microphone (MicroSE)<text:line-break/>│ <text:s text:c="2"/>│ <text:s text:c="2"/>│ <text:s text:c="6"/>├── rz_microse_manager.sh <text:s/># Gestion centrale (détaillé en §3)<text:line-break/>│ <text:s text:c="2"/>│ <text:s text:c="2"/>│ <text:s text:c="6"/>├── rz_balayage_sonore.sh <text:s text:c="2"/># Localisation sonore<text:line-break/>│ <text:s text:c="2"/>│ <text:s text:c="2"/>│ <text:s text:c="6"/>└── mic_config.json<text:line-break/>│ <text:s text:c="2"/>│ <text:s text:c="2"/>│<text:line-break/>│ <text:s text:c="2"/>│ <text:s text:c="2"/>├── utils/ <text:s text:c="12"/># Outils réutilisables<text:line-break/>│ <text:s text:c="2"/>│ <text:s text:c="2"/>│ <text:s text:c="2"/>├── logger.sh <text:s text:c="5"/># Gestion des logs<text:line-break/>│ <text:s text:c="2"/>│ <text:s text:c="2"/>│ <text:s text:c="2"/>├── fifo_manager.sh # Création/gestion des files FIFO<text:line-break/>│ <text:s text:c="2"/>│ <text:s text:c="2"/>│ <text:s text:c="2"/>└── error_handler.sh # Gestion des erreurs<text:line-break/>│ <text:s text:c="2"/>│ <text:s text:c="2"/>│<text:line-break/>│ <text:s text:c="2"/>│ <text:s text:c="2"/>└── tests/ <text:s text:c="12"/># Scripts de test unitaire<text:line-break/>│ <text:s text:c="2"/>│ <text:s text:c="6"/>├── test_gyro.sh<text:line-break/>│ <text:s text:c="2"/>│ <text:s text:c="6"/>├── test_mqtt.py <text:s text:c="2"/># Test du pont Série↔MQTT<text:line-break/>│ <text:s text:c="2"/>│ <text:s text:c="6"/>└── test_vpiv.sh<text:line-break/>│ <text:s text:c="2"/>│<text:line-break/>│ <text:s text:c="2"/>├── config/ <text:s text:c="15"/># Configurations globales<text:line-break/>│ <text:s text:c="2"/>│ <text:s text:c="2"/>├── mqtt_config.json <text:s text:c="2"/># Broker, topics, credentials<text:line-break/>│ <text:s text:c="2"/>│ <text:s text:c="2"/>├── rz_vars.json <text:s text:c="6"/># Variables globales (Gyro, MicroSE, etc.)<text:line-break/>│ <text:s text:c="2"/>│ <text:s text:c="2"/>└── stt_catalog.json <text:s text:c="2"/># Catalogue des intents vocaux<text:line-break/>│ <text:s text:c="2"/>│<text:line-break/>│ <text:s text:c="2"/>├── docs/ <text:s text:c="18"/># Documentation<text:line-break/>│ <text:s text:c="2"/>│ <text:s text:c="2"/>├── architecture.md <text:s text:c="4"/># Schéma d'architecture<text:line-break/>│ <text:s text:c="2"/>│ <text:s text:c="2"/>├── api_vpiv.md <text:s text:c="7"/># Spécifications VPIV<text:line-break/>│ <text:s text:c="2"/>│ <text:s text:c="2"/>└── installation.md <text:s text:c="3"/># Guide d'installation Termux<text:line-break/></text:span></text:span><text:soft-page-break/><text:span text:style-name="Strong_20_Emphasis"><text:span text:style-name="T9">│ <text:s text:c="2"/>│<text:line-break/>│ <text:s text:c="2"/>└── install/ <text:s text:c="14"/># Scripts d'installation/initialisation<text:line-break/>│ <text:s text:c="6"/>├── setup_termux.sh <text:s text:c="4"/># Installation des dépendances Termux<text:line-break/>│ <text:s text:c="6"/>├── setup_python.sh <text:s text:c="4"/># Configuration de l'environnement Python<text:line-break/>│ <text:s text:c="6"/>└── README.md <text:s text:c="9"/># Instructions d'installation<text:line-break/>│<text:line-break/>├── node-red/ <text:s text:c="17"/># Flows Node-RED (SP)<text:line-break/>│ <text:s text:c="2"/>└── flows/<text:line-break/>│ <text:s text:c="6"/>├── se_flows.json <text:s text:c="5"/># Flows spécifiques à SE<text:line-break/>│ <text:s text:c="6"/>└── sp_flows.json <text:s text:c="5"/># Flows spécifiques à SP<text:line-break/>│<text:line-break/>└── README.md <text:s text:c="17"/># Documentation globale du projet<text:line-break/></text:span></text:span></text:p>
      <text:p text:style-name="P27"><text:span text:style-name="Strong_20_Emphasis"><text:span text:style-name="T10">Outils</text:span></text:span><text:span text:style-name="Strong_20_Emphasis"><text:span text:style-name="T11"> de cohérence : SE - SP -A <text:s text:c="2"/></text:span></text:span><text:span text:style-name="Strong_20_Emphasis"><text:span text:style-name="T12">qsdqsdd</text:span></text:span></text:p>
      <text:h text:style-name="P28" text:outline-level="1"><text:bookmark-start text:name="__RefHeading___Toc38462_492035557"/><text:span text:style-name="Strong_20_Emphasis"><text:span text:style-name="T13">11.1 Logique </text:span></text:span><text:span text:style-name="Strong_20_Emphasis"><text:span text:style-name="T14">globale de l’application</text:span></text:span><text:bookmark-end text:name="__RefHeading___Toc38462_492035557"/></text:h>
      <text:p text:style-name="P16"><text:span text:style-name="Strong_20_Emphasis"><text:span text:style-name="T13">L’application nécessite des échanges entre matériels différents, aux capacités différentes et au rôle différents. SP doit être le décideur finale, l’application doit garder la cohérence des variables, de leur propriétés le cas échéant sur plusieurs instances avec des valeurs associés aux propriétés et instances. Pour conserver une cogérance et une lisibilité de l’ensemble le protocole </text:span></text:span><text:span text:style-name="Strong_20_Emphasis"><text:span text:style-name="T14">d’échange s’appuie sur l’ensemble suivant :<text:line-break/></text:span></text:span></text:p>
      <text:list text:style-name="L5">
        <text:list-item>
          <text:p text:style-name="P29"><text:span text:style-name="Strong_20_Emphasis"><text:span text:style-name="T14"><text:s/>Un arbitre de validation : <text:s/>Gtion_Etat global (flux SP de validation des commandes)</text:span></text:span></text:p>
        </text:list-item>
        <text:list-item>
          <text:p text:style-name="P29"><text:span text:style-name="Strong_20_Emphasis"><text:span text:style-name="T14"><text:s/>Un fichier Json SP (Alias table C) qui conserve les variables, leurs propriétés, les instances et les valeurs par défaut même après avoir éteint l’application node-red (il contient également certaines constantes de paramétrage des appareils. </text:span></text:span><text:span text:style-name="Strong_20_Emphasis"><text:span text:style-name="T15">ET il permet l’initialisation à la fois du globale de node-red, mais aussi des appareils. </text:span></text:span><text:span text:style-name="Strong_20_Emphasis"><text:span text:style-name="T16">Il constitue un catalogue enrichie des objets variables.</text:span></text:span></text:p>
        </text:list-item>
        <text:list-item>
          <text:p text:style-name="P29"><text:span text:style-name="Strong_20_Emphasis"><text:span text:style-name="T15">Plusieurs mode de pilotage : écran, joystick (matériel), vocal, laisse, dont les intents sont analysé par le flux </text:span></text:span><text:span text:style-name="Strong_20_Emphasis"><text:span text:style-name="T14">Gtion_Etat global </text:span></text:span><text:span text:style-name="Strong_20_Emphasis"><text:span text:style-name="T15">de SP . Pour que l’information ne génère pas des redondances des fonctions de traitement Node-red de SP, elles arrivent arrivent sous un format à la fois condensé, complet et structuré le protocole vpiv.</text:span></text:span></text:p>
        </text:list-item>
        <text:list-item>
          <text:p text:style-name="P29"><text:span text:style-name="Strong_20_Emphasis"><text:span text:style-name="T15">Le protocole VPIV utilise une forme et des contenus calqué sur le fichier Json SP : même variables, mêmes propriétés par variable (hormis les fonctions qui sont figuré autrement), même instances, même </text:span></text:span><text:span text:style-name="Strong_20_Emphasis"><text:span text:style-name="T16">typage des valeurs.<text:line-break/>Format canonique : </text:span></text:span><text:span text:style-name="Strong_20_Emphasis">$&lt;CAT&gt;:&lt;VAR&gt;:&lt;PROP&gt;:&lt;INST&gt;:&lt;VALUE&gt;#<text:line-break/></text:span><text:span text:style-name="Strong_20_Emphasis"><text:span text:style-name="T16">Il ajoute CAT qui permet d’orienter le flux des données, sachant que l’on s’est limité à à 4 topics : SP→ SE , SP→ A , A→ SP, SE→ SP (et peut être des topics d’urgences).<text:line-break/>Pour optimiser les échanges (priorité, mode de traitement,… que ce soit en local sur les esclaves, ou sur le maitre SP ) CAT apporte une classification du contenu avec : <text:line-break/>AT : catégorie</text:span></text:span></text:p>
          <text:list>
            <text:list-item>
              <text:p text:style-name="P29">La catégorie définit <text:span text:style-name="Strong_20_Emphasis">la nature logique du message</text:span>. <text:span text:style-name="T17">Influe son mode de priorité</text:span></text:p>
            </text:list-item>
          </text:list>
          <text:p text:style-name="P29">👉 - Arduino <text:span text:style-name="Strong_20_Emphasis">ignore totalement</text:span> la catégorie A.<text:span text:style-name="Strong_20_Emphasis"><text:span text:style-name="T3"> Pas d’échange directe SE et Arduino (modeRZ autonome, pour une version ultérieure)</text:span></text:span></text:p>
        </text:list-item>
        <text:list-item>
          <text:p text:style-name="P29"><text:span text:style-name="Strong_20_Emphasis"><text:span text:style-name="T18">La table A que l’on appelera Table mère est un inventaire contractuel des variables </text:span></text:span><text:span text:style-name="Strong_20_Emphasis">(modèle conceptuel &amp; contractuel), </text:span><text:span text:style-name="Strong_20_Emphasis"><text:span text:style-name="T18">doit permettre une vue d’ensemble sur un fichier csv, </text:span></text:span><text:span text:style-name="Strong_20_Emphasis"><text:s/></text:span><text:span text:style-name="Strong_20_Emphasis"><text:span text:style-name="T18">construit pour facilité la création de la Table C (fichier Json <text:s/>des variables sur SP), ainsi que la table D</text:span></text:span></text:p>
        </text:list-item>
        <text:list-item>
          <text:p text:style-name="P29"><text:span text:style-name="Strong_20_Emphasis"><text:span text:style-name="T18"><text:s text:c="2"/>La table D <text:s/>que l’on appelle catalogue STT qui doit permettre la traduction vocale directe vers VPIV valides et donc rendre possible le pilotage vocale . Une forme CSV facilitera son développement</text:span></text:span></text:p>
        </text:list-item>
        <text:list-item>
          <text:p text:style-name="P30"><text:span text:style-name="Strong_20_Emphasis">L</text:span><text:span text:style-name="Strong_20_Emphasis"><text:span text:style-name="T19">a</text:span></text:span><text:span text:style-name="Strong_20_Emphasis"> Table </text:span><text:span text:style-name="Strong_20_Emphasis"><text:span text:style-name="T19">C</text:span></text:span><text:span text:style-name="Strong_20_Emphasis"> </text:span><text:span text:style-name="Strong_20_Emphasis"><text:span text:style-name="T20">est utilisé en « mémoire morte » . C’est un fichier json qui contiens une version détaillée de chaque variable utilisé par SP en inerne ou pour les échanges avec SE et A sa structure lui permet d’implémenté les élèments suivant de vpiv  : variable, propriétés, instances, valeurs par defaut,.. Ce fichier e</text:span></text:span><text:span text:style-name="Strong_20_Emphasis">st chargé à l'ouverture de l'appli </text:span><text:soft-page-break/><text:span text:style-name="Strong_20_Emphasis">RZ </text:span><text:span text:style-name="Strong_20_Emphasis"><text:span text:style-name="T20">sur SP </text:span></text:span><text:span text:style-name="Strong_20_Emphasis">pour générer les variables globales coté SP, qui peuvent ensuite être envoyé à SE ou A selon le cas. </text:span><text:span text:style-name="Strong_20_Emphasis"><text:span text:style-name="T20">Ce fichier joue un rôle central. Il est construit initialement par l’analyse de la table A </text:span></text:span><text:span text:style-name="Strong_20_Emphasis"><text:span text:style-name="T21">et ne peut être implémenté directement que via les flows admin de node-red.</text:span></text:span></text:p>
          <text:p text:style-name="P30"><text:span text:style-name="Strong_20_Emphasis"/></text:p>
        </text:list-item>
        <text:list-item>
          <text:p text:style-name="P29"><text:span text:style-name="Strong_20_Emphasis"><text:span text:style-name="T10">La cohérence des noms var, propr, inst sur l’ensemble des appareils fait que toute modification de ces derniers casse le système : erreur visible immédiate, pas d’ambiguité, correction explicite.</text:span></text:span></text:p>
        </text:list-item>
      </text:list>
      <text:h text:style-name="P28" text:outline-level="1"><text:bookmark-start text:name="__RefHeading___Toc38464_492035557"/><text:span text:style-name="Strong_20_Emphasis"><text:span text:style-name="T19">11.2 </text:span></text:span><text:span text:style-name="Strong_20_Emphasis">L</text:span><text:span text:style-name="Strong_20_Emphasis"><text:span text:style-name="T19">es champs de l</text:span></text:span><text:span text:style-name="Strong_20_Emphasis">a Table A </text:span><text:span text:style-name="Strong_20_Emphasis"><text:span text:style-name="T22">(Table </text:span></text:span><text:span text:style-name="Strong_20_Emphasis">mère</text:span><text:span text:style-name="Strong_20_Emphasis"><text:span text:style-name="T22">)</text:span></text:span><text:span text:style-name="Strong_20_Emphasis">  - </text:span><text:span text:style-name="Strong_20_Emphasis"><text:span text:style-name="T22">dernière version :</text:span></text:span><text:bookmark-end text:name="__RefHeading___Toc38464_492035557"/></text:h>
      <text:list text:style-name="L6">
        <text:list-item>
          <text:p text:style-name="P31">Ref/Revision</text:p>
        </text:list-item>
        <text:list-item>
          <text:p text:style-name="P32">VAR </text:p>
        </text:list-item>
        <text:list-item>
          <text:p text:style-name="P32">PROP </text:p>
        </text:list-item>
        <text:list-item>
          <text:p text:style-name="P32">CAT</text:p>
        </text:list-item>
        <text:list-item>
          <text:p text:style-name="P32">SENS (SP→A, A→SP, SP→SE, SE→SP, interne NR)</text:p>
        </text:list-item>
        <text:list-item>
          <text:p text:style-name="P32">TYPE (boolean, number, string, <text:span text:style-name="T23">enum,</text:span> object)</text:p>
        </text:list-item>
        <text:list-item>
          <text:p text:style-name="P32">FORMAT_VALUE/ <text:s/>Detail <text:span text:style-name="T23">(</text:span><text:span text:style-name="T24">format - </text:span><text:span text:style-name="T23">unité – </text:span><text:span text:style-name="T24">multiplicateur utilisé (évitement flow) – val par defaut ) Attention pas homogénéité dans le détail.</text:span></text:p>
        </text:list-item>
        <text:list-item>
          <text:p text:style-name="P32">INSTANCE (* : <text:s/>une seule ou toute, selon que la variable en a une ou x, n : indice ou non de l’instance concernée)</text:p>
        </text:list-item>
        <text:list-item>
          <text:p text:style-name="P32">COMPLEXE (simple, objet, indexé)</text:p>
        </text:list-item>
        <text:list-item>
          <text:p text:style-name="P32">INITIALE ( cste : <text:s/>quand utilisé juste à l’initialisation, ini : quand var initialisé <text:span text:style-name="T24">(envoie d’une valeur par defaut obligatoire), </text:span>mais peut <text:span text:style-name="T24">être dynamique en cours de fonctionnement. Ces propriétés sont réinitialisés à leur valeur par defaut lors d’un reset)</text:span></text:p>
        </text:list-item>
        <text:list-item>
          <text:p text:style-name="P32">ABREVIATIONS/ INDICES <text:s/><text:span text:style-name="T24">info de correspondances</text:span></text:p>
        </text:list-item>
        <text:list-item>
          <text:p text:style-name="P32">STATUT : <text:span text:style-name="T25">etat ou exposee</text:span></text:p>
        </text:list-item>
        <text:list-item>
          <text:p text:style-name="P33"><text:span text:style-name="T26">COMMENTAIRES<text:tab/></text:span><text:span text:style-name="T27">complète, clarifie, inication sur l’utilisation</text:span></text:p>
        </text:list-item>
        <text:list-item>
          <text:p text:style-name="P34">VPIV-ACTIONS → exemples, ...</text:p>
        </text:list-item>
      </text:list>
      <text:h text:style-name="Heading_20_1" text:outline-level="1"><text:bookmark-start text:name="__RefHeading___Toc28167_3036915566"/><text:span text:style-name="Strong_20_Emphasis">Règles </text:span><text:bookmark-end text:name="__RefHeading___Toc28167_3036915566"/></text:h>
      <text:p text:style-name="Text_20_body"><text:span text:style-name="Strong_20_Emphasis"><text:span text:style-name="T28">REGLES</text:span></text:span><text:span text:style-name="T28"> : <text:line-break/> 🔹 Une propriété qui ne fait qu’un effet immédiat = commande V seule possible si retour ailleurs<text:line-break/>exemple de commandes ponctuelles : (emg), (reset), (clear), (init), (reboot), (calibrate)</text:span></text:p>
      <text:p text:style-name="P35"><text:s/>🔹 Un état durable = propriété -&gt; dans le module qui porte la responsabilité réelle <text:s/><text:span text:style-name="T29"/></text:p>
      <text:p text:style-name="P36"><text:s text:c="2"/>Types acceptés : boolean, <text:s/>number, string, <text:line-break/>enum (interne seulement, string sur VPIV), object (sous conditions).<text:line-break/></text:p>
      <text:p text:style-name="P36">La Table A accepte explicitement le TYPE object<text:line-break/>Ce n’est pas une dérive, c’est un cas prévu pour :</text:p>
      <text:p text:style-name="P35"><text:span text:style-name="T30">paramètres de calibration<text:line-break/>constantes algorithmiques<text:line-break/></text:span><text:soft-page-break/><text:span text:style-name="T30">blocs de configuration rarement modifiés<text:line-break/>messages “paquet” cohérents (évite 12 VPIV atomiques)<text:line-break/><text:line-break/>⚠️ Ce n’est pas contradictoire avec Node-RED, à condition de respecter les règles suivantes.</text:span></text:p>
      <text:p text:style-name="P35">Règles strictes quand TYPE = object<text:span text:style-name="T29"/></text:p>
      <text:p text:style-name="P36">🔹 Règle 1 — object = configuration, pas du temps réel<text:line-break/>exemple : paraM = calibration → INITIALE = ini, pas de flux continu</text:p>
      <text:p text:style-name="P36">🔹 Règle 2 — VPIV transporte une représentation sérialisée<text:line-break/>Le VPIV n’interprète pas l’objet, il le transporte.</text:p>
      <text:p text:style-name="P35">Donc : TYPE = object<text:span text:style-name="T29"/></text:p>
      <text:p text:style-name="P35">FORMAT_VALUE = description sémantique<text:span text:style-name="T31"/></text:p>
      <text:p text:style-name="P35">VPIV VALUE = string sérialisée<text:span text:style-name="T31"/></text:p>
      <text:p text:style-name="P36">➡️ C’est Node-RED / SE qui désérialise, pas VPIV.<text:line-break/>exemple :<text:line-break/> $V:Gyro:paraM:*:{"frequence_Hz":20,"freqOdo_Hz":40,"seuilMesure_xyz":[10,10,5],"seuilAlerte_xy" :[30,35],"nbValPourMoy":8,"ajustMagnetic_deg10":-50}# </text:p>
      <text:p text:style-name="P35"/>
      <text:p text:style-name="P35">🔹 Règle 3 — Pas de float implicite<text:span text:style-name="T31"/></text:p>
      <text:p text:style-name="P36">Attention au multiplicateur éventuel pour éviter les float<text:line-break/>👉 C’est une règle d’or dans la Table A : les facteurs (x10, x100) doivent être documentés, jamais implicites</text:p>
      <text:p text:style-name="Text_20_body"/>
      <text:p text:style-name="P37"><text:span text:style-name="Strong_20_Emphasis"><text:span text:style-name="T19">11.2 </text:span></text:span><text:span text:style-name="Strong_20_Emphasis">L</text:span><text:span text:style-name="Strong_20_Emphasis"><text:span text:style-name="T19">a</text:span></text:span><text:span text:style-name="Strong_20_Emphasis"> Table </text:span><text:span text:style-name="Strong_20_Emphasis"><text:span text:style-name="T19">C</text:span></text:span><text:span text:style-name="Strong_20_Emphasis"> , </text:span><text:span text:style-name="Strong_20_Emphasis"><text:span text:style-name="T19">ou plutôt un extrait du fi</text:span></text:span><text:span text:style-name="Strong_20_Emphasis"><text:span text:style-name="T8">c</text:span></text:span><text:span text:style-name="Strong_20_Emphasis"><text:span text:style-name="T19">hier JSON</text:span></text:span><text:span text:style-name="Strong_20_Emphasis">:</text:span></text:p>
      <text:p text:style-name="P37"><text:span text:style-name="Strong_20_Emphasis"><text:span text:style-name="T32">(attention le fichier n’est pas à jour, c’est la structure qui est à retenir)</text:span></text:span></text:p>
      <text:p text:style-name="P37"><text:span text:style-name="Strong_20_Emphasis"/></text:p>
      <text:p text:style-name="P37"><text:span text:style-name="Strong_20_Emphasis">{"DemoVar":{"nomVarG":"DemoVar","abbrVarG":"DVar","instances":["*","inst1","inst2"],"descriptionVarG":"Variable de démo avec différents types de propriétés","dateUpdateVarG":"2025-09-23T15:00:00.000Z","proprietes":[{"nomP":"nom","abbrP":"nbrev","typeP":"string","schema":null,"valeurs":{"*":"zen3","inst1":"Alicex","inst2":"Bob"}},{"nomP":"age","abbrP":"ag","typeP":"number","schema":null,"valeurs":{"*":"10","inst1":30,"inst2":"26"}},{"nomP":"actif","abbrP":"act","typeP":"boolean","schema":null,"valeurs":{"*":true,"inst1":"false","inst2":"false"}},{"nomP":"newProp","abbrP":"New","typeP":"string","schema":null,"valeurs":{"*":"za","inst1":"zaza","inst2":"zozoz"},"_locked":false},{"nomP":"propObjetTest","abbrP":"pot","typeP":"object","schema":[{"nomSsP":"sspro1","typeSsP":"string"},{"nomSsP":"sspro2test","typeSsP":"boolean"}],"_locked":true,"valeurs":{"*":{"sspro1":"zazaz","sspro2test":true},"inst1":{"sspro1":"ssqdd","sspro2test":true},"inst2":{"sspro1":"qsdqsd","sspro2test":null}}}]},"ledring":{"nomVarG":"ledring","abbrVarG":"Lring","instances":["rg0","rg1","rg2","rg3","rg4","rg5","rg6","rg7","rg8","rg9","rg10","rg11"],"descriptio</text:span><text:soft-page-break/><text:span text:style-name="Strong_20_Emphasis">nVarG":"Lring - Cercle de 12 leds type <text:s/>WS2811 1903 programmable via 1 pin . Numérotation dans le sens horaire, 0 en haut. Utilisé pour les expressions faciales,..Indic pour les messages mqtt, abrev des instances et proprietes dans node-red et arduino.","dateUpdateVarG":"2025-12-15T13:12:27.521Z","proprietes":[{"nomP":"couleurRGB","abbrP":"RGB","typeP":"string","valeurs":{"*":"255,255,255","rg0":"255,255,255","rg1":"255,255,255","rg2":"255,255,255","rg3":"255,255,255","rg4":"255,255,255","rg5":"255,255,255","rg6":"255,255,255","rg7":"255,255,255","rg8":"255,255,255","rg9":"255,255,255","rg10":"255,255,255","rg11":"255,255,255"}},{"nomP":"pulsation lumineuse","abbrP":"pulse","typeP":"string","valeurs":{"rg0":"","rg1":"","rg2":"","rg3":"","rg4":"","rg5":"","rg6":"","rg7":"","rg8":"","rg9":"","rg10":"","rg11":""}},{"nomP":"intensite_lumineuse","abbrP":"int","typeP":"integer","valeurs":{"rg0":"","rg1":"","rg2":"","rg3":"","rg4":"","rg5":"","rg6":"","rg7":"","rg8":"","rg9":"","rg10":"","rg11":""}},{"nomP":"activation","abbrP":"act","typeP":"string","valeurs":{"rg0":"","rg1":"","rg2":"","rg3":"","rg4":"","rg5":"","rg6":"","rg7":"","rg8":"","rg9":"","rg10":"","rg11":""}},{"nomP":"Expr_faciale_sourire","abbrP":"l_rir","typeP":"integer","valeurs":{"rg0":"","rg1":"","rg2":"","rg3":"","rg4":"","rg5":"","rg6":"","rg7":"","rg8":"","rg9":"","rg10":"","rg11":""}}]},"ledrub":{"nomVarG":"ledrub","abbrVarG":"lrub","instances":["\"ar_gd0\"","\"ar_gd1\"","\"ar_gd2\"","\"ar_gd3\"","\"ar_gd4\"","\"ar_gd5\"","\"ar_gd6\"","\"av_dg7\"","\"av_dg8\"","\"av_dg9\"","\"av_dg10\"","\"av_dg11\"","\"cg12\"","\"cd13\"","\"cci14\""],"descriptionVarG":"Ruban de led de type programmable\n * <text:s text:c="2"/>- \"col\" : couleur, valeur = \"R,G,B\" <text:s/>(ex: \"255,0,0\")\n * <text:s text:c="2"/>- \"int\" : intensité 0..255\n * <text:s text:c="2"/>- \"act\" : activation 1/0 or true/false\n * <text:s text:c="2"/>- \"f\" <text:s text:c="2"/>: mode fuite 1/0","dateUpdateVarG":"2025-11-27T09:07:19.153Z","proprietes":[{"nomP":"Couleur RGB","abbrP":"col","typeP":"string","valeurs":{"*":"000,000,000","\"ar_gd0\"":null,"\"ar_gd1\"":null,"\"ar_gd2\"":null,"\"ar_gd3\"":null,"\"ar_gd4\"":null,"\"ar_gd5\"":null,"\"ar_gd6\"":null,"\"av_dg7\"":null,"\"av_dg8\"":null,"\"av_dg9\"":null,"\"av_dg10\"":null,"\"av_dg11\"":null,"\"cg12\"":null,"\"cd13\"":null,"\"cci14\"":null}},{"nomP":"Intensite_lumineuse","abbrP":"int","typeP":"integer","valeurs":{"*":"100","\"ar_gd0\"":null,"\"ar_gd1\"":null,"\"ar_gd2\"":null,"\"ar_gd3\"":null,"\"ar_gd4\"":null,"\"ar_gd5\"":null,"\"ar_gd6\"":null,"\"av_dg7\"":null,"\"av_dg8\"":null,"\"av_dg9\"":null,"\"av_dg10\"":null,"\"av_dg11\"":null,"\"cg12\"":null,"\"cd13\"":null,"\"cci14\"":null}},{"nomP":"activation","abbrP":"act","typeP":"string","valeurs":{"*":"false","\"ar_gd0\"":null,"\"ar_gd1\"":null,"\"ar_gd2\"":null,"\"ar_gd3\"":null,"\"ar_gd4\"":null,"\"ar_gd5\"":null,"\"ar_gd6\"":null,"\"av_dg7\"":null,"\"av_dg8\"":null,"\"av_dg9\"":null,"\"av_dg10\"":null,"\"av_dg11\"":null,"\"cg12\"":null,"\"cd13\"":null,"\"cci14\"":null}},{"nomP":"mode_fuite","abbrP":"f","typeP":"string","valeurs":{"*":"false","\"ar_gd0\"":null,"\"ar_gd1\"":null,"\"ar_gd2\"":null,"\"ar_gd3\"":null,"\"ar_gd4\"":null,"\"ar_gd5\"":null,"\"ar_gd6\"":null,"\"av_dg7\"":null,"\"av_dg8\"":null,"\"av_dg9\"":null,"\"av_dg10\"":null,"\"av_dg11\"":null,"\"cg12\"":null,"\"cd13\"":null,"\"cci14\"":null}}]},"moteurs":{"nomVarG":"moteurs","abbrVarG":"mtr","instances":["*"],"descriptionVarG":"\"Contrôle des moteurs principaux. Propriétés: accélération, vitesse, direction, activation et commande groupée triplet.\",","dateUpdateVarG":"2025-11-27T14:45:22.430Z","proprietes":[{"nomP":"acceleration","abbrP":"acc","typeP":"integer","valeurs":{"*":"1"}},{"nomP":"vitesse","abbrP":"spd","typeP":"integer","valeurs":{"*":"0"}},{"nomP":"direction","abbrP":"dir","typeP":"integer","valeurs":{"*":"0"}},{"nomP":"activation","abbrP":"act","typeP":"string","valeurs":</text:span><text:soft-page-break/><text:span text:style-name="Strong_20_Emphasis">{"*":"false"}}]},"microphones":{"nomVarG":"microphones","abbrVarG":"mic","instances":["micAV","micG","micD"],"descriptionVarG":"Système de 3 microphones directionnels. Contrôle individuel ou global des seuils, modes de fonctionnement, fréquence d'échantillonnage et fenêtres temporelles. Modes disponibles: idle, monitor, orient, surveillance.","dateUpdateVarG":"2025-11-27T15:43:04.426Z","proprietes":[{"nomP":"lecture","abbrP":"read","typeP":"string"},{"nomP":"seuil_detection","abbrP":"thd","typeP":"integer"},{"nomP":"frequence_echantillonage","abbrP":"freq","typeP":"integer"},{"nomP":"fenetre_temps","abbrP":"win","typeP":"integer"},{"nomP":"activation","abbrP":"act","typeP":"string"},{"nomP":"mode_fonctionnement","abbrP":"mode","typeP":"string"}]},"detectMvt_IR":{"nomVarG":"detectMvt_IR","abbrVarG":"mvtIR","instances":["*"],"descriptionVarG":"Capteur de mouvement infrarouge. Instance unique uniquement. Propriétés: lecture instantanée, activation/désactivation, fréquence de surveillance, seuil de détection et modes de fonctionnement.","dateUpdateVarG":"2025-11-28T14:10:24.599Z","proprietes":[{"nomP":"lecture_instantanee","abbrP":"read","typeP":"string"},{"nomP":"activation","abbrP":"act","typeP":"string"},{"nomP":"frequence_surveillance","abbrP":"freq","typeP":"integer"},{"nomP":"seuil_detection","abbrP":"thd","typeP":"integer"},{"nomP":"mode_fonctionnement","abbrP":"mode","typeP":"string"}]},"capteur_US":{"nomVarG":"capteur_US","abbrVarG":"us","instances":["*"],"descriptionVarG":"Système de capteurs à ultrasons pour détection d'obstacles. Gestion individuelle ou globale des seuils, modes de fonctionnement et paramètres de détection.\"","dateUpdateVarG":"2025-11-28T14:59:17.021Z","proprietes":[{"nom":"defautProp","abbr":"def","type":"string","schema":null,"valeurs":{"*":""}},{"nomP":"position","abbrP":"pos","typeP":"string","valeurs":{"*":""}},{"nomP":"reinitialisation_pose","abbrP":"reset","typeP":"string","valeurs":{"*":""}},{"nomP":"activer","abbrP":"act","typeP":"string","valeurs":{"*":""}},{"nomP":"frequence","abbrP":"freq","typeP":"integer","valeurs":{"*":""}},{"nomP":"report","abbrP":"report","typeP":"string","valeurs":{"*":""}},{"nomP":"coefficient_calibration","abbrP":"coeff","typeP":"string","valeurs":{"*":""}},{"nomP":"donnees gyroscope","abbrP":"gyro","typeP":"string","valeurs":{"*":""}},{"nomP":"donnees_boussole","abbrP":"compass","typeP":"string","valeurs":{"*":""}},{"nomP":"mode_fonctionnement","abbrP":"mode","typeP":"string","valeurs":{"*":""}}]},"servomoteurs":{"nomVarG":"servomoteurs","abbrVarG":"srv","instances":["TGD","THB","BASE"],"descriptionVarG":"Système de servomoteurs pour contrôle de mouvement. Chaque servo peut être positionné à un angle spécifique et activé/désactivé individuellement.","dateUpdateVarG":"2025-11-28T15:39:56.021Z","proprietes":[{"nomP":"position_angle","abbrP":"pos","typeP":"integer"},{"nomP":"activation","abbrP":"act","typeP":"string"},{"nomP":"vitesse_mouvement","abbrP":"spd","typeP":"integer"}]},"configuration":{"nomVarG":"configuration","abbrVarG":"CfgS","instances":["*"],"descriptionVarG":"Module de contrôle et configuration du système robotique. Gère les modes opérationnels, les reset, les urgences et le statut global. Instance unique","dateUpdateVarG":"2025-12-15T13:11:34.453Z","proprietes":[{"nomP":"mode_op","abbrP":"mode","typeP":"string","useValueList":true,"valueList":[{"value":"ARRET","label":""},{"value":"VEILLE","label":""},{"value":"SURVEILLANCE","label":""},{"value":"AUTONOME","label":""}],"valeurs":{"*":"ARRET"}},{"nomP":"re-initialisation","abbrP":"reset","typeP":"string","valeurs":{"*":""}},</text:span><text:soft-page-break/><text:span text:style-name="Strong_20_Emphasis">{"nomP":"gestion_urgence","abbrP":"urg","typeP":"string","valeurs":{"*":""}},{"nomP":"statut_systeme","abbrP":"status","typeP":"string","valeurs":{"*":""}}]},"Speak_to_text":{"nomVarG":"Speak_to_text","abbrVarG":"STT","instances":["*"],"descriptionVarG":"Exemple de variable complexe nouvelle formule !","dateUpdateVarG":"2026-01-01T19:02:10.100Z","proprietes":[]},"Application":{"nomVarG":"Application","abbrVarG":"Appli","instances":["Zoom","Serial"],"descriptionVarG":"Commande Ouverture d'Appli Android destiné à Tasker","dateUpdateVarG":"2026-01-02T18:13:30.326Z","proprietes":[{"nom":"defautProp","abbr":"def","type":"string","schema":null,"valeurs":{"*":""}}]}}</text:span></text:p>
      <text:p text:style-name="P37"><text:span text:style-name="Strong_20_Emphasis"/></text:p>
      <text:h text:style-name="P28" text:outline-level="1"><text:bookmark-start text:name="__RefHeading___Toc38561_492035557"/><text:span text:style-name="Strong_20_Emphasis">11.3 le futur catalogue STT La table C</text:span><text:bookmark-end text:name="__RefHeading___Toc38561_492035557"/></text:h>
      <text:h text:style-name="P38" text:outline-level="3"><text:bookmark-start text:name="__RefHeading___Toc50261_222303930 Copie 1"/><text:span text:style-name="T33">A </text:span>Exemple canonique<text:bookmark-end text:name="__RefHeading___Toc50261_222303930 Copie 1"/></text:h>
      <text:p text:style-name="P39"><text:span text:style-name="Source_20_Text">{</text:span></text:p>
      <text:p text:style-name="P40"><text:span text:style-name="Source_20_Text"><text:s text:c="2"/>"id": "MTR_FORWARD",</text:span></text:p>
      <text:p text:style-name="P40"><text:span text:style-name="Source_20_Text"><text:s text:c="2"/>"synonyms": ["avance", "tout droit", "vas-y"],</text:span></text:p>
      <text:p text:style-name="P40"><text:span text:style-name="Source_20_Text"><text:s text:c="2"/>"category": "MOTOR",</text:span></text:p>
      <text:p text:style-name="P40"><text:span text:style-name="Source_20_Text"><text:s text:c="2"/>"context": ["MOVE"],</text:span></text:p>
      <text:p text:style-name="P40"><text:span text:style-name="Source_20_Text"><text:s text:c="2"/>"priority": "HIGH",</text:span></text:p>
      <text:p text:style-name="P40"><text:span text:style-name="Source_20_Text"><text:s text:c="2"/>"scope": "SP",</text:span></text:p>
      <text:p text:style-name="P40"><text:span text:style-name="Source_20_Text"><text:s text:c="2"/>"vpiv": [</text:span></text:p>
      <text:p text:style-name="P40"><text:span text:style-name="Source_20_Text"><text:s text:c="4"/>{ "var": "Mtr", "prop": "speed", "inst": "*", "val": "50" }</text:span></text:p>
      <text:p text:style-name="P40"><text:span text:style-name="Source_20_Text"><text:s text:c="2"/>]</text:span></text:p>
      <text:p text:style-name="P40"><text:span text:style-name="Source_20_Text">}</text:span></text:p>
      <text:list text:style-name="L7">
        <text:list-item>
          <text:p text:style-name="P41"><text:span text:style-name="Source_20_Text"><text:span text:style-name="T34">ID</text:span></text:span></text:p>
        </text:list-item>
        <text:list-item>
          <text:p text:style-name="P41"><text:span text:style-name="Source_20_Text">category</text:span> : MOTOR | SERVO | LUMIERE | SYSTEME | INFO</text:p>
        </text:list-item>
        <text:list-item>
          <text:p text:style-name="P41"><text:span text:style-name="Source_20_Text">context</text:span> : NEUTRAL | MOVE | COM | ANY</text:p>
        </text:list-item>
        <text:list-item>
          <text:p text:style-name="P41"><text:span text:style-name="Source_20_Text">priority</text:span> : HIGH | NORMAL | LOW</text:p>
        </text:list-item>
        <text:list-item>
          <text:p text:style-name="P41"><text:span text:style-name="Source_20_Text">cost</text:span> : LOW | NORMAL | HIGH</text:p>
        </text:list-item>
        <text:list-item>
          <text:p text:style-name="P41"><text:span text:style-name="Source_20_Text">scope</text:span> : LOCAL_SE | SP</text:p>
        </text:list-item>
        <text:list-item>
          <text:p text:style-name="P42">PARAMS : <text:span text:style-name="Source_20_Text"><text:span text:style-name="T6">angle</text:span></text:span></text:p>
        </text:list-item>
        <text:list-item>
          <text:p text:style-name="P42">ALIAS : <text:span text:style-name="Source_20_Text"><text:span text:style-name="T6">[angle,direction,dir]</text:span></text:span>:</text:p>
        </text:list-item>
        <text:list-item>
          <text:p text:style-name="P41"><text:span text:style-name="Source_20_Text">vpiv_type</text:span> : SIMPLE | PLAN | LOCAL</text:p>
        </text:list-item>
        <text:list-item>
          <text:p text:style-name="P41"><text:span text:style-name="Source_20_Text">vpiv_plan : texte libre structuré (interprété par SP)</text:span></text:p>
          <text:p text:style-name="P41"><text:span text:style-name="Source_20_Text"/></text:p>
        </text:list-item>
      </text:list>
      <text:p text:style-name="Text_20_body"><text:span text:style-name="Strong_20_Emphasis"/></text:p>
      <text:h text:style-name="P43" text:outline-level="1"><text:bookmark-start text:name="__RefHeading___Toc28169_3036915566"/><text:span text:style-name="Strong_20_Emphasis"><text:span text:style-name="T35">Erreur – urgence,… Gestion - VF</text:span></text:span><text:bookmark-end text:name="__RefHeading___Toc28169_3036915566"/></text:h>
      <text:h text:style-name="P44" text:outline-level="1"><text:bookmark-start text:name="__RefHeading___Toc28171_3036915566"/><text:span text:style-name="Emphasis">Gestion des urgences et des erreurs – Spécification VPIV</text:span><text:bookmark-end text:name="__RefHeading___Toc28171_3036915566"/></text:h>
      <text:h text:style-name="P45" text:outline-level="1"><text:bookmark-start text:name="__RefHeading___Toc28173_3036915566"/>1. Objectif du document<text:bookmark-end text:name="__RefHeading___Toc28173_3036915566"/></text:h>
      <text:p text:style-name="P46">Ce document définit la <text:span text:style-name="Strong_20_Emphasis">philosophie globale</text:span>, la <text:span text:style-name="Strong_20_Emphasis">structuration VPIV</text:span> et les <text:span text:style-name="Strong_20_Emphasis">règles de traitement</text:span> des :</text:p>
      <text:list text:style-name="L8">
        <text:list-item>
          <text:p text:style-name="P47">urgences (URG)</text:p>
        </text:list-item>
        <text:list-item>
          <text:p text:style-name="P47">erreurs</text:p>
        </text:list-item>
        <text:list-item>
          <text:p text:style-name="P47">informations</text:p>
        </text:list-item>
      </text:list>
      <text:p text:style-name="P46">Il vise à garantir :</text:p>
      <text:list text:style-name="L9">
        <text:list-item>
          <text:p text:style-name="P48">la <text:span text:style-name="Strong_20_Emphasis">sécurité du robot</text:span></text:p>
        </text:list-item>
        <text:list-item>
          <text:p text:style-name="P48">la <text:span text:style-name="Strong_20_Emphasis">cohérence entre SE / SP / A</text:span></text:p>
        </text:list-item>
        <text:list-item>
          <text:p text:style-name="P48">des <text:span text:style-name="Strong_20_Emphasis">échanges MQTT/VPIV optimisés</text:span></text:p>
        </text:list-item>
        <text:list-item>
          <text:p text:style-name="P48">l'absence d'ambiguïté entre <text:span text:style-name="Emphasis">événement</text:span>, <text:span text:style-name="Emphasis">état</text:span>, <text:span text:style-name="Emphasis">commande</text:span> et <text:span text:style-name="Emphasis">information</text:span></text:p>
        </text:list-item>
      </text:list>
      <text:p text:style-name="P49"/>
      <text:h text:style-name="P45" text:outline-level="1"><text:bookmark-start text:name="__RefHeading___Toc28175_3036915566"/>2. Principes fondamentaux<text:bookmark-end text:name="__RefHeading___Toc28175_3036915566"/></text:h>
      <text:h text:style-name="P50" text:outline-level="3"><text:bookmark-start text:name="__RefHeading___Toc28177_3036915566"/>2.1 Séparation stricte des notions<text:bookmark-end text:name="__RefHeading___Toc28177_3036915566"/></text:h>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Table_20_Heading">Notion</text:p>
            </table:table-cell>
            <table:table-cell table:style-name="Tableau9.A1" office:value-type="string">
              <text:p text:style-name="Table_20_Heading">Description</text:p>
            </table:table-cell>
            <table:table-cell table:style-name="Tableau9.A1" office:value-type="string">
              <text:p text:style-name="Table_20_Heading">Réaction automatique SP</text:p>
            </table:table-cell>
            <table:table-cell table:style-name="Tableau9.A1" office:value-type="string">
              <text:p text:style-name="Table_20_Heading">CAT VPIV</text:p>
            </table:table-cell>
          </table:table-row>
        </table:table-header-rows>
        <table:table-row>
          <table:table-cell table:style-name="Tableau9.A1" office:value-type="string">
            <text:p text:style-name="Table_20_Contents">Urgence</text:p>
          </table:table-cell>
          <table:table-cell table:style-name="Tableau9.A1" office:value-type="string">
            <text:p text:style-name="Table_20_Contents">Situation nécessitant une réaction immédiate de sécurité</text:p>
          </table:table-cell>
          <table:table-cell table:style-name="Tableau9.A1" office:value-type="string">
            <text:p text:style-name="Table_20_Contents">Oui</text:p>
          </table:table-cell>
          <table:table-cell table:style-name="Tableau9.A1" office:value-type="string">
            <text:p text:style-name="Table_20_Contents"><text:span text:style-name="Strong_20_Emphasis">E</text:span></text:p>
          </table:table-cell>
        </table:table-row>
        <table:table-row>
          <table:table-cell table:style-name="Tableau9.A1" office:value-type="string">
            <text:p text:style-name="Table_20_Contents">Erreur</text:p>
          </table:table-cell>
          <table:table-cell table:style-name="Tableau9.A1" office:value-type="string">
            <text:p text:style-name="Table_20_Contents">Problème non bloquant, diagnostic</text:p>
          </table:table-cell>
          <table:table-cell table:style-name="Tableau9.A1" office:value-type="string">
            <text:p text:style-name="Table_20_Contents">Non</text:p>
          </table:table-cell>
          <table:table-cell table:style-name="Tableau9.A1" office:value-type="string">
            <text:p text:style-name="Table_20_Contents"><text:span text:style-name="Strong_20_Emphasis">I (Com:erreur)</text:span></text:p>
          </table:table-cell>
        </table:table-row>
        <table:table-row>
          <table:table-cell table:style-name="Tableau9.A1" office:value-type="string">
            <text:p text:style-name="Table_20_Contents">Information</text:p>
          </table:table-cell>
          <table:table-cell table:style-name="Tableau9.A1" office:value-type="string">
            <text:p text:style-name="Table_20_Contents">Message utilisateur ou debug</text:p>
          </table:table-cell>
          <table:table-cell table:style-name="Tableau9.A1" office:value-type="string">
            <text:p text:style-name="Table_20_Contents">Non</text:p>
          </table:table-cell>
          <table:table-cell table:style-name="Tableau9.A1" office:value-type="string">
            <text:p text:style-name="Table_20_Contents"><text:span text:style-name="Strong_20_Emphasis">I (Com:info / debug)</text:span></text:p>
          </table:table-cell>
        </table:table-row>
        <table:table-row>
          <table:table-cell table:style-name="Tableau9.A1" office:value-type="string">
            <text:p text:style-name="Table_20_Contents">Commande</text:p>
          </table:table-cell>
          <table:table-cell table:style-name="Tableau9.A1" office:value-type="string">
            <text:p text:style-name="Table_20_Contents">Action ponctuelle</text:p>
          </table:table-cell>
          <table:table-cell table:style-name="Tableau9.A1" office:value-type="string">
            <text:p text:style-name="Table_20_Contents">Oui (exécution)</text:p>
          </table:table-cell>
          <table:table-cell table:style-name="Tableau9.A1" office:value-type="string">
            <text:p text:style-name="Table_20_Contents"><text:span text:style-name="Strong_20_Emphasis">F</text:span> (ou V parenthésé)</text:p>
          </table:table-cell>
        </table:table-row>
        <table:table-row>
          <table:table-cell table:style-name="Tableau9.A1" office:value-type="string">
            <text:p text:style-name="Table_20_Contents">État</text:p>
          </table:table-cell>
          <table:table-cell table:style-name="Tableau9.A1" office:value-type="string">
            <text:p text:style-name="Table_20_Contents">Image persistante du système</text:p>
          </table:table-cell>
          <table:table-cell table:style-name="Tableau9.A1" office:value-type="string">
            <text:p text:style-name="Table_20_Contents">Non (constaté)</text:p>
          </table:table-cell>
          <table:table-cell table:style-name="Tableau9.A1" office:value-type="string">
            <text:p text:style-name="Table_20_Contents"><text:span text:style-name="Strong_20_Emphasis">I</text:span></text:p>
          </table:table-cell>
        </table:table-row>
      </table:table>
      <text:p text:style-name="P49"/>
      <text:h text:style-name="P45" text:outline-level="1"><text:bookmark-start text:name="__RefHeading___Toc28179_3036915566"/>3. Catégories VPIV (CAT)<text:bookmark-end text:name="__RefHeading___Toc28179_3036915566"/></text:h>
      <text:h text:style-name="P50" text:outline-level="3"><text:bookmark-start text:name="__RefHeading___Toc28181_3036915566"/>3.1 CAT V – Variable<text:bookmark-end text:name="__RefHeading___Toc28181_3036915566"/></text:h>
      <text:list text:style-name="L10">
        <text:list-item>
          <text:p text:style-name="P51">Porte un <text:span text:style-name="Strong_20_Emphasis">état persistant</text:span> ou un <text:span text:style-name="Strong_20_Emphasis">paramètre</text:span></text:p>
        </text:list-item>
        <text:list-item>
          <text:p text:style-name="P51">Peut être exposée ou interne</text:p>
        </text:list-item>
        <text:list-item>
          <text:p text:style-name="P51">Exemples : <text:span text:style-name="Source_20_Text">modeRZ</text:span>, <text:span text:style-name="Source_20_Text">lockCmd</text:span>, <text:span text:style-name="Source_20_Text">urgEtat</text:span></text:p>
        </text:list-item>
      </text:list>
      <text:h text:style-name="P50" text:outline-level="3" text:is-list-header="true"><text:bookmark-start text:name="__RefHeading___Toc28183_3036915566"/><text:soft-page-break/>3.2 CAT I – Information<text:bookmark-end text:name="__RefHeading___Toc28183_3036915566"/></text:h>
      <text:p text:style-name="P46">Deux usages distincts :</text:p>
      <text:list text:style-name="L11">
        <text:list-item>
          <text:p text:style-name="P52"><text:span text:style-name="Strong_20_Emphasis">ACK / retour d’état</text:span></text:p>
        </text:list-item>
      </text:list>
      <text:p text:style-name="P53"><text:span text:style-name="Source_20_Text">$I:CfgS:modeRZ:*:2#</text:span></text:p>
      <text:list text:style-name="L12">
        <text:list-item>
          <text:p text:style-name="P54"><text:span text:style-name="Strong_20_Emphasis">Information libre (non traitée automatiquement)</text:span> via <text:span text:style-name="Source_20_Text">Com</text:span></text:p>
        </text:list-item>
      </text:list>
      <text:p text:style-name="P53"><text:span text:style-name="Source_20_Text">$I:Com:info:SE:"Batterie faible"#</text:span></text:p>
      <text:p text:style-name="P53"><text:span text:style-name="Source_20_Text">$I:Com:erreur:A:"US_AV bloqué"#</text:span></text:p>
      <text:p text:style-name="P53"><text:span text:style-name="Source_20_Text">$I:Com:debug:SE:"Loop=32ms"#</text:span></text:p>
      <text:p text:style-name="P55">CAT I n’entraîne <text:span text:style-name="Strong_20_Emphasis">aucune réaction automatique</text:span> côté SP</text:p>
      <text:h text:style-name="P50" text:outline-level="3"><text:bookmark-start text:name="__RefHeading___Toc28185_3036915566"/>3.3 CAT E – Événement critique (Urgence)<text:bookmark-end text:name="__RefHeading___Toc28185_3036915566"/></text:h>
      <text:list text:style-name="L13">
        <text:list-item>
          <text:p text:style-name="P56">Signale une <text:span text:style-name="Strong_20_Emphasis">situation de sécurité</text:span></text:p>
        </text:list-item>
        <text:list-item>
          <text:p text:style-name="P56">Déclenche une <text:span text:style-name="Strong_20_Emphasis">logique automatique SP</text:span></text:p>
        </text:list-item>
        <text:list-item>
          <text:p text:style-name="P56">Toujours associé à la variable <text:span text:style-name="Strong_20_Emphasis">Urg</text:span></text:p>
        </text:list-item>
      </text:list>
      <text:p text:style-name="P53"><text:span text:style-name="Source_20_Text">$E:Urg:urgSource:*:URG_LOW_BAT#</text:span></text:p>
      <text:h text:style-name="P50" text:outline-level="3"><text:bookmark-start text:name="__RefHeading___Toc28187_3036915566"/>3.4 CAT F – Flux / Commande<text:bookmark-end text:name="__RefHeading___Toc28187_3036915566"/></text:h>
      <text:list text:style-name="L14">
        <text:list-item>
          <text:p text:style-name="P57">Événement ponctuel</text:p>
        </text:list-item>
        <text:list-item>
          <text:p text:style-name="P57">Pas d’état persistant</text:p>
        </text:list-item>
        <text:list-item>
          <text:p text:style-name="P57">Pas de retour systématique</text:p>
        </text:list-item>
        <text:list-item>
          <text:p text:style-name="P57">Exécuté immédiatement</text:p>
        </text:list-item>
      </text:list>
      <text:p text:style-name="P46">Exemples :</text:p>
      <text:p text:style-name="P53"><text:span text:style-name="Source_20_Text">$F:CfgS:reset:*#</text:span></text:p>
      <text:p text:style-name="P53"><text:span text:style-name="Source_20_Text">$F:Urg:clear:*#</text:span></text:p>
      <text:h text:style-name="P50" text:outline-level="3"><text:bookmark-start text:name="__RefHeading___Toc28189_3036915566"/>3.5 CAT A – Application<text:bookmark-end text:name="__RefHeading___Toc28189_3036915566"/></text:h>
      <text:list text:style-name="L15">
        <text:list-item>
          <text:p text:style-name="P58">Réservé aux échanges applicatifs SE</text:p>
        </text:list-item>
        <text:list-item>
          <text:p text:style-name="P58">Hors périmètre de ce document</text:p>
        </text:list-item>
      </text:list>
      <text:p text:style-name="P49"/>
      <text:h text:style-name="P45" text:outline-level="1"><text:bookmark-start text:name="__RefHeading___Toc28191_3036915566"/>4. Règles de mise en forme Table A<text:bookmark-end text:name="__RefHeading___Toc28191_3036915566"/></text:h>
      <text:h text:style-name="P50" text:outline-level="3"><text:bookmark-start text:name="__RefHeading___Toc28193_3036915566"/>4.1 Parenthèses<text:bookmark-end text:name="__RefHeading___Toc28193_3036915566"/></text:h>
      <text:p text:style-name="P46">Une propriété <text:span text:style-name="Strong_20_Emphasis">entre parenthèses</text:span> :</text:p>
      <text:list text:style-name="L16">
        <text:list-item>
          <text:p text:style-name="P59">n’est <text:span text:style-name="Strong_20_Emphasis">pas une propriété persistante</text:span></text:p>
        </text:list-item>
        <text:list-item>
          <text:p text:style-name="P59">représente une <text:span text:style-name="Strong_20_Emphasis">commande / action ponctuelle</text:span></text:p>
        </text:list-item>
        <text:list-item>
          <text:p text:style-name="P59">correspond conceptuellement à CAT F</text:p>
        </text:list-item>
      </text:list>
      <text:p text:style-name="P46"><text:soft-page-break/>Exemples :</text:p>
      <text:list text:style-name="L17">
        <text:list-item>
          <text:p text:style-name="P60"><text:span text:style-name="Source_20_Text">(clear)</text:span></text:p>
        </text:list-item>
        <text:list-item>
          <text:p text:style-name="P60"><text:span text:style-name="Source_20_Text">(reset)</text:span></text:p>
        </text:list-item>
        <text:list-item>
          <text:p text:style-name="P60"><text:span text:style-name="Source_20_Text">(init)</text:span></text:p>
        </text:list-item>
      </text:list>
      <text:h text:style-name="P50" text:outline-level="3" text:is-list-header="true"><text:bookmark-start text:name="__RefHeading___Toc28195_3036915566"/>4.2 ENUM et indices<text:bookmark-end text:name="__RefHeading___Toc28195_3036915566"/></text:h>
      <text:list text:style-name="L18">
        <text:list-item>
          <text:p text:style-name="P61">Les <text:span text:style-name="Strong_20_Emphasis">ENUM sont locaux</text:span> à chaque composant</text:p>
        </text:list-item>
        <text:list-item>
          <text:p text:style-name="P61">Les <text:span text:style-name="Strong_20_Emphasis">indices ne voyagent pas</text:span>, seule la valeur textuelle circule</text:p>
        </text:list-item>
        <text:list-item>
          <text:p text:style-name="P61">Aucun risque de décalage inter-modules</text:p>
        </text:list-item>
      </text:list>
      <text:p text:style-name="P53"><text:span text:style-name="Source_20_Text">enum UrgSource : uint8_t {</text:span></text:p>
      <text:p text:style-name="P53"><text:span text:style-name="Source_20_Text"><text:s text:c="2"/>URG_UNKNOWN = 0,</text:span></text:p>
      <text:p text:style-name="P53"><text:span text:style-name="Source_20_Text"><text:s text:c="2"/>URG_LOW_BAT,</text:span></text:p>
      <text:p text:style-name="P53"><text:span text:style-name="Source_20_Text"><text:s text:c="2"/>URG_MOTOR_STALL,</text:span></text:p>
      <text:p text:style-name="P53"><text:span text:style-name="Source_20_Text"><text:s text:c="2"/>URG_SENSOR_FAIL,</text:span></text:p>
      <text:p text:style-name="P53"><text:span text:style-name="Source_20_Text"><text:s text:c="2"/>URG_LOOP_TOO_SLOW</text:span></text:p>
      <text:p text:style-name="P53"><text:span text:style-name="Source_20_Text">};</text:span></text:p>
      <text:p text:style-name="P46">VPIV associé :</text:p>
      <text:p text:style-name="P53"><text:span text:style-name="Source_20_Text">$E:Urg:urgSource:*:URG_MOTOR_STALL#</text:span></text:p>
      <text:p text:style-name="P49"/>
      <text:h text:style-name="P45" text:outline-level="1"><text:bookmark-start text:name="__RefHeading___Toc28197_3036915566"/>5. Variable URG – Modèle retenu<text:bookmark-end text:name="__RefHeading___Toc28197_3036915566"/></text:h>
      <text:h text:style-name="P50" text:outline-level="3"><text:bookmark-start text:name="__RefHeading___Toc28199_3036915566"/>5.1 Propriétés<text:bookmark-end text:name="__RefHeading___Toc28199_3036915566"/></text:h>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Table_20_Heading">Propriété</text:p>
            </table:table-cell>
            <table:table-cell table:style-name="Tableau10.A1" office:value-type="string">
              <text:p text:style-name="Table_20_Heading">Rôle</text:p>
            </table:table-cell>
            <table:table-cell table:style-name="Tableau10.A1" office:value-type="string">
              <text:p text:style-name="Table_20_Heading">CAT</text:p>
            </table:table-cell>
          </table:table-row>
        </table:table-header-rows>
        <table:table-row>
          <table:table-cell table:style-name="Tableau10.A1" office:value-type="string">
            <text:p text:style-name="Table_20_Contents">urgEtat</text:p>
          </table:table-cell>
          <table:table-cell table:style-name="Tableau10.A1" office:value-type="string">
            <text:p text:style-name="Table_20_Contents">ON / OFF</text:p>
          </table:table-cell>
          <table:table-cell table:style-name="Tableau10.A1" office:value-type="string">
            <text:p text:style-name="Table_20_Contents">I</text:p>
          </table:table-cell>
        </table:table-row>
        <table:table-row>
          <table:table-cell table:style-name="Tableau10.A1" office:value-type="string">
            <text:p text:style-name="Table_20_Contents">urgSource</text:p>
          </table:table-cell>
          <table:table-cell table:style-name="Tableau10.A1" office:value-type="string">
            <text:p text:style-name="Table_20_Contents">Cause normalisée</text:p>
          </table:table-cell>
          <table:table-cell table:style-name="Tableau10.A1" office:value-type="string">
            <text:p text:style-name="Table_20_Contents">E</text:p>
          </table:table-cell>
        </table:table-row>
        <table:table-row>
          <table:table-cell table:style-name="Tableau10.A1" office:value-type="string">
            <text:p text:style-name="Table_20_Contents">urgRaison</text:p>
          </table:table-cell>
          <table:table-cell table:style-name="Tableau10.A1" office:value-type="string">
            <text:p text:style-name="Table_20_Contents">Texte libre explicatif</text:p>
          </table:table-cell>
          <table:table-cell table:style-name="Tableau10.A1" office:value-type="string">
            <text:p text:style-name="Table_20_Contents">I</text:p>
          </table:table-cell>
        </table:table-row>
        <table:table-row>
          <table:table-cell table:style-name="Tableau10.A1" office:value-type="string">
            <text:p text:style-name="Table_20_Contents">(clear)</text:p>
          </table:table-cell>
          <table:table-cell table:style-name="Tableau10.A1" office:value-type="string">
            <text:p text:style-name="Table_20_Contents">Lever l’urgence</text:p>
          </table:table-cell>
          <table:table-cell table:style-name="Tableau10.A1" office:value-type="string">
            <text:p text:style-name="Table_20_Contents">F</text:p>
          </table:table-cell>
        </table:table-row>
      </table:table>
      <text:h text:style-name="P50" text:outline-level="3"><text:bookmark-start text:name="__RefHeading___Toc28201_3036915566"/>5.2 Séquence type<text:bookmark-end text:name="__RefHeading___Toc28201_3036915566"/></text:h>
      <text:h text:style-name="P62" text:outline-level="4"><text:bookmark-start text:name="__RefHeading___Toc28203_3036915566"/>Détection (SE ou A)<text:bookmark-end text:name="__RefHeading___Toc28203_3036915566"/></text:h>
      <text:p text:style-name="P53"><text:span text:style-name="Source_20_Text">$E:Urg:urgSource:*:URG_LOW_BAT#</text:span></text:p>
      <text:p text:style-name="P53"><text:span text:style-name="Source_20_Text">$I:Urg:urgRaison:SE:"Tension = 10.8V"#</text:span></text:p>
      <text:h text:style-name="P62" text:outline-level="4"><text:bookmark-start text:name="__RefHeading___Toc28205_3036915566"/>Traitement SP<text:bookmark-end text:name="__RefHeading___Toc28205_3036915566"/></text:h>
      <text:list text:style-name="L19">
        <text:list-item>
          <text:p text:style-name="P63">arrêt moteur si actif</text:p>
        </text:list-item>
        <text:list-item>
          <text:p text:style-name="P63">verrouillage commandes</text:p>
        </text:list-item>
        <text:list-item>
          <text:p text:style-name="P63">mise à jour état</text:p>
        </text:list-item>
      </text:list>
      <text:p text:style-name="P53"><text:span text:style-name="Source_20_Text">$I:Urg:urgEtat:*:ON#</text:span></text:p>
      <text:h text:style-name="P62" text:outline-level="4"><text:bookmark-start text:name="__RefHeading___Toc28207_3036915566"/><text:soft-page-break/>Levée d’urgence<text:bookmark-end text:name="__RefHeading___Toc28207_3036915566"/></text:h>
      <text:p text:style-name="P53"><text:span text:style-name="Source_20_Text">$F:Urg:clear:*#</text:span></text:p>
      <text:p text:style-name="P53"><text:span text:style-name="Source_20_Text">$I:Urg:urgEtat:*:OFF#</text:span></text:p>
      <text:p text:style-name="P49"/>
      <text:h text:style-name="P45" text:outline-level="1"><text:bookmark-start text:name="__RefHeading___Toc28209_3036915566"/>6. Erreurs non critiques<text:bookmark-end text:name="__RefHeading___Toc28209_3036915566"/></text:h>
      <text:p text:style-name="P46">Les erreurs <text:span text:style-name="Strong_20_Emphasis">ne nécessitant pas de réaction automatique</text:span> :</text:p>
      <text:list text:style-name="L20">
        <text:list-item>
          <text:p text:style-name="P64">restent des <text:span text:style-name="Strong_20_Emphasis">informations</text:span></text:p>
        </text:list-item>
        <text:list-item>
          <text:p text:style-name="P64">sont routées via <text:span text:style-name="Source_20_Text">Com</text:span></text:p>
        </text:list-item>
      </text:list>
      <text:p text:style-name="P53"><text:span text:style-name="Source_20_Text">$I:Com:erreur:SE:"Parsing JSON incomplet"#</text:span></text:p>
      <text:p text:style-name="P46">Règles :</text:p>
      <text:list text:style-name="L21">
        <text:list-item>
          <text:p text:style-name="P65">inclure le <text:span text:style-name="Strong_20_Emphasis">nom du module / variable concernée</text:span></text:p>
        </text:list-item>
        <text:list-item>
          <text:p text:style-name="P65">texte libre, lisible utilisateur</text:p>
        </text:list-item>
        <text:list-item>
          <text:p text:style-name="P65">aucune logique SP implicite</text:p>
        </text:list-item>
      </text:list>
      <text:p text:style-name="P49"/>
      <text:h text:style-name="P45" text:outline-level="1"><text:bookmark-start text:name="__RefHeading___Toc28211_3036915566"/>7. Rôle de CfgS dans la sécurité<text:bookmark-end text:name="__RefHeading___Toc28211_3036915566"/></text:h>
      <text:p text:style-name="P46">CfgS conserve uniquement :</text:p>
      <text:list text:style-name="L22">
        <text:list-item>
          <text:p text:style-name="P66">les <text:span text:style-name="Strong_20_Emphasis">modes globaux</text:span> (<text:span text:style-name="Source_20_Text">modeRZ</text:span>)</text:p>
        </text:list-item>
        <text:list-item>
          <text:p text:style-name="P66">les <text:span text:style-name="Strong_20_Emphasis">commandes système</text:span> (<text:span text:style-name="Source_20_Text">reset</text:span>)</text:p>
        </text:list-item>
        <text:list-item>
          <text:p text:style-name="P66">l’interface vers Urg <text:span text:style-name="Strong_20_Emphasis">sans logique propre</text:span></text:p>
        </text:list-item>
      </text:list>
      <text:p text:style-name="P53"><text:span text:style-name="Source_20_Text">$F:CfgS:reset:*#</text:span></text:p>
      <text:p text:style-name="P53"><text:span text:style-name="Source_20_Text">$F:CfgS:emg:* <text:s text:c="2"/>-&gt; redirige vers Urg:clear</text:span></text:p>
      <text:p text:style-name="P49"/>
      <text:h text:style-name="P45" text:outline-level="1"><text:bookmark-start text:name="__RefHeading___Toc28213_3036915566"/>8. Synthèse finale<text:bookmark-end text:name="__RefHeading___Toc28213_3036915566"/></text:h>
      <text:list text:style-name="L23">
        <text:list-item>
          <text:p text:style-name="P67"><text:span text:style-name="Strong_20_Emphasis">Urgence = CAT E + réaction automatique SP</text:span></text:p>
        </text:list-item>
        <text:list-item>
          <text:p text:style-name="P67"><text:span text:style-name="Strong_20_Emphasis">Erreur = CAT I via Com</text:span></text:p>
        </text:list-item>
        <text:list-item>
          <text:p text:style-name="P67"><text:span text:style-name="Strong_20_Emphasis">Information = CAT I via Com</text:span></text:p>
        </text:list-item>
        <text:list-item>
          <text:p text:style-name="P67"><text:span text:style-name="Strong_20_Emphasis">Commande = CAT F ou propriété parenthésée</text:span></text:p>
        </text:list-item>
        <text:list-item>
          <text:p text:style-name="P67"><text:span text:style-name="Strong_20_Emphasis">ENUM locaux, valeurs textuelles transportées</text:span></text:p>
        </text:list-item>
      </text:list>
      <text:p text:style-name="P46">Ce modèle garantit :</text:p>
      <text:list text:style-name="L24">
        <text:list-item>
          <text:p text:style-name="P68">sécurité</text:p>
        </text:list-item>
        <text:list-item>
          <text:p text:style-name="P68">lisibilité</text:p>
        </text:list-item>
        <text:list-item>
          <text:p text:style-name="P68">évolutivité</text:p>
        </text:list-item>
        <text:list-item>
          <text:p text:style-name="P68"><text:soft-page-break/>optimisation des échanges VPIV/MQTT</text:p>
        </text:list-item>
      </text:list>
      <text:p text:style-name="P69"><text:span text:style-name="Emphasis"/></text:p>
      <text:h text:style-name="P44" text:outline-level="1"><text:bookmark-start text:name="__RefHeading___Toc28215_3036915566"/><text:span text:style-name="Emphasis">Table A – Urg, CfgS et Com (définitive)</text:span><text:bookmark-end text:name="__RefHeading___Toc28215_3036915566"/></text:h>
      <text:p text:style-name="P70">Extrait opérationnel et stabilisé issu du document de synthèse « Gestion des URG, erreurs et informations VPIV ».<text:line-break/>Cette table est <text:span text:style-name="Strong_20_Emphasis">référence projet</text:span> pour SP, A et SE.</text:p>
      <text:p text:style-name="P71"/>
      <text:h text:style-name="P45" text:outline-level="1"><text:bookmark-start text:name="__RefHeading___Toc28217_3036915566"/>Rappels de règles appliquées<text:bookmark-end text:name="__RefHeading___Toc28217_3036915566"/></text:h>
      <text:list text:style-name="L25">
        <text:list-item>
          <text:p text:style-name="P72"><text:span text:style-name="Strong_20_Emphasis">CAT</text:span> : V (valeur), I (information/ACK), E (événement critique), F (flux), A (application interne)</text:p>
        </text:list-item>
        <text:list-item>
          <text:p text:style-name="P72"><text:span text:style-name="Strong_20_Emphasis">Propriétés entre parenthèses</text:span> = commandes / événements (pas un état)</text:p>
        </text:list-item>
        <text:list-item>
          <text:p text:style-name="P72"><text:span text:style-name="Strong_20_Emphasis">Enum</text:span> : indices <text:span text:style-name="Strong_20_Emphasis">locaux</text:span>, non transportés comme clés globales</text:p>
        </text:list-item>
        <text:list-item>
          <text:p text:style-name="P72"><text:span text:style-name="Strong_20_Emphasis">Com</text:span> : messages humains / debug / erreur non critique (pas de logique automatique)</text:p>
        </text:list-item>
      </text:list>
      <text:p text:style-name="P71"/>
      <text:h text:style-name="P45" text:outline-level="1"><text:bookmark-start text:name="__RefHeading___Toc28219_3036915566"/>Variable : Urg (Urgences critiques)<text:bookmark-end text:name="__RefHeading___Toc28219_3036915566"/></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number-columns-repeated="2"/>
        <table:table-column table:style-name="Tableau11.J"/>
        <table:table-column table:style-name="Tableau11.K"/>
        <table:table-column table:style-name="Tableau11.L"/>
        <table:table-column table:style-name="Tableau11.M"/>
        <table:table-column table:style-name="Tableau11.N"/>
        <table:table-header-rows>
          <table:table-row>
            <table:table-cell table:style-name="Tableau11.A1" office:value-type="string">
              <text:p text:style-name="P73">Ref</text:p>
            </table:table-cell>
            <table:table-cell table:style-name="Tableau11.A1" office:value-type="string">
              <text:p text:style-name="P73">VAR</text:p>
            </table:table-cell>
            <table:table-cell table:style-name="Tableau11.A1" office:value-type="string">
              <text:p text:style-name="P73">PROP</text:p>
            </table:table-cell>
            <table:table-cell table:style-name="Tableau11.A1" office:value-type="string">
              <text:p text:style-name="P73">CAT</text:p>
            </table:table-cell>
            <table:table-cell table:style-name="Tableau11.A1" office:value-type="string">
              <text:p text:style-name="P73">SENS</text:p>
            </table:table-cell>
            <table:table-cell table:style-name="Tableau11.A1" office:value-type="string">
              <text:p text:style-name="P73">TYPE</text:p>
            </table:table-cell>
            <table:table-cell table:style-name="Tableau11.A1" office:value-type="string">
              <text:p text:style-name="P73">FORMAT_VALUE</text:p>
            </table:table-cell>
            <table:table-cell table:style-name="Tableau11.A1" office:value-type="string">
              <text:p text:style-name="P73">INST</text:p>
            </table:table-cell>
            <table:table-cell table:style-name="Tableau11.A1" office:value-type="string">
              <text:p text:style-name="P73">CPLX</text:p>
            </table:table-cell>
            <table:table-cell table:style-name="Tableau11.A1" office:value-type="string">
              <text:p text:style-name="P73">INIT</text:p>
            </table:table-cell>
            <table:table-cell table:style-name="Tableau11.A1" office:value-type="string">
              <text:p text:style-name="P73">ENUM / INDICES</text:p>
            </table:table-cell>
            <table:table-cell table:style-name="Tableau11.A1" office:value-type="string">
              <text:p text:style-name="P73">STATUT</text:p>
            </table:table-cell>
            <table:table-cell table:style-name="Tableau11.A1" office:value-type="string">
              <text:p text:style-name="P73">COMMENTAIRES</text:p>
            </table:table-cell>
            <table:table-cell table:style-name="Tableau11.N1" office:value-type="string">
              <text:p text:style-name="P73">Exemple VPIV</text:p>
            </table:table-cell>
          </table:table-row>
        </table:table-header-rows>
        <table:table-row>
          <table:table-cell table:style-name="Tableau11.A2" office:value-type="string">
            <text:p text:style-name="P74">Urg</text:p>
          </table:table-cell>
          <table:table-cell table:style-name="Tableau11.A2" office:value-type="string">
            <text:p text:style-name="P74">Urg</text:p>
          </table:table-cell>
          <table:table-cell table:style-name="Tableau11.A2" office:value-type="string">
            <text:p text:style-name="P74">urgEtat</text:p>
          </table:table-cell>
          <table:table-cell table:style-name="Tableau11.A2" office:value-type="string">
            <text:p text:style-name="P74">I</text:p>
          </table:table-cell>
          <table:table-cell table:style-name="Tableau11.A2" office:value-type="string">
            <text:p text:style-name="P74">A→SP \ SE→SP</text:p>
          </table:table-cell>
          <table:table-cell table:style-name="Tableau11.A2" office:value-type="string">
            <text:p text:style-name="P74">enum</text:p>
          </table:table-cell>
          <table:table-cell table:style-name="Tableau11.A2" office:value-type="string">
            <text:p text:style-name="P74">ON | OFF</text:p>
          </table:table-cell>
          <table:table-cell table:style-name="Tableau11.A2" office:value-type="string">
            <text:p text:style-name="P74">*</text:p>
          </table:table-cell>
          <table:table-cell table:style-name="Tableau11.A2" office:value-type="string">
            <text:p text:style-name="P74">simple</text:p>
          </table:table-cell>
          <table:table-cell table:style-name="Tableau11.A2" office:value-type="string">
            <text:p text:style-name="P74">dyn</text:p>
          </table:table-cell>
          <table:table-cell table:style-name="Tableau11.A2" office:value-type="string">
            <text:p text:style-name="P74">0=OFF,1=ON</text:p>
          </table:table-cell>
          <table:table-cell table:style-name="Tableau11.A2" office:value-type="string">
            <text:p text:style-name="P74">ETAT</text:p>
          </table:table-cell>
          <table:table-cell table:style-name="Tableau11.A2" office:value-type="string">
            <text:p text:style-name="P74">État global urgence</text:p>
          </table:table-cell>
          <table:table-cell table:style-name="Tableau11.N2" office:value-type="string">
            <text:p text:style-name="P75"><text:span text:style-name="Source_20_Text"><text:span text:style-name="T36">$I:Urg:urgEtat:*:ON#</text:span></text:span></text:p>
          </table:table-cell>
        </table:table-row>
        <table:table-row>
          <table:table-cell table:style-name="Tableau11.A2" office:value-type="string">
            <text:p text:style-name="P74">Urg</text:p>
          </table:table-cell>
          <table:table-cell table:style-name="Tableau11.A2" office:value-type="string">
            <text:p text:style-name="P74">Urg</text:p>
          </table:table-cell>
          <table:table-cell table:style-name="Tableau11.A2" office:value-type="string">
            <text:p text:style-name="P74">urgSource</text:p>
          </table:table-cell>
          <table:table-cell table:style-name="Tableau11.A2" office:value-type="string">
            <text:p text:style-name="P74">E</text:p>
          </table:table-cell>
          <table:table-cell table:style-name="Tableau11.A2" office:value-type="string">
            <text:p text:style-name="P74">A→SP \ SE→SP</text:p>
          </table:table-cell>
          <table:table-cell table:style-name="Tableau11.A2" office:value-type="string">
            <text:p text:style-name="P74">enum</text:p>
          </table:table-cell>
          <table:table-cell table:style-name="Tableau11.A2" office:value-type="string">
            <text:p text:style-name="P74">voir enum</text:p>
          </table:table-cell>
          <table:table-cell table:style-name="Tableau11.A2" office:value-type="string">
            <text:p text:style-name="P74">*</text:p>
          </table:table-cell>
          <table:table-cell table:style-name="Tableau11.A2" office:value-type="string">
            <text:p text:style-name="P74">simple</text:p>
          </table:table-cell>
          <table:table-cell table:style-name="Tableau11.A2" office:value-type="string">
            <text:p text:style-name="P74">dyn</text:p>
          </table:table-cell>
          <table:table-cell table:style-name="Tableau11.A2" office:value-type="string">
            <text:p text:style-name="P74">LOW_BAT, MOTOR_STALL, SENSOR_FAIL, BUFFER_OVERFLOW, PARSING_ERROR, LOOP_TOO_SLOW, UNKNOWN</text:p>
          </table:table-cell>
          <table:table-cell table:style-name="Tableau11.A2" office:value-type="string">
            <text:p text:style-name="P74">ETAT</text:p>
          </table:table-cell>
          <table:table-cell table:style-name="Tableau11.A2" office:value-type="string">
            <text:p text:style-name="P74">Déclencheur critique nécessitant réaction SP</text:p>
          </table:table-cell>
          <table:table-cell table:style-name="Tableau11.N2" office:value-type="string">
            <text:p text:style-name="P75"><text:span text:style-name="Source_20_Text"><text:span text:style-name="T36">$E:Urg:urgSource:*:MOTOR_STALL#</text:span></text:span></text:p>
          </table:table-cell>
        </table:table-row>
        <table:table-row>
          <table:table-cell table:style-name="Tableau11.A2" office:value-type="string">
            <text:p text:style-name="P74">Urg</text:p>
          </table:table-cell>
          <table:table-cell table:style-name="Tableau11.A2" office:value-type="string">
            <text:p text:style-name="P74">Urg</text:p>
          </table:table-cell>
          <table:table-cell table:style-name="Tableau11.A2" office:value-type="string">
            <text:p text:style-name="P74">urgRaison</text:p>
          </table:table-cell>
          <table:table-cell table:style-name="Tableau11.A2" office:value-type="string">
            <text:p text:style-name="P74">I</text:p>
          </table:table-cell>
          <table:table-cell table:style-name="Tableau11.A2" office:value-type="string">
            <text:p text:style-name="P74">A→SP \ SE→SP</text:p>
          </table:table-cell>
          <table:table-cell table:style-name="Tableau11.A2" office:value-type="string">
            <text:p text:style-name="P74">string</text:p>
          </table:table-cell>
          <table:table-cell table:style-name="Tableau11.A2" office:value-type="string">
            <text:p text:style-name="P74">texte libre</text:p>
          </table:table-cell>
          <table:table-cell table:style-name="Tableau11.A2" office:value-type="string">
            <text:p text:style-name="P74">*</text:p>
          </table:table-cell>
          <table:table-cell table:style-name="Tableau11.A2" office:value-type="string">
            <text:p text:style-name="P74">simple</text:p>
          </table:table-cell>
          <table:table-cell table:style-name="Tableau11.A2" office:value-type="string">
            <text:p text:style-name="P74">dyn</text:p>
          </table:table-cell>
          <table:table-cell table:style-name="Tableau11.A2" office:value-type="string">
            <text:p text:style-name="P74">—</text:p>
          </table:table-cell>
          <table:table-cell table:style-name="Tableau11.A2" office:value-type="string">
            <text:p text:style-name="P74">INFO</text:p>
          </table:table-cell>
          <table:table-cell table:style-name="Tableau11.A2" office:value-type="string">
            <text:p text:style-name="P74">Explication humaine associée</text:p>
          </table:table-cell>
          <table:table-cell table:style-name="Tableau11.N2" office:value-type="string">
            <text:p text:style-name="P75"><text:span text:style-name="Source_20_Text"><text:span text:style-name="T36">$I:Urg:urgRaison:*:"Blocage moteur roue G"#</text:span></text:span></text:p>
          </table:table-cell>
        </table:table-row>
        <table:table-row>
          <table:table-cell table:style-name="Tableau11.A2" office:value-type="string">
            <text:p text:style-name="P74">Urg</text:p>
          </table:table-cell>
          <table:table-cell table:style-name="Tableau11.A2" office:value-type="string">
            <text:p text:style-name="P74">Urg</text:p>
          </table:table-cell>
          <table:table-cell table:style-name="Tableau11.A2" office:value-type="string">
            <text:p text:style-name="P74">(clear)</text:p>
          </table:table-cell>
          <table:table-cell table:style-name="Tableau11.A2" office:value-type="string">
            <text:p text:style-name="P74">E</text:p>
          </table:table-cell>
          <table:table-cell table:style-name="Tableau11.A2" office:value-type="string">
            <text:p text:style-name="P74">SP→A \ SP→SE</text:p>
          </table:table-cell>
          <table:table-cell table:style-name="Tableau11.A2" office:value-type="string">
            <text:p text:style-name="P74">cmd</text:p>
          </table:table-cell>
          <table:table-cell table:style-name="Tableau11.A2" office:value-type="string">
            <text:p text:style-name="P74">clear</text:p>
          </table:table-cell>
          <table:table-cell table:style-name="Tableau11.A2" office:value-type="string">
            <text:p text:style-name="P74">*</text:p>
          </table:table-cell>
          <table:table-cell table:style-name="Tableau11.A2" office:value-type="string">
            <text:p text:style-name="P74">simple</text:p>
          </table:table-cell>
          <table:table-cell table:style-name="Tableau11.A2" office:value-type="string">
            <text:p text:style-name="P74">ini</text:p>
          </table:table-cell>
          <table:table-cell table:style-name="Tableau11.A2" office:value-type="string">
            <text:p text:style-name="P74">—</text:p>
          </table:table-cell>
          <table:table-cell table:style-name="Tableau11.A2" office:value-type="string">
            <text:p text:style-name="P74">EXPOSEE</text:p>
          </table:table-cell>
          <table:table-cell table:style-name="Tableau11.A2" office:value-type="string">
            <text:p text:style-name="P74">Levée explicite urgence</text:p>
          </table:table-cell>
          <table:table-cell table:style-name="Tableau11.N2" office:value-type="string">
            <text:p text:style-name="P75"><text:span text:style-name="Source_20_Text"><text:span text:style-name="T36">$E:Urg:clear:*:1#</text:span></text:span></text:p>
          </table:table-cell>
        </table:table-row>
      </table:table>
      <text:p text:style-name="P71"/>
      <text:h text:style-name="P45" text:outline-level="1"><text:bookmark-start text:name="__RefHeading___Toc28221_3036915566"/>Variable : CfgS (Configuration système &amp; sécurité)<text:bookmark-end text:name="__RefHeading___Toc28221_3036915566"/></text:h>
      <table:table table:name="Tableau12" table:style-name="Tableau12">
        <table:table-column table:style-name="Tableau12.A"/>
        <table:table-column table:style-name="Tableau12.B" table:number-columns-repeated="2"/>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column table:style-name="Tableau12.K"/>
        <table:table-column table:style-name="Tableau12.L"/>
        <table:table-column table:style-name="Tableau12.M"/>
        <table:table-column table:style-name="Tableau12.N"/>
        <table:table-column table:style-name="Tableau12.O"/>
        <table:table-header-rows>
          <table:table-row>
            <table:table-cell table:style-name="Tableau12.A1" office:value-type="string">
              <text:p text:style-name="Table_20_Heading">VALID</text:p>
            </table:table-cell>
            <table:table-cell table:style-name="Tableau12.A1" office:value-type="string">
              <text:p text:style-name="Table_20_Heading">Ref</text:p>
            </table:table-cell>
            <table:table-cell table:style-name="Tableau12.A1" office:value-type="string">
              <text:p text:style-name="Table_20_Heading">VAR</text:p>
            </table:table-cell>
            <table:table-cell table:style-name="Tableau12.A1" office:value-type="string">
              <text:p text:style-name="Table_20_Heading">PROP</text:p>
            </table:table-cell>
            <table:table-cell table:style-name="Tableau12.A1" office:value-type="string">
              <text:p text:style-name="Table_20_Heading">CAT</text:p>
            </table:table-cell>
            <table:table-cell table:style-name="Tableau12.A1" office:value-type="string">
              <text:p text:style-name="Table_20_Heading">SENS</text:p>
            </table:table-cell>
            <table:table-cell table:style-name="Tableau12.A1" office:value-type="string">
              <text:p text:style-name="Table_20_Heading">TYPE</text:p>
            </table:table-cell>
            <table:table-cell table:style-name="Tableau12.A1" office:value-type="string">
              <text:p text:style-name="Table_20_Heading">FORMAT_VALUE</text:p>
            </table:table-cell>
            <table:table-cell table:style-name="Tableau12.A1" office:value-type="string">
              <text:p text:style-name="Table_20_Heading">INST</text:p>
            </table:table-cell>
            <table:table-cell table:style-name="Tableau12.A1" office:value-type="string">
              <text:p text:style-name="Table_20_Heading">CPLX</text:p>
            </table:table-cell>
            <table:table-cell table:style-name="Tableau12.A1" office:value-type="string">
              <text:p text:style-name="Table_20_Heading">INIT</text:p>
            </table:table-cell>
            <table:table-cell table:style-name="Tableau12.A1" office:value-type="string">
              <text:p text:style-name="Table_20_Heading">ENUM / INDICES</text:p>
            </table:table-cell>
            <table:table-cell table:style-name="Tableau12.A1" office:value-type="string">
              <text:p text:style-name="Table_20_Heading">STATUT</text:p>
            </table:table-cell>
            <table:table-cell table:style-name="Tableau12.A1" office:value-type="string">
              <text:p text:style-name="Table_20_Heading">COMMENTAIRES</text:p>
            </table:table-cell>
            <table:table-cell table:style-name="Tableau12.A1" office:value-type="string">
              <text:p text:style-name="Table_20_Heading">Exemple VPIV</text:p>
            </table:table-cell>
          </table:table-row>
        </table:table-header-rows>
        <table:table-row>
          <table:table-cell table:style-name="Tableau12.A1" office:value-type="string">
            <text:p text:style-name="Table_20_Contents">✔</text:p>
          </table:table-cell>
          <table:table-cell table:style-name="Tableau12.A1" office:value-type="string">
            <text:p text:style-name="Table_20_Contents">CfgS</text:p>
          </table:table-cell>
          <table:table-cell table:style-name="Tableau12.A1" office:value-type="string">
            <text:p text:style-name="Table_20_Contents">CfgS</text:p>
          </table:table-cell>
          <table:table-cell table:style-name="Tableau12.A1" office:value-type="string">
            <text:p text:style-name="Table_20_Contents">modeRZ</text:p>
          </table:table-cell>
          <table:table-cell table:style-name="Tableau12.A1" office:value-type="string">
            <text:p text:style-name="Table_20_Contents">V</text:p>
          </table:table-cell>
          <table:table-cell table:style-name="Tableau12.A1" office:value-type="string">
            <text:p text:style-name="Table_20_Contents">SP→A \ SP→SE</text:p>
          </table:table-cell>
          <table:table-cell table:style-name="Tableau12.A1" office:value-type="string">
            <text:p text:style-name="Table_20_Contents">enum</text:p>
          </table:table-cell>
          <table:table-cell table:style-name="Tableau12.A1" office:value-type="string">
            <text:p text:style-name="Table_20_Contents">0–5</text:p>
          </table:table-cell>
          <table:table-cell table:style-name="Tableau12.A1" office:value-type="string">
            <text:p text:style-name="Table_20_Contents">*</text:p>
          </table:table-cell>
          <table:table-cell table:style-name="Tableau12.A1" office:value-type="string">
            <text:p text:style-name="Table_20_Contents">simple</text:p>
          </table:table-cell>
          <table:table-cell table:style-name="Tableau12.A1" office:value-type="string">
            <text:p text:style-name="Table_20_Contents">ini</text:p>
          </table:table-cell>
          <table:table-cell table:style-name="Tableau12.A1" office:value-type="string">
            <text:p text:style-name="Table_20_Contents">0=ARRET,1=VEILLE,2=FIXE,3=DEPL,4=AUTO,5=ERREUR</text:p>
          </table:table-cell>
          <table:table-cell table:style-name="Tableau12.A1" office:value-type="string">
            <text:p text:style-name="Table_20_Contents">EXPOSEE</text:p>
          </table:table-cell>
          <table:table-cell table:style-name="Tableau12.A1" office:value-type="string">
            <text:p text:style-name="Table_20_Contents">Mode global robot</text:p>
          </table:table-cell>
          <table:table-cell table:style-name="Tableau12.A1" office:value-type="string">
            <text:p text:style-name="Table_20_Contents"><text:span text:style-name="Source_20_Text">$V:CfgS:modeRZ:*:3#</text:span></text:p>
          </table:table-cell>
        </table:table-row>
        <table:table-row>
          <table:table-cell table:style-name="Tableau12.A1" office:value-type="string">
            <text:p text:style-name="Table_20_Contents">✔</text:p>
          </table:table-cell>
          <table:table-cell table:style-name="Tableau12.A1" office:value-type="string">
            <text:p text:style-name="Table_20_Contents">CfgS</text:p>
          </table:table-cell>
          <table:table-cell table:style-name="Tableau12.A1" office:value-type="string">
            <text:p text:style-name="Table_20_Contents">CfgS</text:p>
          </table:table-cell>
          <table:table-cell table:style-name="Tableau12.A1" office:value-type="string">
            <text:p text:style-name="Table_20_Contents">modeRZ</text:p>
          </table:table-cell>
          <table:table-cell table:style-name="Tableau12.A1" office:value-type="string">
            <text:p text:style-name="Table_20_Contents">I</text:p>
          </table:table-cell>
          <table:table-cell table:style-name="Tableau12.A1" office:value-type="string">
            <text:p text:style-name="Table_20_Contents">A→SP \ SE→SP</text:p>
          </table:table-cell>
          <table:table-cell table:style-name="Tableau12.A1" office:value-type="string">
            <text:p text:style-name="Table_20_Contents">enum</text:p>
          </table:table-cell>
          <table:table-cell table:style-name="Tableau12.A1" office:value-type="string">
            <text:p text:style-name="Table_20_Contents">0–5</text:p>
          </table:table-cell>
          <table:table-cell table:style-name="Tableau12.A1" office:value-type="string">
            <text:p text:style-name="Table_20_Contents">*</text:p>
          </table:table-cell>
          <table:table-cell table:style-name="Tableau12.A1" office:value-type="string">
            <text:p text:style-name="Table_20_Contents">simple</text:p>
          </table:table-cell>
          <table:table-cell table:style-name="Tableau12.A1" office:value-type="string">
            <text:p text:style-name="Table_20_Contents">dyn</text:p>
          </table:table-cell>
          <table:table-cell table:style-name="Tableau12.A1" office:value-type="string">
            <text:p text:style-name="Table_20_Contents">idem</text:p>
          </table:table-cell>
          <table:table-cell table:style-name="Tableau12.A1" office:value-type="string">
            <text:p text:style-name="Table_20_Contents">ETAT</text:p>
          </table:table-cell>
          <table:table-cell table:style-name="Tableau12.A1" office:value-type="string">
            <text:p text:style-name="Table_20_Contents">ACK terrain</text:p>
          </table:table-cell>
          <table:table-cell table:style-name="Tableau12.A1" office:value-type="string">
            <text:p text:style-name="Table_20_Contents"><text:span text:style-name="Source_20_Text">$I:CfgS:modeRZ:*:3#</text:span></text:p>
          </table:table-cell>
        </table:table-row>
        <table:table-row>
          <table:table-cell table:style-name="Tableau12.A1" office:value-type="string">
            <text:p text:style-name="Table_20_Contents">✔</text:p>
          </table:table-cell>
          <table:table-cell table:style-name="Tableau12.A1" office:value-type="string">
            <text:p text:style-name="Table_20_Contents">CfgS</text:p>
          </table:table-cell>
          <table:table-cell table:style-name="Tableau12.A1" office:value-type="string">
            <text:p text:style-name="Table_20_Contents">CfgS</text:p>
          </table:table-cell>
          <table:table-cell table:style-name="Tableau12.A1" office:value-type="string">
            <text:p text:style-name="Table_20_Contents">typePtge</text:p>
          </table:table-cell>
          <table:table-cell table:style-name="Tableau12.A1" office:value-type="string">
            <text:p text:style-name="Table_20_Contents">V</text:p>
          </table:table-cell>
          <table:table-cell table:style-name="Tableau12.A1" office:value-type="string">
            <text:p text:style-name="Table_20_Contents">SP→A \ SP→S<text:soft-page-break/>E</text:p>
          </table:table-cell>
          <table:table-cell table:style-name="Tableau12.A1" office:value-type="string">
            <text:p text:style-name="Table_20_Contents">enum</text:p>
          </table:table-cell>
          <table:table-cell table:style-name="Tableau12.A1" office:value-type="string">
            <text:p text:style-name="Table_20_Contents">0–4</text:p>
          </table:table-cell>
          <table:table-cell table:style-name="Tableau12.A1" office:value-type="string">
            <text:p text:style-name="Table_20_Contents">*</text:p>
          </table:table-cell>
          <table:table-cell table:style-name="Tableau12.A1" office:value-type="string">
            <text:p text:style-name="Table_20_Contents">simple</text:p>
          </table:table-cell>
          <table:table-cell table:style-name="Tableau12.A1" office:value-type="string">
            <text:p text:style-name="Table_20_Contents">ini</text:p>
          </table:table-cell>
          <table:table-cell table:style-name="Tableau12.A1" office:value-type="string">
            <text:p text:style-name="Table_20_Contents">0=ECRAN,1=VOCALE,2=JOY,3<text:soft-page-break/>=LAISSE,4=LAISSE+VOCALE</text:p>
          </table:table-cell>
          <table:table-cell table:style-name="Tableau12.A1" office:value-type="string">
            <text:p text:style-name="Table_20_Contents">EXPOSEE</text:p>
          </table:table-cell>
          <table:table-cell table:style-name="Tableau12.A1" office:value-type="string">
            <text:p text:style-name="Table_20_Contents">Mode de pilotage</text:p>
          </table:table-cell>
          <table:table-cell table:style-name="Tableau12.A1" office:value-type="string">
            <text:p text:style-name="Table_20_Contents"><text:span text:style-name="Source_20_Text">$V:CfgS:typePtge:*:3#</text:span></text:p>
          </table:table-cell>
        </table:table-row>
        <table:table-row>
          <table:table-cell table:style-name="Tableau12.A1" office:value-type="string">
            <text:p text:style-name="Table_20_Contents">✔</text:p>
          </table:table-cell>
          <table:table-cell table:style-name="Tableau12.A1" office:value-type="string">
            <text:p text:style-name="Table_20_Contents">CfgS</text:p>
          </table:table-cell>
          <table:table-cell table:style-name="Tableau12.A1" office:value-type="string">
            <text:p text:style-name="Table_20_Contents">CfgS</text:p>
          </table:table-cell>
          <table:table-cell table:style-name="Tableau12.A1" office:value-type="string">
            <text:p text:style-name="Table_20_Contents">typePtge</text:p>
          </table:table-cell>
          <table:table-cell table:style-name="Tableau12.A1" office:value-type="string">
            <text:p text:style-name="Table_20_Contents">I</text:p>
          </table:table-cell>
          <table:table-cell table:style-name="Tableau12.A1" office:value-type="string">
            <text:p text:style-name="Table_20_Contents">A→SP \ SE→SP</text:p>
          </table:table-cell>
          <table:table-cell table:style-name="Tableau12.A1" office:value-type="string">
            <text:p text:style-name="Table_20_Contents">enum</text:p>
          </table:table-cell>
          <table:table-cell table:style-name="Tableau12.A1" office:value-type="string">
            <text:p text:style-name="Table_20_Contents">0–4</text:p>
          </table:table-cell>
          <table:table-cell table:style-name="Tableau12.A1" office:value-type="string">
            <text:p text:style-name="Table_20_Contents">*</text:p>
          </table:table-cell>
          <table:table-cell table:style-name="Tableau12.A1" office:value-type="string">
            <text:p text:style-name="Table_20_Contents">simple</text:p>
          </table:table-cell>
          <table:table-cell table:style-name="Tableau12.A1" office:value-type="string">
            <text:p text:style-name="Table_20_Contents">dyn</text:p>
          </table:table-cell>
          <table:table-cell table:style-name="Tableau12.A1" office:value-type="string">
            <text:p text:style-name="Table_20_Contents">idem</text:p>
          </table:table-cell>
          <table:table-cell table:style-name="Tableau12.A1" office:value-type="string">
            <text:p text:style-name="Table_20_Contents">ETAT</text:p>
          </table:table-cell>
          <table:table-cell table:style-name="Tableau12.A1" office:value-type="string">
            <text:p text:style-name="Table_20_Contents">ACK pilotage</text:p>
          </table:table-cell>
          <table:table-cell table:style-name="Tableau12.A1" office:value-type="string">
            <text:p text:style-name="Table_20_Contents"><text:span text:style-name="Source_20_Text">$I:CfgS:typePtge:*:3#</text:span></text:p>
          </table:table-cell>
        </table:table-row>
        <table:table-row>
          <table:table-cell table:style-name="Tableau12.A1" office:value-type="string">
            <text:p text:style-name="Table_20_Contents">✔</text:p>
          </table:table-cell>
          <table:table-cell table:style-name="Tableau12.A1" office:value-type="string">
            <text:p text:style-name="Table_20_Contents">CfgS</text:p>
          </table:table-cell>
          <table:table-cell table:style-name="Tableau12.A1" office:value-type="string">
            <text:p text:style-name="Table_20_Contents">CfgS</text:p>
          </table:table-cell>
          <table:table-cell table:style-name="Tableau12.A1" office:value-type="string">
            <text:p text:style-name="Table_20_Contents">(reset)</text:p>
          </table:table-cell>
          <table:table-cell table:style-name="Tableau12.A1" office:value-type="string">
            <text:p text:style-name="Table_20_Contents">F</text:p>
          </table:table-cell>
          <table:table-cell table:style-name="Tableau12.A1" office:value-type="string">
            <text:p text:style-name="Table_20_Contents">SP→A</text:p>
          </table:table-cell>
          <table:table-cell table:style-name="Tableau12.A1" office:value-type="string">
            <text:p text:style-name="Table_20_Contents">cmd</text:p>
          </table:table-cell>
          <table:table-cell table:style-name="Tableau12.A1" office:value-type="string">
            <text:p text:style-name="Table_20_Contents">1</text:p>
          </table:table-cell>
          <table:table-cell table:style-name="Tableau12.A1" office:value-type="string">
            <text:p text:style-name="Table_20_Contents">*</text:p>
          </table:table-cell>
          <table:table-cell table:style-name="Tableau12.A1" office:value-type="string">
            <text:p text:style-name="Table_20_Contents">simple</text:p>
          </table:table-cell>
          <table:table-cell table:style-name="Tableau12.A1" office:value-type="string">
            <text:p text:style-name="Table_20_Contents">ini</text:p>
          </table:table-cell>
          <table:table-cell table:style-name="Tableau12.A1" office:value-type="string">
            <text:p text:style-name="Table_20_Contents">—</text:p>
          </table:table-cell>
          <table:table-cell table:style-name="Tableau12.A1" office:value-type="string">
            <text:p text:style-name="Table_20_Contents">EXPOSEE</text:p>
          </table:table-cell>
          <table:table-cell table:style-name="Tableau12.A1" office:value-type="string">
            <text:p text:style-name="Table_20_Contents">Reset logiciel SP</text:p>
          </table:table-cell>
          <table:table-cell table:style-name="Tableau12.A1" office:value-type="string">
            <text:p text:style-name="Table_20_Contents"><text:span text:style-name="Source_20_Text">$F:CfgS:reset:*:1#</text:span></text:p>
          </table:table-cell>
        </table:table-row>
      </table:table>
      <text:p text:style-name="P71"/>
      <text:h text:style-name="P45" text:outline-level="1"><text:bookmark-start text:name="__RefHeading___Toc28223_3036915566"/>Variable : Com (Communication humaine / debug / erreur non critique)<text:bookmark-end text:name="__RefHeading___Toc28223_3036915566"/></text:h>
      <text:h text:style-name="P76" text:outline-level="3"><text:bookmark-start text:name="__RefHeading___Toc28225_3036915566"/>Com / info<text:bookmark-end text:name="__RefHeading___Toc28225_3036915566"/></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D"/>
        <table:table-column table:style-name="Tableau13.K"/>
        <table:table-column table:style-name="Tableau13.L"/>
        <table:table-column table:style-name="Tableau13.M"/>
        <table:table-column table:style-name="Tableau13.N"/>
        <table:table-header-rows>
          <table:table-row>
            <table:table-cell table:style-name="Tableau13.A1" office:value-type="string">
              <text:p text:style-name="Table_20_Heading">VALID</text:p>
            </table:table-cell>
            <table:table-cell table:style-name="Tableau13.A1" office:value-type="string">
              <text:p text:style-name="Table_20_Heading">Ref</text:p>
            </table:table-cell>
            <table:table-cell table:style-name="Tableau13.A1" office:value-type="string">
              <text:p text:style-name="Table_20_Heading">VAR</text:p>
            </table:table-cell>
            <table:table-cell table:style-name="Tableau13.A1" office:value-type="string">
              <text:p text:style-name="Table_20_Heading">PROP</text:p>
            </table:table-cell>
            <table:table-cell table:style-name="Tableau13.A1" office:value-type="string">
              <text:p text:style-name="Table_20_Heading">CAT</text:p>
            </table:table-cell>
            <table:table-cell table:style-name="Tableau13.A1" office:value-type="string">
              <text:p text:style-name="Table_20_Heading">SENS</text:p>
            </table:table-cell>
            <table:table-cell table:style-name="Tableau13.A1" office:value-type="string">
              <text:p text:style-name="Table_20_Heading">TYPE</text:p>
            </table:table-cell>
            <table:table-cell table:style-name="Tableau13.A1" office:value-type="string">
              <text:p text:style-name="Table_20_Heading">FORMAT_VALUE</text:p>
            </table:table-cell>
            <table:table-cell table:style-name="Tableau13.A1" office:value-type="string">
              <text:p text:style-name="Table_20_Heading">INST</text:p>
            </table:table-cell>
            <table:table-cell table:style-name="Tableau13.A1" office:value-type="string">
              <text:p text:style-name="Table_20_Heading">CPLX</text:p>
            </table:table-cell>
            <table:table-cell table:style-name="Tableau13.A1" office:value-type="string">
              <text:p text:style-name="Table_20_Heading">INIT</text:p>
            </table:table-cell>
            <table:table-cell table:style-name="Tableau13.A1" office:value-type="string">
              <text:p text:style-name="Table_20_Heading">STATUT</text:p>
            </table:table-cell>
            <table:table-cell table:style-name="Tableau13.A1" office:value-type="string">
              <text:p text:style-name="Table_20_Heading">COMMENTAIRES</text:p>
            </table:table-cell>
            <table:table-cell table:style-name="Tableau13.A1" office:value-type="string">
              <text:p text:style-name="Table_20_Heading">Exemple VPIV</text:p>
            </table:table-cell>
          </table:table-row>
        </table:table-header-rows>
        <table:table-row>
          <table:table-cell table:style-name="Tableau13.A1" office:value-type="string">
            <text:p text:style-name="Table_20_Contents">✔</text:p>
          </table:table-cell>
          <table:table-cell table:style-name="Tableau13.A1" office:value-type="string">
            <text:p text:style-name="Table_20_Contents">Com</text:p>
          </table:table-cell>
          <table:table-cell table:style-name="Tableau13.A1" office:value-type="string">
            <text:p text:style-name="Table_20_Contents">Com</text:p>
          </table:table-cell>
          <table:table-cell table:style-name="Tableau13.A1" office:value-type="string">
            <text:p text:style-name="Table_20_Contents">info</text:p>
          </table:table-cell>
          <table:table-cell table:style-name="Tableau13.A1" office:value-type="string">
            <text:p text:style-name="Table_20_Contents">I</text:p>
          </table:table-cell>
          <table:table-cell table:style-name="Tableau13.A1" office:value-type="string">
            <text:p text:style-name="Table_20_Contents">A→SP \ SE→SP</text:p>
          </table:table-cell>
          <table:table-cell table:style-name="Tableau13.A1" office:value-type="string">
            <text:p text:style-name="Table_20_Contents">string</text:p>
          </table:table-cell>
          <table:table-cell table:style-name="Tableau13.A1" office:value-type="string">
            <text:p text:style-name="Table_20_Contents">texte libre</text:p>
          </table:table-cell>
          <table:table-cell table:style-name="Tableau13.A1" office:value-type="string">
            <text:p text:style-name="Table_20_Contents">A | SE</text:p>
          </table:table-cell>
          <table:table-cell table:style-name="Tableau13.A1" office:value-type="string">
            <text:p text:style-name="Table_20_Contents">simple</text:p>
          </table:table-cell>
          <table:table-cell table:style-name="Tableau13.A1" office:value-type="string">
            <text:p text:style-name="Table_20_Contents">dyn</text:p>
          </table:table-cell>
          <table:table-cell table:style-name="Tableau13.A1" office:value-type="string">
            <text:p text:style-name="Table_20_Contents">INFO</text:p>
          </table:table-cell>
          <table:table-cell table:style-name="Tableau13.A1" office:value-type="string">
            <text:p text:style-name="Table_20_Contents">Information utilisateur</text:p>
          </table:table-cell>
          <table:table-cell table:style-name="Tableau13.A1" office:value-type="string">
            <text:p text:style-name="Table_20_Contents"><text:span text:style-name="Source_20_Text">$I:Com:info:SE:"Caméra initialisée"#</text:span></text:p>
          </table:table-cell>
        </table:table-row>
      </table:table>
      <text:h text:style-name="P76" text:outline-level="3"><text:bookmark-start text:name="__RefHeading___Toc28227_3036915566"/>Com / debug<text:bookmark-end text:name="__RefHeading___Toc28227_3036915566"/></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column table:style-name="Tableau14.D"/>
        <table:table-column table:style-name="Tableau14.K"/>
        <table:table-column table:style-name="Tableau14.L"/>
        <table:table-column table:style-name="Tableau14.M"/>
        <table:table-column table:style-name="Tableau14.N"/>
        <table:table-header-rows>
          <table:table-row>
            <table:table-cell table:style-name="Tableau14.A1" office:value-type="string">
              <text:p text:style-name="Table_20_Heading">VALID</text:p>
            </table:table-cell>
            <table:table-cell table:style-name="Tableau14.A1" office:value-type="string">
              <text:p text:style-name="Table_20_Heading">Ref</text:p>
            </table:table-cell>
            <table:table-cell table:style-name="Tableau14.A1" office:value-type="string">
              <text:p text:style-name="Table_20_Heading">VAR</text:p>
            </table:table-cell>
            <table:table-cell table:style-name="Tableau14.A1" office:value-type="string">
              <text:p text:style-name="Table_20_Heading">PROP</text:p>
            </table:table-cell>
            <table:table-cell table:style-name="Tableau14.A1" office:value-type="string">
              <text:p text:style-name="Table_20_Heading">CAT</text:p>
            </table:table-cell>
            <table:table-cell table:style-name="Tableau14.A1" office:value-type="string">
              <text:p text:style-name="Table_20_Heading">SENS</text:p>
            </table:table-cell>
            <table:table-cell table:style-name="Tableau14.A1" office:value-type="string">
              <text:p text:style-name="Table_20_Heading">TYPE</text:p>
            </table:table-cell>
            <table:table-cell table:style-name="Tableau14.A1" office:value-type="string">
              <text:p text:style-name="Table_20_Heading">FORMAT_VALUE</text:p>
            </table:table-cell>
            <table:table-cell table:style-name="Tableau14.A1" office:value-type="string">
              <text:p text:style-name="Table_20_Heading">INST</text:p>
            </table:table-cell>
            <table:table-cell table:style-name="Tableau14.A1" office:value-type="string">
              <text:p text:style-name="Table_20_Heading">CPLX</text:p>
            </table:table-cell>
            <table:table-cell table:style-name="Tableau14.A1" office:value-type="string">
              <text:p text:style-name="Table_20_Heading">INIT</text:p>
            </table:table-cell>
            <table:table-cell table:style-name="Tableau14.A1" office:value-type="string">
              <text:p text:style-name="Table_20_Heading">STATUT</text:p>
            </table:table-cell>
            <table:table-cell table:style-name="Tableau14.A1" office:value-type="string">
              <text:p text:style-name="Table_20_Heading">COMMENTAIRES</text:p>
            </table:table-cell>
            <table:table-cell table:style-name="Tableau14.A1" office:value-type="string">
              <text:p text:style-name="Table_20_Heading">Exemple VPIV</text:p>
            </table:table-cell>
          </table:table-row>
        </table:table-header-rows>
        <table:table-row>
          <table:table-cell table:style-name="Tableau14.A1" office:value-type="string">
            <text:p text:style-name="Table_20_Contents">✔</text:p>
          </table:table-cell>
          <table:table-cell table:style-name="Tableau14.A1" office:value-type="string">
            <text:p text:style-name="Table_20_Contents">Com</text:p>
          </table:table-cell>
          <table:table-cell table:style-name="Tableau14.A1" office:value-type="string">
            <text:p text:style-name="Table_20_Contents">Com</text:p>
          </table:table-cell>
          <table:table-cell table:style-name="Tableau14.A1" office:value-type="string">
            <text:p text:style-name="Table_20_Contents">debug</text:p>
          </table:table-cell>
          <table:table-cell table:style-name="Tableau14.A1" office:value-type="string">
            <text:p text:style-name="Table_20_Contents">I</text:p>
          </table:table-cell>
          <table:table-cell table:style-name="Tableau14.A1" office:value-type="string">
            <text:p text:style-name="Table_20_Contents">A→SP \ SE→SP</text:p>
          </table:table-cell>
          <table:table-cell table:style-name="Tableau14.A1" office:value-type="string">
            <text:p text:style-name="Table_20_Contents">string</text:p>
          </table:table-cell>
          <table:table-cell table:style-name="Tableau14.A1" office:value-type="string">
            <text:p text:style-name="Table_20_Contents">texte libre</text:p>
          </table:table-cell>
          <table:table-cell table:style-name="Tableau14.A1" office:value-type="string">
            <text:p text:style-name="Table_20_Contents">A | SE</text:p>
          </table:table-cell>
          <table:table-cell table:style-name="Tableau14.A1" office:value-type="string">
            <text:p text:style-name="Table_20_Contents">simple</text:p>
          </table:table-cell>
          <table:table-cell table:style-name="Tableau14.A1" office:value-type="string">
            <text:p text:style-name="Table_20_Contents">dyn</text:p>
          </table:table-cell>
          <table:table-cell table:style-name="Tableau14.A1" office:value-type="string">
            <text:p text:style-name="Table_20_Contents">INFO</text:p>
          </table:table-cell>
          <table:table-cell table:style-name="Tableau14.A1" office:value-type="string">
            <text:p text:style-name="Table_20_Contents">Message debug</text:p>
          </table:table-cell>
          <table:table-cell table:style-name="Tableau14.A1" office:value-type="string">
            <text:p text:style-name="Table_20_Contents"><text:span text:style-name="Source_20_Text">$I:Com:debug:A:"loop=12ms"#</text:span></text:p>
          </table:table-cell>
        </table:table-row>
      </table:table>
      <text:h text:style-name="P76" text:outline-level="3"><text:bookmark-start text:name="__RefHeading___Toc28229_3036915566"/>Com / erreur (non critique)<text:bookmark-end text:name="__RefHeading___Toc28229_3036915566"/></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column table:style-name="Tableau15.I"/>
        <table:table-column table:style-name="Tableau15.D"/>
        <table:table-column table:style-name="Tableau15.K"/>
        <table:table-column table:style-name="Tableau15.L"/>
        <table:table-column table:style-name="Tableau15.M"/>
        <table:table-column table:style-name="Tableau15.N"/>
        <table:table-header-rows>
          <table:table-row>
            <table:table-cell table:style-name="Tableau15.A1" office:value-type="string">
              <text:p text:style-name="Table_20_Heading">VALID</text:p>
            </table:table-cell>
            <table:table-cell table:style-name="Tableau15.A1" office:value-type="string">
              <text:p text:style-name="Table_20_Heading">Ref</text:p>
            </table:table-cell>
            <table:table-cell table:style-name="Tableau15.A1" office:value-type="string">
              <text:p text:style-name="Table_20_Heading">VAR</text:p>
            </table:table-cell>
            <table:table-cell table:style-name="Tableau15.A1" office:value-type="string">
              <text:p text:style-name="Table_20_Heading">PROP</text:p>
            </table:table-cell>
            <table:table-cell table:style-name="Tableau15.A1" office:value-type="string">
              <text:p text:style-name="Table_20_Heading">CAT</text:p>
            </table:table-cell>
            <table:table-cell table:style-name="Tableau15.A1" office:value-type="string">
              <text:p text:style-name="Table_20_Heading">SENS</text:p>
            </table:table-cell>
            <table:table-cell table:style-name="Tableau15.A1" office:value-type="string">
              <text:p text:style-name="Table_20_Heading">TYPE</text:p>
            </table:table-cell>
            <table:table-cell table:style-name="Tableau15.A1" office:value-type="string">
              <text:p text:style-name="Table_20_Heading">FORMAT_VALUE</text:p>
            </table:table-cell>
            <table:table-cell table:style-name="Tableau15.A1" office:value-type="string">
              <text:p text:style-name="Table_20_Heading">INST</text:p>
            </table:table-cell>
            <table:table-cell table:style-name="Tableau15.A1" office:value-type="string">
              <text:p text:style-name="Table_20_Heading">CPLX</text:p>
            </table:table-cell>
            <table:table-cell table:style-name="Tableau15.A1" office:value-type="string">
              <text:p text:style-name="Table_20_Heading">INIT</text:p>
            </table:table-cell>
            <table:table-cell table:style-name="Tableau15.A1" office:value-type="string">
              <text:p text:style-name="Table_20_Heading">STATUT</text:p>
            </table:table-cell>
            <table:table-cell table:style-name="Tableau15.A1" office:value-type="string">
              <text:p text:style-name="Table_20_Heading">COMMENTAIRES</text:p>
            </table:table-cell>
            <table:table-cell table:style-name="Tableau15.A1" office:value-type="string">
              <text:p text:style-name="Table_20_Heading">Exemple VPIV</text:p>
            </table:table-cell>
          </table:table-row>
        </table:table-header-rows>
        <table:table-row>
          <table:table-cell table:style-name="Tableau15.A1" office:value-type="string">
            <text:p text:style-name="Table_20_Contents">✔</text:p>
          </table:table-cell>
          <table:table-cell table:style-name="Tableau15.A1" office:value-type="string">
            <text:p text:style-name="Table_20_Contents">Com</text:p>
          </table:table-cell>
          <table:table-cell table:style-name="Tableau15.A1" office:value-type="string">
            <text:p text:style-name="Table_20_Contents">Com</text:p>
          </table:table-cell>
          <table:table-cell table:style-name="Tableau15.A1" office:value-type="string">
            <text:p text:style-name="Table_20_Contents">erreur</text:p>
          </table:table-cell>
          <table:table-cell table:style-name="Tableau15.A1" office:value-type="string">
            <text:p text:style-name="Table_20_Contents">I</text:p>
          </table:table-cell>
          <table:table-cell table:style-name="Tableau15.A1" office:value-type="string">
            <text:p text:style-name="Table_20_Contents">A→SP \ SE→SP</text:p>
          </table:table-cell>
          <table:table-cell table:style-name="Tableau15.A1" office:value-type="string">
            <text:p text:style-name="Table_20_Contents">string</text:p>
          </table:table-cell>
          <table:table-cell table:style-name="Tableau15.A1" office:value-type="string">
            <text:p text:style-name="Table_20_Contents">texte libre</text:p>
          </table:table-cell>
          <table:table-cell table:style-name="Tableau15.A1" office:value-type="string">
            <text:p text:style-name="Table_20_Contents">A | SE</text:p>
          </table:table-cell>
          <table:table-cell table:style-name="Tableau15.A1" office:value-type="string">
            <text:p text:style-name="Table_20_Contents">simple</text:p>
          </table:table-cell>
          <table:table-cell table:style-name="Tableau15.A1" office:value-type="string">
            <text:p text:style-name="Table_20_Contents">dyn</text:p>
          </table:table-cell>
          <table:table-cell table:style-name="Tableau15.A1" office:value-type="string">
            <text:p text:style-name="Table_20_Contents">INFO</text:p>
          </table:table-cell>
          <table:table-cell table:style-name="Tableau15.A1" office:value-type="string">
            <text:p text:style-name="Table_20_Contents">Erreur sans réaction auto</text:p>
          </table:table-cell>
          <table:table-cell table:style-name="Tableau15.A1" office:value-type="string">
            <text:p text:style-name="Table_20_Contents"><text:span text:style-name="Source_20_Text">$I:Com:erreur:SE:"Timeout capteur US_AV"#</text:span></text:p>
          </table:table-cell>
        </table:table-row>
      </table:table>
      <text:p text:style-name="P71"/>
      <text:h text:style-name="P45" text:outline-level="1"><text:bookmark-start text:name="__RefHeading___Toc28231_3036915566"/>Notes finales<text:bookmark-end text:name="__RefHeading___Toc28231_3036915566"/></text:h>
      <text:list text:style-name="L26">
        <text:list-item>
          <text:p text:style-name="P77"><text:span text:style-name="Strong_20_Emphasis">Aucune logique automatique ne doit se baser sur Com</text:span></text:p>
        </text:list-item>
        <text:list-item>
          <text:p text:style-name="P77"><text:span text:style-name="Strong_20_Emphasis">Toute réaction automatique SP passe par CAT E + Urg</text:span></text:p>
        </text:list-item>
        <text:list-item>
          <text:p text:style-name="P77">Les enums sont <text:span text:style-name="Strong_20_Emphasis">interprétés localement</text:span>, le VPIV transporte une valeur, pas une clé globale</text:p>
        </text:list-item>
      </text:list>
      <text:p text:style-name="P71"><text:soft-page-break/></text:p>
      <text:p text:style-name="P46">✔ Table validée pour implémentation Arduino, Node-RED et SE</text:p>
      <text:p text:style-name="P78"><text:span text:style-name="Emphasis"/></text:p>
      <text:h text:style-name="P79" text:outline-level="1"><text:bookmark-start text:name="__RefHeading___Toc28233_3036915566"/><text:span text:style-name="Emphasis">3 variables centrales <text:s/>- CfgS : config Système – Urgence et Erreur <text:s/>Variable Com</text:span><text:bookmark-end text:name="__RefHeading___Toc28233_3036915566"/></text:h>
      <text:p text:style-name="P80"><text:span text:style-name="Emphasis"/></text:p>
      <text:p text:style-name="P81"><text:span text:style-name="Emphasis">SE</text:span></text:p>
      <text:h text:style-name="P82" text:outline-level="1"><text:bookmark-start text:name="__RefHeading___Toc24155_3299874631"/><text:span text:style-name="Emphasis">🤖 Dossier de Synthèse : Système Embarqué (SE) - RobotZ</text:span><text:bookmark-end text:name="__RefHeading___Toc24155_3299874631"/></text:h>
      <text:h text:style-name="P45" text:outline-level="1"><text:bookmark-start text:name="__RefHeading___Toc24157_3299874631"/>1. Philosophie et Rôle du SE<text:bookmark-end text:name="__RefHeading___Toc24157_3299874631"/></text:h>
      <text:p text:style-name="P46">Le <text:span text:style-name="T37">SE (Système Embarqué)</text:span>, hébergé sous Termux sur Android, est le centre nerveux opérationnel du robot.</text:p>
      <text:list text:style-name="L27">
        <text:list-item>
          <text:p text:style-name="P83"><text:span text:style-name="T37">Son rôle :</text:span> Exécuter les commandes, surveiller le matériel et assurer la liaison entre le monde logiciel (Superviseur) et le monde physique (Capteurs Android, Arduino, Tasker).</text:p>
        </text:list-item>
        <text:list-item>
          <text:p text:style-name="P83"><text:span text:style-name="T37">Relation avec le SP (Superviseur) :</text:span> C'est une architecture <text:span text:style-name="T37">Master/Slave</text:span>. Le SP détient la configuration et l'intelligence de haut niveau. Le SE reçoit une "matrice de configuration" au démarrage, l'applique, et renvoie un flux d'états (Acks).</text:p>
        </text:list-item>
      </text:list>
      <text:p text:style-name="P49"/>
      <text:h text:style-name="P45" text:outline-level="1"><text:bookmark-start text:name="__RefHeading___Toc24159_3299874631"/>2. Chaîne de Circulation des Data<text:bookmark-end text:name="__RefHeading___Toc24159_3299874631"/></text:h>
      <text:p text:style-name="P46">Le système utilise le protocole <text:span text:style-name="T37">VPIV</text:span> (Variables, Propriétés, Instances, Valeurs) encapsulé dans du MQTT ou des FIFOs locaux.</text:p>
      <text:h text:style-name="P50" text:outline-level="3"><text:bookmark-start text:name="__RefHeading___Toc24161_3299874631"/>Schéma de commande (Flux descendant) :<text:bookmark-end text:name="__RefHeading___Toc24161_3299874631"/></text:h>
      <text:list text:style-name="L28">
        <text:list-item>
          <text:p text:style-name="P84"><text:span text:style-name="T37">SP</text:span> → Envoie <text:span text:style-name="Source_20_Text">$V:CamSE:active:*:On#</text:span> via MQTT.</text:p>
        </text:list-item>
        <text:list-item>
          <text:p text:style-name="P84"><text:span text:style-name="T37">mqtt_bridge.py</text:span> → Reçoit le message, le valide et l'écrit dans <text:span text:style-name="Source_20_Text">fifo_termux_out</text:span>.</text:p>
        </text:list-item>
        <text:list-item>
          <text:p text:style-name="P84"><text:span text:style-name="T37">rz_vpiv_parser.sh</text:span> → Lit le FIFO, identifie le module (CamSE) et appelle le manager associé.</text:p>
        </text:list-item>
        <text:list-item>
          <text:p text:style-name="P84"><text:span text:style-name="T37">rz_camera_manager.sh</text:span> → Exécute l'action (Intent Android).</text:p>
        </text:list-item>
      </text:list>
      <text:h text:style-name="P50" text:outline-level="3" text:is-list-header="true"><text:bookmark-start text:name="__RefHeading___Toc24163_3299874631"/>Schéma de retour (Flux montant / ACK) :<text:bookmark-end text:name="__RefHeading___Toc24163_3299874631"/></text:h>
      <text:list text:style-name="L29">
        <text:list-item>
          <text:p text:style-name="P85"><text:span text:style-name="T37">Manager</text:span> → Écrit <text:span text:style-name="Source_20_Text">$I:CamSE:active:*:On#</text:span> dans <text:span text:style-name="Source_20_Text">fifo_termux_in</text:span>.</text:p>
        </text:list-item>
        <text:list-item>
          <text:p text:style-name="P85"><text:span text:style-name="T37">mqtt_bridge.py</text:span> → Lit le FIFO et publie sur le broker MQTT.</text:p>
        </text:list-item>
        <text:list-item>
          <text:p text:style-name="P85"><text:span text:style-name="T37">SP</text:span> → Reçoit la confirmation et met à jour son interface.</text:p>
        </text:list-item>
      </text:list>
      <text:p text:style-name="P49"/>
      <text:h text:style-name="P45" text:outline-level="1"><text:bookmark-start text:name="__RefHeading___Toc24165_3299874631"/>3. Architecture des Fichiers Clés<text:bookmark-end text:name="__RefHeading___Toc24165_3299874631"/></text:h>
      <table:table table:name="Tableau16" table:style-name="Tableau16">
        <table:table-column table:style-name="Tableau16.A"/>
        <table:table-column table:style-name="Tableau16.B"/>
        <table:table-header-rows>
          <table:table-row>
            <table:table-cell table:style-name="Tableau16.A1" office:value-type="string">
              <text:p text:style-name="Table_20_Contents">Fichier</text:p>
            </table:table-cell>
            <table:table-cell table:style-name="Tableau16.A1" office:value-type="string">
              <text:p text:style-name="Table_20_Contents">Rôle</text:p>
            </table:table-cell>
          </table:table-row>
        </table:table-header-rows>
        <table:table-row>
          <table:table-cell table:style-name="Tableau16.A1" office:value-type="string">
            <text:p text:style-name="Table_20_Contents"><text:span text:style-name="Source_20_Text">original_init.sh</text:span></text:p>
          </table:table-cell>
          <table:table-cell table:style-name="Tableau16.A1" office:value-type="string">
            <text:p text:style-name="Table_20_Contents"><text:span text:style-name="T37">Reset Usine.</text:span> Génère les fichiers par défaut et la structure des dossiers.</text:p>
          </table:table-cell>
        </table:table-row>
        <table:table-row>
          <table:table-cell table:style-name="Tableau16.A1" office:value-type="string">
            <text:p text:style-name="Table_20_Contents"><text:span text:style-name="Source_20_Text">courant_init.json</text:span></text:p>
          </table:table-cell>
          <table:table-cell table:style-name="Tableau16.A1" office:value-type="string">
            <text:p text:style-name="Table_20_Contents"><text:span text:style-name="T37">Matrice SP.</text:span> Image de la configuration envoyée par le Superviseur à chaque session.</text:p>
          </table:table-cell>
        </table:table-row>
        <table:table-row>
          <table:table-cell table:style-name="Tableau16.A1" office:value-type="string">
            <text:p text:style-name="Table_20_Contents"><text:span text:style-name="Source_20_Text">global.json</text:span></text:p>
          </table:table-cell>
          <table:table-cell table:style-name="Tableau16.A1" office:value-type="string">
            <text:p text:style-name="Table_20_Contents"><text:span text:style-name="T37">Le "Pulse".</text:span> Contient l'état dynamique du système (CPU, Temp, Urgences).</text:p>
          </table:table-cell>
        </table:table-row>
        <text:soft-page-break/>
        <table:table-row>
          <table:table-cell table:style-name="Tableau16.A1" office:value-type="string">
            <text:p text:style-name="Table_20_Contents"><text:span text:style-name="Source_20_Text">check_config.sh</text:span></text:p>
          </table:table-cell>
          <table:table-cell table:style-name="Tableau16.A1" office:value-type="string">
            <text:p text:style-name="Table_20_Contents"><text:span text:style-name="T37">Le Distributeur.</text:span> Découpe <text:span text:style-name="Source_20_Text">courant_init.json</text:span> pour peupler les <text:span text:style-name="Source_20_Text">_config.json</text:span> de chaque module.</text:p>
          </table:table-cell>
        </table:table-row>
        <table:table-row>
          <table:table-cell table:style-name="Tableau16.A1" office:value-type="string">
            <text:p text:style-name="Table_20_Contents"><text:span text:style-name="Source_20_Text">mqtt_bridge.py</text:span></text:p>
          </table:table-cell>
          <table:table-cell table:style-name="Tableau16.A1" office:value-type="string">
            <text:p text:style-name="P86"><text:span text:style-name="T37">La Porte.</text:span> Assure la traduction MQTT ↔ FIFOs locaux.</text:p>
          </table:table-cell>
        </table:table-row>
      </table:table>
      <text:p text:style-name="P87"><text:span text:style-name="Emphasis"/></text:p>
      <text:p text:style-name="P81"><text:span text:style-name="Emphasis">A</text:span><text:span text:style-name="Emphasis"><text:span text:style-name="T22">NNEXES</text:span></text:span></text:p>
      <text:p text:style-name="Appendix"><text:span text:style-name="Emphasis">Vocabulaires :</text:span></text:p>
      <text:p text:style-name="P88">Règles : Le nom abrégé des variables coté fichier json Node-Red est unique <text:s/><text:line-break/><text:span text:style-name="T38">Source : A pour arduino , SE pour smartphone embarqué</text:span></text:p>
      <text:p text:style-name="P89">Dico : <text:line-break/>- <text:span text:style-name="Source_20_Text">threshold</text:span> : Seuil minimal de variation pour déclencher un envoi (ex: <text:span text:style-name="Source_20_Text">5</text:span> pour une variation de ±5 unités). </text:p>
      <text:p text:style-name="P89"><text:span text:style-name="Source_20_Text">- offset</text:span> : Décalage systématique appliqué aux valeurs (ex: pour calibration).</text:p>
      <text:p text:style-name="P89">-<text:span text:style-name="T39">Valeur : nd : pas encore défini</text:span></text:p>
      <text:p text:style-name="P89"><text:span text:style-name="Emphasis">- </text:span><text:span text:style-name="Emphasis"><text:span text:style-name="T40">j’ai repris les noms de proprietes tel que définies soit dans arduino, soit dans SE et ils correspondront à ceux du fichier json</text:span></text:span></text:p>
      <text:p text:style-name="P89"><text:span text:style-name="Emphasis"/></text:p>
      <text:p text:style-name="Appendix"><text:span text:style-name="Emphasis">Règles et table A (mère)</text:span></text:p>
      <text:p text:style-name="P90"/>
      <text:p text:style-name="P91">Arduino <text:span text:style-name="Strong_20_Emphasis">n’envoie et ne reçoit PAS du JSON</text:span>.<text:line-break/>Il travaille avec <text:span text:style-name="Strong_20_Emphasis">un protocole texte strict</text:span>, déjà clair :</text:p>
      <text:p text:style-name="P92"><text:span text:style-name="Source_20_Text">$&lt;TYPE&gt;:&lt;VAR&gt;:&lt;PROP&gt;:&lt;INST&gt;:&lt;VALUE&gt;#</text:span></text:p>
      <text:p text:style-name="P91">Exemples réels chez toi :</text:p>
      <text:p text:style-name="P92"><text:span text:style-name="Source_20_Text">$V:CfgS:modeRZ:*:2#</text:span></text:p>
      <text:p text:style-name="P93"><text:span text:style-name="Source_20_Text">$I:Us:status:*:1#</text:span></text:p>
      <text:p text:style-name="P93"><text:span text:style-name="Source_20_Text">$A:Lring:rgb:*:255,0,0#</text:span></text:p>
      <text:p text:style-name="P91">👉 <text:span text:style-name="Strong_20_Emphasis">C’est la référence absolue</text:span><text:line-break/>👉 <text:span text:style-name="Strong_20_Emphasis">Tout le reste (Node-RED, SE, JSON) DOIT s’y adapter</text:span></text:p>
      <text:p text:style-name="P91">💡 Décision saine :</text:p>
      <text:p text:style-name="P94">❌ On ne change PAS le VPIV Arduino<text:line-break/>✅ On adapte les couches au-dessus</text:p>
      <text:p text:style-name="P94"/>
      <text:p text:style-name="P95">Voir comment on contourne avec ENUM (on envoie string mais val cadré par enum ) et traduction des objets.</text:p>
      <text:p text:style-name="P96"/>
      <text:h text:style-name="P97" text:outline-level="1"><text:bookmark-start text:name="__RefHeading___Toc28235_3036915566"/>2️⃣ Ce que ton code Arduino autorise (et ce qu’il n’autorisera JAMAIS)<text:bookmark-end text:name="__RefHeading___Toc28235_3036915566"/></text:h>
      <text:p text:style-name="P91">En lisant <text:span text:style-name="Strong_20_Emphasis">vpiv_dispatch.cpp + vpiv_utils.cpp</text:span>, on peut affirmer <text:span text:style-name="Strong_20_Emphasis">formellement</text:span> :</text:p>
      <text:h text:style-name="P98" text:outline-level="3"><text:bookmark-start text:name="__RefHeading___Toc28237_3036915566"/>✅ Autorisé côté VALUE<text:bookmark-end text:name="__RefHeading___Toc28237_3036915566"/></text:h>
      <text:list text:style-name="L30">
        <text:list-item>
          <text:p text:style-name="P99"><text:span text:style-name="Strong_20_Emphasis">Scalaire string</text:span> (<text:span text:style-name="Source_20_Text">"1"</text:span>, <text:span text:style-name="Source_20_Text">"true"</text:span>, <text:span text:style-name="Source_20_Text">"123"</text:span>)</text:p>
        </text:list-item>
        <text:list-item>
          <text:p text:style-name="P99"><text:soft-page-break/><text:span text:style-name="Strong_20_Emphasis">Liste CSV</text:span> (<text:span text:style-name="Source_20_Text">"255,0,0"</text:span>)</text:p>
        </text:list-item>
        <text:list-item>
          <text:p text:style-name="P99"><text:span text:style-name="Strong_20_Emphasis">Index list</text:span> (<text:span text:style-name="Source_20_Text">"*"</text:span>, <text:span text:style-name="Source_20_Text">"3"</text:span>, <text:span text:style-name="Source_20_Text">"[1,2,4]"</text:span>)</text:p>
        </text:list-item>
        <text:list-item>
          <text:p text:style-name="P99"><text:span text:style-name="Strong_20_Emphasis">Couples simples encodés texte</text:span> (<text:span text:style-name="Source_20_Text">"10,30"</text:span> pour seuils)</text:p>
        </text:list-item>
      </text:list>
      <text:h text:style-name="P98" text:outline-level="3"><text:bookmark-start text:name="__RefHeading___Toc28239_3036915566"/>❌ Interdit côté Arduino<text:bookmark-end text:name="__RefHeading___Toc28239_3036915566"/></text:h>
      <text:list text:style-name="L31">
        <text:list-item>
          <text:p text:style-name="P100">JSON (<text:span text:style-name="Source_20_Text">{}</text:span>, <text:span text:style-name="Source_20_Text">[]</text:span> imbriqués)</text:p>
        </text:list-item>
        <text:list-item>
          <text:p text:style-name="P100">Objets complexes</text:p>
        </text:list-item>
        <text:list-item>
          <text:p text:style-name="P100">Tableaux JSON</text:p>
        </text:list-item>
        <text:list-item>
          <text:p text:style-name="P100">bool/number natifs (tout est string)</text:p>
        </text:list-item>
      </text:list>
      <text:p text:style-name="P91">👉 <text:span text:style-name="Strong_20_Emphasis">Arduino ne parsera JAMAIS ton objet JSON</text:span>, et c’est très bien ainsi.</text:p>
      <text:p text:style-name="P96"/>
      <text:h text:style-name="P97" text:outline-level="1"><text:bookmark-start text:name="__RefHeading___Toc28241_3036915566"/>3️⃣ Règle FONDAMENTALE à poser (et qui va te sauver)<text:bookmark-end text:name="__RefHeading___Toc28241_3036915566"/></text:h>
      <text:p text:style-name="P94">🧠 <text:span text:style-name="Strong_20_Emphasis">Le VPIV transporte des commandes atomiques, pas des objets</text:span></text:p>
      <text:p text:style-name="P91">Donc :</text:p>
      <text:list text:style-name="L32">
        <text:list-item>
          <text:p text:style-name="P101">VPIV = <text:span text:style-name="Strong_20_Emphasis">fil de commande</text:span></text:p>
        </text:list-item>
        <text:list-item>
          <text:p text:style-name="P101">JSON = <text:span text:style-name="Strong_20_Emphasis">modèle interne Node-RED / SE</text:span></text:p>
        </text:list-item>
        <text:list-item>
          <text:p text:style-name="P101">Les deux <text:span text:style-name="Strong_20_Emphasis">ne se mélangent jamais</text:span></text:p>
        </text:list-item>
      </text:list>
      <text:p text:style-name="P96"/>
      <text:h text:style-name="P97" text:outline-level="1"><text:bookmark-start text:name="__RefHeading___Toc28243_3036915566"/>4️⃣ Comment gérer tes objets complexes (LRUB, variables imbriquées)<text:bookmark-end text:name="__RefHeading___Toc28243_3036915566"/></text:h>
      <text:p text:style-name="P91">Tu as donné un excellent exemple :</text:p>
      <text:p text:style-name="P92"><text:span text:style-name="Source_20_Text">{</text:span></text:p>
      <text:p text:style-name="P93"><text:span text:style-name="Source_20_Text"><text:s text:c="2"/>"ar_gd0": {</text:span></text:p>
      <text:p text:style-name="P93"><text:span text:style-name="Source_20_Text"><text:s text:c="4"/>"Couleur RGB": "000,000,000",</text:span></text:p>
      <text:p text:style-name="P93"><text:span text:style-name="Source_20_Text"><text:s text:c="4"/>"Intensite_lumineuse": "100",</text:span></text:p>
      <text:p text:style-name="P93"><text:span text:style-name="Source_20_Text"><text:s text:c="4"/>"activation": "false",</text:span></text:p>
      <text:p text:style-name="P93"><text:span text:style-name="Source_20_Text"><text:s text:c="4"/>"mode_fuite": "false"</text:span></text:p>
      <text:p text:style-name="P93"><text:span text:style-name="Source_20_Text"><text:s text:c="2"/>},</text:span></text:p>
      <text:p text:style-name="P93"><text:span text:style-name="Source_20_Text"><text:s text:c="2"/>"_abbrVarG": "lrub"</text:span></text:p>
      <text:p text:style-name="P93"><text:span text:style-name="Source_20_Text">}</text:span></text:p>
      <text:p text:style-name="P91">👉 <text:span text:style-name="Strong_20_Emphasis">Ceci est un état</text:span>, pas une commande.</text:p>
      <text:h text:style-name="P98" text:outline-level="3"><text:bookmark-start text:name="__RefHeading___Toc28245_3036915566"/>✅ Règle propre<text:bookmark-end text:name="__RefHeading___Toc28245_3036915566"/></text:h>
      <text:list text:style-name="L33">
        <text:list-item>
          <text:p text:style-name="P102"><text:span text:style-name="Strong_20_Emphasis">Node-RED conserve l’objet JSON</text:span></text:p>
        </text:list-item>
        <text:list-item>
          <text:p text:style-name="P102"><text:soft-page-break/><text:span text:style-name="Strong_20_Emphasis">VPIV n’envoie que des deltas atomiques</text:span></text:p>
        </text:list-item>
      </text:list>
      <text:p text:style-name="P91">Exemples concrets :</text:p>
      <text:h text:style-name="P103" text:outline-level="4"><text:bookmark-start text:name="__RefHeading___Toc28247_3036915566"/>Changer une couleur<text:bookmark-end text:name="__RefHeading___Toc28247_3036915566"/></text:h>
      <text:p text:style-name="P92"><text:span text:style-name="Source_20_Text">$A:Lrub:rgb:ar_gd0:255,0,0#</text:span></text:p>
      <text:h text:style-name="P103" text:outline-level="4"><text:bookmark-start text:name="__RefHeading___Toc28249_3036915566"/>Changer l’intensité<text:bookmark-end text:name="__RefHeading___Toc28249_3036915566"/></text:h>
      <text:p text:style-name="P92"><text:span text:style-name="Source_20_Text">$A:Lrub:int:ar_gd0:120#</text:span></text:p>
      <text:h text:style-name="P103" text:outline-level="4"><text:bookmark-start text:name="__RefHeading___Toc28251_3036915566"/>Activer<text:bookmark-end text:name="__RefHeading___Toc28251_3036915566"/></text:h>
      <text:p text:style-name="P92"><text:span text:style-name="Source_20_Text">$A:Lrub:act:ar_gd0:1#</text:span></text:p>
      <text:p text:style-name="P91">👉 Node-RED :</text:p>
      <text:list text:style-name="L34">
        <text:list-item>
          <text:p text:style-name="P104">met à jour son JSON local</text:p>
        </text:list-item>
        <text:list-item>
          <text:p text:style-name="P104">sait que <text:span text:style-name="Source_20_Text">ar_gd0</text:span> = <text:span text:style-name="Source_20_Text">"arrière gauche diode 0"</text:span></text:p>
        </text:list-item>
        <text:list-item>
          <text:p text:style-name="P104">peut afficher le libellé humain</text:p>
        </text:list-item>
      </text:list>
      <text:p text:style-name="P91">Arduino :</text:p>
      <text:list text:style-name="L35">
        <text:list-item>
          <text:p text:style-name="P105">ne connaît que <text:span text:style-name="Source_20_Text">var / prop / inst / value</text:span></text:p>
        </text:list-item>
        <text:list-item>
          <text:p text:style-name="P105"><text:span text:style-name="Strong_20_Emphasis">et c’est parfait</text:span></text:p>
        </text:list-item>
      </text:list>
      <text:p text:style-name="P96"/>
      <text:h text:style-name="P97" text:outline-level="1"><text:bookmark-start text:name="__RefHeading___Toc28253_3036915566"/>5️⃣ Même logique pour ton objet fictif imbriqué<text:bookmark-end text:name="__RefHeading___Toc28253_3036915566"/></text:h>
      <text:p text:style-name="P91">Ton exemple :</text:p>
      <text:p text:style-name="P92"><text:span text:style-name="Source_20_Text">{</text:span></text:p>
      <text:p text:style-name="P93"><text:span text:style-name="Source_20_Text"><text:s text:c="2"/>"*": {</text:span></text:p>
      <text:p text:style-name="P93"><text:span text:style-name="Source_20_Text"><text:s text:c="4"/>"nom": "zen3",</text:span></text:p>
      <text:p text:style-name="P93"><text:span text:style-name="Source_20_Text"><text:s text:c="4"/>"propObjetTest": {</text:span></text:p>
      <text:p text:style-name="P93"><text:span text:style-name="Source_20_Text"><text:s text:c="6"/>"sspro1": "zazaz"</text:span></text:p>
      <text:p text:style-name="P93"><text:span text:style-name="Source_20_Text"><text:s text:c="4"/>}</text:span></text:p>
      <text:p text:style-name="P93"><text:span text:style-name="Source_20_Text"><text:s text:c="2"/>}</text:span></text:p>
      <text:p text:style-name="P93"><text:span text:style-name="Source_20_Text">}</text:span></text:p>
      <text:p text:style-name="P91">👉 <text:span text:style-name="Strong_20_Emphasis">Jamais envoyé tel quel en VPIV</text:span></text:p>
      <text:p text:style-name="P91">Si un jour tu voulais agir dessus :</text:p>
      <text:p text:style-name="P92"><text:span text:style-name="Source_20_Text">$V:DVar:sspro1:*:zazaz#</text:span></text:p>
      <text:p text:style-name="P91">Mais :</text:p>
      <text:list text:style-name="L36">
        <text:list-item>
          <text:p text:style-name="P106"><text:span text:style-name="Strong_20_Emphasis">SE / Node-RED</text:span> décident comment mapper</text:p>
        </text:list-item>
        <text:list-item>
          <text:p text:style-name="P106">Arduino ne verra <text:span text:style-name="Strong_20_Emphasis">jamais l’objet</text:span></text:p>
        </text:list-item>
      </text:list>
      <text:p text:style-name="P96"/>
      <text:h text:style-name="P97" text:outline-level="1"><text:bookmark-start text:name="__RefHeading___Toc28255_3036915566"/><text:soft-page-break/>6️⃣ Pourquoi ton système est en réalité BIEN conçu<text:bookmark-end text:name="__RefHeading___Toc28255_3036915566"/></text:h>
      <text:p text:style-name="P91">Tu as déjà :</text:p>
      <text:list text:style-name="L37">
        <text:list-item>
          <text:p text:style-name="P107">✔ séparation <text:span text:style-name="Strong_20_Emphasis">transport / modèle</text:span></text:p>
        </text:list-item>
        <text:list-item>
          <text:p text:style-name="P107">✔ parsing robuste (<text:span text:style-name="Source_20_Text">parseIndexList</text:span>, <text:span text:style-name="Source_20_Text">parseRGB</text:span>)</text:p>
        </text:list-item>
        <text:list-item>
          <text:p text:style-name="P107">✔ sécurité urgence prioritaire</text:p>
        </text:list-item>
        <text:list-item>
          <text:p text:style-name="P107">✔ modules bien isolés</text:p>
        </text:list-item>
        <text:list-item>
          <text:p text:style-name="P107">✔ table de dispatch claire</text:p>
        </text:list-item>
      </text:list>
      <text:p text:style-name="P91"><text:span text:style-name="T41">Il faut se rappeler que </text:span><text:span text:style-name="Strong_20_Emphasis">VPIV ≠ JSON</text:span></text:p>
      <text:p text:style-name="P108">Node-red renvoie des données atomiques sous forme vpiv.</text:p>
      <text:p text:style-name="P109">/ arduino :</text:p>
      <text:p text:style-name="P109"/>
      <text:p text:style-name="P108"><text:span text:style-name="Strong_20_Emphasis"/></text:p>
      <text:h text:style-name="P110" text:outline-level="1"><text:bookmark-start text:name="__RefHeading___Toc28257_3036915566"/>Bien comprendre les différentes tables <text:span text:style-name="T42">(V-1</text:span><text:bookmark-end text:name="__RefHeading___Toc28257_3036915566"/></text:h>
      <text:p text:style-name="P111"><text:span text:style-name="Strong_20_Emphasis">3 catégories distinctes</text:span>, qui ne doivent <text:span text:style-name="Strong_20_Emphasis">jamais être confondues</text:span> :</text:p>
      <text:h text:style-name="P112" text:outline-level="3"><text:bookmark-start text:name="__RefHeading___Toc28259_3036915566"/>🟦 A — Variable SYSTÈME (VPIV / Intent / Flux)<text:bookmark-end text:name="__RefHeading___Toc28259_3036915566"/></text:h>
      <text:p text:style-name="P113"><text:span text:style-name="T43">👉 </text:span><text:span text:style-name="Strong_20_Emphasis"><text:span text:style-name="T43">C’est TA table principale</text:span></text:span><text:span text:style-name="T43"> (celle que tu construis)</text:span></text:p>
      <text:p text:style-name="P114">Caractéristiques :</text:p>
      <text:list text:style-name="L38">
        <text:list-item>
          <text:p text:style-name="P115">correspond à une réalité fonctionnelle</text:p>
        </text:list-item>
        <text:list-item>
          <text:p text:style-name="P115">peut être exposée ou non</text:p>
        </text:list-item>
        <text:list-item>
          <text:p text:style-name="P115">peut générer ou consommer un VPIV</text:p>
        </text:list-item>
        <text:list-item>
          <text:p text:style-name="P116"><text:span text:style-name="T43">passe par </text:span><text:span text:style-name="Source_20_Text"><text:span text:style-name="T43">Gtion_EtatGlobal</text:span></text:span></text:p>
        </text:list-item>
      </text:list>
      <text:p text:style-name="P114">Exemples :</text:p>
      <text:list text:style-name="L39">
        <text:list-item>
          <text:p text:style-name="P117"><text:span text:style-name="Source_20_Text"><text:span text:style-name="T43">CfgS.modeRZ</text:span></text:span></text:p>
        </text:list-item>
        <text:list-item>
          <text:p text:style-name="P117"><text:span text:style-name="Source_20_Text"><text:span text:style-name="T43">Mtr.speed</text:span></text:span></text:p>
        </text:list-item>
        <text:list-item>
          <text:p text:style-name="P117"><text:span text:style-name="Source_20_Text"><text:span text:style-name="T43">FS.angle</text:span></text:span></text:p>
        </text:list-item>
        <text:list-item>
          <text:p text:style-name="P117"><text:span text:style-name="Source_20_Text"><text:span text:style-name="T43">Ctrl_L.act</text:span></text:span></text:p>
        </text:list-item>
      </text:list>
      <text:p text:style-name="P113"><text:span text:style-name="T43">✔️ </text:span><text:span text:style-name="Strong_20_Emphasis"><text:span text:style-name="T43">Celles-là ont :</text:span></text:span></text:p>
      <text:list text:style-name="L40">
        <text:list-item>
          <text:p text:style-name="P118">VAR</text:p>
        </text:list-item>
        <text:list-item>
          <text:p text:style-name="P118">PROP</text:p>
        </text:list-item>
        <text:list-item>
          <text:p text:style-name="P118">CAT</text:p>
        </text:list-item>
        <text:list-item>
          <text:p text:style-name="P118">SENS</text:p>
        </text:list-item>
        <text:list-item>
          <text:p text:style-name="P118">TYPE</text:p>
        </text:list-item>
        <text:list-item>
          <text:p text:style-name="P118">INSTANCE</text:p>
        </text:list-item>
        <text:list-item>
          <text:p text:style-name="P118">etc.</text:p>
        </text:list-item>
      </text:list>
      <text:h text:style-name="P119" text:outline-level="3"><text:bookmark-start text:name="__RefHeading___Toc28261_3036915566"/>🟨 B — Variable d’ÉTAT Node-RED (stockage)<text:bookmark-end text:name="__RefHeading___Toc28261_3036915566"/></text:h>
      <text:p text:style-name="P113"><text:span text:style-name="T43">👉 </text:span><text:span text:style-name="Strong_20_Emphasis"><text:span text:style-name="T43">Ce ne sont PAS des variables système</text:span></text:span><text:span text:style-name="T43">, mais des </text:span><text:span text:style-name="Strong_20_Emphasis"><text:span text:style-name="T43">miroirs / caches / états dérivés</text:span></text:span></text:p>
      <text:p text:style-name="P114">Caractéristiques :</text:p>
      <text:list text:style-name="L41">
        <text:list-item>
          <text:p text:style-name="P120"><text:span text:style-name="Source_20_Text"><text:span text:style-name="T43">global.xxx</text:span></text:span></text:p>
        </text:list-item>
        <text:list-item>
          <text:p text:style-name="P120"><text:span text:style-name="Source_20_Text"><text:span text:style-name="T43">flow.xxx</text:span></text:span></text:p>
        </text:list-item>
        <text:list-item>
          <text:p text:style-name="P120"><text:span text:style-name="Source_20_Text"><text:span text:style-name="T43">context.xxx</text:span></text:span></text:p>
        </text:list-item>
        <text:list-item>
          <text:p text:style-name="P121">jamais de VPIV direct</text:p>
        </text:list-item>
        <text:list-item>
          <text:p text:style-name="P121">jamais de SENS</text:p>
        </text:list-item>
      </text:list>
      <text:p text:style-name="P114">Exemples :</text:p>
      <text:list text:style-name="L42">
        <text:list-item>
          <text:p text:style-name="P122"><text:span text:style-name="Source_20_Text"><text:span text:style-name="T43">global.modeRZ</text:span></text:span></text:p>
        </text:list-item>
        <text:list-item>
          <text:p text:style-name="P122"><text:span text:style-name="Source_20_Text"><text:span text:style-name="T43">global.isUrgActive</text:span></text:span></text:p>
        </text:list-item>
        <text:list-item>
          <text:p text:style-name="P122"><text:span text:style-name="Source_20_Text"><text:span text:style-name="T43">flow.currentPilotage</text:span></text:span></text:p>
        </text:list-item>
        <text:list-item>
          <text:p text:style-name="P122"><text:span text:style-name="Source_20_Text"><text:span text:style-name="T43">global.lastFSValue</text:span></text:span></text:p>
        </text:list-item>
      </text:list>
      <text:p text:style-name="P113"><text:span text:style-name="T43">✔️ </text:span><text:span text:style-name="Strong_20_Emphasis"><text:span text:style-name="T43">Celles-là :</text:span></text:span></text:p>
      <text:list text:style-name="L43">
        <text:list-item>
          <text:p text:style-name="P123">❌ n’ont PAS de SENS</text:p>
        </text:list-item>
        <text:list-item>
          <text:p text:style-name="P123">❌ ne sont PAS exposées</text:p>
        </text:list-item>
        <text:list-item>
          <text:p text:style-name="P123">❌ ne sont PAS dans la table des variables VPIV</text:p>
        </text:list-item>
        <text:list-item>
          <text:p text:style-name="P123">✔️ servent uniquement au calcul, filtrage, affichage</text:p>
        </text:list-item>
      </text:list>
      <text:p text:style-name="P113"><text:soft-page-break/><text:span text:style-name="T43">👉 </text:span><text:span text:style-name="Strong_20_Emphasis"><text:span text:style-name="T43">Elles ne doivent PAS être dans ta table</text:span></text:span></text:p>
      <text:p text:style-name="P124"/>
      <text:h text:style-name="P119" text:outline-level="3"><text:bookmark-start text:name="__RefHeading___Toc28263_3036915566"/>🟥 C — Paramètres de configuration Node-RED<text:bookmark-end text:name="__RefHeading___Toc28263_3036915566"/></text:h>
      <text:p text:style-name="P113"><text:span text:style-name="T43">👉 Ce sont les </text:span><text:span text:style-name="Strong_20_Emphasis"><text:span text:style-name="T43">valeurs du fichier JSON d’initialisation</text:span></text:span></text:p>
      <text:p text:style-name="P114">Caractéristiques :</text:p>
      <text:list text:style-name="L44">
        <text:list-item>
          <text:p text:style-name="P125">chargées au boot</text:p>
        </text:list-item>
        <text:list-item>
          <text:p text:style-name="P125">parfois poussées vers A / SE</text:p>
        </text:list-item>
        <text:list-item>
          <text:p text:style-name="P125">parfois uniquement locales</text:p>
        </text:list-item>
      </text:list>
      <text:p text:style-name="P114">Exemples :</text:p>
      <text:list text:style-name="L45">
        <text:list-item>
          <text:p text:style-name="P126">seuils US</text:p>
        </text:list-item>
        <text:list-item>
          <text:p text:style-name="P126">mapping indices → labels</text:p>
        </text:list-item>
        <text:list-item>
          <text:p text:style-name="P126">config UI</text:p>
        </text:list-item>
      </text:list>
      <text:p text:style-name="P114">✔️ Elles alimentent :</text:p>
      <text:list text:style-name="L46">
        <text:list-item>
          <text:p text:style-name="P127">des variables système (A)</text:p>
        </text:list-item>
        <text:list-item>
          <text:p text:style-name="P127">ou des variables internes (B)</text:p>
        </text:list-item>
      </text:list>
      <text:p text:style-name="P113"><text:span text:style-name="T43">❌ Mais </text:span><text:span text:style-name="Strong_20_Emphasis"><text:span text:style-name="T43">elles ne sont pas des variables système en soi</text:span></text:span></text:p>
      <text:p text:style-name="P114"/>
      <text:p text:style-name="P128"/>
      <text:h text:style-name="P129" text:outline-level="1"><text:bookmark-start text:name="__RefHeading___Toc28265_3036915566"/>TABLES ARTICULATION V1’  <text:span text:style-name="T42">(ok)</text:span>:<text:bookmark-end text:name="__RefHeading___Toc28265_3036915566"/></text:h>
      <text:h text:style-name="P130" text:outline-level="1"><text:bookmark-start text:name="__RefHeading___Toc28267_3036915566"/>Table A — variables système <text:bookmark-end text:name="__RefHeading___Toc28267_3036915566"/></text:h>
      <text:p text:style-name="P131">✅ <text:span text:style-name="Strong_20_Emphasis">Validation globale</text:span></text:p>
      <text:p text:style-name="P131">Tu as raison sur les deux points :</text:p>
      <text:list text:style-name="L47">
        <text:list-item>
          <text:p text:style-name="P132"><text:span text:style-name="Strong_20_Emphasis">La table A est le cœur</text:span></text:p>
          <text:list>
            <text:list-item>
              <text:p text:style-name="P132">Variables fonctionnelles</text:p>
            </text:list-item>
            <text:list-item>
              <text:p text:style-name="P132">Support VPIV</text:p>
            </text:list-item>
            <text:list-item>
              <text:p text:style-name="P132">Support Intent</text:p>
            </text:list-item>
            <text:list-item>
              <text:p text:style-name="P132">Support UI / SE / Arduino</text:p>
            </text:list-item>
            <text:list-item>
              <text:p text:style-name="P132">Gouvernées par <text:span text:style-name="Source_20_Text">Gtion_EtatGlobal</text:span></text:p>
            </text:list-item>
          </text:list>
        </text:list-item>
        <text:list-item>
          <text:p text:style-name="P132"><text:span text:style-name="Strong_20_Emphasis">Il manque encore des variables liées à SE</text:span></text:p>
          <text:list>
            <text:list-item>
              <text:p text:style-name="P132">Capteurs SE (gyro, mag, mic, batt…)</text:p>
            </text:list-item>
            <text:list-item>
              <text:p text:style-name="P132">Actionneurs SE (TTS, STT, applis)</text:p>
            </text:list-item>
            <text:list-item>
              <text:p text:style-name="P132">États de service (STT actif, TTS busy, etc.)</text:p>
            </text:list-item>
          </text:list>
        </text:list-item>
      </text:list>
      <text:p text:style-name="P131">🧠 <text:span text:style-name="Strong_20_Emphasis">Règle désormais figée pour la table A</text:span></text:p>
      <text:p text:style-name="P133">Toute variable qui peut apparaître dans un VPIV ou un intent <text:span text:style-name="Strong_20_Emphasis">doit être dans la table A</text:span>.</text:p>
      <text:h text:style-name="P134" text:outline-level="1"><text:bookmark-start text:name="__RefHeading___Toc28269_3036915566"/><text:soft-page-break/>Table C = <text:s/><text:span text:style-name="T44">fichier JSON </text:span><text:span text:style-name="Emphasis">Modèle de persistance &amp; d’initialisation</text:span><text:bookmark-end text:name="__RefHeading___Toc28269_3036915566"/></text:h>
      <text:h text:style-name="P135" text:outline-level="3"><text:bookmark-start text:name="__RefHeading___Toc28271_3036915566"/>Rôles cumulés (très importants) :<text:bookmark-end text:name="__RefHeading___Toc28271_3036915566"/></text:h>
      <text:list text:style-name="L48">
        <text:list-item>
          <text:p text:style-name="P136"><text:span text:style-name="Strong_20_Emphasis">Valeurs par défaut</text:span> (constants &amp; initialisations)</text:p>
        </text:list-item>
        <text:list-item>
          <text:p text:style-name="P136"><text:span text:style-name="Strong_20_Emphasis">Persistance inter-sessions</text:span></text:p>
        </text:list-item>
        <text:list-item>
          <text:p text:style-name="P136"><text:span text:style-name="Strong_20_Emphasis">Source du point zéro</text:span></text:p>
        </text:list-item>
        <text:list-item>
          <text:p text:style-name="P136"><text:span text:style-name="Strong_20_Emphasis">Seed des variables Node-RED (table B)</text:span></text:p>
        </text:list-item>
      </text:list>
      <text:p text:style-name="P131">👉 Elle est <text:span text:style-name="Strong_20_Emphasis">l’unique source persistante</text:span>.</text:p>
      <text:h text:style-name="P135" text:outline-level="3"><text:bookmark-start text:name="__RefHeading___Toc28273_3036915566"/>Contenu :<text:bookmark-end text:name="__RefHeading___Toc28273_3036915566"/></text:h>
      <text:list text:style-name="L49">
        <text:list-item>
          <text:p text:style-name="P137">Variables système (table A)</text:p>
        </text:list-item>
        <text:list-item>
          <text:p text:style-name="P137">Variables internes SP <text:span text:style-name="Strong_20_Emphasis">qui doivent survivre au redémarrage</text:span></text:p>
        </text:list-item>
        <text:list-item>
          <text:p text:style-name="P137">Paramètres d’initialisation SE et Arduino</text:p>
        </text:list-item>
        <text:list-item>
          <text:p text:style-name="P137">Paramètres de seuils, mappings, constantes métier</text:p>
        </text:list-item>
        <text:list-item>
          <text:p text:style-name="P137">Catalogue STT (table D) <text:span text:style-name="Strong_20_Emphasis">dans un fichier séparé mais même statut conceptuel</text:span></text:p>
        </text:list-item>
      </text:list>
      <text:p text:style-name="P131">👉 Très important :<text:line-break/><text:span text:style-name="Strong_20_Emphasis">Table C n’est jamais modifiée automatiquement</text:span><text:line-break/>✔️ uniquement via UI Admin<text:line-break/>✔️ jamais via VPIV<text:line-break/>✔️ jamais via runtime</text:p>
      <text:h text:style-name="P134" text:outline-level="1"><text:bookmark-start text:name="__RefHeading___Toc28275_3036915566"/>Table B = <text:span text:style-name="Emphasis">image de travail volatile - <text:s/>Node-RED runtime</text:span><text:bookmark-end text:name="__RefHeading___Toc28275_3036915566"/></text:h>
      <text:list text:style-name="L50">
        <text:list-item>
          <text:p text:style-name="P138"><text:span text:style-name="Source_20_Text">global</text:span></text:p>
        </text:list-item>
        <text:list-item>
          <text:p text:style-name="P138"><text:span text:style-name="Source_20_Text">flow</text:span></text:p>
        </text:list-item>
        <text:list-item>
          <text:p text:style-name="P138"><text:span text:style-name="Source_20_Text">context</text:span></text:p>
        </text:list-item>
        <text:list-item>
          <text:p text:style-name="P138">calculs intermédiaires</text:p>
        </text:list-item>
        <text:list-item>
          <text:p text:style-name="P138">états temporaires</text:p>
        </text:list-item>
        <text:list-item>
          <text:p text:style-name="P138">flags de traitement</text:p>
        </text:list-item>
        <text:list-item>
          <text:p text:style-name="P138">buffers</text:p>
        </text:list-item>
        <text:list-item>
          <text:p text:style-name="P138">déductions</text:p>
        </text:list-item>
      </text:list>
      <text:h text:style-name="P135" text:outline-level="3"><text:bookmark-start text:name="__RefHeading___Toc28277_3036915566"/>Propriétés clés :<text:bookmark-end text:name="__RefHeading___Toc28277_3036915566"/></text:h>
      <text:list text:style-name="L51">
        <text:list-item>
          <text:p text:style-name="P139">Initialisée <text:span text:style-name="Strong_20_Emphasis">à partir de C</text:span></text:p>
        </text:list-item>
        <text:list-item>
          <text:p text:style-name="P139">Modifiée <text:span text:style-name="Strong_20_Emphasis">pendant la session</text:span></text:p>
        </text:list-item>
        <text:list-item>
          <text:p text:style-name="P139"><text:soft-page-break/>Jetée à la fermeture</text:p>
        </text:list-item>
        <text:list-item>
          <text:p text:style-name="P139">Peut contenir :</text:p>
          <text:list>
            <text:list-item>
              <text:p text:style-name="P139">des miroirs de A</text:p>
            </text:list-item>
            <text:list-item>
              <text:p text:style-name="P139">des dérivés</text:p>
            </text:list-item>
            <text:list-item>
              <text:p text:style-name="P139">des états composites</text:p>
            </text:list-item>
          </text:list>
        </text:list-item>
      </text:list>
      <text:p text:style-name="P131">👉 <text:span text:style-name="Strong_20_Emphasis">Elle ne doit JAMAIS être décrite dans la table A</text:span></text:p>
      <text:h text:style-name="P130" text:outline-level="1"><text:bookmark-start text:name="__RefHeading___Toc28279_3036915566"/>Table D — Catalogue STT <text:bookmark-end text:name="__RefHeading___Toc28279_3036915566"/></text:h>
      <text:h text:style-name="P135" text:outline-level="3"><text:bookmark-start text:name="__RefHeading___Toc28281_3036915566"/>Points clés validés :<text:bookmark-end text:name="__RefHeading___Toc28281_3036915566"/></text:h>
      <text:list text:style-name="L52">
        <text:list-item>
          <text:p text:style-name="P140">Une ligne = un intent</text:p>
        </text:list-item>
        <text:list-item>
          <text:p text:style-name="P140">Intent ≠ VPIV</text:p>
        </text:list-item>
        <text:list-item>
          <text:p text:style-name="P140">STT ne décide rien</text:p>
        </text:list-item>
        <text:list-item>
          <text:p text:style-name="P140">STT ne segmente jamais en VPIV multiples</text:p>
        </text:list-item>
        <text:list-item>
          <text:p text:style-name="P140">Toute décomposition complexe est faite côté SP</text:p>
        </text:list-item>
        <text:list-item>
          <text:p text:style-name="P140">Le plan n’est qu’une <text:span text:style-name="Strong_20_Emphasis">intention structurée</text:span>, jamais un ordre</text:p>
        </text:list-item>
      </text:list>
      <text:p text:style-name="P131">🧠 <text:span text:style-name="Strong_20_Emphasis">Règle d’or définitivement actée</text:span></text:p>
      <text:p text:style-name="P133">SE ne produit que des intents atomiques<text:line-break/>SP est le seul endroit où un intent devient <text:span text:style-name="T45">une commande</text:span></text:p>
      <text:h text:style-name="P130" text:outline-level="1"><text:bookmark-start text:name="__RefHeading___Toc28283_3036915566"/>Pipeline vocal <text:bookmark-end text:name="__RefHeading___Toc28283_3036915566"/></text:h>
      <text:h text:style-name="P135" text:outline-level="3"><text:bookmark-start text:name="__RefHeading___Toc28285_3036915566"/>🎤 STT / SE<text:bookmark-end text:name="__RefHeading___Toc28285_3036915566"/></text:h>
      <text:p text:style-name="P141"><text:span text:style-name="Source_20_Text">Audio</text:span></text:p>
      <text:p text:style-name="P141"><text:span text:style-name="Source_20_Text"><text:s/>→ STT</text:span></text:p>
      <text:p text:style-name="P141"><text:span text:style-name="Source_20_Text"><text:s/>→ normalisation texte</text:span></text:p>
      <text:p text:style-name="P141"><text:span text:style-name="Source_20_Text"><text:s/>→ reconnaissance protocolaire (RZ + intent + params)</text:span></text:p>
      <text:p text:style-name="P141"><text:span text:style-name="Source_20_Text"><text:s/>→ intent PLAN ou SIMPLE</text:span></text:p>
      <text:p text:style-name="P141"><text:span text:style-name="Source_20_Text"><text:s/>→ (si PLAN) décomposition locale en intents SIMPLE</text:span></text:p>
      <text:p text:style-name="P141"><text:span text:style-name="Source_20_Text"><text:s/>→ filtrage Cost / Priority</text:span></text:p>
      <text:p text:style-name="P142"><text:span text:style-name="Source_20_Text"><text:s/>→ émission intents SIMPLE vers SP (via VPIV)</text:span></text:p>
      <text:h text:style-name="P135" text:outline-level="3"><text:bookmark-start text:name="__RefHeading___Toc28287_3036915566"/>🧠 SP<text:bookmark-end text:name="__RefHeading___Toc28287_3036915566"/></text:h>
      <text:p text:style-name="P141"><text:span text:style-name="Source_20_Text">Intent</text:span></text:p>
      <text:p text:style-name="P141"><text:span text:style-name="Source_20_Text"><text:s/>→ Gtion_EtatGlobal</text:span></text:p>
      <text:p text:style-name="P141"><text:span text:style-name="Source_20_Text"><text:s/>→ validation contexte / sécurité / modeRZ</text:span></text:p>
      <text:p text:style-name="P141"><text:span text:style-name="Source_20_Text"><text:s/>→ plan d’actions</text:span></text:p>
      <text:p text:style-name="P142"><text:span text:style-name="Source_20_Text"><text:s/>→ génération 0..N VPIV atomiques</text:span></text:p>
      <text:p text:style-name="P131">👉 <text:span text:style-name="Strong_20_Emphasis">Toutes les voies passent par le même arbitre</text:span><text:line-break/>👉 Aucune logique métier dans SE<text:line-break/>👉 Aucun contournement possible</text:p>
      <text:p text:style-name="P131"><text:soft-page-break/>✔️ Architecture saine<text:line-break/>✔️ Débogable<text:line-break/>✔️ Évolutive<text:line-break/>✔️ Sécurisée</text:p>
      <text:h text:style-name="P112" text:outline-level="3"><text:bookmark-start text:name="__RefHeading___Toc28289_3036915566"/>Synonymes &amp; paramètres<text:bookmark-end text:name="__RefHeading___Toc28289_3036915566"/></text:h>
      <text:p text:style-name="P131">❌ NLP libre = enfer<text:line-break/>❌ grammaire = dette technique</text:p>
      <text:p text:style-name="P131">✅ <text:span text:style-name="Strong_20_Emphasis">STT = protocole vocal</text:span>, pas langage naturel</text:p>
      <text:h text:style-name="P135" text:outline-level="3"><text:bookmark-start text:name="__RefHeading___Toc28291_3036915566"/>Structure validée :<text:bookmark-end text:name="__RefHeading___Toc28291_3036915566"/></text:h>
      <text:p text:style-name="P142"><text:span text:style-name="Source_20_Text">RZ &lt;INTENT&gt; [PARAMETRES]</text:span></text:p>
      <text:h text:style-name="P135" text:outline-level="3"><text:bookmark-start text:name="__RefHeading___Toc28293_3036915566"/>Paramètres normés :<text:bookmark-end text:name="__RefHeading___Toc28293_3036915566"/></text:h>
      <text:list text:style-name="L53">
        <text:list-item>
          <text:p text:style-name="P143">clé = valeur</text:p>
        </text:list-item>
        <text:list-item>
          <text:p text:style-name="P143">synonymes par clé</text:p>
        </text:list-item>
        <text:list-item>
          <text:p text:style-name="P143">valeur brute ou pré-normalisée</text:p>
        </text:list-item>
      </text:list>
      <text:p text:style-name="P131">👉 <text:span text:style-name="T44">compromis entre</text:span> :</text:p>
      <text:list text:style-name="L54">
        <text:list-item>
          <text:p text:style-name="P144">simplicité utilisateur</text:p>
        </text:list-item>
        <text:list-item>
          <text:p text:style-name="P144">robustesse technique</text:p>
        </text:list-item>
        <text:list-item>
          <text:p text:style-name="P144">maintenabilité</text:p>
        </text:list-item>
      </text:list>
      <text:h text:style-name="P130" text:outline-level="1"><text:bookmark-start text:name="__RefHeading___Toc28295_3036915566"/><text:span text:style-name="T44">S</text:span>ynthèse :<text:bookmark-end text:name="__RefHeading___Toc28295_3036915566"/></text:h>
      <text:p text:style-name="P133"><text:span text:style-name="Emphasis">« Le catalogue permet de traduire intents atomiques ↔ VPIV, et de décomposer des intents complexes en intents atomiques. »</text:span></text:p>
      <text:p text:style-name="P131">⚠️ À condition de rappeler :</text:p>
      <text:list text:style-name="L55">
        <text:list-item>
          <text:p text:style-name="P145">il ne décide rien</text:p>
        </text:list-item>
        <text:list-item>
          <text:p text:style-name="P145">il n’arbitre rien</text:p>
        </text:list-item>
        <text:list-item>
          <text:p text:style-name="P145">il ne remplace pas <text:span text:style-name="Source_20_Text">Gtion_EtatGlobal</text:span></text:p>
        </text:list-item>
      </text:list>
      <text:p text:style-name="P131">👉 <text:span text:style-name="Strong_20_Emphasis">C’est un dictionnaire, pas un cerveau</text:span></text:p>
      <text:p text:style-name="P146"/>
      <text:h text:style-name="P129" text:outline-level="1"><text:bookmark-start text:name="__RefHeading___Toc28297_3036915566"/>Règles simples pour la table A <text:s/><text:span text:style-name="T46">(ce que l’on met, …)</text:span><text:bookmark-end text:name="__RefHeading___Toc28297_3036915566"/></text:h>
      <text:p text:style-name="P146"/>
      <text:h text:style-name="P147" text:outline-level="3"><text:bookmark-start text:name="__RefHeading___Toc28299_3036915566"/>🧱 Règle 1 — Table A = variables fonctionnelles seulement<text:bookmark-end text:name="__RefHeading___Toc28299_3036915566"/></text:h>
      <text:p text:style-name="P131">Si une donnée :</text:p>
      <text:list text:style-name="L56">
        <text:list-item>
          <text:p text:style-name="P148"><text:soft-page-break/>sert au traitement</text:p>
        </text:list-item>
        <text:list-item>
          <text:p text:style-name="P148">sert à une décision</text:p>
        </text:list-item>
        <text:list-item>
          <text:p text:style-name="P148">sert à un intent ou un VPIV</text:p>
        </text:list-item>
      </text:list>
      <text:p text:style-name="P131">👉 elle est dans <text:span text:style-name="Strong_20_Emphasis">Table A</text:span></text:p>
      <text:p text:style-name="P131">Sinon (cache, config interne, fichier) → <text:span text:style-name="Strong_20_Emphasis">Table C ou hors table</text:span></text:p>
      <text:p text:style-name="P149"/>
      <text:h text:style-name="P147" text:outline-level="3"><text:bookmark-start text:name="__RefHeading___Toc28301_3036915566"/>🧱 Règle 2 — Un module = une responsabilité<text:bookmark-end text:name="__RefHeading___Toc28301_3036915566"/></text:h>
      <text:p text:style-name="P131">Tu l’as déjà fait, continue ainsi :</text:p>
      <text:list text:style-name="L57">
        <text:list-item>
          <text:p text:style-name="P150">STT ≠ Voice</text:p>
        </text:list-item>
        <text:list-item>
          <text:p text:style-name="P150">Appli ≠ Sys</text:p>
        </text:list-item>
        <text:list-item>
          <text:p text:style-name="P150">Capteur ≠ Actionneur</text:p>
        </text:list-item>
      </text:list>
      <text:p text:style-name="P149"/>
      <text:h text:style-name="P151" text:outline-level="3"><text:bookmark-start text:name="__RefHeading___Toc28303_3036915566"/>🧱 Règle 3 — Flux ≠ Commande <text:span text:style-name="T47">et </text:span>≠ <text:span text:style-name="T47">Info</text:span><text:bookmark-end text:name="__RefHeading___Toc28303_3036915566"/></text:h>
      <text:list text:style-name="L58">
        <text:list-item>
          <text:p text:style-name="P152">Flux → <text:span text:style-name="Source_20_Text">CAT = F</text:span>, <text:span text:style-name="Source_20_Text">INITIALE = dyn</text:span></text:p>
        </text:list-item>
        <text:list-item>
          <text:p text:style-name="P152">Commande → <text:span text:style-name="Source_20_Text">CAT = V</text:span> ou <text:span text:style-name="Source_20_Text">A</text:span>, <text:span text:style-name="Source_20_Text">INITIALE = ini</text:span></text:p>
        </text:list-item>
      </text:list>
      <text:p text:style-name="P131">Ne mélange jamais les deux.</text:p>
      <text:p text:style-name="P149"/>
      <text:h text:style-name="P147" text:outline-level="3"><text:bookmark-start text:name="__RefHeading___Toc28305_3036915566"/>🧱 Règle 4 — SE ne décide jamais<text:bookmark-end text:name="__RefHeading___Toc28305_3036915566"/></text:h>
      <text:p text:style-name="P131">Même si tu pourrais techniquement :</text:p>
      <text:list text:style-name="L59">
        <text:list-item>
          <text:p text:style-name="P153">SE <text:span text:style-name="Strong_20_Emphasis">n’arbitre pas</text:span></text:p>
        </text:list-item>
        <text:list-item>
          <text:p text:style-name="P153">SE <text:span text:style-name="Strong_20_Emphasis">n’enchaîne pas de plans</text:span></text:p>
        </text:list-item>
        <text:list-item>
          <text:p text:style-name="P153">SE <text:span text:style-name="Strong_20_Emphasis">ne déclenche pas de sécurité globale</text:span></text:p>
        </text:list-item>
      </text:list>
      <text:p text:style-name="P131">👉 Tout ce qui est décisionnel doit rester :</text:p>
      <text:list text:style-name="L60">
        <text:list-item>
          <text:p text:style-name="P154">soit local et sans conséquence (conversation)</text:p>
        </text:list-item>
        <text:list-item>
          <text:p text:style-name="P154">soit soumis à SP</text:p>
        </text:list-item>
      </text:list>
      <text:p text:style-name="P149"/>
      <text:h text:style-name="P147" text:outline-level="3"><text:bookmark-start text:name="__RefHeading___Toc28307_3036915566"/>🧱 Règle 5 — Si tu hésites, documente<text:bookmark-end text:name="__RefHeading___Toc28307_3036915566"/></text:h>
      <text:p text:style-name="P131">Quand tu hésites entre deux modèles :</text:p>
      <text:list text:style-name="L61">
        <text:list-item>
          <text:p text:style-name="P155">garde le plus simple</text:p>
        </text:list-item>
        <text:list-item>
          <text:p text:style-name="P155">note les hypothèses dans COMMENTAIRES</text:p>
        </text:list-item>
        <text:list-item>
          <text:p text:style-name="P155">continue</text:p>
        </text:list-item>
      </text:list>
      <text:p text:style-name="P131">👉 La table A est un <text:span text:style-name="Strong_20_Emphasis">outil vivant</text:span>, pas un dogme.</text:p>
      <text:p text:style-name="P149"/>
      <text:h text:style-name="P156" text:outline-level="1"><text:bookmark-start text:name="__RefHeading___Toc28309_3036915566"/><text:soft-page-break/>4️⃣ Conclusion claire<text:bookmark-end text:name="__RefHeading___Toc28309_3036915566"/></text:h>
      <text:p text:style-name="P131">👉 Ce que tu as produit pour SE est :</text:p>
      <text:list text:style-name="L62">
        <text:list-item>
          <text:p text:style-name="P157">cohérent</text:p>
        </text:list-item>
        <text:list-item>
          <text:p text:style-name="P157">bien séparé</text:p>
        </text:list-item>
        <text:list-item>
          <text:p text:style-name="P157">compatible avec VPIV</text:p>
        </text:list-item>
        <text:list-item>
          <text:p text:style-name="P157">compatible avec intents</text:p>
        </text:list-item>
        <text:list-item>
          <text:p text:style-name="P157">compatible avec Gtion_EtatGlobal</text:p>
        </text:list-item>
      </text:list>
      <text:p text:style-name="P131"/>
      <text:p text:style-name="P131"/>
      <text:p text:style-name="P158">Mise en cohérence des objectifs des tables entre IA(S) et Moi - Version stable des représentations</text:p>
      <text:p text:style-name="P159"><text:s/></text:p>
      <text:h text:style-name="P160" text:outline-level="1"><text:bookmark-start text:name="__RefHeading___Toc28311_3036915566"/>1️⃣ Tu décris déjà un système <text:span text:style-name="Strong_20_Emphasis">orienté protocole déclaré</text:span><text:bookmark-end text:name="__RefHeading___Toc28311_3036915566"/></text:h>
      <text:p text:style-name="P91">Ce que tu expliques revient à ceci (et c’est important de le dire explicitement) :</text:p>
      <text:list text:style-name="L63">
        <text:list-item>
          <text:p text:style-name="P161"><text:span text:style-name="Strong_20_Emphasis">VPIV est le langage commun canonique</text:span></text:p>
        </text:list-item>
        <text:list-item>
          <text:p text:style-name="P161"><text:span text:style-name="Strong_20_Emphasis">La table C (JSON SP)</text:span> est la source de vérité opérationnelle</text:p>
        </text:list-item>
        <text:list-item>
          <text:p text:style-name="P161"><text:span text:style-name="Strong_20_Emphasis">La table A</text:span> est la table mère (modèle conceptuel &amp; contractuel)</text:p>
        </text:list-item>
        <text:list-item>
          <text:p text:style-name="P161"><text:span text:style-name="Strong_20_Emphasis">SE et A</text:span> sont des exécutants spécialisés</text:p>
        </text:list-item>
        <text:list-item>
          <text:p text:style-name="P161"><text:span text:style-name="Strong_20_Emphasis">Node-RED / SP</text:span> est l’orchestrateur + arbitre</text:p>
        </text:list-item>
      </text:list>
      <text:p text:style-name="P91">👉 Dans ce cadre :</text:p>
      <text:list text:style-name="L64">
        <text:list-item>
          <text:p text:style-name="P162">un changement de variable / propriété <text:span text:style-name="Strong_20_Emphasis">doit</text:span> casser quelque chose s’il n’est pas accompagné</text:p>
        </text:list-item>
        <text:list-item>
          <text:p text:style-name="P162">cette “fragilité” est en réalité <text:span text:style-name="Strong_20_Emphasis">une garantie de cohérence</text:span></text:p>
        </text:list-item>
      </text:list>
      <text:p text:style-name="P91">Donc oui :<text:line-break/>👉 <text:span text:style-name="Emphasis">la souplesse n’est pas dans l’absence de couplage, mais dans la maîtrise du couplage.</text:span></text:p>
      <text:p text:style-name="P96"/>
      <text:h text:style-name="P163" text:outline-level="1"><text:bookmark-start text:name="__RefHeading___Toc28313_3036915566"/>2️⃣ Pourquoi on parle souvent d’“intent abstrait” (et pourquoi ce n’est pas ton cas)<text:bookmark-end text:name="__RefHeading___Toc28313_3036915566"/></text:h>
      <text:p text:style-name="P91">La plupart des architectures “intent → action” viennent de contextes où :</text:p>
      <text:list text:style-name="L65">
        <text:list-item>
          <text:p text:style-name="P164">les devices sont <text:span text:style-name="Strong_20_Emphasis">hétérogènes et remplaçables</text:span></text:p>
        </text:list-item>
        <text:list-item>
          <text:p text:style-name="P164">le protocole est <text:span text:style-name="Strong_20_Emphasis">instable ou multiple</text:span></text:p>
        </text:list-item>
        <text:list-item>
          <text:p text:style-name="P164">on veut du <text:span text:style-name="Emphasis">plug-and-play</text:span> tardif</text:p>
        </text:list-item>
      </text:list>
      <text:p text:style-name="P91">Ce n’est <text:span text:style-name="Strong_20_Emphasis">pas</text:span> ton cas :</text:p>
      <text:list text:style-name="L66">
        <text:list-item>
          <text:p text:style-name="P165">tu conçois <text:span text:style-name="Strong_20_Emphasis">le matériel</text:span></text:p>
        </text:list-item>
        <text:list-item>
          <text:p text:style-name="P165">tu maîtrises <text:span text:style-name="Strong_20_Emphasis">SE</text:span></text:p>
        </text:list-item>
        <text:list-item>
          <text:p text:style-name="P165">tu maîtrises <text:span text:style-name="Strong_20_Emphasis">Arduino</text:span></text:p>
        </text:list-item>
        <text:list-item>
          <text:p text:style-name="P165">tu maîtrises <text:span text:style-name="Strong_20_Emphasis">SP</text:span></text:p>
        </text:list-item>
      </text:list>
      <text:p text:style-name="P91">👉 Donc :</text:p>
      <text:p text:style-name="P94">l’intent <text:span text:style-name="Strong_20_Emphasis">n’est pas un contrat ouvert</text:span>,<text:line-break/>c’est un <text:span text:style-name="Strong_20_Emphasis">raccourci cognitif humain</text:span> vers une action maîtrisée.</text:p>
      <text:p text:style-name="P91">Dans ton système :</text:p>
      <text:list text:style-name="L67">
        <text:list-item>
          <text:p text:style-name="P166">l’intent n’est <text:span text:style-name="Strong_20_Emphasis">pas un niveau indépendant</text:span></text:p>
        </text:list-item>
        <text:list-item>
          <text:p text:style-name="P166"><text:soft-page-break/>c’est un <text:span text:style-name="Strong_20_Emphasis">alias humain</text:span> vers du VPIV valide</text:p>
        </text:list-item>
      </text:list>
      <text:p text:style-name="P91">Et c’est là que ta remarque est juste :</text:p>
      <text:p text:style-name="P94"><text:span text:style-name="Emphasis">“faire croire à une souplesse qui n’existe pas”</text:span></text:p>
      <text:p text:style-name="P96"/>
      <text:h text:style-name="P163" text:outline-level="1"><text:bookmark-start text:name="__RefHeading___Toc28315_3036915566"/>3️⃣ Où se situe <text:span text:style-name="Strong_20_Emphasis">la vraie maintenabilité</text:span> dans TON architecture<text:bookmark-end text:name="__RefHeading___Toc28315_3036915566"/></text:h>
      <text:p text:style-name="P91">Tu l’as très bien décrit, je vais juste la formaliser.</text:p>
      <text:h text:style-name="P167" text:outline-level="3"><text:bookmark-start text:name="__RefHeading___Toc28317_3036915566"/>🔹 La maintenabilité n’est PAS :<text:bookmark-end text:name="__RefHeading___Toc28317_3036915566"/></text:h>
      <text:list text:style-name="L68">
        <text:list-item>
          <text:p text:style-name="P168">dans l’absence de dépendance</text:p>
        </text:list-item>
        <text:list-item>
          <text:p text:style-name="P168">dans une couche sémantique artificielle</text:p>
        </text:list-item>
      </text:list>
      <text:h text:style-name="P167" text:outline-level="3"><text:bookmark-start text:name="__RefHeading___Toc28319_3036915566"/>🔹 Elle est dans :<text:bookmark-end text:name="__RefHeading___Toc28319_3036915566"/></text:h>
      <text:list text:style-name="L69">
        <text:list-item>
          <text:p text:style-name="P169"><text:span text:style-name="Strong_20_Emphasis">La Table A</text:span><text:line-break/>→ inventaire contractuel</text:p>
        </text:list-item>
        <text:list-item>
          <text:p text:style-name="P169"><text:span text:style-name="Strong_20_Emphasis">La Table C</text:span><text:line-break/>→ instanciation persistée et initialisation</text:p>
        </text:list-item>
        <text:list-item>
          <text:p text:style-name="P169"><text:span text:style-name="Strong_20_Emphasis">Le VPIV</text:span><text:line-break/>→ protocole strict, vérifiable, traçable</text:p>
        </text:list-item>
        <text:list-item>
          <text:p text:style-name="P169"><text:span text:style-name="Strong_20_Emphasis">Gtion_EtatGlobal</text:span><text:line-break/>→ seul point d’autorisation</text:p>
        </text:list-item>
        <text:list-item>
          <text:p text:style-name="P169"><text:span text:style-name="Strong_20_Emphasis">Node-RED</text:span><text:line-break/>→ visibilité + orchestration</text:p>
        </text:list-item>
      </text:list>
      <text:p text:style-name="P91">👉 Le système est maintenable parce que :</text:p>
      <text:list text:style-name="L70">
        <text:list-item>
          <text:p text:style-name="P170">tout est <text:span text:style-name="Strong_20_Emphasis">déclaré</text:span></text:p>
        </text:list-item>
        <text:list-item>
          <text:p text:style-name="P170">tout est <text:span text:style-name="Strong_20_Emphasis">centralisé</text:span></text:p>
        </text:list-item>
        <text:list-item>
          <text:p text:style-name="P170">tout est <text:span text:style-name="Strong_20_Emphasis">traçable</text:span></text:p>
        </text:list-item>
        <text:list-item>
          <text:p text:style-name="P170">toute incohérence devient visible (et donc corrigeable)</text:p>
        </text:list-item>
      </text:list>
      <text:p text:style-name="P96"/>
      <text:h text:style-name="P163" text:outline-level="1"><text:bookmark-start text:name="__RefHeading___Toc28321_3036915566"/>4️⃣ Alors où est la différence de maintenance avec ou sans abstraction ?<text:bookmark-end text:name="__RefHeading___Toc28321_3036915566"/></text:h>
      <text:p text:style-name="P91">Voici <text:span text:style-name="Strong_20_Emphasis">la seule différence réelle</text:span>, et elle est subtile.</text:p>
      <text:h text:style-name="P167" text:outline-level="3"><text:bookmark-start text:name="__RefHeading___Toc28323_3036915566"/>Sans abstraction (ton choix actuel assumé)<text:bookmark-end text:name="__RefHeading___Toc28323_3036915566"/></text:h>
      <text:list text:style-name="L71">
        <text:list-item>
          <text:p text:style-name="P171">Table D référence directement :</text:p>
          <text:list>
            <text:list-item>
              <text:p text:style-name="P171">var</text:p>
            </text:list-item>
            <text:list-item>
              <text:p text:style-name="P171">prop</text:p>
            </text:list-item>
            <text:list-item>
              <text:p text:style-name="P171"><text:soft-page-break/>inst</text:p>
            </text:list-item>
            <text:list-item>
              <text:p text:style-name="P171">val</text:p>
            </text:list-item>
          </text:list>
        </text:list-item>
        <text:list-item>
          <text:p text:style-name="P171">Si tu changes un nom :</text:p>
          <text:list>
            <text:list-item>
              <text:p text:style-name="P171">STT casse</text:p>
            </text:list-item>
            <text:list-item>
              <text:p text:style-name="P171">Node-RED loggue</text:p>
            </text:list-item>
            <text:list-item>
              <text:p text:style-name="P171">SE/A refuse<text:line-break/>✔️ <text:span text:style-name="Strong_20_Emphasis">Erreur visible immédiatement</text:span><text:line-break/>✔️ <text:span text:style-name="Strong_20_Emphasis">Correction explicite</text:span><text:line-break/>✔️ <text:span text:style-name="Strong_20_Emphasis">Zéro ambiguïté</text:span></text:p>
            </text:list-item>
          </text:list>
        </text:list-item>
      </text:list>
      <text:h text:style-name="P167" text:outline-level="3"><text:bookmark-start text:name="__RefHeading___Toc28325_3036915566"/>Avec abstraction “intent → action”<text:bookmark-end text:name="__RefHeading___Toc28325_3036915566"/></text:h>
      <text:list text:style-name="L72">
        <text:list-item>
          <text:p text:style-name="P172">Table D reste valide</text:p>
        </text:list-item>
        <text:list-item>
          <text:p text:style-name="P172">La traduction casse plus loin</text:p>
        </text:list-item>
        <text:list-item>
          <text:p text:style-name="P172">Les erreurs deviennent indirectes<text:line-break/>❌ Debug plus long<text:line-break/>❌ Couche supplémentaire à maintenir</text:p>
        </text:list-item>
      </text:list>
      <text:p text:style-name="P91">👉 Pour un <text:span text:style-name="Strong_20_Emphasis">projet maîtrisé de bout en bout</text:span>,<text:line-break/>👉 <text:span text:style-name="Strong_20_Emphasis">ton approche est plus sûre</text:span>, pas moins.</text:p>
      <text:p text:style-name="P96"/>
      <text:h text:style-name="P163" text:outline-level="1"><text:bookmark-start text:name="__RefHeading___Toc28327_3036915566"/>5️⃣ Le rôle réel de la colonne que tu acceptes d’ajouter<text:bookmark-end text:name="__RefHeading___Toc28327_3036915566"/></text:h>
      <text:p text:style-name="P91">La colonne que tu acceptes (<text:span text:style-name="Source_20_Text">representation = VPIV | ACTION</text:span>) ne sert donc pas à :</text:p>
      <text:p text:style-name="P91">❌ rendre le système plus “souple”<text:line-break/>❌ masquer la réalité du protocole</text:p>
      <text:p text:style-name="P91">Elle sert à :</text:p>
      <text:list text:style-name="L73">
        <text:list-item>
          <text:p text:style-name="P173"><text:span text:style-name="Strong_20_Emphasis">documenter l’intention architecturale</text:span></text:p>
        </text:list-item>
        <text:list-item>
          <text:p text:style-name="P173"><text:span text:style-name="Strong_20_Emphasis">préparer une éventuelle évolution</text:span></text:p>
        </text:list-item>
        <text:list-item>
          <text:p text:style-name="P173"><text:span text:style-name="Strong_20_Emphasis">éviter une relecture erronée dans 2 ans</text:span></text:p>
        </text:list-item>
      </text:list>
      <text:p text:style-name="P91">Autrement dit :</text:p>
      <text:p text:style-name="P94">ce n’est pas une béquille technique,<text:line-break/>c’est une <text:span text:style-name="Strong_20_Emphasis">annotation de maturité</text:span>.</text:p>
      <text:p text:style-name="P96"/>
      <text:h text:style-name="P163" text:outline-level="1"><text:bookmark-start text:name="__RefHeading___Toc28329_3036915566"/>6️⃣ Reformulation finale de TON architecture (validée)<text:bookmark-end text:name="__RefHeading___Toc28329_3036915566"/></text:h>
      <text:p text:style-name="P91">Je te la reformule pour que tu voies que tout est aligné :</text:p>
      <text:list text:style-name="L74">
        <text:list-item>
          <text:p text:style-name="P174"><text:span text:style-name="Strong_20_Emphasis">Table A</text:span><text:line-break/>→ modèle contractuel global (variables, propriétés, instances)</text:p>
        </text:list-item>
        <text:list-item>
          <text:p text:style-name="P174"><text:soft-page-break/><text:span text:style-name="Strong_20_Emphasis">Table C</text:span><text:line-break/>→ état initial + persistance</text:p>
        </text:list-item>
        <text:list-item>
          <text:p text:style-name="P174"><text:span text:style-name="Strong_20_Emphasis">VPIV</text:span><text:line-break/>→ protocole canonique unique</text:p>
        </text:list-item>
        <text:list-item>
          <text:p text:style-name="P174"><text:span text:style-name="Strong_20_Emphasis">Catalogue STT (Table D)</text:span><text:line-break/>→ traduction vocale directe vers VPIV valides</text:p>
        </text:list-item>
        <text:list-item>
          <text:p text:style-name="P174"><text:span text:style-name="Strong_20_Emphasis">Gtion_EtatGlobal</text:span><text:line-break/>→ autorité de validation</text:p>
        </text:list-item>
        <text:list-item>
          <text:p text:style-name="P174"><text:span text:style-name="Strong_20_Emphasis">SE / Arduino</text:span><text:line-break/>→ exécutants spécialisés, jamais décideurs</text:p>
        </text:list-item>
      </text:list>
      <text:p text:style-name="P91">👉 Et surtout :</text:p>
      <text:p text:style-name="P94"><text:span text:style-name="Strong_20_Emphasis">Toute action possible par la voix est déjà possible par l’UI.</text:span><text:line-break/>STT n’ajoute pas de pouvoir, seulement un canal.</text:p>
      <text:p text:style-name="P91"><text:span text:style-name="Emphasis"/></text:p>
      <text:h text:style-name="P79" text:outline-level="1"><text:bookmark-start text:name="__RefHeading___Toc28331_3036915566"/><text:span text:style-name="Emphasis"><text:span text:style-name="T1">URGENCES -</text:span></text:span><text:span text:style-name="Emphasis"><text:span text:style-name="T48">ERREURS</text:span></text:span><text:bookmark-end text:name="__RefHeading___Toc28331_3036915566"/></text:h>
      <text:h text:style-name="P175" text:outline-level="1"><text:bookmark-start text:name="__RefHeading___Toc28333_3036915566"/><text:span text:style-name="Emphasis"><text:span text:style-name="T48">Problème identifiées : trop de mélange, manque de clarté utilisation des indices inadaptés</text:span></text:span><text:bookmark-end text:name="__RefHeading___Toc28333_3036915566"/></text:h>
      <text:h text:style-name="P176" text:outline-level="4"><text:bookmark-start text:name="__RefHeading___Toc28335_3036915566"/><text:span text:style-name="Emphasis"><text:span text:style-name="T49">URGENCE (sécurité / intégrité)</text:span></text:span><text:bookmark-end text:name="__RefHeading___Toc28335_3036915566"/></text:h>
      <text:p text:style-name="P177"><text:span text:style-name="T49">➡️ </text:span><text:span text:style-name="Strong_20_Emphasis"><text:span text:style-name="T49">Module </text:span></text:span><text:span text:style-name="Strong_20_Emphasis"><text:span text:style-name="Source_20_Text"><text:span text:style-name="T49">Urg</text:span></text:span></text:span><text:span text:style-name="Strong_20_Emphasis"><text:span text:style-name="T49"> uniquement</text:span></text:span></text:p>
      <text:list text:style-name="L75">
        <text:list-item>
          <text:p text:style-name="P178">moteur bloqué</text:p>
        </text:list-item>
        <text:list-item>
          <text:p text:style-name="P178">buffer overflow</text:p>
        </text:list-item>
        <text:list-item>
          <text:p text:style-name="P178">loop trop lente</text:p>
        </text:list-item>
        <text:list-item>
          <text:p text:style-name="P178">parsing critique</text:p>
        </text:list-item>
        <text:list-item>
          <text:p text:style-name="P178">perte de communication durable</text:p>
        </text:list-item>
      </text:list>
      <text:p text:style-name="P177"><text:span text:style-name="T50">👉 déclenche </text:span><text:span text:style-name="Source_20_Text"><text:span text:style-name="T50">urg_handle(code)</text:span></text:span></text:p>
      <text:h text:style-name="P179" text:outline-level="4"><text:bookmark-start text:name="__RefHeading___Toc28337_3036915566"/>ERREUR (logicielle, non bloquante)<text:bookmark-end text:name="__RefHeading___Toc28337_3036915566"/></text:h>
      <text:p text:style-name="P177"><text:span text:style-name="T49">➡️ </text:span><text:span text:style-name="Source_20_Text"><text:span text:style-name="T49">sendError</text:span></text:span></text:p>
      <text:list text:style-name="L76">
        <text:list-item>
          <text:p text:style-name="P180">parsing invalide</text:p>
        </text:list-item>
        <text:list-item>
          <text:p text:style-name="P180">commande inconnue</text:p>
        </text:list-item>
        <text:list-item>
          <text:p text:style-name="P180">message rejeté car lock actif</text:p>
        </text:list-item>
      </text:list>
      <text:h text:style-name="P179" text:outline-level="4"><text:bookmark-start text:name="__RefHeading___Toc28339_3036915566"/><text:s/>INFO / DEBUG<text:bookmark-end text:name="__RefHeading___Toc28339_3036915566"/></text:h>
      <text:p text:style-name="P177"><text:span text:style-name="T49">➡️ </text:span><text:span text:style-name="Source_20_Text"><text:span text:style-name="T49">sendInfo</text:span></text:span></text:p>
      <text:list text:style-name="L77">
        <text:list-item>
          <text:p text:style-name="P181">timings</text:p>
        </text:list-item>
        <text:list-item>
          <text:p text:style-name="P181">diagnostics</text:p>
        </text:list-item>
      </text:list>
      <text:h text:style-name="Heading_20_2" text:outline-level="1"><text:bookmark-start text:name="__RefHeading___Toc28341_3036915566"/><text:span text:style-name="Strong_20_Emphasis">Nouvelle forme</text:span><text:bookmark-end text:name="__RefHeading___Toc28341_3036915566"/></text:h>
      <text:h text:style-name="P182" text:outline-level="1"><text:bookmark-start text:name="__RefHeading___Toc28343_3036915566"/><text:span text:style-name="Strong_20_Emphasis"><text:span text:style-name="T51">2️⃣ Catégories d’urgences et décision d’arrêt moteur</text:span></text:span><text:bookmark-end text:name="__RefHeading___Toc28343_3036915566"/></text:h>
      <text:p text:style-name="P183">Je te propose une <text:span text:style-name="Strong_20_Emphasis">classification nette</text:span>, directement exploitable pour ton code Arduino et la table A.</text:p>
      <text:p text:style-name="P184"/>
      <text:h text:style-name="P185" text:outline-level="3"><text:bookmark-start text:name="__RefHeading___Toc28345_3036915566"/>🟥 A. URGENCES QUI DOIVENT TOUJOURS ARRÊTER LES MOTEURS<text:bookmark-end text:name="__RefHeading___Toc28345_3036915566"/></text:h>
      <text:p text:style-name="P183">👉 <text:span text:style-name="Strong_20_Emphasis">Hard stop immédiat + blocage URG</text:span></text:p>
      <text:p text:style-name="P183">Ces cas signifient :</text:p>
      <text:p text:style-name="P186"><text:span text:style-name="Emphasis">« Je ne maîtrise plus l’exécution sûre des moteurs »</text:span></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Code</text:p>
            </table:table-cell>
            <table:table-cell table:style-name="Tableau5.A1" office:value-type="string">
              <text:p text:style-name="Table_20_Heading">Origine</text:p>
            </table:table-cell>
            <table:table-cell table:style-name="Tableau5.A1" office:value-type="string">
              <text:p text:style-name="Table_20_Heading">Pourquoi arrêt moteur ?</text:p>
            </table:table-cell>
          </table:table-row>
        </table:table-header-rows>
        <table:table-row>
          <table:table-cell table:style-name="Tableau5.A1" office:value-type="string">
            <text:p text:style-name="Table_20_Contents"><text:span text:style-name="Source_20_Text">URG_BUFFER_OVERFLOW</text:span></text:p>
          </table:table-cell>
          <table:table-cell table:style-name="Tableau5.A1" office:value-type="string">
            <text:p text:style-name="Table_20_Contents">COMM</text:p>
          </table:table-cell>
          <table:table-cell table:style-name="Tableau5.A1" office:value-type="string">
            <text:p text:style-name="Table_20_Contents">Trame corrompue → commande imprévisible</text:p>
          </table:table-cell>
        </table:table-row>
        <table:table-row>
          <table:table-cell table:style-name="Tableau5.A1" office:value-type="string">
            <text:p text:style-name="Table_20_Contents"><text:span text:style-name="Source_20_Text">URG_PARSING_ERROR</text:span></text:p>
          </table:table-cell>
          <table:table-cell table:style-name="Tableau5.A1" office:value-type="string">
            <text:p text:style-name="Table_20_Contents">COMM</text:p>
          </table:table-cell>
          <table:table-cell table:style-name="Tableau5.A1" office:value-type="string">
            <text:p text:style-name="Table_20_Contents">Message invalide → état inconnu</text:p>
          </table:table-cell>
        </table:table-row>
        <table:table-row>
          <table:table-cell table:style-name="Tableau5.A1" office:value-type="string">
            <text:p text:style-name="Table_20_Contents"><text:span text:style-name="Source_20_Text">URG_MOTOR_STALL</text:span></text:p>
          </table:table-cell>
          <table:table-cell table:style-name="Tableau5.A1" office:value-type="string">
            <text:p text:style-name="Table_20_Contents">MTR</text:p>
          </table:table-cell>
          <table:table-cell table:style-name="Tableau5.A1" office:value-type="string">
            <text:p text:style-name="Table_20_Contents">Couple non maîtrisé → risque matériel</text:p>
          </table:table-cell>
        </table:table-row>
        <table:table-row>
          <table:table-cell table:style-name="Tableau5.A1" office:value-type="string">
            <text:p text:style-name="Table_20_Contents"><text:span text:style-name="Source_20_Text">URG_SENSOR_FAIL</text:span></text:p>
          </table:table-cell>
          <table:table-cell table:style-name="Tableau5.A1" office:value-type="string">
            <text:p text:style-name="Table_20_Contents">capteur critique</text:p>
          </table:table-cell>
          <table:table-cell table:style-name="Tableau5.A1" office:value-type="string">
            <text:p text:style-name="Table_20_Contents">Décision mouvement faussée</text:p>
          </table:table-cell>
        </table:table-row>
        <table:table-row>
          <table:table-cell table:style-name="Tableau5.A1" office:value-type="string">
            <text:p text:style-name="Table_20_Contents"><text:span text:style-name="Source_20_Text">URG_OVERHEAT</text:span></text:p>
          </table:table-cell>
          <table:table-cell table:style-name="Tableau5.A1" office:value-type="string">
            <text:p text:style-name="Table_20_Contents">thermique</text:p>
          </table:table-cell>
          <table:table-cell table:style-name="Tableau5.A1" office:value-type="string">
            <text:p text:style-name="Table_20_Contents">Protection matérielle</text:p>
          </table:table-cell>
        </table:table-row>
        <table:table-row>
          <table:table-cell table:style-name="Tableau5.A1" office:value-type="string">
            <text:p text:style-name="Table_20_Contents"><text:span text:style-name="Source_20_Text">URG_LOW_BAT</text:span> (critique)</text:p>
          </table:table-cell>
          <table:table-cell table:style-name="Tableau5.A1" office:value-type="string">
            <text:p text:style-name="Table_20_Contents">énergie</text:p>
          </table:table-cell>
          <table:table-cell table:style-name="Tableau5.A1" office:value-type="string">
            <text:p text:style-name="Table_20_Contents">Chute tension → drivers instables</text:p>
          </table:table-cell>
        </table:table-row>
        <table:table-row>
          <table:table-cell table:style-name="Tableau5.A1" office:value-type="string">
            <text:p text:style-name="Table_20_Contents"><text:span text:style-name="Source_20_Text">URG_LOOP_TOO_SLOW</text:span></text:p>
          </table:table-cell>
          <table:table-cell table:style-name="Tableau5.A1" office:value-type="string">
            <text:p text:style-name="Table_20_Contents">système</text:p>
          </table:table-cell>
          <table:table-cell table:style-name="Tableau5.A1" office:value-type="string">
            <text:p text:style-name="Table_20_Contents">Perte temps réel → commandes obsolètes</text:p>
          </table:table-cell>
        </table:table-row>
      </table:table>
      <text:p text:style-name="P183"><text:soft-page-break/>📌 <text:span text:style-name="Strong_20_Emphasis">Ton code est déjà conforme pour la plupart.</text:span><text:line-break/>👉 Il manque juste la formalisation de <text:span text:style-name="Source_20_Text">URG_LOOP_TOO_SLOW</text:span>.</text:p>
      <text:p text:style-name="P184"/>
      <text:h text:style-name="P185" text:outline-level="3"><text:bookmark-start text:name="__RefHeading___Toc28347_3036915566"/>🟧 B. URGENCES QUI ARRÊTENT LES MOTEURS MAIS SONT POTENTIELLEMENT RÉVERSIBLES<text:bookmark-end text:name="__RefHeading___Toc28347_3036915566"/></text:h>
      <text:p text:style-name="P183">👉 <text:span text:style-name="Strong_20_Emphasis">Hard stop moteur + URG actif, mais clairable</text:span></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Code</text:p>
            </table:table-cell>
            <table:table-cell table:style-name="Tableau6.A1" office:value-type="string">
              <text:p text:style-name="Table_20_Heading">Origine</text:p>
            </table:table-cell>
            <table:table-cell table:style-name="Tableau6.A1" office:value-type="string">
              <text:p text:style-name="Table_20_Heading">Remarque</text:p>
            </table:table-cell>
          </table:table-row>
        </table:table-header-rows>
        <table:table-row>
          <table:table-cell table:style-name="Tableau6.A1" office:value-type="string">
            <text:p text:style-name="Table_20_Contents"><text:span text:style-name="Source_20_Text">URG_COMM_LOSS</text:span></text:p>
          </table:table-cell>
          <table:table-cell table:style-name="Tableau6.A1" office:value-type="string">
            <text:p text:style-name="Table_20_Contents">lien SP</text:p>
          </table:table-cell>
          <table:table-cell table:style-name="Tableau6.A1" office:value-type="string">
            <text:p text:style-name="Table_20_Contents">Plus d’ordres fiables</text:p>
          </table:table-cell>
        </table:table-row>
        <table:table-row>
          <table:table-cell table:style-name="Tableau6.A1" office:value-type="string">
            <text:p text:style-name="Table_20_Contents"><text:span text:style-name="Source_20_Text">URG_APPLI_FAIL</text:span> (SE)</text:p>
          </table:table-cell>
          <table:table-cell table:style-name="Tableau6.A1" office:value-type="string">
            <text:p text:style-name="Table_20_Contents">supervision</text:p>
          </table:table-cell>
          <table:table-cell table:style-name="Tableau6.A1" office:value-type="string">
            <text:p text:style-name="Table_20_Contents">SP peut décider clear</text:p>
          </table:table-cell>
        </table:table-row>
        <table:table-row>
          <table:table-cell table:style-name="Tableau6.A1" office:value-type="string">
            <text:p text:style-name="Table_20_Contents"><text:span text:style-name="Source_20_Text">URG_CPU_CHARGE</text:span> (SE)</text:p>
          </table:table-cell>
          <table:table-cell table:style-name="Tableau6.A1" office:value-type="string">
            <text:p text:style-name="Table_20_Contents">SE</text:p>
          </table:table-cell>
          <table:table-cell table:style-name="Tableau6.A1" office:value-type="string">
            <text:p text:style-name="Table_20_Contents">SP arbitre</text:p>
          </table:table-cell>
        </table:table-row>
      </table:table>
      <text:p text:style-name="P183">📌 Ici, <text:span text:style-name="Strong_20_Emphasis">l’arrêt moteur est justifié</text:span>, mais le clear est plus fréquent.</text:p>
      <text:p text:style-name="P184"/>
      <text:h text:style-name="P185" text:outline-level="3"><text:bookmark-start text:name="__RefHeading___Toc28349_3036915566"/>🟨 C. ÉVÉNEMENTS QUI NE DOIVENT PAS DÉCLENCHER UN ARRÊT D’URGENCE<text:bookmark-end text:name="__RefHeading___Toc28349_3036915566"/></text:h>
      <text:p text:style-name="P183">👉 <text:span text:style-name="Strong_20_Emphasis">Pas d’URG, pas de hard stop</text:span></text:p>
      <table:table table:name="Tableau7" table:style-name="Tableau7">
        <table:table-column table:style-name="Tableau7.A"/>
        <table:table-column table:style-name="Tableau7.B"/>
        <table:table-header-rows>
          <table:table-row>
            <table:table-cell table:style-name="Tableau7.A1" office:value-type="string">
              <text:p text:style-name="Table_20_Heading">Événement</text:p>
            </table:table-cell>
            <table:table-cell table:style-name="Tableau7.A1" office:value-type="string">
              <text:p text:style-name="Table_20_Heading">Pourquoi</text:p>
            </table:table-cell>
          </table:table-row>
        </table:table-header-rows>
        <table:table-row>
          <table:table-cell table:style-name="Tableau7.A1" office:value-type="string">
            <text:p text:style-name="Table_20_Contents">Distance US courte (info écran)</text:p>
          </table:table-cell>
          <table:table-cell table:style-name="Tableau7.A1" office:value-type="string">
            <text:p text:style-name="Table_20_Contents">Préventif UI</text:p>
          </table:table-cell>
        </table:table-row>
        <table:table-row>
          <table:table-cell table:style-name="Tableau7.A1" office:value-type="string">
            <text:p text:style-name="Table_20_Contents">Changement <text:span text:style-name="Source_20_Text">modeRZ</text:span></text:p>
          </table:table-cell>
          <table:table-cell table:style-name="Tableau7.A1" office:value-type="string">
            <text:p text:style-name="Table_20_Contents">logique métier</text:p>
          </table:table-cell>
        </table:table-row>
        <table:table-row>
          <table:table-cell table:style-name="Tableau7.A1" office:value-type="string">
            <text:p text:style-name="Table_20_Contents"><text:span text:style-name="Source_20_Text">typePtge</text:span> change</text:p>
          </table:table-cell>
          <table:table-cell table:style-name="Tableau7.A1" office:value-type="string">
            <text:p text:style-name="Table_20_Contents">arbitrage SP</text:p>
          </table:table-cell>
        </table:table-row>
        <table:table-row>
          <table:table-cell table:style-name="Tableau7.A1" office:value-type="string">
            <text:p text:style-name="Table_20_Contents">STT bruit / confiance faible</text:p>
          </table:table-cell>
          <table:table-cell table:style-name="Tableau7.A1" office:value-type="string">
            <text:p text:style-name="Table_20_Contents">ignoré</text:p>
          </table:table-cell>
        </table:table-row>
        <table:table-row>
          <table:table-cell table:style-name="Tableau7.A1" office:value-type="string">
            <text:p text:style-name="Table_20_Contents">Erreur appli SE non critique</text:p>
          </table:table-cell>
          <table:table-cell table:style-name="Tableau7.A1" office:value-type="string">
            <text:p text:style-name="Table_20_Contents">info</text:p>
          </table:table-cell>
        </table:table-row>
      </table:table>
      <text:p text:style-name="P183">📌 Ceux-là <text:span text:style-name="Strong_20_Emphasis">n’ont rien à faire dans URG</text:span>.</text:p>
      <text:p text:style-name="P184"/>
      <text:p text:style-name="P187"><text:span text:style-name="Strong_20_Emphasis"><text:span text:style-name="T51"/></text:span></text:p>
      <text:h text:style-name="P79" text:outline-level="1"><text:bookmark-start text:name="__RefHeading___Toc28351_3036915566"/><text:span text:style-name="Strong_20_Emphasis">EVENEMENT – Différent de variable noté (evenement)</text:span><text:bookmark-end text:name="__RefHeading___Toc28351_3036915566"/></text:h>
      <text:p text:style-name="P188"><text:span text:style-name="Strong_20_Emphasis"><text:span text:style-name="T52"/></text:span></text:p>
      <text:h text:style-name="P189" text:outline-level="1"><text:bookmark-start text:name="__RefHeading___Toc28353_3036915566"/>✅ Règle de mise en forme proposée (validée)<text:bookmark-end text:name="__RefHeading___Toc28353_3036915566"/></text:h>
      <text:p text:style-name="P190"><text:span text:style-name="Strong_20_Emphasis">Toute propriété qui ne représente pas un état mais uniquement un événement déclencheur ponctuel</text:span><text:line-break/>→ <text:span text:style-name="Strong_20_Emphasis">est notée entre parenthèses dans la colonne </text:span><text:span text:style-name="Strong_20_Emphasis"><text:span text:style-name="Source_20_Text">PROP</text:span></text:span><text:span text:style-name="Strong_20_Emphasis"> de la table A</text:span></text:p>
      <text:p text:style-name="P191">Exemples :</text:p>
      <text:list text:style-name="L78">
        <text:list-item>
          <text:p text:style-name="P192"><text:span text:style-name="Source_20_Text">(emg)</text:span></text:p>
        </text:list-item>
        <text:list-item>
          <text:p text:style-name="P192"><text:span text:style-name="Source_20_Text">(reset)</text:span></text:p>
        </text:list-item>
        <text:list-item>
          <text:p text:style-name="P192"><text:span text:style-name="Source_20_Text">(clear)</text:span></text:p>
        </text:list-item>
        <text:list-item>
          <text:p text:style-name="P192"><text:span text:style-name="Source_20_Text">(init)</text:span></text:p>
        </text:list-item>
        <text:list-item>
          <text:p text:style-name="P192"><text:span text:style-name="Source_20_Text">(reboot)</text:span></text:p>
        </text:list-item>
        <text:list-item>
          <text:p text:style-name="P192"><text:span text:style-name="Source_20_Text">(calibrate)</text:span></text:p>
        </text:list-item>
      </text:list>
      <text:p text:style-name="P193"/>
      <text:h text:style-name="P189" text:outline-level="1"><text:bookmark-start text:name="__RefHeading___Toc28355_3036915566"/>🧠 Ce que cette convention apporte<text:bookmark-end text:name="__RefHeading___Toc28355_3036915566"/></text:h>
      <text:h text:style-name="P194" text:outline-level="3"><text:bookmark-start text:name="__RefHeading___Toc28357_3036915566"/>1️⃣ Différenciation visuelle immédiate<text:bookmark-end text:name="__RefHeading___Toc28357_3036915566"/></text:h>
      <text:p text:style-name="P191">En un coup d’œil dans Calc :</text:p>
      <text:list text:style-name="L79">
        <text:list-item>
          <text:p text:style-name="P195"><text:span text:style-name="Source_20_Text">modeRZ</text:span> → état persistant</text:p>
        </text:list-item>
        <text:list-item>
          <text:p text:style-name="P195"><text:span text:style-name="Source_20_Text">(emg)</text:span> → impulsion / trigger</text:p>
        </text:list-item>
        <text:list-item>
          <text:p text:style-name="P195"><text:span text:style-name="Source_20_Text">(reset)</text:span> → événement ponctuel</text:p>
        </text:list-item>
      </text:list>
      <text:p text:style-name="P191">👉 <text:span text:style-name="Strong_20_Emphasis">Plus aucune ambiguïté sémantique</text:span></text:p>
      <text:p text:style-name="P193"/>
      <text:h text:style-name="P194" text:outline-level="3"><text:bookmark-start text:name="__RefHeading___Toc28359_3036915566"/>2️⃣ Alignement parfait avec VPIV<text:bookmark-end text:name="__RefHeading___Toc28359_3036915566"/></text:h>
      <text:p text:style-name="P191">Un VPIV de type :</text:p>
      <text:p text:style-name="P196"><text:span text:style-name="Source_20_Text">$V:CfgS:*:emg:clear#</text:span></text:p>
      <text:list text:style-name="L80">
        <text:list-item>
          <text:p text:style-name="P197">n’écrit <text:span text:style-name="Strong_20_Emphasis">aucune valeur durable</text:span></text:p>
        </text:list-item>
        <text:list-item>
          <text:p text:style-name="P197">ne modifie <text:span text:style-name="Strong_20_Emphasis">aucune variable persistante</text:span></text:p>
        </text:list-item>
        <text:list-item>
          <text:p text:style-name="P197">déclenche une <text:span text:style-name="Strong_20_Emphasis">action unique</text:span></text:p>
        </text:list-item>
      </text:list>
      <text:p text:style-name="P191">👉 Parenthèses = <text:span text:style-name="Strong_20_Emphasis">commande sans état</text:span></text:p>
      <text:p text:style-name="P193"/>
      <text:h text:style-name="P194" text:outline-level="3"><text:bookmark-start text:name="__RefHeading___Toc28361_3036915566"/>3️⃣ Cohérence avec le code Arduino<text:bookmark-end text:name="__RefHeading___Toc28361_3036915566"/></text:h>
      <text:p text:style-name="P191">Dans ton <text:span text:style-name="Source_20_Text">dispatch</text:span> :</text:p>
      <text:p text:style-name="P196"><text:soft-page-break/><text:span text:style-name="Source_20_Text">if (strcmp(prop, "emg") == 0)</text:span></text:p>
      <text:p text:style-name="P198"><text:span text:style-name="Source_20_Text">{</text:span></text:p>
      <text:p text:style-name="P198"><text:span text:style-name="Source_20_Text"><text:s text:c="4"/>if (value &amp;&amp; strcmp(value, "clear") == 0)</text:span></text:p>
      <text:p text:style-name="P198"><text:span text:style-name="Source_20_Text"><text:s text:c="4"/>{</text:span></text:p>
      <text:p text:style-name="P198"><text:span text:style-name="Source_20_Text"><text:s text:c="8"/>urg_clear();</text:span></text:p>
      <text:p text:style-name="P198"><text:span text:style-name="Source_20_Text"><text:s text:c="8"/>sendInfo("CfgS", "emg", "*", "0");</text:span></text:p>
      <text:p text:style-name="P198"><text:span text:style-name="Source_20_Text"><text:s text:c="8"/>return true;</text:span></text:p>
      <text:p text:style-name="P198"><text:span text:style-name="Source_20_Text"><text:s text:c="4"/>}</text:span></text:p>
      <text:p text:style-name="P198"><text:span text:style-name="Source_20_Text">}</text:span></text:p>
      <text:list text:style-name="L81">
        <text:list-item>
          <text:p text:style-name="P199">aucune variable <text:span text:style-name="Source_20_Text">cfg_emg</text:span></text:p>
        </text:list-item>
        <text:list-item>
          <text:p text:style-name="P199">aucun stockage</text:p>
        </text:list-item>
        <text:list-item>
          <text:p text:style-name="P199">aucun getter</text:p>
        </text:list-item>
      </text:list>
      <text:p text:style-name="P191">👉 <text:span text:style-name="Strong_20_Emphasis">C’est un trigger</text:span>, pas une donnée.</text:p>
      <text:p text:style-name="P193"/>
      <text:h text:style-name="P194" text:outline-level="3"><text:bookmark-start text:name="__RefHeading___Toc28363_3036915566"/>4️⃣ Effet positif sur la génération / validation<text:bookmark-end text:name="__RefHeading___Toc28363_3036915566"/></text:h>
      <text:p text:style-name="P191">Plus tard, tu pourras :</text:p>
      <text:list text:style-name="L82">
        <text:list-item>
          <text:p text:style-name="P200">refuser toute tentative de lecture <text:span text:style-name="Source_20_Text">(emg)</text:span> comme état</text:p>
        </text:list-item>
        <text:list-item>
          <text:p text:style-name="P200">refuser toute initialisation <text:span text:style-name="Source_20_Text">(reset)</text:span> dans la table C</text:p>
        </text:list-item>
        <text:list-item>
          <text:p text:style-name="P200">empêcher l’usage de <text:span text:style-name="Source_20_Text">(xxx)</text:span> dans le catalogue STT comme cible directe</text:p>
        </text:list-item>
      </text:list>
      <text:p text:style-name="P191">👉 Les parenthèses deviennent <text:span text:style-name="Strong_20_Emphasis">un contrat fort</text:span>.</text:p>
      <text:p text:style-name="P193"/>
      <text:h text:style-name="P189" text:outline-level="1"><text:bookmark-start text:name="__RefHeading___Toc28365_3036915566"/>📌 Règle complémentaire (je te la recommande)<text:bookmark-end text:name="__RefHeading___Toc28365_3036915566"/></text:h>
      <text:p text:style-name="P191">Tu peux formaliser ceci :</text:p>
      <text:h text:style-name="P194" text:outline-level="3"><text:bookmark-start text:name="__RefHeading___Toc28367_3036915566"/>🔹 Règle A.1 — Propriété événementielle<text:bookmark-end text:name="__RefHeading___Toc28367_3036915566"/></text:h>
      <text:p text:style-name="P190">Une propriété notée <text:span text:style-name="Source_20_Text">(xxx)</text:span> :</text:p>
      <text:list text:style-name="L83">
        <text:list-item>
          <text:p text:style-name="P201">n’a <text:span text:style-name="Strong_20_Emphasis">pas</text:span> de version <text:span text:style-name="Source_20_Text">I</text:span></text:p>
        </text:list-item>
        <text:list-item>
          <text:p text:style-name="P201">n’est <text:span text:style-name="Strong_20_Emphasis">pas</text:span> persistée</text:p>
        </text:list-item>
        <text:list-item>
          <text:p text:style-name="P201">n’est <text:span text:style-name="Strong_20_Emphasis">pas</text:span> initialisée</text:p>
        </text:list-item>
        <text:list-item>
          <text:p text:style-name="P201">ne doit <text:span text:style-name="Strong_20_Emphasis">jamais</text:span> apparaître dans la table C</text:p>
        </text:list-item>
      </text:list>
      <text:p text:style-name="P202"><text:span text:style-name="Strong_20_Emphasis"><text:span text:style-name="T52"/></text:span></text:p>
      <text:h text:style-name="P203" text:outline-level="1"><text:bookmark-start text:name="__RefHeading___Toc28369_3036915566"/><text:span text:style-name="Strong_20_Emphasis"><text:span text:style-name="T52">2.3 — Pourquoi </text:span></text:span><text:span text:style-name="Strong_20_Emphasis"><text:span text:style-name="Source_20_Text"><text:span text:style-name="T52">reset</text:span></text:span></text:span><text:span text:style-name="Strong_20_Emphasis"><text:span text:style-name="T52"> doit rester dans </text:span></text:span><text:span text:style-name="Strong_20_Emphasis"><text:span text:style-name="Source_20_Text"><text:span text:style-name="T52">CfgS</text:span></text:span></text:span><text:span text:style-name="Strong_20_Emphasis"><text:span text:style-name="T52"> (et pas Urg)</text:span></text:span><text:bookmark-end text:name="__RefHeading___Toc28369_3036915566"/></text:h>
      <text:p text:style-name="P191">Tu as écrit :</text:p>
      <text:p text:style-name="P190"><text:span text:style-name="Emphasis">Je ne vois qu'une logique à mettre le reset dans Cfgs</text:span></text:p>
      <text:p text:style-name="P191">👉 <text:span text:style-name="Strong_20_Emphasis">C’est exactement la bonne conclusion</text:span></text:p>
      <text:h text:style-name="P194" text:outline-level="3"><text:bookmark-start text:name="__RefHeading___Toc28371_3036915566"/>Raisons architecturales :<text:bookmark-end text:name="__RefHeading___Toc28371_3036915566"/></text:h>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Action</text:p>
            </table:table-cell>
            <table:table-cell table:style-name="Tableau8.A1" office:value-type="string">
              <text:p text:style-name="Table_20_Heading">Nature</text:p>
            </table:table-cell>
            <table:table-cell table:style-name="Tableau8.A1" office:value-type="string">
              <text:p text:style-name="Table_20_Heading">Module</text:p>
            </table:table-cell>
          </table:table-row>
        </table:table-header-rows>
        <table:table-row>
          <table:table-cell table:style-name="Tableau8.A1" office:value-type="string">
            <text:p text:style-name="Table_20_Contents">Urgence</text:p>
          </table:table-cell>
          <table:table-cell table:style-name="Tableau8.A1" office:value-type="string">
            <text:p text:style-name="Table_20_Contents">Réflexe sécurité</text:p>
          </table:table-cell>
          <table:table-cell table:style-name="Tableau8.A1" office:value-type="string">
            <text:p text:style-name="Table_20_Contents"><text:span text:style-name="Source_20_Text">Urg</text:span></text:p>
          </table:table-cell>
        </table:table-row>
        <table:table-row>
          <table:table-cell table:style-name="Tableau8.A1" office:value-type="string">
            <text:p text:style-name="Table_20_Contents">Clear urgence</text:p>
          </table:table-cell>
          <table:table-cell table:style-name="Tableau8.A1" office:value-type="string">
            <text:p text:style-name="Table_20_Contents">Commande humaine</text:p>
          </table:table-cell>
          <table:table-cell table:style-name="Tableau8.A1" office:value-type="string">
            <text:p text:style-name="Table_20_Contents"><text:span text:style-name="Source_20_Text">CfgS</text:span></text:p>
          </table:table-cell>
        </table:table-row>
        <table:table-row>
          <table:table-cell table:style-name="Tableau8.A1" office:value-type="string">
            <text:p text:style-name="Table_20_Contents">Reset logiciel</text:p>
          </table:table-cell>
          <table:table-cell table:style-name="Tableau8.A1" office:value-type="string">
            <text:p text:style-name="Table_20_Contents">Commande système</text:p>
          </table:table-cell>
          <table:table-cell table:style-name="Tableau8.A1" office:value-type="string">
            <text:p text:style-name="Table_20_Contents"><text:span text:style-name="Source_20_Text">CfgS</text:span></text:p>
          </table:table-cell>
        </table:table-row>
        <table:table-row>
          <table:table-cell table:style-name="Tableau8.A1" office:value-type="string">
            <text:p text:style-name="Table_20_Contents">Mode robot</text:p>
          </table:table-cell>
          <table:table-cell table:style-name="Tableau8.A1" office:value-type="string">
            <text:p text:style-name="Table_20_Contents">Politique globale</text:p>
          </table:table-cell>
          <table:table-cell table:style-name="Tableau8.A1" office:value-type="string">
            <text:p text:style-name="Table_20_Contents"><text:span text:style-name="Source_20_Text">CfgS</text:span></text:p>
          </table:table-cell>
        </table:table-row>
      </table:table>
      <text:p text:style-name="P202"><text:span text:style-name="Strong_20_Emphasis"><text:span text:style-name="T52"/></text:span></text:p>
      <text:p text:style-name="P204">ANNEXE</text:p>
      <text:h text:style-name="P205" text:outline-level="1"><text:bookmark-start text:name="__RefHeading___Toc28373_3036915566"/>LÉGENDE – TABLE <text:span text:style-name="T53">(A) </text:span>DES VARIABLES (VPIV / Node-RED / SE / Arduino)<text:bookmark-end text:name="__RefHeading___Toc28373_3036915566"/></text:h>
      <text:p text:style-name="P206">Cette table décrit <text:span text:style-name="Strong_20_Emphasis">toutes les variables manipulées par le système</text:span>, qu’elles soient :</text:p>
      <text:list text:style-name="L84">
        <text:list-item>
          <text:p text:style-name="P207">échangées entre SP, SE et Arduino,</text:p>
        </text:list-item>
        <text:list-item>
          <text:p text:style-name="P207">internes à Node-RED,</text:p>
        </text:list-item>
        <text:list-item>
          <text:p text:style-name="P207">ou purement locales à un sous-système.</text:p>
        </text:list-item>
      </text:list>
      <text:p text:style-name="P206">Elle sert de <text:span text:style-name="Strong_20_Emphasis">référence unique</text:span> pour :</text:p>
      <text:list text:style-name="L85">
        <text:list-item>
          <text:p text:style-name="P208">la construction des VPIV,</text:p>
        </text:list-item>
        <text:list-item>
          <text:p text:style-name="P208">la validation des intents,</text:p>
        </text:list-item>
        <text:list-item>
          <text:p text:style-name="P208">la cohérence STT / UI / logique métier,</text:p>
        </text:list-item>
        <text:list-item>
          <text:p text:style-name="P208">la maintenabilité long terme.</text:p>
        </text:list-item>
      </text:list>
      <text:p text:style-name="P209"/>
      <text:h text:style-name="P210" text:outline-level="1"><text:bookmark-start text:name="__RefHeading___Toc28375_3036915566"/>VAR<text:bookmark-end text:name="__RefHeading___Toc28375_3036915566"/></text:h>
      <text:p text:style-name="P206"><text:span text:style-name="Strong_20_Emphasis">Nom logique de la variable (module)</text:span></text:p>
      <text:list text:style-name="L86">
        <text:list-item>
          <text:p text:style-name="P211">Correspond au <text:span text:style-name="Source_20_Text">var</text:span><text:span text:style-name="Strong_20_Emphasis"> VPIV</text:span> côté Arduino (<text:span text:style-name="Source_20_Text">dispatchVPIV(var, ...)</text:span>)</text:p>
        </text:list-item>
        <text:list-item>
          <text:p text:style-name="P211">Identique dans toute la chaîne : UI → SP → SE → Arduino</text:p>
        </text:list-item>
        <text:list-item>
          <text:p text:style-name="P211">Exemple : <text:span text:style-name="Source_20_Text">CfgS</text:span>, <text:span text:style-name="Source_20_Text">Mtr</text:span>, <text:span text:style-name="Source_20_Text">Lring</text:span>, <text:span text:style-name="Source_20_Text">US</text:span>, <text:span text:style-name="Source_20_Text">FS</text:span>, <text:span text:style-name="Source_20_Text">Ctrl_L</text:span>, <text:span text:style-name="Source_20_Text">Appli</text:span></text:p>
        </text:list-item>
      </text:list>
      <text:p text:style-name="P206">👉 Règle :</text:p>
      <text:list text:style-name="L87">
        <text:list-item>
          <text:p text:style-name="P212">1 VAR = 1 module fonctionnel ou logique</text:p>
        </text:list-item>
        <text:list-item>
          <text:p text:style-name="P212">Le nom est <text:span text:style-name="Strong_20_Emphasis">stable</text:span>, jamais renommé sans migration globale</text:p>
        </text:list-item>
      </text:list>
      <text:p text:style-name="P209"/>
      <text:h text:style-name="P210" text:outline-level="1"><text:bookmark-start text:name="__RefHeading___Toc28377_3036915566"/>PROP<text:bookmark-end text:name="__RefHeading___Toc28377_3036915566"/></text:h>
      <text:p text:style-name="P206"><text:span text:style-name="Strong_20_Emphasis">Propriété de la variable</text:span></text:p>
      <text:list text:style-name="L88">
        <text:list-item>
          <text:p text:style-name="P213">Correspond au <text:span text:style-name="Source_20_Text">prop</text:span><text:span text:style-name="Strong_20_Emphasis"> VPIV</text:span></text:p>
        </text:list-item>
        <text:list-item>
          <text:p text:style-name="P213">Action, état, paramètre ou information</text:p>
        </text:list-item>
        <text:list-item>
          <text:p text:style-name="P213">Peut être :</text:p>
          <text:list>
            <text:list-item>
              <text:p text:style-name="P213">une commande (<text:span text:style-name="Source_20_Text">act</text:span>, <text:span text:style-name="Source_20_Text">reset</text:span>, <text:span text:style-name="Source_20_Text">mode</text:span>)</text:p>
            </text:list-item>
            <text:list-item>
              <text:p text:style-name="P213">une configuration (<text:span text:style-name="Source_20_Text">thd</text:span>, <text:span text:style-name="Source_20_Text">freq</text:span>, <text:span text:style-name="Source_20_Text">scale</text:span>)</text:p>
            </text:list-item>
            <text:list-item>
              <text:p text:style-name="P213">une information (<text:span text:style-name="Source_20_Text">status</text:span>, <text:span text:style-name="Source_20_Text">level</text:span>, <text:span text:style-name="Source_20_Text">angle</text:span>)</text:p>
            </text:list-item>
          </text:list>
        </text:list-item>
      </text:list>
      <text:p text:style-name="P206"><text:soft-page-break/>👉 Règle :</text:p>
      <text:list text:style-name="L89">
        <text:list-item>
          <text:p text:style-name="P214">Une PROP = <text:span text:style-name="Strong_20_Emphasis">une intention atomique</text:span></text:p>
        </text:list-item>
        <text:list-item>
          <text:p text:style-name="P214">Pas de mélange action + info</text:p>
        </text:list-item>
      </text:list>
      <text:p text:style-name="P209"/>
      <text:h text:style-name="P210" text:outline-level="1"><text:bookmark-start text:name="__RefHeading___Toc28379_3036915566"/>CAT<text:bookmark-end text:name="__RefHeading___Toc28379_3036915566"/></text:h>
      <text:p text:style-name="P206"><text:span text:style-name="Strong_20_Emphasis">Catégorie logique VPIV</text:span></text:p>
      <text:p text:style-name="P206">Valeurs possibles :</text:p>
      <table:table table:name="Tableau1" table:style-name="Tableau1">
        <table:table-column table:style-name="Tableau1.A"/>
        <table:table-column table:style-name="Tableau1.B"/>
        <table:table-header-rows>
          <table:table-row>
            <table:table-cell table:style-name="Tableau1.A1" office:value-type="string">
              <text:p text:style-name="P215">Code</text:p>
            </table:table-cell>
            <table:table-cell table:style-name="Tableau1.A1" office:value-type="string">
              <text:p text:style-name="P215">Signification</text:p>
            </table:table-cell>
          </table:table-row>
        </table:table-header-rows>
        <table:table-row>
          <table:table-cell table:style-name="Tableau1.A1" office:value-type="string">
            <text:p text:style-name="P216"><text:span text:style-name="Strong_20_Emphasis">V</text:span></text:p>
          </table:table-cell>
          <table:table-cell table:style-name="Tableau1.A1" office:value-type="string">
            <text:p text:style-name="P216">Variable / commande (action ponctuelle)</text:p>
          </table:table-cell>
        </table:table-row>
        <table:table-row>
          <table:table-cell table:style-name="Tableau1.A1" office:value-type="string">
            <text:p text:style-name="P216"><text:span text:style-name="Strong_20_Emphasis">I</text:span></text:p>
          </table:table-cell>
          <table:table-cell table:style-name="Tableau1.A1" office:value-type="string">
            <text:p text:style-name="P216">Information / état</text:p>
          </table:table-cell>
        </table:table-row>
        <table:table-row>
          <table:table-cell table:style-name="Tableau1.A1" office:value-type="string">
            <text:p text:style-name="P216"><text:span text:style-name="Strong_20_Emphasis">F</text:span></text:p>
          </table:table-cell>
          <table:table-cell table:style-name="Tableau1.A1" office:value-type="string">
            <text:p text:style-name="P216">Flux (émission périodique ou continue)</text:p>
          </table:table-cell>
        </table:table-row>
        <table:table-row>
          <table:table-cell table:style-name="Tableau1.A1" office:value-type="string">
            <text:p text:style-name="P216"><text:span text:style-name="Strong_20_Emphasis">E</text:span></text:p>
          </table:table-cell>
          <table:table-cell table:style-name="Tableau1.A1" office:value-type="string">
            <text:p text:style-name="P216">E<text:span text:style-name="T54">venement</text:span></text:p>
          </table:table-cell>
        </table:table-row>
        <table:table-row>
          <table:table-cell table:style-name="Tableau1.A1" office:value-type="string">
            <text:p text:style-name="P216"><text:span text:style-name="Strong_20_Emphasis">A</text:span></text:p>
          </table:table-cell>
          <table:table-cell table:style-name="Tableau1.A1" office:value-type="string">
            <text:p text:style-name="P216">Action application (Node-RED / SE uniquement)</text:p>
          </table:table-cell>
        </table:table-row>
      </table:table>
      <text:p text:style-name="P206">👉 Utilisé pour :</text:p>
      <text:list text:style-name="L90">
        <text:list-item>
          <text:p text:style-name="P217">priorisation</text:p>
        </text:list-item>
        <text:list-item>
          <text:p text:style-name="P217">filtrage urgence</text:p>
        </text:list-item>
        <text:list-item>
          <text:p text:style-name="P217">politique de traitement côté SP</text:p>
        </text:list-item>
      </text:list>
      <text:p text:style-name="P209"/>
      <text:h text:style-name="P210" text:outline-level="1"><text:bookmark-start text:name="__RefHeading___Toc28381_3036915566"/>SENS<text:bookmark-end text:name="__RefHeading___Toc28381_3036915566"/></text:h>
      <text:p text:style-name="P206"><text:span text:style-name="Strong_20_Emphasis">Sens de circulation de la donnée</text:span></text:p>
      <text:p text:style-name="P206">Valeurs possibles (combinables) :</text:p>
      <text:list text:style-name="L91">
        <text:list-item>
          <text:p text:style-name="P218"><text:span text:style-name="Source_20_Text">SP→A</text:span></text:p>
        </text:list-item>
        <text:list-item>
          <text:p text:style-name="P218"><text:span text:style-name="Source_20_Text">A→SP</text:span></text:p>
        </text:list-item>
        <text:list-item>
          <text:p text:style-name="P218"><text:span text:style-name="Source_20_Text">SP→SE</text:span></text:p>
        </text:list-item>
        <text:list-item>
          <text:p text:style-name="P218"><text:span text:style-name="Source_20_Text">SE→SP</text:span></text:p>
        </text:list-item>
        <text:list-item>
          <text:p text:style-name="P218"><text:span text:style-name="Source_20_Text">INTERNE_SP</text:span></text:p>
        </text:list-item>
        <text:list-item>
          <text:p text:style-name="P218"><text:span text:style-name="Source_20_Text">INTERNE_SE</text:span></text:p>
        </text:list-item>
        <text:list-item>
          <text:p text:style-name="P218"><text:span text:style-name="Source_20_Text">INTERNE_A</text:span></text:p>
        </text:list-item>
      </text:list>
      <text:p text:style-name="P206">👉 Règles :</text:p>
      <text:list text:style-name="L92">
        <text:list-item>
          <text:p text:style-name="P219">Une variable peut avoir <text:span text:style-name="Strong_20_Emphasis">plusieurs sens</text:span></text:p>
        </text:list-item>
        <text:list-item>
          <text:p text:style-name="P219"><text:span text:style-name="Source_20_Text">INTERNE_*</text:span> = jamais transmise par VPIV / MQTT</text:p>
        </text:list-item>
      </text:list>
      <text:p text:style-name="P209"/>
      <text:h text:style-name="P210" text:outline-level="1"><text:bookmark-start text:name="__RefHeading___Toc28383_3036915566"/><text:soft-page-break/>TYPE<text:bookmark-end text:name="__RefHeading___Toc28383_3036915566"/></text:h>
      <text:p text:style-name="P206"><text:span text:style-name="Strong_20_Emphasis">Type de donnée principal</text:span></text:p>
      <text:p text:style-name="P206">Valeurs possibles :</text:p>
      <text:list text:style-name="L93">
        <text:list-item>
          <text:p text:style-name="P220"><text:span text:style-name="Source_20_Text">boolean</text:span></text:p>
        </text:list-item>
        <text:list-item>
          <text:p text:style-name="P220"><text:span text:style-name="Source_20_Text">number</text:span></text:p>
        </text:list-item>
        <text:list-item>
          <text:p text:style-name="P220"><text:span text:style-name="Source_20_Text">string</text:span></text:p>
        </text:list-item>
        <text:list-item>
          <text:p text:style-name="P220"><text:span text:style-name="Source_20_Text">enum</text:span></text:p>
        </text:list-item>
        <text:list-item>
          <text:p text:style-name="P220"><text:span text:style-name="Source_20_Text">object</text:span></text:p>
        </text:list-item>
      </text:list>
      <text:p text:style-name="P206">👉 Sert à :</text:p>
      <text:list text:style-name="L94">
        <text:list-item>
          <text:p text:style-name="P221">validation</text:p>
        </text:list-item>
        <text:list-item>
          <text:p text:style-name="P221">sérialisation JSON</text:p>
        </text:list-item>
        <text:list-item>
          <text:p text:style-name="P221">interprétation STT / UI</text:p>
        </text:list-item>
      </text:list>
      <text:p text:style-name="P209"/>
      <text:h text:style-name="P210" text:outline-level="1"><text:bookmark-start text:name="__RefHeading___Toc28385_3036915566"/>FORMAT_VALUE<text:bookmark-end text:name="__RefHeading___Toc28385_3036915566"/></text:h>
      <text:p text:style-name="P206"><text:span text:style-name="Strong_20_Emphasis">Format, unité, contraintes, valeur par défaut</text:span></text:p>
      <text:p text:style-name="P206">Contient de manière compacte :</text:p>
      <text:list text:style-name="L95">
        <text:list-item>
          <text:p text:style-name="P222">domaine (<text:span text:style-name="Source_20_Text">0–255</text:span>, <text:span text:style-name="Source_20_Text">0–100</text:span>, <text:span text:style-name="Source_20_Text">enum {…}</text:span>)</text:p>
        </text:list-item>
        <text:list-item>
          <text:p text:style-name="P222">unité (<text:span text:style-name="Source_20_Text">cm</text:span>, <text:span text:style-name="Source_20_Text">%</text:span>, <text:span text:style-name="Source_20_Text">deg</text:span>, <text:span text:style-name="Source_20_Text">ms</text:span>)</text:p>
        </text:list-item>
        <text:list-item>
          <text:p text:style-name="P222">valeur par défaut si pertinente</text:p>
        </text:list-item>
      </text:list>
      <text:p text:style-name="P206">👉 Exemple :</text:p>
      <text:list text:style-name="L96">
        <text:list-item>
          <text:p text:style-name="P223"><text:span text:style-name="Source_20_Text">uint8 (0–4), def=0</text:span></text:p>
        </text:list-item>
        <text:list-item>
          <text:p text:style-name="P223"><text:span text:style-name="Source_20_Text">cm, def=50</text:span></text:p>
        </text:list-item>
        <text:list-item>
          <text:p text:style-name="P223"><text:span text:style-name="Source_20_Text"><text:span text:style-name="T54">si type </text:span></text:span><text:span text:style-name="Source_20_Text">enum → </text:span><text:span text:style-name="Source_20_Text"><text:span text:style-name="T54">var : </text:span></text:span><text:span text:style-name="Source_20_Text"><text:s/>idle</text:span><text:span text:style-name="Source_20_Text"><text:span text:style-name="T54">|</text:span></text:span><text:span text:style-name="Source_20_Text">normal</text:span><text:span text:style-name="Source_20_Text"><text:span text:style-name="T54">|</text:span></text:span><text:span text:style-name="Source_20_Text">surv </text:span><text:span text:style-name="Source_20_Text"><text:span text:style-name="T54">(les valeurs possible de l’enum</text:span></text:span></text:p>
        </text:list-item>
      </text:list>
      <text:p text:style-name="P206">⚠️ Tu peux <text:span text:style-name="Strong_20_Emphasis">éclater ce champ plus tard</text:span>, mais pour l’instant il est volontairement compact.</text:p>
      <text:p text:style-name="P209"/>
      <text:h text:style-name="P210" text:outline-level="1"><text:bookmark-start text:name="__RefHeading___Toc28387_3036915566"/>COMMENTAIRES<text:bookmark-end text:name="__RefHeading___Toc28387_3036915566"/></text:h>
      <text:p text:style-name="P206"><text:span text:style-name="Strong_20_Emphasis">Description humaine + infos techniques condensées</text:span></text:p>
      <text:p text:style-name="P206">Format recommandé :</text:p>
      <text:p text:style-name="P224"><text:span text:style-name="Source_20_Text">Nom complet clair (traduction si besoin) : infos utiles condensées</text:span></text:p>
      <text:p text:style-name="P206">👉 Exemple :</text:p>
      <text:p text:style-name="P224"><text:soft-page-break/><text:span text:style-name="Source_20_Text">Mode global robot (Robot global mode) : conditionne filtrage intents et sécurité</text:span></text:p>
      <text:p text:style-name="P206">C’est <text:span text:style-name="Strong_20_Emphasis">le champ le plus important pour la compréhension future</text:span>.</text:p>
      <text:p text:style-name="P209"/>
      <text:h text:style-name="P210" text:outline-level="1"><text:bookmark-start text:name="__RefHeading___Toc28389_3036915566"/>INSTANCE<text:bookmark-end text:name="__RefHeading___Toc28389_3036915566"/></text:h>
      <text:p text:style-name="P206"><text:span text:style-name="Strong_20_Emphasis">Gestion des instances</text:span></text:p>
      <text:p text:style-name="P206">Valeurs possibles :</text:p>
      <table:table table:name="Tableau3" table:style-name="Tableau3">
        <table:table-column table:style-name="Tableau3.A"/>
        <table:table-column table:style-name="Tableau3.B"/>
        <table:table-header-rows>
          <table:table-row>
            <table:table-cell table:style-name="Tableau3.A1" office:value-type="string">
              <text:p text:style-name="P215">Valeur</text:p>
            </table:table-cell>
            <table:table-cell table:style-name="Tableau3.A1" office:value-type="string">
              <text:p text:style-name="P215">Signification</text:p>
            </table:table-cell>
          </table:table-row>
        </table:table-header-rows>
        <table:table-row>
          <table:table-cell table:style-name="Tableau3.A1" office:value-type="string">
            <text:p text:style-name="P216"><text:span text:style-name="Source_20_Text">*</text:span></text:p>
          </table:table-cell>
          <table:table-cell table:style-name="Tableau3.A1" office:value-type="string">
            <text:p text:style-name="P216">Toutes les instances OU variable mono-instance</text:p>
          </table:table-cell>
        </table:table-row>
        <table:table-row>
          <table:table-cell table:style-name="Tableau3.A1" office:value-type="string">
            <text:p text:style-name="P216"><text:span text:style-name="Source_20_Text">n</text:span></text:p>
          </table:table-cell>
          <table:table-cell table:style-name="Tableau3.A1" office:value-type="string">
            <text:p text:style-name="P216">Une instance précise</text:p>
          </table:table-cell>
        </table:table-row>
        <table:table-row>
          <table:table-cell table:style-name="Tableau3.A1" office:value-type="string">
            <text:p text:style-name="P216"><text:span text:style-name="Source_20_Text">[n]</text:span></text:p>
          </table:table-cell>
          <table:table-cell table:style-name="Tableau3.A1" office:value-type="string">
            <text:p text:style-name="P216">Liste d’instances</text:p>
          </table:table-cell>
        </table:table-row>
        <table:table-row>
          <table:table-cell table:style-name="Tableau3.A1" office:value-type="string">
            <text:p text:style-name="P216"><text:span text:style-name="Source_20_Text">obligatoire</text:span></text:p>
          </table:table-cell>
          <table:table-cell table:style-name="Tableau3.A1" office:value-type="string">
            <text:p text:style-name="P216">Instance requise</text:p>
          </table:table-cell>
        </table:table-row>
        <table:table-row>
          <table:table-cell table:style-name="Tableau3.A1" office:value-type="string">
            <text:p text:style-name="P216"><text:span text:style-name="Source_20_Text">optionnelle</text:span></text:p>
          </table:table-cell>
          <table:table-cell table:style-name="Tableau3.A1" office:value-type="string">
            <text:p text:style-name="P216">Instance facultative</text:p>
          </table:table-cell>
        </table:table-row>
      </table:table>
      <text:p text:style-name="P206">👉 Règle clé :</text:p>
      <text:list text:style-name="L97">
        <text:list-item>
          <text:p text:style-name="P225"><text:span text:style-name="Source_20_Text">*</text:span> ne veut pas dire “toutes” uniquement</text:p>
        </text:list-item>
        <text:list-item>
          <text:p text:style-name="P225">il veut dire <text:span text:style-name="Strong_20_Emphasis">“pas d’ambiguïté d’instance”</text:span></text:p>
        </text:list-item>
      </text:list>
      <text:p text:style-name="P209"/>
      <text:h text:style-name="P210" text:outline-level="1"><text:bookmark-start text:name="__RefHeading___Toc28391_3036915566"/>COMPLEXE<text:bookmark-end text:name="__RefHeading___Toc28391_3036915566"/></text:h>
      <text:p text:style-name="P206"><text:span text:style-name="Strong_20_Emphasis">Nature structurelle de la variable</text:span></text:p>
      <text:p text:style-name="P206">Valeurs :</text:p>
      <text:list text:style-name="L98">
        <text:list-item>
          <text:p text:style-name="P226"><text:span text:style-name="Source_20_Text">simple</text:span> → valeur scalaire</text:p>
        </text:list-item>
        <text:list-item>
          <text:p text:style-name="P226"><text:span text:style-name="Source_20_Text">indexé</text:span> → instance(s) multiples</text:p>
        </text:list-item>
        <text:list-item>
          <text:p text:style-name="P226"><text:span text:style-name="Source_20_Text">objet</text:span> → structure JSON imbriquée</text:p>
        </text:list-item>
      </text:list>
      <text:p text:style-name="P206">Si ≠ <text:span text:style-name="Source_20_Text">simple</text:span>, préciser dans <text:span text:style-name="Strong_20_Emphasis">COMMENTAIRES</text:span> :</text:p>
      <text:list text:style-name="L99">
        <text:list-item>
          <text:p text:style-name="P227">indices</text:p>
        </text:list-item>
        <text:list-item>
          <text:p text:style-name="P227">noms abrégés</text:p>
        </text:list-item>
        <text:list-item>
          <text:p text:style-name="P227">sous-propriétés</text:p>
        </text:list-item>
      </text:list>
      <text:p text:style-name="P209"/>
      <text:h text:style-name="P210" text:outline-level="1"><text:bookmark-start text:name="__RefHeading___Toc28393_3036915566"/>INITIALE<text:bookmark-end text:name="__RefHeading___Toc28393_3036915566"/></text:h>
      <text:p text:style-name="P206"><text:span text:style-name="Strong_20_Emphasis">Cycle de vie de l’initialisation</text:span></text:p>
      <text:p text:style-name="P206">Valeurs :</text:p>
      <table:table table:name="Tableau4" table:style-name="Tableau4">
        <table:table-column table:style-name="Tableau4.A"/>
        <table:table-column table:style-name="Tableau4.B"/>
        <table:table-header-rows>
          <table:table-row>
            <table:table-cell table:style-name="Tableau4.A1" office:value-type="string">
              <text:p text:style-name="P215">Code</text:p>
            </table:table-cell>
            <table:table-cell table:style-name="Tableau4.A1" office:value-type="string">
              <text:p text:style-name="P215">Signification</text:p>
            </table:table-cell>
          </table:table-row>
        </table:table-header-rows>
        <table:table-row>
          <table:table-cell table:style-name="Tableau4.A1" office:value-type="string">
            <text:p text:style-name="P216"><text:span text:style-name="Source_20_Text">cste</text:span></text:p>
          </table:table-cell>
          <table:table-cell table:style-name="Tableau4.A1" office:value-type="string">
            <text:p text:style-name="P216">Initialisée au démarrage, jamais modifiée</text:p>
          </table:table-cell>
        </table:table-row>
        <table:table-row>
          <table:table-cell table:style-name="Tableau4.A1" office:value-type="string">
            <text:p text:style-name="P216"><text:span text:style-name="Source_20_Text">ini</text:span></text:p>
          </table:table-cell>
          <table:table-cell table:style-name="Tableau4.A1" office:value-type="string">
            <text:p text:style-name="P216">Initialisée au démarrage, modifiable ensuite</text:p>
          </table:table-cell>
        </table:table-row>
        <text:soft-page-break/>
        <table:table-row>
          <table:table-cell table:style-name="Tableau4.A1" office:value-type="string">
            <text:p text:style-name="P216"><text:span text:style-name="Source_20_Text">dyn</text:span></text:p>
          </table:table-cell>
          <table:table-cell table:style-name="Tableau4.A1" office:value-type="string">
            <text:p text:style-name="P216">Jamais initialisée, produite dynamiquement</text:p>
          </table:table-cell>
        </table:table-row>
      </table:table>
      <text:p text:style-name="P206">👉 Très important pour :</text:p>
      <text:list text:style-name="L100">
        <text:list-item>
          <text:p text:style-name="P228">reset</text:p>
        </text:list-item>
        <text:list-item>
          <text:p text:style-name="P228">redémarrage</text:p>
        </text:list-item>
        <text:list-item>
          <text:p text:style-name="P228">cohérence Node-RED ↔ Arduino</text:p>
        </text:list-item>
      </text:list>
      <text:p text:style-name="P209"/>
      <text:h text:style-name="P210" text:outline-level="1"><text:bookmark-start text:name="__RefHeading___Toc28395_3036915566"/>ABREVIATIONS / INDICES<text:bookmark-end text:name="__RefHeading___Toc28395_3036915566"/></text:h>
      <text:p text:style-name="P206"><text:span text:style-name="Strong_20_Emphasis">Correspondances abrégées et indexation</text:span></text:p>
      <text:p text:style-name="P206">Contient :</text:p>
      <text:list text:style-name="L101">
        <text:list-item>
          <text:p text:style-name="P229">abréviations utilisées dans VPIV</text:p>
        </text:list-item>
        <text:list-item>
          <text:p text:style-name="P229">mapping index → nom humain</text:p>
        </text:list-item>
        <text:list-item>
          <text:p text:style-name="P229">ordre des indices</text:p>
        </text:list-item>
      </text:list>
      <text:p text:style-name="P206">👉 Exemple :</text:p>
      <text:p text:style-name="P224"><text:span text:style-name="Source_20_Text">rg0=haut, rg1=haut-droite, rg2=droite, ...</text:span></text:p>
      <text:p text:style-name="P209"/>
      <text:h text:style-name="P210" text:outline-level="1"><text:bookmark-start text:name="__RefHeading___Toc28397_3036915566"/>STATUT<text:bookmark-end text:name="__RefHeading___Toc28397_3036915566"/></text:h>
      <text:p text:style-name="P206"><text:span text:style-name="Strong_20_Emphasis">Visibilité et rôle système</text:span></text:p>
      <text:p text:style-name="P206">Valeurs recommandées :</text:p>
      <text:list text:style-name="L102">
        <text:list-item>
          <text:p text:style-name="P230"><text:span text:style-name="Source_20_Text">EXPOSEE</text:span> → pilotable / observable par UI ou STT</text:p>
        </text:list-item>
        <text:list-item>
          <text:p text:style-name="P230"><text:span text:style-name="Source_20_Text">ETAT</text:span> → état système observable</text:p>
        </text:list-item>
        <text:list-item>
          <text:p text:style-name="P230"><text:span text:style-name="Source_20_Text">INTERNE_SP</text:span></text:p>
        </text:list-item>
        <text:list-item>
          <text:p text:style-name="P230"><text:span text:style-name="Source_20_Text">INTERNE_SE</text:span></text:p>
        </text:list-item>
        <text:list-item>
          <text:p text:style-name="P230"><text:span text:style-name="Source_20_Text">INTERNE_A</text:span></text:p>
        </text:list-item>
      </text:list>
      <text:p text:style-name="P206">👉 Pourquoi ajouter SE et A :</text:p>
      <text:list text:style-name="L103">
        <text:list-item>
          <text:p text:style-name="P231">même règle que SP</text:p>
        </text:list-item>
        <text:list-item>
          <text:p text:style-name="P231">évite toute ambiguïté sur ce qui <text:span text:style-name="Strong_20_Emphasis">ne doit jamais sortir</text:span></text:p>
        </text:list-item>
      </text:list>
      <text:p text:style-name="P209"/>
      <text:h text:style-name="P232" text:outline-level="3"><text:bookmark-start text:name="__RefHeading___Toc28399_3036915566"/>✔️ Conclusion<text:bookmark-end text:name="__RefHeading___Toc28399_3036915566"/></text:h>
      <text:p text:style-name="P206">Avec cette légende :</text:p>
      <text:list text:style-name="L104">
        <text:list-item>
          <text:p text:style-name="P233">ta table des variables devient <text:span text:style-name="Strong_20_Emphasis">le socle du système</text:span></text:p>
        </text:list-item>
        <text:list-item>
          <text:p text:style-name="P233"><text:soft-page-break/>elle alimente naturellement :</text:p>
          <text:list>
            <text:list-item>
              <text:p text:style-name="P233">le catalogue d’intents</text:p>
            </text:list-item>
            <text:list-item>
              <text:p text:style-name="P233">le pipeline STT</text:p>
            </text:list-item>
            <text:list-item>
              <text:p text:style-name="P233">la génération / validation VPIV</text:p>
            </text:list-item>
            <text:list-item>
              <text:p text:style-name="P233"><text:span text:style-name="Strong_20_Emphasis"><text:span text:style-name="T55">Gtion_EtatGlobal</text:span></text:span></text:p>
            </text:list-item>
          </text:list>
        </text:list-item>
      </text:list>
      <text:p text:style-name="P206"><text:span text:style-name="Strong_20_Emphasis"><text:span text:style-name="T55">Avant de reprendre le développement de STT et TTS en tant que module de sensors.</text:span></text:span></text:p>
      <text:p text:style-name="P234">j'aimerai avoir une synthèse de l'architecture et des choix réalisés qui me servira de support pour valider l'ensemble et de doc pour la suite.</text:p>
      <text:p text:style-name="P234">Je propose (mais tu peux adapter) ce plan :</text:p>
      <text:p text:style-name="P234">Titre : STT et TTS </text:p>
      <text:p text:style-name="P234">1 - Objectifs</text:p>
      <text:p text:style-name="P234">2 - Contrainte et choix d'architecture</text:p>
      <text:p text:style-name="P234">3 - schéma et description des étapes, inclus les mentions des noms des fichiers associées avec leur futurs entête (chemin, fonctions et rôle), des variables et propriétés nécessaires + exemples</text:p>
      <text:p text:style-name="P234">4 - Table A pour STT et TTS (avec l'ensemble des propriétés associées) et l'ensemble des champs de la Table.</text:p>
      <text:p text:style-name="P206"><text:span text:style-name="Strong_20_Emphasis"><text:span text:style-name="T5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1" style:list-style-name="" style:class="chapter">
      <style:paragraph-properties fo:margin-left="0cm" fo:margin-right="0cm" fo:margin-top="0cm" fo:margin-bottom="0.247cm" style:contextual-spacing="false" fo:line-height="115%" fo:text-indent="0cm" style:auto-text-indent="false"/>
      <style:text-properties style:font-name="Liberation Serif" fo:font-family="'Liberation Serif'" style:font-family-generic="roman" style:font-pitch="variable" fo:font-size="18pt" fo:font-weight="bold" officeooo:rsid="0025cf58"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ar_20_défaut" style:display-name="Par défau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8T15:48:59.520244400</meta:creation-date>
    <dc:date>2026-04-13T22:48:29.525579100</dc:date>
    <meta:editing-duration>P6DT21H19M30S</meta:editing-duration>
    <meta:editing-cycles>11</meta:editing-cycles>
    <meta:generator>LibreOffice/26.2.0.3$Windows_X86_64 LibreOffice_project/620$Build-3</meta:generator>
    <meta:document-statistic meta:table-count="17" meta:image-count="0" meta:object-count="0" meta:page-count="49" meta:paragraph-count="1384" meta:word-count="8100" meta:character-count="55194" meta:non-whitespace-character-count="48047"/>
  </office:meta>
</office:document-meta>
</file>